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3d7bd" officeooo:paragraph-rsid="0c373b60"/>
    </style:style>
    <style:style style:name="P189" style:family="paragraph" style:parent-style-name="Text_20_body">
      <style:text-properties officeooo:rsid="04a4a5b3" officeooo:paragraph-rsid="04a4a5b3"/>
    </style:style>
    <style:style style:name="P190" style:family="paragraph" style:parent-style-name="Text_20_body">
      <style:text-properties officeooo:rsid="04a4a5b3" officeooo:paragraph-rsid="04a6d9be"/>
    </style:style>
    <style:style style:name="P191" style:family="paragraph" style:parent-style-name="Text_20_body">
      <style:text-properties officeooo:rsid="04a4a5b3" officeooo:paragraph-rsid="0c33d1f1"/>
    </style:style>
    <style:style style:name="P192" style:family="paragraph" style:parent-style-name="Text_20_body">
      <style:text-properties officeooo:rsid="04a4a5b3" officeooo:paragraph-rsid="0c356a37"/>
    </style:style>
    <style:style style:name="P193" style:family="paragraph" style:parent-style-name="Text_20_body">
      <style:text-properties officeooo:rsid="04a924c4" officeooo:paragraph-rsid="04a924c4"/>
    </style:style>
    <style:style style:name="P194" style:family="paragraph" style:parent-style-name="Text_20_body">
      <style:text-properties officeooo:rsid="04ab3f23" officeooo:paragraph-rsid="04ab3f23"/>
    </style:style>
    <style:style style:name="P195" style:family="paragraph" style:parent-style-name="Text_20_body">
      <style:text-properties officeooo:rsid="04ab3f23" officeooo:paragraph-rsid="04b01eb2"/>
    </style:style>
    <style:style style:name="P196" style:family="paragraph" style:parent-style-name="Text_20_body">
      <style:text-properties officeooo:rsid="04ab3f23" officeooo:paragraph-rsid="04b1ba7e"/>
    </style:style>
    <style:style style:name="P197" style:family="paragraph" style:parent-style-name="Text_20_body">
      <style:text-properties officeooo:rsid="04ace429" officeooo:paragraph-rsid="04ace429"/>
    </style:style>
    <style:style style:name="P198" style:family="paragraph" style:parent-style-name="Text_20_body">
      <style:text-properties officeooo:rsid="04ace429" officeooo:paragraph-rsid="04b01eb2"/>
    </style:style>
    <style:style style:name="P199" style:family="paragraph" style:parent-style-name="Text_20_body">
      <style:text-properties officeooo:rsid="04b1ba7e" officeooo:paragraph-rsid="04b1ba7e"/>
    </style:style>
    <style:style style:name="P200" style:family="paragraph" style:parent-style-name="Text_20_body">
      <style:text-properties officeooo:rsid="04b4ae37" officeooo:paragraph-rsid="04b4ae37"/>
    </style:style>
    <style:style style:name="P201" style:family="paragraph" style:parent-style-name="Text_20_body">
      <style:text-properties officeooo:rsid="04b54b2f" officeooo:paragraph-rsid="04b8dd0c"/>
    </style:style>
    <style:style style:name="P202" style:family="paragraph" style:parent-style-name="Исходный_20_код">
      <style:text-properties officeooo:paragraph-rsid="04902187"/>
    </style:style>
    <style:style style:name="P203" style:family="paragraph" style:parent-style-name="Исходный_20_код">
      <style:text-properties officeooo:paragraph-rsid="048d357d"/>
    </style:style>
    <style:style style:name="P204" style:family="paragraph" style:parent-style-name="Исходный_20_код">
      <style:text-properties officeooo:paragraph-rsid="049cf4da"/>
    </style:style>
    <style:style style:name="P205" style:family="paragraph" style:parent-style-name="Исходный_20_код">
      <style:text-properties officeooo:paragraph-rsid="04c9d0e6"/>
    </style:style>
    <style:style style:name="P206" style:family="paragraph" style:parent-style-name="Text_20_body">
      <style:text-properties officeooo:rsid="04d2ca81" officeooo:paragraph-rsid="04d2ca81"/>
    </style:style>
    <style:style style:name="P207" style:family="paragraph" style:parent-style-name="Text_20_body">
      <style:text-properties officeooo:rsid="027ae434" officeooo:paragraph-rsid="027ae434"/>
    </style:style>
    <style:style style:name="P208" style:family="paragraph" style:parent-style-name="Text_20_body">
      <style:text-properties officeooo:rsid="04d6ed33" officeooo:paragraph-rsid="04da2339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c23ba8f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Text_20_body">
      <style:text-properties officeooo:rsid="055251ce" officeooo:paragraph-rsid="055251ce"/>
    </style:style>
    <style:style style:name="P224" style:family="paragraph" style:parent-style-name="Text_20_body">
      <style:text-properties officeooo:rsid="0553fa1d" officeooo:paragraph-rsid="056fabf7"/>
    </style:style>
    <style:style style:name="P225" style:family="paragraph" style:parent-style-name="Text_20_body">
      <style:text-properties officeooo:rsid="0564b2e0" officeooo:paragraph-rsid="0564b2e0"/>
    </style:style>
    <style:style style:name="P226" style:family="paragraph" style:parent-style-name="Исходный_20_код">
      <style:text-properties officeooo:rsid="0565ca3e" officeooo:paragraph-rsid="0565ca3e"/>
    </style:style>
    <style:style style:name="P227" style:family="paragraph" style:parent-style-name="Text_20_body">
      <style:text-properties officeooo:rsid="05738872" officeooo:paragraph-rsid="05738872"/>
    </style:style>
    <style:style style:name="P228" style:family="paragraph" style:parent-style-name="Text_20_body">
      <style:text-properties officeooo:rsid="05861cab" officeooo:paragraph-rsid="05861cab"/>
    </style:style>
    <style:style style:name="P229" style:family="paragraph" style:parent-style-name="Исходный_20_код">
      <style:text-properties officeooo:rsid="05598566" officeooo:paragraph-rsid="0584226d"/>
    </style:style>
    <style:style style:name="P230" style:family="paragraph" style:parent-style-name="Text_20_body">
      <style:text-properties officeooo:rsid="05920142" officeooo:paragraph-rsid="05920142"/>
    </style:style>
    <style:style style:name="P231" style:family="paragraph" style:parent-style-name="Text_20_body">
      <style:text-properties officeooo:rsid="0593a96b" officeooo:paragraph-rsid="0593a96b"/>
    </style:style>
    <style:style style:name="P232" style:family="paragraph" style:parent-style-name="Text_20_body">
      <style:text-properties officeooo:rsid="0598e2b5" officeooo:paragraph-rsid="0598e2b5"/>
    </style:style>
    <style:style style:name="P233" style:family="paragraph" style:parent-style-name="Text_20_body">
      <style:text-properties officeooo:rsid="059ad923" officeooo:paragraph-rsid="059ad923"/>
    </style:style>
    <style:style style:name="P234" style:family="paragraph" style:parent-style-name="Text_20_body">
      <style:text-properties officeooo:rsid="059c866d" officeooo:paragraph-rsid="059c866d"/>
    </style:style>
    <style:style style:name="P235" style:family="paragraph" style:parent-style-name="Text_20_body">
      <style:text-properties officeooo:rsid="059de58d" officeooo:paragraph-rsid="059de58d"/>
    </style:style>
    <style:style style:name="P236" style:family="paragraph" style:parent-style-name="Text_20_body">
      <style:text-properties officeooo:rsid="05adf266" officeooo:paragraph-rsid="05adf266"/>
    </style:style>
    <style:style style:name="P237" style:family="paragraph" style:parent-style-name="Text_20_body">
      <style:text-properties officeooo:rsid="05b0dc3b" officeooo:paragraph-rsid="05b0dc3b"/>
    </style:style>
    <style:style style:name="P238" style:family="paragraph" style:parent-style-name="Text_20_body">
      <style:text-properties officeooo:rsid="05b0dc3b" officeooo:paragraph-rsid="0aad3452"/>
    </style:style>
    <style:style style:name="P239" style:family="paragraph" style:parent-style-name="Исходный_20_код">
      <style:text-properties officeooo:paragraph-rsid="05a292c6"/>
    </style:style>
    <style:style style:name="P240" style:family="paragraph" style:parent-style-name="Исходный_20_код">
      <style:text-properties officeooo:paragraph-rsid="05b36f57"/>
    </style:style>
    <style:style style:name="P241" style:family="paragraph" style:parent-style-name="Исходный_20_код">
      <style:text-properties officeooo:paragraph-rsid="05b53f40"/>
    </style:style>
    <style:style style:name="P242" style:family="paragraph" style:parent-style-name="Text_20_body">
      <style:text-properties officeooo:rsid="05cb0c17" officeooo:paragraph-rsid="05ebd4ef"/>
    </style:style>
    <style:style style:name="P243" style:family="paragraph" style:parent-style-name="Text_20_body">
      <style:text-properties officeooo:rsid="05cc541c" officeooo:paragraph-rsid="05cc541c"/>
    </style:style>
    <style:style style:name="P244" style:family="paragraph" style:parent-style-name="Text_20_body">
      <style:text-properties officeooo:rsid="05cc541c" officeooo:paragraph-rsid="0b408571"/>
    </style:style>
    <style:style style:name="P245" style:family="paragraph" style:parent-style-name="Исходный_20_код">
      <style:text-properties officeooo:paragraph-rsid="05eba585"/>
    </style:style>
    <style:style style:name="P246" style:family="paragraph" style:parent-style-name="Исходный_20_код">
      <style:text-properties officeooo:rsid="0315ed85" officeooo:paragraph-rsid="0315ed85"/>
    </style:style>
    <style:style style:name="P247" style:family="paragraph" style:parent-style-name="Исходный_20_код">
      <style:text-properties officeooo:rsid="05eba585" officeooo:paragraph-rsid="05eba585"/>
    </style:style>
    <style:style style:name="P248" style:family="paragraph" style:parent-style-name="Text_20_body">
      <style:text-properties officeooo:rsid="05f7b27b" officeooo:paragraph-rsid="05f7b27b"/>
    </style:style>
    <style:style style:name="P249" style:family="paragraph" style:parent-style-name="Text_20_body">
      <style:text-properties officeooo:rsid="05f7b27b" officeooo:paragraph-rsid="09582543"/>
    </style:style>
    <style:style style:name="P250" style:family="paragraph" style:parent-style-name="Text_20_body">
      <style:text-properties officeooo:rsid="05f7b27b" officeooo:paragraph-rsid="0975b3ad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86f03" officeooo:paragraph-rsid="0975b3ad"/>
    </style:style>
    <style:style style:name="P253" style:family="paragraph" style:parent-style-name="Text_20_body">
      <style:text-properties officeooo:rsid="05f86f03" officeooo:paragraph-rsid="0bd1a9f6"/>
    </style:style>
    <style:style style:name="P254" style:family="paragraph" style:parent-style-name="Text_20_body">
      <style:text-properties officeooo:rsid="05fc5a8b" officeooo:paragraph-rsid="05fc5a8b"/>
    </style:style>
    <style:style style:name="P255" style:family="paragraph" style:parent-style-name="Text_20_body">
      <style:text-properties officeooo:rsid="05fc5a8b" officeooo:paragraph-rsid="09582543"/>
    </style:style>
    <style:style style:name="P256" style:family="paragraph" style:parent-style-name="Text_20_body">
      <style:text-properties officeooo:rsid="06005d4c" officeooo:paragraph-rsid="06005d4c"/>
    </style:style>
    <style:style style:name="P257" style:family="paragraph" style:parent-style-name="Text_20_body">
      <style:text-properties officeooo:rsid="06005d4c" officeooo:paragraph-rsid="09582543"/>
    </style:style>
    <style:style style:name="P258" style:family="paragraph" style:parent-style-name="Text_20_body">
      <style:text-properties officeooo:rsid="06005d4c" officeooo:paragraph-rsid="0975b3ad"/>
    </style:style>
    <style:style style:name="P259" style:family="paragraph" style:parent-style-name="Text_20_body">
      <style:text-properties officeooo:rsid="0601ba37" officeooo:paragraph-rsid="0601ba37"/>
    </style:style>
    <style:style style:name="P260" style:family="paragraph" style:parent-style-name="Text_20_body">
      <style:text-properties officeooo:rsid="0601ba37" officeooo:paragraph-rsid="09582543"/>
    </style:style>
    <style:style style:name="P261" style:family="paragraph" style:parent-style-name="Text_20_body">
      <style:text-properties officeooo:rsid="0601ba37" officeooo:paragraph-rsid="0975b3ad"/>
    </style:style>
    <style:style style:name="P262" style:family="paragraph" style:parent-style-name="Text_20_body">
      <style:text-properties officeooo:rsid="03112720" officeooo:paragraph-rsid="03112720"/>
    </style:style>
    <style:style style:name="P263" style:family="paragraph" style:parent-style-name="Text_20_body">
      <style:text-properties officeooo:paragraph-rsid="06086fbd"/>
    </style:style>
    <style:style style:name="P264" style:family="paragraph" style:parent-style-name="Исходный_20_код">
      <style:text-properties officeooo:paragraph-rsid="06086fbd"/>
    </style:style>
    <style:style style:name="P265" style:family="paragraph" style:parent-style-name="Text_20_body">
      <style:text-properties officeooo:rsid="033764c2" officeooo:paragraph-rsid="033764c2"/>
    </style:style>
    <style:style style:name="P266" style:family="paragraph" style:parent-style-name="Text_20_body">
      <style:text-properties officeooo:rsid="033764c2" officeooo:paragraph-rsid="0609f852"/>
    </style:style>
    <style:style style:name="P267" style:family="paragraph" style:parent-style-name="Text_20_body">
      <style:text-properties officeooo:rsid="03bfd133" officeooo:paragraph-rsid="03daeedf"/>
    </style:style>
    <style:style style:name="P268" style:family="paragraph" style:parent-style-name="Text_20_body">
      <style:text-properties officeooo:rsid="03bfd133" officeooo:paragraph-rsid="060ad3d7"/>
    </style:style>
    <style:style style:name="P269" style:family="paragraph" style:parent-style-name="Text_20_body">
      <style:text-properties officeooo:paragraph-rsid="060af3f5"/>
    </style:style>
    <style:style style:name="P270" style:family="paragraph" style:parent-style-name="Исходный_20_код">
      <style:text-properties officeooo:paragraph-rsid="060af3f5"/>
    </style:style>
    <style:style style:name="P271" style:family="paragraph" style:parent-style-name="Text_20_body">
      <style:text-properties officeooo:rsid="03a412d8" officeooo:paragraph-rsid="03a412d8"/>
    </style:style>
    <style:style style:name="P272" style:family="paragraph" style:parent-style-name="Text_20_body">
      <style:text-properties officeooo:rsid="03a412d8" officeooo:paragraph-rsid="060c39b8"/>
    </style:style>
    <style:style style:name="P273" style:family="paragraph" style:parent-style-name="Text_20_body">
      <style:text-properties officeooo:rsid="03a412d8" officeooo:paragraph-rsid="060f284b"/>
    </style:style>
    <style:style style:name="P274" style:family="paragraph" style:parent-style-name="Text_20_body">
      <style:text-properties officeooo:rsid="03a412d8" officeooo:paragraph-rsid="061d21be"/>
    </style:style>
    <style:style style:name="P275" style:family="paragraph" style:parent-style-name="Text_20_body">
      <style:text-properties officeooo:rsid="03a412d8" officeooo:paragraph-rsid="06cd0ea7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Text_20_body">
      <style:text-properties officeooo:rsid="0613474a" officeooo:paragraph-rsid="096ff565"/>
    </style:style>
    <style:style style:name="P278" style:family="paragraph" style:parent-style-name="Text_20_body">
      <style:text-properties officeooo:rsid="0613474a" officeooo:paragraph-rsid="0975b3ad"/>
    </style:style>
    <style:style style:name="P279" style:family="paragraph" style:parent-style-name="Исходный_20_код">
      <style:text-properties officeooo:paragraph-rsid="05fab04e"/>
    </style:style>
    <style:style style:name="P280" style:family="paragraph" style:parent-style-name="Исходный_20_код">
      <style:text-properties officeooo:paragraph-rsid="0609f852"/>
    </style:style>
    <style:style style:name="P281" style:family="paragraph" style:parent-style-name="Исходный_20_код">
      <style:text-properties officeooo:paragraph-rsid="060ad3d7"/>
    </style:style>
    <style:style style:name="P282" style:family="paragraph" style:parent-style-name="Исходный_20_код">
      <style:text-properties officeooo:paragraph-rsid="060c39b8"/>
    </style:style>
    <style:style style:name="P283" style:family="paragraph" style:parent-style-name="Исходный_20_код">
      <style:text-properties officeooo:paragraph-rsid="061d21be"/>
    </style:style>
    <style:style style:name="P284" style:family="paragraph" style:parent-style-name="Text_20_body">
      <style:text-properties officeooo:rsid="03a87793" officeooo:paragraph-rsid="03a87793"/>
    </style:style>
    <style:style style:name="P285" style:family="paragraph" style:parent-style-name="Text_20_body">
      <style:text-properties officeooo:rsid="0620e95d" officeooo:paragraph-rsid="063e9233"/>
    </style:style>
    <style:style style:name="P286" style:family="paragraph" style:parent-style-name="Text_20_body">
      <style:text-properties officeooo:rsid="0634c7b6" officeooo:paragraph-rsid="0634c7b6"/>
    </style:style>
    <style:style style:name="P287" style:family="paragraph" style:parent-style-name="Text_20_body">
      <style:text-properties officeooo:rsid="05002b32" officeooo:paragraph-rsid="05002b32"/>
    </style:style>
    <style:style style:name="P288" style:family="paragraph" style:parent-style-name="Исходный_20_код">
      <style:text-properties officeooo:paragraph-rsid="066218da"/>
    </style:style>
    <style:style style:name="P289" style:family="paragraph" style:parent-style-name="Исходный_20_код">
      <style:text-properties officeooo:rsid="066218da" officeooo:paragraph-rsid="066218da"/>
    </style:style>
    <style:style style:name="P290" style:family="paragraph" style:parent-style-name="Исходный_20_код">
      <style:text-properties officeooo:rsid="066218da" officeooo:paragraph-rsid="087a0a4f"/>
    </style:style>
    <style:style style:name="P291" style:family="paragraph" style:parent-style-name="Исходный_20_код">
      <style:text-properties officeooo:paragraph-rsid="066b3141"/>
    </style:style>
    <style:style style:name="P292" style:family="paragraph" style:parent-style-name="Исходный_20_код">
      <style:text-properties officeooo:paragraph-rsid="066b5984"/>
    </style:style>
    <style:style style:name="P293" style:family="paragraph" style:parent-style-name="Text_20_body">
      <style:text-properties officeooo:rsid="0627815a" officeooo:paragraph-rsid="06d42fd3"/>
    </style:style>
    <style:style style:name="P294" style:family="paragraph" style:parent-style-name="Text_20_body">
      <style:text-properties officeooo:rsid="062a8f9d" officeooo:paragraph-rsid="06d42fd3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9" style:family="paragraph" style:parent-style-name="Исходный_20_код">
      <style:text-properties officeooo:paragraph-rsid="06903f5c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3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4" style:family="paragraph" style:parent-style-name="Исходный_20_код">
      <style:text-properties officeooo:paragraph-rsid="069e3f3c"/>
    </style:style>
    <style:style style:name="P305" style:family="paragraph" style:parent-style-name="Text_20_body">
      <style:text-properties officeooo:rsid="00d615d9" officeooo:paragraph-rsid="0723ea59"/>
    </style:style>
    <style:style style:name="P306" style:family="paragraph" style:parent-style-name="Text_20_body">
      <style:text-properties officeooo:rsid="00e49875" officeooo:paragraph-rsid="072afc5d"/>
    </style:style>
    <style:style style:name="P307" style:family="paragraph" style:parent-style-name="Text_20_body">
      <style:text-properties officeooo:rsid="07577a03" officeooo:paragraph-rsid="07577a03"/>
    </style:style>
    <style:style style:name="P308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9" style:family="paragraph" style:parent-style-name="Text_20_body">
      <style:text-properties officeooo:rsid="07577a03" officeooo:paragraph-rsid="076dde53"/>
    </style:style>
    <style:style style:name="P310" style:family="paragraph" style:parent-style-name="Text_20_body">
      <style:text-properties officeooo:rsid="07577a03" officeooo:paragraph-rsid="076ee35a"/>
    </style:style>
    <style:style style:name="P311" style:family="paragraph" style:parent-style-name="Text_20_body">
      <style:text-properties officeooo:rsid="075b1c15" officeooo:paragraph-rsid="075b1c15"/>
    </style:style>
    <style:style style:name="P312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3" style:family="paragraph" style:parent-style-name="Text_20_body">
      <style:text-properties officeooo:rsid="075fe862" officeooo:paragraph-rsid="075fe862"/>
    </style:style>
    <style:style style:name="P314" style:family="paragraph" style:parent-style-name="Text_20_body">
      <style:text-properties officeooo:rsid="0764e0b4" officeooo:paragraph-rsid="0764e0b4"/>
    </style:style>
    <style:style style:name="P315" style:family="paragraph" style:parent-style-name="Text_20_body">
      <style:text-properties officeooo:rsid="0764e0b4" officeooo:paragraph-rsid="076c388a"/>
    </style:style>
    <style:style style:name="P316" style:family="paragraph" style:parent-style-name="Text_20_body">
      <style:text-properties officeooo:rsid="01e6a17f" officeooo:paragraph-rsid="07b729ce"/>
    </style:style>
    <style:style style:name="P317" style:family="paragraph" style:parent-style-name="Исходный_20_код">
      <style:text-properties officeooo:paragraph-rsid="0750966a"/>
    </style:style>
    <style:style style:name="P318" style:family="paragraph" style:parent-style-name="Исходный_20_код">
      <style:text-properties officeooo:paragraph-rsid="06690a4e"/>
    </style:style>
    <style:style style:name="P319" style:family="paragraph" style:parent-style-name="Исходный_20_код">
      <style:text-properties officeooo:paragraph-rsid="07632cc8"/>
    </style:style>
    <style:style style:name="P320" style:family="paragraph" style:parent-style-name="Text_20_body">
      <style:text-properties officeooo:rsid="07bc1eef" officeooo:paragraph-rsid="07be8631"/>
    </style:style>
    <style:style style:name="P321" style:family="paragraph" style:parent-style-name="Text_20_body">
      <style:text-properties officeooo:rsid="07bd6177" officeooo:paragraph-rsid="07bd6177"/>
    </style:style>
    <style:style style:name="P322" style:family="paragraph" style:parent-style-name="Text_20_body">
      <style:text-properties officeooo:rsid="07bd96ca" officeooo:paragraph-rsid="07bd96ca"/>
    </style:style>
    <style:style style:name="P323" style:family="paragraph" style:parent-style-name="Text_20_body">
      <style:text-properties officeooo:rsid="07c16ce6" officeooo:paragraph-rsid="07c16ce6"/>
    </style:style>
    <style:style style:name="P324" style:family="paragraph" style:parent-style-name="Исходный_20_код">
      <style:text-properties officeooo:paragraph-rsid="06fa67cc"/>
    </style:style>
    <style:style style:name="P325" style:family="paragraph" style:parent-style-name="Text_20_body">
      <style:text-properties officeooo:rsid="07c974ee" officeooo:paragraph-rsid="07c974ee"/>
    </style:style>
    <style:style style:name="P326" style:family="paragraph" style:parent-style-name="Text_20_body">
      <style:text-properties officeooo:rsid="07cc2237" officeooo:paragraph-rsid="07cc2237"/>
    </style:style>
    <style:style style:name="P327" style:family="paragraph" style:parent-style-name="Text_20_body">
      <style:text-properties officeooo:rsid="07cc2237" officeooo:paragraph-rsid="07e7abec"/>
    </style:style>
    <style:style style:name="P328" style:family="paragraph" style:parent-style-name="Text_20_body">
      <style:text-properties officeooo:rsid="07ce040e" officeooo:paragraph-rsid="07ec9397"/>
    </style:style>
    <style:style style:name="P329" style:family="paragraph" style:parent-style-name="Text_20_body">
      <style:text-properties officeooo:rsid="07ce040e" officeooo:paragraph-rsid="07eeae75"/>
    </style:style>
    <style:style style:name="P330" style:family="paragraph" style:parent-style-name="Text_20_body">
      <style:text-properties officeooo:rsid="07ce040e" officeooo:paragraph-rsid="07f12425"/>
    </style:style>
    <style:style style:name="P331" style:family="paragraph" style:parent-style-name="Text_20_body">
      <style:text-properties officeooo:rsid="07ce040e" officeooo:paragraph-rsid="07f22e13"/>
    </style:style>
    <style:style style:name="P332" style:family="paragraph" style:parent-style-name="Text_20_body">
      <style:text-properties officeooo:rsid="07e30975" officeooo:paragraph-rsid="07e30975"/>
    </style:style>
    <style:style style:name="P333" style:family="paragraph" style:parent-style-name="Исходный_20_код">
      <style:text-properties officeooo:paragraph-rsid="066f57ff"/>
    </style:style>
    <style:style style:name="P334" style:family="paragraph" style:parent-style-name="Исходный_20_код">
      <style:text-properties officeooo:paragraph-rsid="0672426f"/>
    </style:style>
    <style:style style:name="P335" style:family="paragraph" style:parent-style-name="Text_20_body">
      <style:text-properties officeooo:rsid="08376563" officeooo:paragraph-rsid="08376563"/>
    </style:style>
    <style:style style:name="P336" style:family="paragraph" style:parent-style-name="Text_20_body">
      <style:text-properties officeooo:rsid="05da01fa" officeooo:paragraph-rsid="05da01fa"/>
    </style:style>
    <style:style style:name="P337" style:family="paragraph" style:parent-style-name="Text_20_body">
      <style:text-properties officeooo:rsid="0815f31e" officeooo:paragraph-rsid="0815f31e"/>
    </style:style>
    <style:style style:name="P338" style:family="paragraph" style:parent-style-name="Text_20_body">
      <style:text-properties officeooo:rsid="0815f31e" officeooo:paragraph-rsid="0aa4b11b"/>
    </style:style>
    <style:style style:name="P339" style:family="paragraph" style:parent-style-name="Text_20_body">
      <style:text-properties officeooo:rsid="08195eda" officeooo:paragraph-rsid="081d68db"/>
    </style:style>
    <style:style style:name="P340" style:family="paragraph" style:parent-style-name="Text_20_body">
      <style:text-properties officeooo:paragraph-rsid="081a0aa8"/>
    </style:style>
    <style:style style:name="P341" style:family="paragraph" style:parent-style-name="Text_20_body">
      <style:text-properties officeooo:rsid="00c42a1b" officeooo:paragraph-rsid="08376563"/>
    </style:style>
    <style:style style:name="P342" style:family="paragraph" style:parent-style-name="Исходный_20_код">
      <style:text-properties officeooo:paragraph-rsid="0822c67e"/>
    </style:style>
    <style:style style:name="P343" style:family="paragraph" style:parent-style-name="Исходный_20_код">
      <style:text-properties officeooo:paragraph-rsid="0845f5a3"/>
    </style:style>
    <style:style style:name="P344" style:family="paragraph" style:parent-style-name="Text_20_body">
      <style:text-properties officeooo:rsid="084794a4" officeooo:paragraph-rsid="084a7113"/>
    </style:style>
    <style:style style:name="P345" style:family="paragraph" style:parent-style-name="Text_20_body">
      <style:text-properties officeooo:rsid="084e411f" officeooo:paragraph-rsid="084e411f"/>
    </style:style>
    <style:style style:name="P346" style:family="paragraph" style:parent-style-name="Text_20_body">
      <style:text-properties officeooo:rsid="084e411f" officeooo:paragraph-rsid="08505a1a"/>
    </style:style>
    <style:style style:name="P347" style:family="paragraph" style:parent-style-name="Исходный_20_код">
      <style:text-properties officeooo:paragraph-rsid="083e787c"/>
    </style:style>
    <style:style style:name="P348" style:family="paragraph" style:parent-style-name="Исходный_20_код">
      <style:text-properties officeooo:paragraph-rsid="08446432"/>
    </style:style>
    <style:style style:name="P349" style:family="paragraph" style:parent-style-name="Исходный_20_код">
      <style:text-properties officeooo:paragraph-rsid="08505a1a"/>
    </style:style>
    <style:style style:name="P350" style:family="paragraph" style:parent-style-name="Исходный_20_код">
      <style:text-properties officeooo:paragraph-rsid="0858963c"/>
    </style:style>
    <style:style style:name="P351" style:family="paragraph" style:parent-style-name="Text_20_body">
      <style:text-properties officeooo:rsid="08569c4b" officeooo:paragraph-rsid="08569c4b"/>
    </style:style>
    <style:style style:name="P352" style:family="paragraph" style:parent-style-name="Text_20_body">
      <style:text-properties officeooo:rsid="08569c4b" officeooo:paragraph-rsid="085e8842"/>
    </style:style>
    <style:style style:name="P353" style:family="paragraph" style:parent-style-name="Text_20_body">
      <style:text-properties officeooo:rsid="085cffdc" officeooo:paragraph-rsid="085cffdc"/>
    </style:style>
    <style:style style:name="P354" style:family="paragraph" style:parent-style-name="Text_20_body">
      <style:text-properties officeooo:rsid="0861cddb" officeooo:paragraph-rsid="0869d2bd"/>
    </style:style>
    <style:style style:name="P355" style:family="paragraph" style:parent-style-name="Text_20_body">
      <style:text-properties officeooo:rsid="0861cddb" officeooo:paragraph-rsid="087290ff"/>
    </style:style>
    <style:style style:name="P356" style:family="paragraph" style:parent-style-name="Text_20_body">
      <style:text-properties officeooo:rsid="0861cddb" officeooo:paragraph-rsid="087306ba"/>
    </style:style>
    <style:style style:name="P357" style:family="paragraph" style:parent-style-name="Text_20_body">
      <style:text-properties officeooo:rsid="0861cddb" officeooo:paragraph-rsid="0874e748"/>
    </style:style>
    <style:style style:name="P358" style:family="paragraph" style:parent-style-name="Text_20_body">
      <style:text-properties officeooo:rsid="0861cddb" officeooo:paragraph-rsid="087d3abf"/>
    </style:style>
    <style:style style:name="P359" style:family="paragraph" style:parent-style-name="Text_20_body">
      <style:text-properties officeooo:paragraph-rsid="0870bacb"/>
    </style:style>
    <style:style style:name="P360" style:family="paragraph" style:parent-style-name="Исходный_20_код">
      <style:text-properties officeooo:paragraph-rsid="087290ff"/>
    </style:style>
    <style:style style:name="P361" style:family="paragraph" style:parent-style-name="Исходный_20_код">
      <style:text-properties officeooo:paragraph-rsid="087306ba"/>
    </style:style>
    <style:style style:name="P362" style:family="paragraph" style:parent-style-name="Исходный_20_код">
      <style:text-properties officeooo:paragraph-rsid="0874e748"/>
    </style:style>
    <style:style style:name="P363" style:family="paragraph" style:parent-style-name="Исходный_20_код">
      <style:text-properties officeooo:paragraph-rsid="087d3abf"/>
    </style:style>
    <style:style style:name="P364" style:family="paragraph" style:parent-style-name="Исходный_20_код">
      <style:text-properties officeooo:paragraph-rsid="087f2f39"/>
    </style:style>
    <style:style style:name="P365" style:family="paragraph" style:parent-style-name="Исходный_20_код">
      <style:text-properties officeooo:paragraph-rsid="08828c49"/>
    </style:style>
    <style:style style:name="P366" style:family="paragraph" style:parent-style-name="Text_20_body">
      <style:text-properties officeooo:rsid="087768a5" officeooo:paragraph-rsid="087768a5"/>
    </style:style>
    <style:style style:name="P367" style:family="paragraph" style:parent-style-name="Text_20_body">
      <style:text-properties officeooo:rsid="087f2f39" officeooo:paragraph-rsid="087f2f39"/>
    </style:style>
    <style:style style:name="P368" style:family="paragraph" style:parent-style-name="Text_20_body">
      <style:text-properties officeooo:rsid="087f2f39" officeooo:paragraph-rsid="08828c49"/>
    </style:style>
    <style:style style:name="P369" style:family="paragraph" style:parent-style-name="Исходный_20_код">
      <style:text-properties officeooo:paragraph-rsid="088437af"/>
    </style:style>
    <style:style style:name="P370" style:family="paragraph" style:parent-style-name="Исходный_20_код">
      <style:text-properties officeooo:paragraph-rsid="088978d3"/>
    </style:style>
    <style:style style:name="P371" style:family="paragraph" style:parent-style-name="Text_20_body">
      <style:text-properties officeooo:rsid="089fcd00" officeooo:paragraph-rsid="089fcd00"/>
    </style:style>
    <style:style style:name="P372" style:family="paragraph" style:parent-style-name="Исходный_20_код">
      <style:text-properties officeooo:paragraph-rsid="089539aa"/>
    </style:style>
    <style:style style:name="P373" style:family="paragraph" style:parent-style-name="Text_20_body">
      <style:text-properties officeooo:rsid="088f2807" officeooo:paragraph-rsid="088f2807"/>
    </style:style>
    <style:style style:name="P374" style:family="paragraph" style:parent-style-name="Text_20_body">
      <style:text-properties officeooo:rsid="089539aa" officeooo:paragraph-rsid="089c4f1c"/>
    </style:style>
    <style:style style:name="P375" style:family="paragraph" style:parent-style-name="Text_20_body">
      <style:text-properties officeooo:rsid="089830a1" officeooo:paragraph-rsid="089830a1"/>
    </style:style>
    <style:style style:name="P376" style:family="paragraph" style:parent-style-name="Text_20_body">
      <style:text-properties officeooo:rsid="089fff8f" officeooo:paragraph-rsid="089fff8f"/>
    </style:style>
    <style:style style:name="P377" style:family="paragraph" style:parent-style-name="Text_20_body">
      <style:text-properties officeooo:rsid="08ab5a51" officeooo:paragraph-rsid="08ab5a51"/>
    </style:style>
    <style:style style:name="P378" style:family="paragraph" style:parent-style-name="Text_20_body">
      <style:text-properties officeooo:rsid="08ae6576" officeooo:paragraph-rsid="08b5bdc5"/>
    </style:style>
    <style:style style:name="P379" style:family="paragraph" style:parent-style-name="Text_20_body">
      <style:text-properties officeooo:rsid="08af039e" officeooo:paragraph-rsid="08af039e"/>
    </style:style>
    <style:style style:name="P380" style:family="paragraph" style:parent-style-name="Исходный_20_код">
      <style:text-properties officeooo:paragraph-rsid="08928c6c"/>
    </style:style>
    <style:style style:name="P381" style:family="paragraph" style:parent-style-name="Text_20_body">
      <style:text-properties officeooo:paragraph-rsid="08d53d8c"/>
    </style:style>
    <style:style style:name="P382" style:family="paragraph" style:parent-style-name="Исходный_20_код">
      <style:text-properties officeooo:paragraph-rsid="08d53d8c"/>
    </style:style>
    <style:style style:name="P383" style:family="paragraph" style:parent-style-name="Text_20_body">
      <style:text-properties officeooo:rsid="08dd77e6" officeooo:paragraph-rsid="08dd77e6"/>
    </style:style>
    <style:style style:name="P384" style:family="paragraph" style:parent-style-name="Text_20_body">
      <style:text-properties officeooo:rsid="08dd77e6" officeooo:paragraph-rsid="09260fd6"/>
    </style:style>
    <style:style style:name="P385" style:family="paragraph" style:parent-style-name="Text_20_body">
      <style:text-properties officeooo:rsid="00951bc6" officeooo:paragraph-rsid="08d53d8c"/>
    </style:style>
    <style:style style:name="P386" style:family="paragraph" style:parent-style-name="Text_20_body">
      <style:text-properties officeooo:rsid="08e4c7b0" officeooo:paragraph-rsid="08e4c7b0"/>
    </style:style>
    <style:style style:name="P387" style:family="paragraph" style:parent-style-name="Text_20_body">
      <style:text-properties officeooo:rsid="08e6ddf6" officeooo:paragraph-rsid="08e6ddf6"/>
    </style:style>
    <style:style style:name="P388" style:family="paragraph" style:parent-style-name="Text_20_body">
      <style:text-properties officeooo:rsid="08ee940e" officeooo:paragraph-rsid="08ee940e"/>
    </style:style>
    <style:style style:name="P389" style:family="paragraph" style:parent-style-name="Text_20_body">
      <style:text-properties officeooo:rsid="08f17972" officeooo:paragraph-rsid="08f17972"/>
    </style:style>
    <style:style style:name="P390" style:family="paragraph" style:parent-style-name="Text_20_body">
      <style:text-properties officeooo:rsid="08f6b53a" officeooo:paragraph-rsid="08f6b53a"/>
    </style:style>
    <style:style style:name="P391" style:family="paragraph" style:parent-style-name="Text_20_body">
      <style:text-properties officeooo:rsid="08f815b1" officeooo:paragraph-rsid="08f815b1"/>
    </style:style>
    <style:style style:name="P392" style:family="paragraph" style:parent-style-name="Text_20_body">
      <style:text-properties officeooo:rsid="08f89a21" officeooo:paragraph-rsid="08f89a21"/>
    </style:style>
    <style:style style:name="P393" style:family="paragraph" style:parent-style-name="Text_20_body">
      <style:text-properties officeooo:rsid="0901a250" officeooo:paragraph-rsid="0901a250"/>
    </style:style>
    <style:style style:name="P394" style:family="paragraph" style:parent-style-name="Text_20_body">
      <style:text-properties officeooo:rsid="09048a2d" officeooo:paragraph-rsid="09048a2d"/>
    </style:style>
    <style:style style:name="P395" style:family="paragraph" style:parent-style-name="Text_20_body">
      <style:text-properties officeooo:rsid="0904b99b" officeooo:paragraph-rsid="0904b99b"/>
    </style:style>
    <style:style style:name="P396" style:family="paragraph" style:parent-style-name="Text_20_body">
      <style:text-properties officeooo:rsid="09089e80" officeooo:paragraph-rsid="09089e80"/>
    </style:style>
    <style:style style:name="P397" style:family="paragraph" style:parent-style-name="Text_20_body">
      <style:text-properties officeooo:rsid="09089e80" officeooo:paragraph-rsid="090c53cb"/>
    </style:style>
    <style:style style:name="P398" style:family="paragraph" style:parent-style-name="Text_20_body">
      <style:text-properties officeooo:rsid="090ffc8a" officeooo:paragraph-rsid="090ffc8a"/>
    </style:style>
    <style:style style:name="P399" style:family="paragraph" style:parent-style-name="Text_20_body">
      <style:text-properties officeooo:rsid="091162cc" officeooo:paragraph-rsid="091162cc"/>
    </style:style>
    <style:style style:name="P400" style:family="paragraph" style:parent-style-name="Text_20_body">
      <style:text-properties officeooo:rsid="091a5b33" officeooo:paragraph-rsid="091a5b33"/>
    </style:style>
    <style:style style:name="P401" style:family="paragraph" style:parent-style-name="Text_20_body">
      <style:text-properties officeooo:rsid="09294072" officeooo:paragraph-rsid="09294072"/>
    </style:style>
    <style:style style:name="P402" style:family="paragraph" style:parent-style-name="Text_20_body">
      <style:text-properties officeooo:paragraph-rsid="08a66b1d"/>
    </style:style>
    <style:style style:name="P403" style:family="paragraph" style:parent-style-name="Text_20_body">
      <style:text-properties officeooo:rsid="092b0c67" officeooo:paragraph-rsid="092b0c67"/>
    </style:style>
    <style:style style:name="P404" style:family="paragraph" style:parent-style-name="Text_20_body">
      <style:text-properties officeooo:rsid="092dc161" officeooo:paragraph-rsid="092dc161"/>
    </style:style>
    <style:style style:name="P405" style:family="paragraph" style:parent-style-name="Text_20_body">
      <style:text-properties officeooo:rsid="092e9839" officeooo:paragraph-rsid="092e9839"/>
    </style:style>
    <style:style style:name="P406" style:family="paragraph" style:parent-style-name="Text_20_body">
      <style:text-properties officeooo:rsid="092ffedd" officeooo:paragraph-rsid="092ffedd"/>
    </style:style>
    <style:style style:name="P407" style:family="paragraph" style:parent-style-name="Text_20_body">
      <style:text-properties officeooo:rsid="0935eb79" officeooo:paragraph-rsid="0945e383"/>
    </style:style>
    <style:style style:name="P408" style:family="paragraph" style:parent-style-name="Text_20_body">
      <style:text-properties officeooo:rsid="093a1e20" officeooo:paragraph-rsid="093a1e20"/>
    </style:style>
    <style:style style:name="P409" style:family="paragraph" style:parent-style-name="Исходный_20_код">
      <style:text-properties officeooo:rsid="0619a082" officeooo:paragraph-rsid="08d53d8c"/>
    </style:style>
    <style:style style:name="P410" style:family="paragraph" style:parent-style-name="Исходный_20_код">
      <style:text-properties officeooo:paragraph-rsid="08e2bf57"/>
    </style:style>
    <style:style style:name="P411" style:family="paragraph" style:parent-style-name="Исходный_20_код">
      <style:text-properties officeooo:rsid="09124caa" officeooo:paragraph-rsid="09124caa"/>
    </style:style>
    <style:style style:name="P412" style:family="paragraph" style:parent-style-name="Исходный_20_код">
      <style:text-properties officeooo:rsid="09124caa" officeooo:paragraph-rsid="09234619"/>
    </style:style>
    <style:style style:name="P413" style:family="paragraph" style:parent-style-name="Text_20_body">
      <style:text-properties officeooo:rsid="0942c874" officeooo:paragraph-rsid="0942c874"/>
    </style:style>
    <style:style style:name="P414" style:family="paragraph" style:parent-style-name="Text_20_body">
      <style:text-properties officeooo:rsid="095623d0" officeooo:paragraph-rsid="095623d0"/>
    </style:style>
    <style:style style:name="P415" style:family="paragraph" style:parent-style-name="Исходный_20_код">
      <style:text-properties officeooo:paragraph-rsid="09582543"/>
    </style:style>
    <style:style style:name="P416" style:family="paragraph" style:parent-style-name="Исходный_20_код">
      <style:text-properties officeooo:paragraph-rsid="0975b3ad"/>
    </style:style>
    <style:style style:name="P417" style:family="paragraph" style:parent-style-name="Text_20_body">
      <style:text-properties officeooo:rsid="0969828e" officeooo:paragraph-rsid="0969828e"/>
    </style:style>
    <style:style style:name="P418" style:family="paragraph" style:parent-style-name="Text_20_body">
      <style:text-properties officeooo:rsid="09795fcf" officeooo:paragraph-rsid="09795fcf"/>
    </style:style>
    <style:style style:name="P419" style:family="paragraph" style:parent-style-name="Text_20_body">
      <style:text-properties officeooo:rsid="097a17ce" officeooo:paragraph-rsid="097a17ce"/>
    </style:style>
    <style:style style:name="P420" style:family="paragraph" style:parent-style-name="Исходный_20_код">
      <style:text-properties officeooo:paragraph-rsid="096892a8"/>
    </style:style>
    <style:style style:name="P421" style:family="paragraph" style:parent-style-name="Исходный_20_код">
      <style:text-properties officeooo:paragraph-rsid="096bc028"/>
    </style:style>
    <style:style style:name="P422" style:family="paragraph" style:parent-style-name="Исходный_20_код">
      <style:text-properties officeooo:paragraph-rsid="0970fb78"/>
    </style:style>
    <style:style style:name="P423" style:family="paragraph" style:parent-style-name="Text_20_body">
      <style:text-properties officeooo:rsid="0985a3ec" officeooo:paragraph-rsid="0985a3ec"/>
    </style:style>
    <style:style style:name="P424" style:family="paragraph" style:parent-style-name="Text_20_body">
      <style:text-properties officeooo:rsid="09866926" officeooo:paragraph-rsid="09866926"/>
    </style:style>
    <style:style style:name="P425" style:family="paragraph" style:parent-style-name="Text_20_body">
      <style:text-properties officeooo:rsid="098772db" officeooo:paragraph-rsid="09957784"/>
    </style:style>
    <style:style style:name="P426" style:family="paragraph" style:parent-style-name="Text_20_body">
      <style:text-properties officeooo:rsid="098772db" officeooo:paragraph-rsid="09af3c4c"/>
    </style:style>
    <style:style style:name="P427" style:family="paragraph" style:parent-style-name="Text_20_body">
      <style:text-properties officeooo:rsid="098772db" officeooo:paragraph-rsid="09b7465e"/>
    </style:style>
    <style:style style:name="P428" style:family="paragraph" style:parent-style-name="Text_20_body">
      <style:text-properties officeooo:rsid="098772db" officeooo:paragraph-rsid="0b5213bb"/>
    </style:style>
    <style:style style:name="P429" style:family="paragraph" style:parent-style-name="Text_20_body">
      <style:text-properties officeooo:rsid="098772db" officeooo:paragraph-rsid="0989914e"/>
    </style:style>
    <style:style style:name="P430" style:family="paragraph" style:parent-style-name="Text_20_body">
      <style:text-properties officeooo:rsid="098772db" officeooo:paragraph-rsid="0bc4ab9e"/>
    </style:style>
    <style:style style:name="P431" style:family="paragraph" style:parent-style-name="Text_20_body">
      <style:text-properties officeooo:rsid="09912f37" officeooo:paragraph-rsid="09912f37"/>
    </style:style>
    <style:style style:name="P432" style:family="paragraph" style:parent-style-name="Text_20_body">
      <style:text-properties officeooo:rsid="09957784" officeooo:paragraph-rsid="09a88a41"/>
    </style:style>
    <style:style style:name="P433" style:family="paragraph" style:parent-style-name="Text_20_body">
      <style:text-properties officeooo:rsid="09957784" officeooo:paragraph-rsid="09af3c4c"/>
    </style:style>
    <style:style style:name="P434" style:family="paragraph" style:parent-style-name="Text_20_body">
      <style:text-properties officeooo:rsid="09972dd3" officeooo:paragraph-rsid="09972dd3"/>
    </style:style>
    <style:style style:name="P435" style:family="paragraph" style:parent-style-name="Text_20_body">
      <style:text-properties officeooo:rsid="09973b55" officeooo:paragraph-rsid="09973b55"/>
    </style:style>
    <style:style style:name="P436" style:family="paragraph" style:parent-style-name="Text_20_body">
      <style:text-properties officeooo:rsid="099a0df6" officeooo:paragraph-rsid="09a88a41"/>
    </style:style>
    <style:style style:name="P437" style:family="paragraph" style:parent-style-name="Text_20_body">
      <style:text-properties officeooo:rsid="099a0df6" officeooo:paragraph-rsid="09af3c4c"/>
    </style:style>
    <style:style style:name="P438" style:family="paragraph" style:parent-style-name="Text_20_body">
      <style:text-properties officeooo:rsid="09b39771" officeooo:paragraph-rsid="09b39771"/>
    </style:style>
    <style:style style:name="P439" style:family="paragraph" style:parent-style-name="Text_20_body">
      <style:text-properties officeooo:rsid="09bb1301" officeooo:paragraph-rsid="09bb1301"/>
    </style:style>
    <style:style style:name="P440" style:family="paragraph" style:parent-style-name="Text_20_body">
      <style:text-properties officeooo:rsid="09dd7bfb" officeooo:paragraph-rsid="09dd7bfb"/>
    </style:style>
    <style:style style:name="P441" style:family="paragraph" style:parent-style-name="Text_20_body">
      <style:text-properties officeooo:rsid="09e0ece4" officeooo:paragraph-rsid="09e0ece4"/>
    </style:style>
    <style:style style:name="P442" style:family="paragraph" style:parent-style-name="Text_20_body">
      <style:text-properties officeooo:rsid="09e30721" officeooo:paragraph-rsid="09e30721"/>
    </style:style>
    <style:style style:name="P443" style:family="paragraph" style:parent-style-name="Text_20_body">
      <style:text-properties officeooo:rsid="09e9b60b" officeooo:paragraph-rsid="09eb7d22"/>
    </style:style>
    <style:style style:name="P444" style:family="paragraph" style:parent-style-name="Исходный_20_код">
      <style:text-properties officeooo:paragraph-rsid="09e16604"/>
    </style:style>
    <style:style style:name="P445" style:family="paragraph" style:parent-style-name="Исходный_20_код">
      <style:text-properties officeooo:paragraph-rsid="09e99054"/>
    </style:style>
    <style:style style:name="P446" style:family="paragraph" style:parent-style-name="Text_20_body">
      <style:text-properties officeooo:rsid="09efb48b" officeooo:paragraph-rsid="09efb48b"/>
    </style:style>
    <style:style style:name="P447" style:family="paragraph" style:parent-style-name="Text_20_body">
      <style:text-properties officeooo:rsid="09efb48b" officeooo:paragraph-rsid="0bfc58d4"/>
    </style:style>
    <style:style style:name="P448" style:family="paragraph" style:parent-style-name="Text_20_body">
      <style:text-properties officeooo:rsid="09f1d0ec" officeooo:paragraph-rsid="09f1d0ec"/>
    </style:style>
    <style:style style:name="P449" style:family="paragraph" style:parent-style-name="Text_20_body">
      <style:text-properties officeooo:rsid="09f5b3fd" officeooo:paragraph-rsid="09f5b3fd"/>
    </style:style>
    <style:style style:name="P450" style:family="paragraph" style:parent-style-name="Text_20_body">
      <style:text-properties officeooo:rsid="09fdb381" officeooo:paragraph-rsid="09fdb381"/>
    </style:style>
    <style:style style:name="P451" style:family="paragraph" style:parent-style-name="Text_20_body">
      <style:text-properties officeooo:rsid="0a06bbfc" officeooo:paragraph-rsid="0a072126"/>
    </style:style>
    <style:style style:name="P452" style:family="paragraph" style:parent-style-name="Text_20_body">
      <style:text-properties officeooo:rsid="0a09a764" officeooo:paragraph-rsid="0a09a764"/>
    </style:style>
    <style:style style:name="P453" style:family="paragraph" style:parent-style-name="Text_20_body">
      <style:text-properties officeooo:rsid="0a0eac73" officeooo:paragraph-rsid="0a0eac73"/>
    </style:style>
    <style:style style:name="P454" style:family="paragraph" style:parent-style-name="Text_20_body">
      <style:text-properties officeooo:rsid="0a1162ae" officeooo:paragraph-rsid="0a1162ae"/>
    </style:style>
    <style:style style:name="P455" style:family="paragraph" style:parent-style-name="Text_20_body">
      <style:text-properties officeooo:rsid="0a1162ae" officeooo:paragraph-rsid="0a6abdfc"/>
    </style:style>
    <style:style style:name="P456" style:family="paragraph" style:parent-style-name="Исходный_20_код">
      <style:text-properties officeooo:paragraph-rsid="0a21f69c"/>
    </style:style>
    <style:style style:name="P457" style:family="paragraph" style:parent-style-name="Text_20_body">
      <style:text-properties officeooo:rsid="0a14d7d2" officeooo:paragraph-rsid="0a14d7d2"/>
    </style:style>
    <style:style style:name="P458" style:family="paragraph" style:parent-style-name="Text_20_body">
      <style:text-properties officeooo:rsid="0a14d7d2" officeooo:paragraph-rsid="0a959714"/>
    </style:style>
    <style:style style:name="P459" style:family="paragraph" style:parent-style-name="Text_20_body">
      <style:text-properties officeooo:rsid="0a14d7d2" officeooo:paragraph-rsid="0a6abdfc"/>
    </style:style>
    <style:style style:name="P460" style:family="paragraph" style:parent-style-name="Text_20_body">
      <style:text-properties officeooo:rsid="0a3c5021" officeooo:paragraph-rsid="0a3c5021"/>
    </style:style>
    <style:style style:name="P461" style:family="paragraph" style:parent-style-name="Text_20_body">
      <style:text-properties officeooo:rsid="0a3d22c6" officeooo:paragraph-rsid="0a3d22c6"/>
    </style:style>
    <style:style style:name="P462" style:family="paragraph" style:parent-style-name="Text_20_body">
      <style:text-properties officeooo:rsid="0a3d460c" officeooo:paragraph-rsid="0a3d460c"/>
    </style:style>
    <style:style style:name="P463" style:family="paragraph" style:parent-style-name="Text_20_body">
      <style:text-properties officeooo:rsid="0a3d460c" officeooo:paragraph-rsid="0a48fc08"/>
    </style:style>
    <style:style style:name="P464" style:family="paragraph" style:parent-style-name="Text_20_body">
      <style:text-properties officeooo:rsid="0a5d69ef" officeooo:paragraph-rsid="0a5d69ef"/>
    </style:style>
    <style:style style:name="P465" style:family="paragraph" style:parent-style-name="Исходный_20_код">
      <style:text-properties officeooo:paragraph-rsid="0a48fc08"/>
    </style:style>
    <style:style style:name="P466" style:family="paragraph" style:parent-style-name="Исходный_20_код">
      <style:text-properties officeooo:rsid="0a50630e" officeooo:paragraph-rsid="0a576a46"/>
    </style:style>
    <style:style style:name="P467" style:family="paragraph" style:parent-style-name="Исходный_20_код">
      <style:text-properties officeooo:rsid="0a59dd24" officeooo:paragraph-rsid="0a5a3afc"/>
    </style:style>
    <style:style style:name="P468" style:family="paragraph" style:parent-style-name="Text_20_body">
      <style:text-properties style:text-underline-style="none" officeooo:rsid="0a8bb85d" officeooo:paragraph-rsid="0a8bb85d"/>
    </style:style>
    <style:style style:name="P469" style:family="paragraph" style:parent-style-name="Text_20_body">
      <style:text-properties style:text-underline-style="none" officeooo:rsid="0a8c203b" officeooo:paragraph-rsid="0a8c203b"/>
    </style:style>
    <style:style style:name="P470" style:family="paragraph" style:parent-style-name="Text_20_body">
      <style:text-properties style:text-underline-style="none" officeooo:rsid="0a8cca7f" officeooo:paragraph-rsid="0a8cca7f"/>
    </style:style>
    <style:style style:name="P471" style:family="paragraph" style:parent-style-name="Text_20_body">
      <style:text-properties officeooo:rsid="0a8f1e09" officeooo:paragraph-rsid="0a8f1e09"/>
    </style:style>
    <style:style style:name="P472" style:family="paragraph" style:parent-style-name="Text_20_body">
      <style:text-properties officeooo:rsid="0a9145db" officeooo:paragraph-rsid="0a9145db"/>
    </style:style>
    <style:style style:name="P473" style:family="paragraph" style:parent-style-name="Text_20_body">
      <style:text-properties officeooo:rsid="0823fcfa" officeooo:paragraph-rsid="0823fcfa"/>
    </style:style>
    <style:style style:name="P474" style:family="paragraph" style:parent-style-name="Text_20_body">
      <style:text-properties officeooo:rsid="0a997589" officeooo:paragraph-rsid="0aa0afd0"/>
    </style:style>
    <style:style style:name="P475" style:family="paragraph" style:parent-style-name="Text_20_body">
      <style:text-properties officeooo:rsid="08194868" officeooo:paragraph-rsid="08194868"/>
    </style:style>
    <style:style style:name="P476" style:family="paragraph" style:parent-style-name="Text_20_body">
      <style:text-properties officeooo:rsid="0aaded0a" officeooo:paragraph-rsid="0aaded0a"/>
    </style:style>
    <style:style style:name="P477" style:family="paragraph" style:parent-style-name="Text_20_body">
      <style:text-properties officeooo:rsid="052e20cd" officeooo:paragraph-rsid="052e20cd"/>
    </style:style>
    <style:style style:name="P478" style:family="paragraph" style:parent-style-name="Text_20_body">
      <style:text-properties officeooo:rsid="0ab8db10" officeooo:paragraph-rsid="0ab8db10"/>
    </style:style>
    <style:style style:name="P479" style:family="paragraph" style:parent-style-name="Text_20_body">
      <style:text-properties officeooo:rsid="0aced00b" officeooo:paragraph-rsid="0aced00b"/>
    </style:style>
    <style:style style:name="P480" style:family="paragraph" style:parent-style-name="Text_20_body">
      <style:text-properties officeooo:rsid="0ad205ef" officeooo:paragraph-rsid="0ad205ef"/>
    </style:style>
    <style:style style:name="P481" style:family="paragraph" style:parent-style-name="Text_20_body">
      <style:text-properties officeooo:rsid="0ae208eb" officeooo:paragraph-rsid="0ae208eb"/>
    </style:style>
    <style:style style:name="P482" style:family="paragraph" style:parent-style-name="Text_20_body">
      <style:text-properties officeooo:rsid="0ae208eb" officeooo:paragraph-rsid="0ae9a132"/>
    </style:style>
    <style:style style:name="P483" style:family="paragraph" style:parent-style-name="Text_20_body">
      <style:text-properties officeooo:rsid="0ae430c1" officeooo:paragraph-rsid="0ae430c1"/>
    </style:style>
    <style:style style:name="P484" style:family="paragraph" style:parent-style-name="Text_20_body">
      <style:text-properties officeooo:rsid="0ae430c1" officeooo:paragraph-rsid="0ae9a132"/>
    </style:style>
    <style:style style:name="P485" style:family="paragraph" style:parent-style-name="Исходный_20_код">
      <style:text-properties officeooo:paragraph-rsid="052ec773"/>
    </style:style>
    <style:style style:name="P486" style:family="paragraph" style:parent-style-name="Исходный_20_код">
      <style:text-properties officeooo:paragraph-rsid="0aba05b1"/>
    </style:style>
    <style:style style:name="P487" style:family="paragraph" style:parent-style-name="Исходный_20_код">
      <style:text-properties officeooo:paragraph-rsid="09af3c4c"/>
    </style:style>
    <style:style style:name="P488" style:family="paragraph" style:parent-style-name="Text_20_body">
      <style:text-properties officeooo:paragraph-rsid="0b408571"/>
    </style:style>
    <style:style style:name="P489" style:family="paragraph" style:parent-style-name="Text_20_body">
      <style:text-properties officeooo:rsid="0b484b4e" officeooo:paragraph-rsid="0b484b4e"/>
    </style:style>
    <style:style style:name="P490" style:family="paragraph" style:parent-style-name="Text_20_body">
      <style:text-properties officeooo:rsid="0b4dddfd" officeooo:paragraph-rsid="0b4dddfd"/>
    </style:style>
    <style:style style:name="P491" style:family="paragraph" style:parent-style-name="Text_20_body">
      <style:text-properties officeooo:rsid="0b5bb9eb" officeooo:paragraph-rsid="0b5bb9eb"/>
    </style:style>
    <style:style style:name="P492" style:family="paragraph" style:parent-style-name="Text_20_body">
      <style:text-properties officeooo:rsid="0b5e5f62" officeooo:paragraph-rsid="0b5f8f0b"/>
    </style:style>
    <style:style style:name="P493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99" style:family="paragraph" style:parent-style-name="Исходный_20_код">
      <style:text-properties officeooo:paragraph-rsid="0b590892"/>
    </style:style>
    <style:style style:name="P500" style:family="paragraph" style:parent-style-name="Text_20_body">
      <style:text-properties officeooo:rsid="0b9b4934" officeooo:paragraph-rsid="0b9b4934"/>
    </style:style>
    <style:style style:name="P501" style:family="paragraph" style:parent-style-name="Text_20_body">
      <style:text-properties officeooo:rsid="0b9e30b6" officeooo:paragraph-rsid="0b9e30b6"/>
    </style:style>
    <style:style style:name="P502" style:family="paragraph" style:parent-style-name="Text_20_body">
      <style:text-properties officeooo:rsid="0ba1daf7" officeooo:paragraph-rsid="0ba4d5c3"/>
    </style:style>
    <style:style style:name="P503" style:family="paragraph" style:parent-style-name="Text_20_body">
      <style:text-properties officeooo:rsid="0ba6cac0" officeooo:paragraph-rsid="0ba6cac0"/>
    </style:style>
    <style:style style:name="P504" style:family="paragraph" style:parent-style-name="Исходный_20_код">
      <style:text-properties officeooo:paragraph-rsid="08e4c7b0"/>
    </style:style>
    <style:style style:name="P505" style:family="paragraph" style:parent-style-name="Исходный_20_код">
      <style:text-properties officeooo:paragraph-rsid="0bae9d3e"/>
    </style:style>
    <style:style style:name="P506" style:family="paragraph" style:parent-style-name="Text_20_body">
      <style:text-properties officeooo:rsid="04dc9a9f" officeooo:paragraph-rsid="04dc9a9f"/>
    </style:style>
    <style:style style:name="P507" style:family="paragraph" style:parent-style-name="Text_20_body">
      <style:text-properties officeooo:rsid="0bb8dced" officeooo:paragraph-rsid="0bb8dced"/>
    </style:style>
    <style:style style:name="P508" style:family="paragraph" style:parent-style-name="Text_20_body">
      <style:text-properties officeooo:rsid="04da2339" officeooo:paragraph-rsid="04da2339"/>
    </style:style>
    <style:style style:name="P509" style:family="paragraph" style:parent-style-name="Text_20_body">
      <style:text-properties officeooo:rsid="04da2413" officeooo:paragraph-rsid="04da2413"/>
    </style:style>
    <style:style style:name="P510" style:family="paragraph" style:parent-style-name="Text_20_body">
      <style:text-properties officeooo:rsid="0bb94d4a" officeooo:paragraph-rsid="0bb94d4a"/>
    </style:style>
    <style:style style:name="P511" style:family="paragraph" style:parent-style-name="Исходный_20_код">
      <style:text-properties officeooo:paragraph-rsid="0bbdb743"/>
    </style:style>
    <style:style style:name="P512" style:family="paragraph" style:parent-style-name="Исходный_20_код">
      <style:text-properties officeooo:rsid="0bc4ab9e" officeooo:paragraph-rsid="0bc4ab9e"/>
    </style:style>
    <style:style style:name="P513" style:family="paragraph" style:parent-style-name="Text_20_body">
      <style:text-properties officeooo:rsid="0bc4ab9e" officeooo:paragraph-rsid="0bc4ab9e"/>
    </style:style>
    <style:style style:name="P514" style:family="paragraph" style:parent-style-name="Text_20_body">
      <style:text-properties officeooo:paragraph-rsid="06354b6b"/>
    </style:style>
    <style:style style:name="P515" style:family="paragraph" style:parent-style-name="Text_20_body">
      <style:text-properties officeooo:rsid="0991581f" officeooo:paragraph-rsid="0991581f"/>
    </style:style>
    <style:style style:name="P516" style:family="paragraph" style:parent-style-name="Исходный_20_код">
      <style:text-properties officeooo:paragraph-rsid="0c23ba8f"/>
    </style:style>
    <style:style style:name="P517" style:family="paragraph" style:parent-style-name="Text_20_body">
      <style:text-properties officeooo:rsid="0bd1a9f6" officeooo:paragraph-rsid="0bd1a9f6"/>
    </style:style>
    <style:style style:name="P518" style:family="paragraph" style:parent-style-name="Text_20_body">
      <style:text-properties officeooo:rsid="0bd1a9f6" officeooo:paragraph-rsid="0c0b9bba"/>
    </style:style>
    <style:style style:name="P519" style:family="paragraph" style:parent-style-name="Text_20_body">
      <style:text-properties officeooo:rsid="0bd7b049" officeooo:paragraph-rsid="0bd7b049"/>
    </style:style>
    <style:style style:name="P520" style:family="paragraph" style:parent-style-name="Text_20_body">
      <style:text-properties officeooo:rsid="0a001ed1" officeooo:paragraph-rsid="0a001ed1"/>
    </style:style>
    <style:style style:name="P521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Исходный_20_код">
      <style:text-properties officeooo:paragraph-rsid="0c57aa60"/>
    </style:style>
    <style:style style:name="P534" style:family="paragraph" style:parent-style-name="Heading_20_1">
      <style:text-properties officeooo:rsid="030668d5" officeooo:paragraph-rsid="09af3c4c"/>
    </style:style>
    <style:style style:name="P535" style:family="paragraph" style:parent-style-name="Heading_20_1">
      <style:text-properties officeooo:rsid="08376563" officeooo:paragraph-rsid="0975b3ad"/>
    </style:style>
    <style:style style:name="P536" style:family="paragraph" style:parent-style-name="Heading_20_1">
      <style:text-properties officeooo:paragraph-rsid="01023fd0"/>
    </style:style>
    <style:style style:name="P537" style:family="paragraph" style:parent-style-name="Heading_20_2">
      <style:text-properties officeooo:paragraph-rsid="09af3c4c"/>
    </style:style>
    <style:style style:name="P538" style:family="paragraph" style:parent-style-name="Heading_20_2">
      <style:text-properties officeooo:rsid="0b4cbee6" officeooo:paragraph-rsid="0b4cbee6"/>
    </style:style>
    <style:style style:name="P539" style:family="paragraph" style:parent-style-name="Heading_20_2">
      <style:text-properties officeooo:rsid="0b9b4934" officeooo:paragraph-rsid="0b9b4934"/>
    </style:style>
    <style:style style:name="P540" style:family="paragraph" style:parent-style-name="Heading_20_2">
      <style:text-properties officeooo:paragraph-rsid="0bc0ed1b"/>
    </style:style>
    <style:style style:name="P541" style:family="paragraph" style:parent-style-name="Heading_20_2">
      <style:text-properties officeooo:paragraph-rsid="07294ebc"/>
    </style:style>
    <style:style style:name="P542" style:family="paragraph" style:parent-style-name="Heading_20_2">
      <style:text-properties officeooo:rsid="0007ce7d" officeooo:paragraph-rsid="01023fd0"/>
    </style:style>
    <style:style style:name="P543" style:family="paragraph" style:parent-style-name="Heading_20_2">
      <style:text-properties officeooo:rsid="0506f2f0" officeooo:paragraph-rsid="0c23ba8f"/>
    </style:style>
    <style:style style:name="P544" style:family="paragraph" style:parent-style-name="Heading_20_2">
      <style:text-properties officeooo:paragraph-rsid="0c23ba8f"/>
    </style:style>
    <style:style style:name="P545" style:family="paragraph" style:parent-style-name="Heading_20_2">
      <style:text-properties officeooo:paragraph-rsid="0be41be8"/>
    </style:style>
    <style:style style:name="P546" style:family="paragraph" style:parent-style-name="Heading_20_2">
      <style:text-properties officeooo:paragraph-rsid="0ae9a132"/>
    </style:style>
    <style:style style:name="P547" style:family="paragraph" style:parent-style-name="Heading_20_2">
      <style:text-properties officeooo:rsid="02524ea3" officeooo:paragraph-rsid="02524ea3"/>
    </style:style>
    <style:style style:name="P548" style:family="paragraph" style:parent-style-name="Heading_20_2">
      <style:text-properties officeooo:rsid="047bd7da" officeooo:paragraph-rsid="047bd7da"/>
    </style:style>
    <style:style style:name="P549" style:family="paragraph" style:parent-style-name="Heading_20_2">
      <style:text-properties officeooo:rsid="0251c04e" officeooo:paragraph-rsid="089539aa"/>
    </style:style>
    <style:style style:name="P550" style:family="paragraph" style:parent-style-name="Heading_20_2">
      <style:text-properties officeooo:rsid="0251c04e" officeooo:paragraph-rsid="0251c04e"/>
    </style:style>
    <style:style style:name="P551" style:family="paragraph" style:parent-style-name="Heading_20_2">
      <style:text-properties officeooo:rsid="0251c04e" officeooo:paragraph-rsid="05049cfa"/>
    </style:style>
    <style:style style:name="P552" style:family="paragraph" style:parent-style-name="Heading_20_2">
      <style:text-properties officeooo:rsid="0251c04e" officeooo:paragraph-rsid="0c5cade4"/>
    </style:style>
    <style:style style:name="P553" style:family="paragraph" style:parent-style-name="Heading_20_2">
      <style:text-properties officeooo:rsid="04306acc" officeooo:paragraph-rsid="04306acc"/>
    </style:style>
    <style:style style:name="P554" style:family="paragraph" style:parent-style-name="Heading_20_2">
      <style:text-properties officeooo:paragraph-rsid="0845f5a3"/>
    </style:style>
    <style:style style:name="P555" style:family="paragraph" style:parent-style-name="Heading_20_3">
      <style:text-properties officeooo:rsid="0c495917" officeooo:paragraph-rsid="0c495917"/>
    </style:style>
    <style:style style:name="P556" style:family="paragraph" style:parent-style-name="Heading_20_3">
      <style:text-properties officeooo:rsid="061d21be" officeooo:paragraph-rsid="061d21be"/>
    </style:style>
    <style:style style:name="P557" style:family="paragraph" style:parent-style-name="Heading_20_3">
      <style:text-properties officeooo:rsid="09582543" officeooo:paragraph-rsid="09582543"/>
    </style:style>
    <style:style style:name="P558" style:family="paragraph" style:parent-style-name="Heading_20_3">
      <style:text-properties officeooo:rsid="0975b3ad" officeooo:paragraph-rsid="0975b3ad"/>
    </style:style>
    <style:style style:name="P559" style:family="paragraph" style:parent-style-name="Heading_20_3">
      <style:text-properties officeooo:paragraph-rsid="01023fd0"/>
    </style:style>
    <style:style style:name="P560" style:family="paragraph" style:parent-style-name="Heading_20_3">
      <style:text-properties officeooo:rsid="00fb200b" officeooo:paragraph-rsid="01023fd0"/>
    </style:style>
    <style:style style:name="P561" style:family="paragraph" style:parent-style-name="Heading_20_3">
      <style:text-properties officeooo:paragraph-rsid="025e6b69"/>
    </style:style>
    <style:style style:name="P562" style:family="paragraph" style:parent-style-name="Heading_20_3">
      <style:text-properties officeooo:rsid="07060c18" officeooo:paragraph-rsid="07060c18"/>
    </style:style>
    <style:style style:name="P563" style:family="paragraph" style:parent-style-name="Heading_20_3">
      <style:text-properties officeooo:rsid="04a0107e" officeooo:paragraph-rsid="04c9d0e6"/>
    </style:style>
    <style:style style:name="P564" style:family="paragraph" style:parent-style-name="Heading_20_3">
      <style:text-properties officeooo:rsid="04a0107e" officeooo:paragraph-rsid="04a0107e"/>
    </style:style>
    <style:style style:name="P565" style:family="paragraph" style:parent-style-name="Heading_20_3">
      <style:text-properties officeooo:rsid="04a234b8" officeooo:paragraph-rsid="04a234b8"/>
    </style:style>
    <style:style style:name="P566" style:family="paragraph" style:parent-style-name="Heading_20_3">
      <style:text-properties officeooo:rsid="04a234b8" officeooo:paragraph-rsid="0c373b60"/>
    </style:style>
    <style:style style:name="P567" style:family="paragraph" style:parent-style-name="Heading_20_3">
      <style:text-properties officeooo:rsid="04a4a5b3" officeooo:paragraph-rsid="04a4a5b3"/>
    </style:style>
    <style:style style:name="P568" style:family="paragraph" style:parent-style-name="Heading_20_3">
      <style:text-properties officeooo:rsid="04a4a5b3" officeooo:paragraph-rsid="0c373b60"/>
    </style:style>
    <style:style style:name="P569" style:family="paragraph" style:parent-style-name="Heading_20_3">
      <style:text-properties officeooo:rsid="04a4a5b3" officeooo:paragraph-rsid="0c356a37"/>
    </style:style>
    <style:style style:name="P570" style:family="paragraph" style:parent-style-name="Heading_20_3">
      <style:text-properties officeooo:rsid="04a4e6c6" officeooo:paragraph-rsid="04a4e6c6"/>
    </style:style>
    <style:style style:name="P571" style:family="paragraph" style:parent-style-name="Heading_20_3">
      <style:text-properties officeooo:rsid="04a88932" officeooo:paragraph-rsid="0c356a37"/>
    </style:style>
    <style:style style:name="P572" style:family="paragraph" style:parent-style-name="Heading_20_3">
      <style:text-properties officeooo:rsid="04aa6536" officeooo:paragraph-rsid="04aa6536"/>
    </style:style>
    <style:style style:name="P573" style:family="paragraph" style:parent-style-name="Heading_20_3">
      <style:text-properties officeooo:rsid="04b01eb2" officeooo:paragraph-rsid="04b01eb2"/>
    </style:style>
    <style:style style:name="P574" style:family="paragraph" style:parent-style-name="Heading_20_3">
      <style:text-properties officeooo:rsid="088978d3" officeooo:paragraph-rsid="088978d3"/>
    </style:style>
    <style:style style:name="P575" style:family="paragraph" style:parent-style-name="Heading_20_3">
      <style:text-properties officeooo:paragraph-rsid="087a0a4f"/>
    </style:style>
    <style:style style:name="P576" style:family="paragraph" style:parent-style-name="Heading_20_3">
      <style:text-properties officeooo:paragraph-rsid="069e3f3c"/>
    </style:style>
    <style:style style:name="P577" style:family="paragraph" style:parent-style-name="Heading_20_3">
      <style:text-properties officeooo:paragraph-rsid="06903f5c"/>
    </style:style>
    <style:style style:name="P578" style:family="paragraph" style:parent-style-name="Heading_20_3">
      <style:text-properties officeooo:rsid="07d05194" officeooo:paragraph-rsid="084bf5e0"/>
    </style:style>
    <style:style style:name="P579" style:family="paragraph" style:parent-style-name="Heading_20_3">
      <style:text-properties officeooo:rsid="07d05194" officeooo:paragraph-rsid="08505a1a"/>
    </style:style>
    <style:style style:name="P580" style:family="paragraph" style:parent-style-name="Heading_20_3">
      <style:text-properties officeooo:paragraph-rsid="0858963c"/>
    </style:style>
    <style:style style:name="P581" style:family="paragraph" style:parent-style-name="Heading_20_3">
      <style:text-properties officeooo:paragraph-rsid="087290ff"/>
    </style:style>
    <style:style style:name="P582" style:family="paragraph" style:parent-style-name="Heading_20_3">
      <style:text-properties officeooo:paragraph-rsid="087306ba"/>
    </style:style>
    <style:style style:name="P583" style:family="paragraph" style:parent-style-name="Heading_20_3">
      <style:text-properties officeooo:paragraph-rsid="0874e748"/>
    </style:style>
    <style:style style:name="P584" style:family="paragraph" style:parent-style-name="Heading_20_3">
      <style:text-properties officeooo:paragraph-rsid="087d3abf"/>
    </style:style>
    <style:style style:name="P585" style:family="paragraph" style:parent-style-name="Heading_20_3">
      <style:text-properties officeooo:paragraph-rsid="087f2f39"/>
    </style:style>
    <style:style style:name="P586" style:family="paragraph" style:parent-style-name="Heading_20_3">
      <style:text-properties officeooo:paragraph-rsid="08828c49"/>
    </style:style>
    <style:style style:name="P587" style:family="paragraph" style:parent-style-name="Heading_20_3">
      <style:text-properties officeooo:paragraph-rsid="089539aa"/>
    </style:style>
    <style:style style:name="P588" style:family="paragraph" style:parent-style-name="Heading_20_3">
      <style:text-properties officeooo:rsid="096892a8" officeooo:paragraph-rsid="096892a8"/>
    </style:style>
    <style:style style:name="P589" style:family="paragraph" style:parent-style-name="Heading_20_3">
      <style:text-properties officeooo:rsid="096892a8" officeooo:paragraph-rsid="096a22d5"/>
    </style:style>
    <style:style style:name="P590" style:family="paragraph" style:parent-style-name="Heading_20_3">
      <style:text-properties officeooo:paragraph-rsid="096a22d5"/>
    </style:style>
    <style:style style:name="P591" style:family="paragraph" style:parent-style-name="Heading_20_3">
      <style:text-properties officeooo:paragraph-rsid="02d46ef4"/>
    </style:style>
    <style:style style:name="P592" style:family="paragraph" style:parent-style-name="Heading_20_3">
      <style:text-properties officeooo:paragraph-rsid="04321c81"/>
    </style:style>
    <style:style style:name="P593" style:family="paragraph" style:parent-style-name="Heading_20_3">
      <style:text-properties officeooo:paragraph-rsid="0432b9bb"/>
    </style:style>
    <style:style style:name="P594" style:family="paragraph" style:parent-style-name="Heading_20_3">
      <style:text-properties officeooo:paragraph-rsid="043b125e"/>
    </style:style>
    <style:style style:name="P595" style:family="paragraph" style:parent-style-name="Heading_20_3">
      <style:text-properties officeooo:paragraph-rsid="043ce005"/>
    </style:style>
    <style:style style:name="P596" style:family="paragraph" style:parent-style-name="Heading_20_3">
      <style:text-properties officeooo:paragraph-rsid="043f83fe"/>
    </style:style>
    <style:style style:name="P597" style:family="paragraph" style:parent-style-name="Heading_20_3">
      <style:text-properties officeooo:paragraph-rsid="04406dcf"/>
    </style:style>
    <style:style style:name="P598" style:family="paragraph" style:parent-style-name="Heading_20_3">
      <style:text-properties officeooo:paragraph-rsid="04423082"/>
    </style:style>
    <style:style style:name="P599" style:family="paragraph" style:parent-style-name="Heading_20_3">
      <style:text-properties officeooo:paragraph-rsid="04429bdc"/>
    </style:style>
    <style:style style:name="P600" style:family="paragraph" style:parent-style-name="Heading_20_3">
      <style:text-properties officeooo:paragraph-rsid="0443e35b"/>
    </style:style>
    <style:style style:name="P601" style:family="paragraph" style:parent-style-name="Heading_20_3">
      <style:text-properties officeooo:paragraph-rsid="05049cfa"/>
    </style:style>
    <style:style style:name="P602" style:family="paragraph" style:parent-style-name="Heading_20_3">
      <style:text-properties officeooo:paragraph-rsid="01091fb4"/>
    </style:style>
    <style:style style:name="P603" style:family="paragraph" style:parent-style-name="Heading_20_3">
      <style:text-properties officeooo:rsid="0112e62a" officeooo:paragraph-rsid="0112e62a"/>
    </style:style>
    <style:style style:name="P604" style:family="paragraph" style:parent-style-name="Heading_20_3">
      <style:text-properties officeooo:rsid="0112e62a" officeooo:paragraph-rsid="08446432"/>
    </style:style>
    <style:style style:name="P605" style:family="paragraph" style:parent-style-name="Heading_20_3">
      <style:text-properties officeooo:rsid="0112e62a" officeooo:paragraph-rsid="0845f5a3"/>
    </style:style>
    <style:style style:name="P606" style:family="paragraph" style:parent-style-name="Heading_20_3">
      <style:text-properties officeooo:paragraph-rsid="0139fdf0"/>
    </style:style>
    <style:style style:name="P607" style:family="paragraph" style:parent-style-name="Heading_20_3">
      <style:text-properties officeooo:rsid="01c5a1f7" officeooo:paragraph-rsid="01dfee0d"/>
    </style:style>
    <style:style style:name="P608" style:family="paragraph" style:parent-style-name="Heading_20_3">
      <style:text-properties officeooo:rsid="084794a4" officeooo:paragraph-rsid="084794a4"/>
    </style:style>
    <style:style style:name="P609" style:family="paragraph" style:parent-style-name="Heading_20_3">
      <style:text-properties officeooo:paragraph-rsid="0c5cade4"/>
    </style:style>
    <style:style style:name="P610" style:family="paragraph" style:parent-style-name="Heading_20_3">
      <style:text-properties officeooo:paragraph-rsid="0c5d9a16"/>
    </style:style>
    <style:style style:name="P611" style:family="paragraph" style:parent-style-name="Heading_20_4">
      <style:text-properties officeooo:rsid="06051fca" officeooo:paragraph-rsid="06051fca"/>
    </style:style>
    <style:style style:name="P612" style:family="paragraph" style:parent-style-name="Heading_20_4">
      <style:text-properties officeooo:rsid="06051fca" officeooo:paragraph-rsid="06086fbd"/>
    </style:style>
    <style:style style:name="P613" style:family="paragraph" style:parent-style-name="Heading_20_4">
      <style:text-properties officeooo:rsid="06051fca" officeooo:paragraph-rsid="0609f852"/>
    </style:style>
    <style:style style:name="P614" style:family="paragraph" style:parent-style-name="Heading_20_4">
      <style:text-properties officeooo:rsid="06051fca" officeooo:paragraph-rsid="060ad3d7"/>
    </style:style>
    <style:style style:name="P615" style:family="paragraph" style:parent-style-name="Heading_20_4">
      <style:text-properties officeooo:rsid="06051fca" officeooo:paragraph-rsid="060af3f5"/>
    </style:style>
    <style:style style:name="P616" style:family="paragraph" style:parent-style-name="Heading_20_4">
      <style:text-properties officeooo:rsid="06051fca" officeooo:paragraph-rsid="060c39b8"/>
    </style:style>
    <style:style style:name="P617" style:family="paragraph" style:parent-style-name="Heading_20_4">
      <style:text-properties officeooo:rsid="06051fca" officeooo:paragraph-rsid="06d1b10a"/>
    </style:style>
    <style:style style:name="P618" style:family="paragraph" style:parent-style-name="Heading_20_4">
      <style:text-properties officeooo:rsid="034fdf84" officeooo:paragraph-rsid="03d7655a"/>
    </style:style>
    <style:style style:name="P619" style:family="paragraph" style:parent-style-name="Heading_20_4">
      <style:text-properties officeooo:rsid="034fdf84" officeooo:paragraph-rsid="03dd9cce"/>
    </style:style>
    <style:style style:name="P620" style:family="paragraph" style:parent-style-name="Heading_20_4">
      <style:text-properties officeooo:rsid="060f284b" officeooo:paragraph-rsid="060f284b"/>
    </style:style>
    <style:style style:name="P621" style:family="paragraph" style:parent-style-name="Heading_20_4">
      <style:text-properties officeooo:rsid="060f284b" officeooo:paragraph-rsid="061d21be"/>
    </style:style>
    <style:style style:name="P622" style:family="paragraph" style:parent-style-name="Heading_20_4">
      <style:text-properties officeooo:paragraph-rsid="061d21be"/>
    </style:style>
    <style:style style:name="P623" style:family="paragraph" style:parent-style-name="Heading_20_4">
      <style:text-properties officeooo:rsid="060d7cba" officeooo:paragraph-rsid="060d7cba"/>
    </style:style>
    <style:style style:name="P624" style:family="paragraph" style:parent-style-name="Heading_20_4">
      <style:text-properties officeooo:rsid="060d7cba" officeooo:paragraph-rsid="09582543"/>
    </style:style>
    <style:style style:name="P625" style:family="paragraph" style:parent-style-name="Heading_20_4">
      <style:text-properties officeooo:rsid="060d7cba" officeooo:paragraph-rsid="0975b3ad"/>
    </style:style>
    <style:style style:name="P626" style:family="paragraph" style:parent-style-name="Heading_20_4">
      <style:text-properties officeooo:paragraph-rsid="09582543"/>
    </style:style>
    <style:style style:name="P627" style:family="paragraph" style:parent-style-name="Heading_20_4">
      <style:text-properties officeooo:paragraph-rsid="0975b3ad"/>
    </style:style>
    <style:style style:name="P628" style:family="paragraph" style:parent-style-name="Heading_20_4">
      <style:text-properties officeooo:paragraph-rsid="07e7abec"/>
    </style:style>
    <style:style style:name="P629" style:family="paragraph" style:parent-style-name="Heading_20_4">
      <style:text-properties officeooo:paragraph-rsid="07ec9397"/>
    </style:style>
    <style:style style:name="P630" style:family="paragraph" style:parent-style-name="Heading_20_4">
      <style:text-properties officeooo:paragraph-rsid="022f637c"/>
    </style:style>
    <style:style style:name="P631" style:family="paragraph" style:parent-style-name="Text_20_body" style:list-style-name="L1">
      <style:text-properties officeooo:paragraph-rsid="089fff8f"/>
    </style:style>
    <style:style style:name="P632" style:family="paragraph" style:parent-style-name="Text_20_body" style:list-style-name="L1">
      <style:text-properties officeooo:rsid="08a73dc6" officeooo:paragraph-rsid="08a73dc6"/>
    </style:style>
    <style:style style:name="P633" style:family="paragraph" style:parent-style-name="Text_20_body" style:list-style-name="L1">
      <style:text-properties officeooo:rsid="089fff8f" officeooo:paragraph-rsid="089fff8f"/>
    </style:style>
    <style:style style:name="P634" style:family="paragraph" style:parent-style-name="Text_20_body" style:list-style-name="L2">
      <style:text-properties officeooo:rsid="08ae6576" officeooo:paragraph-rsid="08b5bdc5"/>
    </style:style>
    <style:style style:name="P635" style:family="paragraph" style:parent-style-name="Text_20_body" style:list-style-name="L3">
      <style:text-properties officeooo:rsid="08ae6576" officeooo:paragraph-rsid="08ae6576"/>
    </style:style>
    <style:style style:name="P636" style:family="paragraph" style:parent-style-name="Text_20_body" style:list-style-name="L3">
      <style:text-properties officeooo:paragraph-rsid="08ab5a51"/>
    </style:style>
    <style:style style:name="P637" style:family="paragraph" style:parent-style-name="Text_20_body" style:list-style-name="L3">
      <style:text-properties officeooo:rsid="08bbbe4a" officeooo:paragraph-rsid="08bbbe4a"/>
    </style:style>
    <style:style style:name="P638" style:family="paragraph" style:parent-style-name="Text_20_body" style:list-style-name="L3">
      <style:text-properties officeooo:rsid="08c2cdb8" officeooo:paragraph-rsid="08c2cdb8"/>
    </style:style>
    <style:style style:name="P639" style:family="paragraph" style:parent-style-name="Text_20_body" style:list-style-name="L3">
      <style:text-properties officeooo:rsid="08c5140a" officeooo:paragraph-rsid="08c5140a"/>
    </style:style>
    <style:style style:name="P640" style:family="paragraph" style:parent-style-name="Text_20_body" style:list-style-name="L3">
      <style:text-properties officeooo:rsid="08c6f77f" officeooo:paragraph-rsid="08d35a7d"/>
    </style:style>
    <style:style style:name="P641" style:family="paragraph" style:parent-style-name="Text_20_body" style:list-style-name="L4">
      <style:text-properties officeooo:rsid="092e9839" officeooo:paragraph-rsid="092e9839"/>
    </style:style>
    <style:style style:name="P642" style:family="paragraph" style:parent-style-name="Text_20_body" style:list-style-name="L5">
      <style:text-properties officeooo:paragraph-rsid="093a1e20"/>
    </style:style>
    <style:style style:name="P643" style:family="paragraph" style:parent-style-name="Text_20_body" style:list-style-name="L5">
      <style:text-properties officeooo:rsid="093b0e08" officeooo:paragraph-rsid="093b0e08"/>
    </style:style>
    <style:style style:name="P644" style:family="paragraph" style:parent-style-name="Text_20_body" style:list-style-name="L6">
      <style:text-properties officeooo:rsid="0b5bb9eb" officeooo:paragraph-rsid="0b5bb9eb"/>
    </style:style>
    <style:style style:name="P645" style:family="paragraph" style:parent-style-name="Text_20_body" style:list-style-name="L7">
      <style:text-properties officeooo:paragraph-rsid="0ba4d5c3"/>
    </style:style>
    <style:style style:name="P646" style:family="paragraph" style:parent-style-name="Text_20_body" style:list-style-name="L8">
      <style:text-properties officeooo:rsid="039cc364" officeooo:paragraph-rsid="0473ccea"/>
    </style:style>
    <style:style style:name="P647" style:family="paragraph" style:parent-style-name="Text_20_body" style:list-style-name="L8">
      <style:text-properties officeooo:rsid="039cc364" officeooo:paragraph-rsid="039cc364"/>
    </style:style>
    <style:style style:name="P64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649" style:family="paragraph" style:parent-style-name="Text_20_body" style:list-style-name="L9">
      <style:text-properties officeooo:paragraph-rsid="00c89376"/>
    </style:style>
    <style:style style:name="P650" style:family="paragraph" style:parent-style-name="Text_20_body" style:list-style-name="L9">
      <style:text-properties officeooo:rsid="00c6b5db" officeooo:paragraph-rsid="00c89376"/>
    </style:style>
    <style:style style:name="P651" style:family="paragraph" style:parent-style-name="Text_20_body" style:list-style-name="L9">
      <style:text-properties officeooo:rsid="00ca897b" officeooo:paragraph-rsid="00ca897b"/>
    </style:style>
    <style:style style:name="P652" style:family="paragraph" style:parent-style-name="Text_20_body" style:list-style-name="L9">
      <style:text-properties officeooo:rsid="00cab932" officeooo:paragraph-rsid="00cab932"/>
    </style:style>
    <style:style style:name="P653" style:family="paragraph" style:parent-style-name="Text_20_body" style:list-style-name="L9">
      <style:text-properties officeooo:rsid="06ea49fa" officeooo:paragraph-rsid="06ea49fa"/>
    </style:style>
    <style:style style:name="P654" style:family="paragraph" style:parent-style-name="Text_20_body" style:list-style-name="L10">
      <style:text-properties officeooo:paragraph-rsid="0ad205ef"/>
    </style:style>
    <style:style style:name="P655" style:family="paragraph" style:parent-style-name="Text_20_body" style:list-style-name="L10">
      <style:text-properties officeooo:rsid="0ad205ef" officeooo:paragraph-rsid="0ad205ef"/>
    </style:style>
    <style:style style:name="P656" style:family="paragraph" style:parent-style-name="Text_20_body" style:list-style-name="L11">
      <style:text-properties officeooo:rsid="001998ef" officeooo:paragraph-rsid="01023fd0"/>
    </style:style>
    <style:style style:name="P657" style:family="paragraph" style:parent-style-name="Text_20_body" style:list-style-name="L12">
      <style:text-properties officeooo:rsid="001998ef" officeooo:paragraph-rsid="01023fd0"/>
    </style:style>
    <style:style style:name="P658" style:family="paragraph" style:parent-style-name="Text_20_body" style:list-style-name="L13">
      <style:text-properties officeooo:rsid="05b0dc3b" officeooo:paragraph-rsid="05b0dc3b"/>
    </style:style>
    <style:style style:name="P659" style:family="paragraph" style:parent-style-name="Text_20_body" style:list-style-name="L14">
      <style:text-properties officeooo:paragraph-rsid="05cc541c"/>
    </style:style>
    <style:style style:name="P660" style:family="paragraph" style:parent-style-name="Text_20_body" style:list-style-name="L14">
      <style:text-properties officeooo:rsid="05cc541c" officeooo:paragraph-rsid="05cc541c"/>
    </style:style>
    <style:style style:name="P661" style:family="paragraph" style:parent-style-name="Text_20_body" style:list-style-name="L15">
      <style:text-properties officeooo:rsid="0a5d69ef" officeooo:paragraph-rsid="0a5d69ef"/>
    </style:style>
    <style:style style:name="P662" style:family="paragraph" style:parent-style-name="Text_20_body" style:list-style-name="L16">
      <style:text-properties officeooo:rsid="0a6abdfc" officeooo:paragraph-rsid="0a6abdfc"/>
    </style:style>
    <style:style style:name="P663" style:family="paragraph" style:parent-style-name="Text_20_body" style:list-style-name="L17">
      <style:text-properties officeooo:paragraph-rsid="04078734"/>
    </style:style>
    <style:style style:name="P664" style:family="paragraph" style:parent-style-name="Text_20_body" style:list-style-name="L17">
      <style:text-properties officeooo:rsid="026903af" officeooo:paragraph-rsid="026903af"/>
    </style:style>
    <style:style style:name="P665" style:family="paragraph" style:parent-style-name="Text_20_body" style:list-style-name="L17">
      <style:text-properties officeooo:rsid="026ade76" officeooo:paragraph-rsid="0417c449"/>
    </style:style>
    <style:style style:name="P666" style:family="paragraph" style:parent-style-name="Text_20_body" style:list-style-name="L18">
      <style:text-properties officeooo:paragraph-rsid="07c16ce6"/>
    </style:style>
    <style:style style:name="P667" style:family="paragraph" style:parent-style-name="Text_20_body" style:list-style-name="L18">
      <style:text-properties officeooo:rsid="07c16ce6" officeooo:paragraph-rsid="07c16ce6"/>
    </style:style>
    <style:style style:name="P668" style:family="paragraph" style:parent-style-name="Text_20_body" style:list-style-name="L19">
      <style:text-properties officeooo:paragraph-rsid="07ce040e"/>
    </style:style>
    <style:style style:name="P669" style:family="paragraph" style:parent-style-name="Text_20_body" style:list-style-name="L19">
      <style:text-properties officeooo:paragraph-rsid="07e7abec"/>
    </style:style>
    <style:style style:name="P670" style:family="paragraph" style:parent-style-name="Text_20_body" style:list-style-name="L19">
      <style:text-properties officeooo:rsid="07ce040e" officeooo:paragraph-rsid="07ce040e"/>
    </style:style>
    <style:style style:name="P671" style:family="paragraph" style:parent-style-name="Text_20_body" style:list-style-name="L19">
      <style:text-properties officeooo:rsid="07ce0f00" officeooo:paragraph-rsid="07ce0f00"/>
    </style:style>
    <style:style style:name="P672" style:family="paragraph" style:parent-style-name="Text_20_body" style:list-style-name="L19">
      <style:text-properties officeooo:rsid="07ce0f00" officeooo:paragraph-rsid="07e7abec"/>
    </style:style>
    <style:style style:name="P673" style:family="paragraph" style:parent-style-name="Text_20_body" style:list-style-name="L19">
      <style:text-properties officeooo:rsid="07d05194" officeooo:paragraph-rsid="07d05194"/>
    </style:style>
    <style:style style:name="P674" style:family="paragraph" style:parent-style-name="Text_20_body" style:list-style-name="L19">
      <style:text-properties officeooo:rsid="07d05194" officeooo:paragraph-rsid="07e7abec"/>
    </style:style>
    <style:style style:name="P675" style:family="paragraph" style:parent-style-name="Text_20_body" style:list-style-name="L19">
      <style:text-properties officeooo:rsid="07d05194" officeooo:paragraph-rsid="07ec9397"/>
    </style:style>
    <style:style style:name="P676" style:family="paragraph" style:parent-style-name="Text_20_body" style:list-style-name="L20">
      <style:text-properties officeooo:rsid="07d05194" officeooo:paragraph-rsid="07d42575"/>
    </style:style>
    <style:style style:name="P677" style:family="paragraph" style:parent-style-name="Text_20_body" style:list-style-name="L20">
      <style:text-properties officeooo:rsid="07d1e99f" officeooo:paragraph-rsid="07d1e99f"/>
    </style:style>
    <style:style style:name="P678" style:family="paragraph" style:parent-style-name="Text_20_body" style:list-style-name="L19">
      <style:text-properties officeooo:rsid="07d1e99f" officeooo:paragraph-rsid="07ec9397"/>
    </style:style>
    <style:style style:name="P679" style:family="paragraph" style:parent-style-name="Text_20_body" style:list-style-name="L20">
      <style:text-properties officeooo:rsid="07d2dfac" officeooo:paragraph-rsid="07d2dfac"/>
    </style:style>
    <style:style style:name="P680" style:family="paragraph" style:parent-style-name="Text_20_body" style:list-style-name="L19">
      <style:text-properties officeooo:rsid="07d2dfac" officeooo:paragraph-rsid="07ec9397"/>
    </style:style>
    <style:style style:name="P681" style:family="paragraph" style:parent-style-name="Text_20_body">
      <style:text-properties officeooo:rsid="02af0e08" officeooo:paragraph-rsid="0c5cade4"/>
    </style:style>
    <style:style style:name="P682" style:family="paragraph" style:parent-style-name="Text_20_body">
      <style:text-properties officeooo:rsid="02af0e08" officeooo:paragraph-rsid="0c5d9a16"/>
    </style:style>
    <style:style style:name="P683" style:family="paragraph" style:parent-style-name="Исходный_20_код">
      <style:text-properties officeooo:paragraph-rsid="0c5cade4"/>
    </style:style>
    <style:style style:name="P684" style:family="paragraph" style:parent-style-name="Исходный_20_код">
      <style:text-properties officeooo:paragraph-rsid="0c5d9a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d5c13"/>
    </style:style>
    <style:style style:name="T27" style:family="text">
      <style:text-properties officeooo:rsid="009efd40"/>
    </style:style>
    <style:style style:name="T28" style:family="text">
      <style:text-properties officeooo:rsid="00a0c267"/>
    </style:style>
    <style:style style:name="T29" style:family="text">
      <style:text-properties officeooo:rsid="00a11caf"/>
    </style:style>
    <style:style style:name="T30" style:family="text">
      <style:text-properties officeooo:rsid="00a6bd25"/>
    </style:style>
    <style:style style:name="T31" style:family="text">
      <style:text-properties officeooo:rsid="00a8e95b"/>
    </style:style>
    <style:style style:name="T32" style:family="text">
      <style:text-properties officeooo:rsid="00abf211"/>
    </style:style>
    <style:style style:name="T33" style:family="text">
      <style:text-properties officeooo:rsid="00adcc0a"/>
    </style:style>
    <style:style style:name="T34" style:family="text">
      <style:text-properties officeooo:rsid="00b59701"/>
    </style:style>
    <style:style style:name="T35" style:family="text">
      <style:text-properties officeooo:rsid="00b7820c"/>
    </style:style>
    <style:style style:name="T36" style:family="text">
      <style:text-properties officeooo:rsid="00bf4de3"/>
    </style:style>
    <style:style style:name="T37" style:family="text">
      <style:text-properties officeooo:rsid="00c6b5db"/>
    </style:style>
    <style:style style:name="T38" style:family="text">
      <style:text-properties officeooo:rsid="00c89376"/>
    </style:style>
    <style:style style:name="T39" style:family="text">
      <style:text-properties officeooo:rsid="00cc7913"/>
    </style:style>
    <style:style style:name="T40" style:family="text">
      <style:text-properties officeooo:rsid="00ccacb2"/>
    </style:style>
    <style:style style:name="T41" style:family="text">
      <style:text-properties officeooo:rsid="00ccb9c2"/>
    </style:style>
    <style:style style:name="T42" style:family="text">
      <style:text-properties officeooo:rsid="00cce436"/>
    </style:style>
    <style:style style:name="T43" style:family="text">
      <style:text-properties officeooo:rsid="00cd1368"/>
    </style:style>
    <style:style style:name="T44" style:family="text">
      <style:text-properties officeooo:rsid="00ceb451"/>
    </style:style>
    <style:style style:name="T45" style:family="text">
      <style:text-properties officeooo:rsid="00d17e36"/>
    </style:style>
    <style:style style:name="T46" style:family="text">
      <style:text-properties officeooo:rsid="00d2e410"/>
    </style:style>
    <style:style style:name="T47" style:family="text">
      <style:text-properties officeooo:rsid="00d5c59a"/>
    </style:style>
    <style:style style:name="T48" style:family="text">
      <style:text-properties officeooo:rsid="00d72e6a"/>
    </style:style>
    <style:style style:name="T49" style:family="text">
      <style:text-properties officeooo:rsid="00d7844c"/>
    </style:style>
    <style:style style:name="T50" style:family="text">
      <style:text-properties officeooo:rsid="00df2460"/>
    </style:style>
    <style:style style:name="T51" style:family="text">
      <style:text-properties officeooo:rsid="00e004ab"/>
    </style:style>
    <style:style style:name="T52" style:family="text">
      <style:text-properties officeooo:rsid="00e39aee"/>
    </style:style>
    <style:style style:name="T53" style:family="text">
      <style:text-properties officeooo:rsid="00e6cd6d"/>
    </style:style>
    <style:style style:name="T54" style:family="text">
      <style:text-properties officeooo:rsid="00e8cb39"/>
    </style:style>
    <style:style style:name="T55" style:family="text">
      <style:text-properties officeooo:rsid="00ea2ee5"/>
    </style:style>
    <style:style style:name="T56" style:family="text">
      <style:text-properties officeooo:rsid="00eb02ff"/>
    </style:style>
    <style:style style:name="T57" style:family="text">
      <style:text-properties officeooo:rsid="00ec19fe"/>
    </style:style>
    <style:style style:name="T58" style:family="text">
      <style:text-properties officeooo:rsid="00ee2a08"/>
    </style:style>
    <style:style style:name="T59" style:family="text">
      <style:text-properties officeooo:rsid="00f3291b"/>
    </style:style>
    <style:style style:name="T60" style:family="text">
      <style:text-properties officeooo:rsid="00f8dfc7"/>
    </style:style>
    <style:style style:name="T61" style:family="text">
      <style:text-properties officeooo:rsid="00f92bd2"/>
    </style:style>
    <style:style style:name="T62" style:family="text">
      <style:text-properties officeooo:rsid="00f988cd"/>
    </style:style>
    <style:style style:name="T63" style:family="text">
      <style:text-properties officeooo:rsid="00f7a045"/>
    </style:style>
    <style:style style:name="T64" style:family="text">
      <style:text-properties officeooo:rsid="00f83948"/>
    </style:style>
    <style:style style:name="T65" style:family="text">
      <style:text-properties officeooo:rsid="010493cc"/>
    </style:style>
    <style:style style:name="T66" style:family="text">
      <style:text-properties officeooo:rsid="00f85b41"/>
    </style:style>
    <style:style style:name="T67" style:family="text">
      <style:text-properties officeooo:rsid="00fa556e"/>
    </style:style>
    <style:style style:name="T68" style:family="text">
      <style:text-properties officeooo:rsid="005f0c0c"/>
    </style:style>
    <style:style style:name="T69" style:family="text">
      <style:text-properties officeooo:rsid="00d4605f"/>
    </style:style>
    <style:style style:name="T70" style:family="text">
      <style:text-properties officeooo:rsid="0008960a"/>
    </style:style>
    <style:style style:name="T71" style:family="text">
      <style:text-properties officeooo:rsid="01124599"/>
    </style:style>
    <style:style style:name="T72" style:family="text">
      <style:text-properties officeooo:rsid="00fddb32"/>
    </style:style>
    <style:style style:name="T73" style:family="text">
      <style:text-properties officeooo:rsid="00daab37"/>
    </style:style>
    <style:style style:name="T74" style:family="text">
      <style:text-properties officeooo:rsid="00093938"/>
    </style:style>
    <style:style style:name="T75" style:family="text">
      <style:text-properties officeooo:rsid="000ceb46"/>
    </style:style>
    <style:style style:name="T76" style:family="text">
      <style:text-properties officeooo:rsid="000eacd6"/>
    </style:style>
    <style:style style:name="T77" style:family="text">
      <style:text-properties officeooo:rsid="0078e064"/>
    </style:style>
    <style:style style:name="T78" style:family="text">
      <style:text-properties officeooo:rsid="0079a7d8"/>
    </style:style>
    <style:style style:name="T79" style:family="text">
      <style:text-properties officeooo:rsid="008373f7"/>
    </style:style>
    <style:style style:name="T80" style:family="text">
      <style:text-properties officeooo:rsid="00542dad"/>
    </style:style>
    <style:style style:name="T81" style:family="text">
      <style:text-properties officeooo:rsid="007b3623"/>
    </style:style>
    <style:style style:name="T82" style:family="text">
      <style:text-properties officeooo:rsid="007ba89e"/>
    </style:style>
    <style:style style:name="T83" style:family="text">
      <style:text-properties officeooo:rsid="00deb5ee"/>
    </style:style>
    <style:style style:name="T84" style:family="text">
      <style:text-properties officeooo:rsid="00531944"/>
    </style:style>
    <style:style style:name="T85" style:family="text">
      <style:text-properties officeooo:rsid="00881ea3"/>
    </style:style>
    <style:style style:name="T86" style:family="text">
      <style:text-properties officeooo:rsid="00ff2c80"/>
    </style:style>
    <style:style style:name="T87" style:family="text">
      <style:text-properties officeooo:rsid="0105b662"/>
    </style:style>
    <style:style style:name="T88" style:family="text">
      <style:text-properties officeooo:rsid="0108ad4a"/>
    </style:style>
    <style:style style:name="T89" style:family="text">
      <style:text-properties officeooo:rsid="010a840d"/>
    </style:style>
    <style:style style:name="T90" style:family="text">
      <style:text-properties officeooo:rsid="001d4876"/>
    </style:style>
    <style:style style:name="T91" style:family="text">
      <style:text-properties officeooo:rsid="0056881d"/>
    </style:style>
    <style:style style:name="T92" style:family="text">
      <style:text-properties officeooo:rsid="011785dd"/>
    </style:style>
    <style:style style:name="T93" style:family="text">
      <style:text-properties officeooo:rsid="00f3572a"/>
    </style:style>
    <style:style style:name="T94" style:family="text">
      <style:text-properties officeooo:rsid="00f5dc2e"/>
    </style:style>
    <style:style style:name="T95" style:family="text">
      <style:text-properties officeooo:rsid="00f3b28a"/>
    </style:style>
    <style:style style:name="T96" style:family="text">
      <style:text-properties officeooo:rsid="0101c9b3"/>
    </style:style>
    <style:style style:name="T97" style:family="text">
      <style:text-properties officeooo:rsid="00f6be78"/>
    </style:style>
    <style:style style:name="T98" style:family="text">
      <style:text-properties officeooo:rsid="01047fb5"/>
    </style:style>
    <style:style style:name="T99" style:family="text">
      <style:text-properties officeooo:rsid="010ff261"/>
    </style:style>
    <style:style style:name="T100" style:family="text">
      <style:text-properties officeooo:rsid="01106a1d"/>
    </style:style>
    <style:style style:name="T101" style:family="text">
      <style:text-properties officeooo:rsid="00f71673"/>
    </style:style>
    <style:style style:name="T102" style:family="text">
      <style:text-properties officeooo:rsid="010420c2"/>
    </style:style>
    <style:style style:name="T103" style:family="text">
      <style:text-properties officeooo:rsid="0106d0eb"/>
    </style:style>
    <style:style style:name="T104" style:family="text">
      <style:text-properties officeooo:rsid="01091fb4"/>
    </style:style>
    <style:style style:name="T105" style:family="text">
      <style:text-properties officeooo:rsid="010b1765"/>
    </style:style>
    <style:style style:name="T106" style:family="text">
      <style:text-properties officeooo:rsid="010b1a08"/>
    </style:style>
    <style:style style:name="T107" style:family="text">
      <style:text-properties officeooo:rsid="01161f69"/>
    </style:style>
    <style:style style:name="T108" style:family="text">
      <style:text-properties officeooo:rsid="0118a6a6"/>
    </style:style>
    <style:style style:name="T109" style:family="text">
      <style:text-properties officeooo:rsid="011a214a"/>
    </style:style>
    <style:style style:name="T110" style:family="text">
      <style:text-properties officeooo:rsid="011accf9"/>
    </style:style>
    <style:style style:name="T111" style:family="text">
      <style:text-properties officeooo:rsid="011c29ea"/>
    </style:style>
    <style:style style:name="T112" style:family="text">
      <style:text-properties officeooo:rsid="011c3786"/>
    </style:style>
    <style:style style:name="T113" style:family="text">
      <style:text-properties officeooo:rsid="011cc289"/>
    </style:style>
    <style:style style:name="T114" style:family="text">
      <style:text-properties officeooo:rsid="011e24d5"/>
    </style:style>
    <style:style style:name="T115" style:family="text">
      <style:text-properties officeooo:rsid="011f3927"/>
    </style:style>
    <style:style style:name="T116" style:family="text">
      <style:text-properties officeooo:rsid="0120ea38"/>
    </style:style>
    <style:style style:name="T117" style:family="text">
      <style:text-properties officeooo:rsid="01243237"/>
    </style:style>
    <style:style style:name="T118" style:family="text">
      <style:text-properties officeooo:rsid="0124de3c"/>
    </style:style>
    <style:style style:name="T119" style:family="text">
      <style:text-properties officeooo:rsid="0126b176"/>
    </style:style>
    <style:style style:name="T120" style:family="text">
      <style:text-properties officeooo:rsid="012b9245"/>
    </style:style>
    <style:style style:name="T121" style:family="text">
      <style:text-properties officeooo:rsid="01302863"/>
    </style:style>
    <style:style style:name="T122" style:family="text">
      <style:text-properties officeooo:rsid="01318492"/>
    </style:style>
    <style:style style:name="T123" style:family="text">
      <style:text-properties officeooo:rsid="0133721b"/>
    </style:style>
    <style:style style:name="T124" style:family="text">
      <style:text-properties officeooo:rsid="01384f38"/>
    </style:style>
    <style:style style:name="T125" style:family="text">
      <style:text-properties officeooo:rsid="0139fdf0"/>
    </style:style>
    <style:style style:name="T126" style:family="text">
      <style:text-properties officeooo:rsid="013b8750"/>
    </style:style>
    <style:style style:name="T127" style:family="text">
      <style:text-properties officeooo:rsid="013c0327"/>
    </style:style>
    <style:style style:name="T128" style:family="text">
      <style:text-properties officeooo:rsid="013de234"/>
    </style:style>
    <style:style style:name="T129" style:family="text">
      <style:text-properties officeooo:rsid="013f4cee"/>
    </style:style>
    <style:style style:name="T130" style:family="text">
      <style:text-properties officeooo:rsid="0140e9c3"/>
    </style:style>
    <style:style style:name="T131" style:family="text">
      <style:text-properties officeooo:rsid="0141cb56"/>
    </style:style>
    <style:style style:name="T132" style:family="text">
      <style:text-properties officeooo:rsid="0141da61"/>
    </style:style>
    <style:style style:name="T133" style:family="text">
      <style:text-properties officeooo:rsid="01455174"/>
    </style:style>
    <style:style style:name="T134" style:family="text">
      <style:text-properties officeooo:rsid="014aa14f"/>
    </style:style>
    <style:style style:name="T135" style:family="text">
      <style:text-properties officeooo:rsid="014c70b1"/>
    </style:style>
    <style:style style:name="T136" style:family="text">
      <style:text-properties officeooo:rsid="014feb0b"/>
    </style:style>
    <style:style style:name="T137" style:family="text">
      <style:text-properties officeooo:rsid="0152a3b1"/>
    </style:style>
    <style:style style:name="T138" style:family="text">
      <style:text-properties officeooo:rsid="0152be03"/>
    </style:style>
    <style:style style:name="T139" style:family="text">
      <style:text-properties officeooo:rsid="01542fe6"/>
    </style:style>
    <style:style style:name="T140" style:family="text">
      <style:text-properties officeooo:rsid="01555294"/>
    </style:style>
    <style:style style:name="T141" style:family="text">
      <style:text-properties officeooo:rsid="0155e9c6"/>
    </style:style>
    <style:style style:name="T142" style:family="text">
      <style:text-properties officeooo:rsid="0158ebc6"/>
    </style:style>
    <style:style style:name="T143" style:family="text">
      <style:text-properties officeooo:rsid="015a2e49"/>
    </style:style>
    <style:style style:name="T144" style:family="text">
      <style:text-properties officeooo:rsid="015a6093"/>
    </style:style>
    <style:style style:name="T145" style:family="text">
      <style:text-properties officeooo:rsid="015bc618"/>
    </style:style>
    <style:style style:name="T146" style:family="text">
      <style:text-properties officeooo:rsid="016235f3"/>
    </style:style>
    <style:style style:name="T147" style:family="text">
      <style:text-properties officeooo:rsid="0163799d"/>
    </style:style>
    <style:style style:name="T148" style:family="text">
      <style:text-properties officeooo:rsid="0164fce0"/>
    </style:style>
    <style:style style:name="T149" style:family="text">
      <style:text-properties officeooo:rsid="0165f960"/>
    </style:style>
    <style:style style:name="T150" style:family="text">
      <style:text-properties officeooo:rsid="0167c4c9"/>
    </style:style>
    <style:style style:name="T151" style:family="text">
      <style:text-properties officeooo:rsid="016810d5"/>
    </style:style>
    <style:style style:name="T152" style:family="text">
      <style:text-properties officeooo:rsid="01694780"/>
    </style:style>
    <style:style style:name="T153" style:family="text">
      <style:text-properties officeooo:rsid="016e4581"/>
    </style:style>
    <style:style style:name="T154" style:family="text">
      <style:text-properties officeooo:rsid="01701766"/>
    </style:style>
    <style:style style:name="T155" style:family="text">
      <style:text-properties officeooo:rsid="0173fa91"/>
    </style:style>
    <style:style style:name="T156" style:family="text">
      <style:text-properties officeooo:rsid="01760203"/>
    </style:style>
    <style:style style:name="T157" style:family="text">
      <style:text-properties officeooo:rsid="017a0847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17a0847" style:font-weight-asian="normal" style:font-weight-complex="normal"/>
    </style:style>
    <style:style style:name="T160" style:family="text">
      <style:text-properties fo:font-weight="normal" officeooo:rsid="017ccc0d" style:font-weight-asian="normal" style:font-weight-complex="normal"/>
    </style:style>
    <style:style style:name="T161" style:family="text">
      <style:text-properties fo:font-weight="normal" officeooo:rsid="019e2b1f" style:font-weight-asian="normal" style:font-weight-complex="normal"/>
    </style:style>
    <style:style style:name="T162" style:family="text">
      <style:text-properties fo:font-weight="normal" officeooo:rsid="03b58cec" style:font-weight-asian="normal" style:font-weight-complex="normal"/>
    </style:style>
    <style:style style:name="T163" style:family="text">
      <style:text-properties fo:font-weight="normal" officeooo:rsid="03b6cf4b" style:font-weight-asian="normal" style:font-weight-complex="normal"/>
    </style:style>
    <style:style style:name="T164" style:family="text">
      <style:text-properties fo:font-weight="normal" officeooo:rsid="03ba6d63" style:font-weight-asian="normal" style:font-weight-complex="normal"/>
    </style:style>
    <style:style style:name="T165" style:family="text">
      <style:text-properties fo:font-weight="normal" officeooo:rsid="03bd842d" style:font-weight-asian="normal" style:font-weight-complex="normal"/>
    </style:style>
    <style:style style:name="T166" style:family="text">
      <style:text-properties fo:font-weight="normal" officeooo:rsid="03d57526" style:font-weight-asian="normal" style:font-weight-complex="normal"/>
    </style:style>
    <style:style style:name="T167" style:family="text">
      <style:text-properties fo:font-weight="normal" officeooo:rsid="03dd9cce" style:font-weight-asian="normal" style:font-weight-complex="normal"/>
    </style:style>
    <style:style style:name="T168" style:family="text">
      <style:text-properties fo:font-weight="normal" officeooo:rsid="04238af5" style:font-weight-asian="normal" style:font-weight-complex="normal"/>
    </style:style>
    <style:style style:name="T169" style:family="text">
      <style:text-properties fo:font-weight="normal" officeooo:rsid="04248413" style:font-weight-asian="normal" style:font-weight-complex="normal"/>
    </style:style>
    <style:style style:name="T170" style:family="text">
      <style:text-properties fo:font-weight="normal" officeooo:rsid="042556b2" style:font-weight-asian="normal" style:font-weight-complex="normal"/>
    </style:style>
    <style:style style:name="T171" style:family="text">
      <style:text-properties fo:font-weight="normal" officeooo:rsid="0426a494" style:font-weight-asian="normal" style:font-weight-complex="normal"/>
    </style:style>
    <style:style style:name="T172" style:family="text">
      <style:text-properties fo:font-weight="normal" officeooo:rsid="03bcfdbe" style:font-weight-asian="normal" style:font-weight-complex="normal"/>
    </style:style>
    <style:style style:name="T173" style:family="text">
      <style:text-properties fo:font-weight="normal" officeooo:rsid="047724f1" style:font-weight-asian="normal" style:font-weight-complex="normal"/>
    </style:style>
    <style:style style:name="T174" style:family="text">
      <style:text-properties fo:font-weight="normal" officeooo:rsid="03a4e9a6" style:font-weight-asian="normal" style:font-weight-complex="normal"/>
    </style:style>
    <style:style style:name="T175" style:family="text">
      <style:text-properties fo:font-weight="normal" officeooo:rsid="062f324e" style:font-weight-asian="normal" style:font-weight-complex="normal"/>
    </style:style>
    <style:style style:name="T176" style:family="text">
      <style:text-properties fo:font-weight="normal" officeooo:rsid="077b1431" style:font-weight-asian="normal" style:font-weight-complex="normal"/>
    </style:style>
    <style:style style:name="T177" style:family="text">
      <style:text-properties officeooo:rsid="0185fa46"/>
    </style:style>
    <style:style style:name="T178" style:family="text">
      <style:text-properties officeooo:rsid="018787be"/>
    </style:style>
    <style:style style:name="T179" style:family="text">
      <style:text-properties officeooo:rsid="0187aaba"/>
    </style:style>
    <style:style style:name="T180" style:family="text">
      <style:text-properties officeooo:rsid="018949bc"/>
    </style:style>
    <style:style style:name="T181" style:family="text">
      <style:text-properties officeooo:rsid="01895983"/>
    </style:style>
    <style:style style:name="T182" style:family="text">
      <style:text-properties officeooo:rsid="01907083"/>
    </style:style>
    <style:style style:name="T183" style:family="text">
      <style:text-properties officeooo:rsid="01936573"/>
    </style:style>
    <style:style style:name="T184" style:family="text">
      <style:text-properties officeooo:rsid="01943d04"/>
    </style:style>
    <style:style style:name="T185" style:family="text">
      <style:text-properties officeooo:rsid="01984cb2"/>
    </style:style>
    <style:style style:name="T186" style:family="text">
      <style:text-properties officeooo:rsid="019ce3cc"/>
    </style:style>
    <style:style style:name="T187" style:family="text">
      <style:text-properties officeooo:rsid="019e2b1f"/>
    </style:style>
    <style:style style:name="T188" style:family="text">
      <style:text-properties fo:font-style="italic"/>
    </style:style>
    <style:style style:name="T1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2" style:family="text">
      <style:text-properties officeooo:rsid="01a5ba4a"/>
    </style:style>
    <style:style style:name="T193" style:family="text">
      <style:text-properties officeooo:rsid="01a94156"/>
    </style:style>
    <style:style style:name="T194" style:family="text">
      <style:text-properties officeooo:rsid="01aaa7d7"/>
    </style:style>
    <style:style style:name="T195" style:family="text">
      <style:text-properties officeooo:rsid="01aae690"/>
    </style:style>
    <style:style style:name="T196" style:family="text">
      <style:text-properties officeooo:rsid="01abcdd8"/>
    </style:style>
    <style:style style:name="T197" style:family="text">
      <style:text-properties officeooo:rsid="01abf68c"/>
    </style:style>
    <style:style style:name="T198" style:family="text">
      <style:text-properties officeooo:rsid="01ad1496"/>
    </style:style>
    <style:style style:name="T199" style:family="text">
      <style:text-properties officeooo:rsid="01ae729f"/>
    </style:style>
    <style:style style:name="T200" style:family="text">
      <style:text-properties officeooo:rsid="01b41e90"/>
    </style:style>
    <style:style style:name="T201" style:family="text">
      <style:text-properties officeooo:rsid="01b58856"/>
    </style:style>
    <style:style style:name="T202" style:family="text">
      <style:text-properties officeooo:rsid="01b71cae"/>
    </style:style>
    <style:style style:name="T203" style:family="text">
      <style:text-properties officeooo:rsid="01b76a58"/>
    </style:style>
    <style:style style:name="T204" style:family="text">
      <style:text-properties officeooo:rsid="01bb3fb3"/>
    </style:style>
    <style:style style:name="T205" style:family="text">
      <style:text-properties officeooo:rsid="01bf3ed5"/>
    </style:style>
    <style:style style:name="T206" style:family="text">
      <style:text-properties officeooo:rsid="01c6a9f5"/>
    </style:style>
    <style:style style:name="T207" style:family="text">
      <style:text-properties officeooo:rsid="01c832ff"/>
    </style:style>
    <style:style style:name="T208" style:family="text">
      <style:text-properties officeooo:rsid="01c882b9"/>
    </style:style>
    <style:style style:name="T209" style:family="text">
      <style:text-properties officeooo:rsid="01c8da3c"/>
    </style:style>
    <style:style style:name="T210" style:family="text">
      <style:text-properties officeooo:rsid="01cb6914"/>
    </style:style>
    <style:style style:name="T211" style:family="text">
      <style:text-properties officeooo:rsid="01cd684b"/>
    </style:style>
    <style:style style:name="T212" style:family="text">
      <style:text-properties officeooo:rsid="01cf0e85"/>
    </style:style>
    <style:style style:name="T213" style:family="text">
      <style:text-properties officeooo:rsid="01cf1236"/>
    </style:style>
    <style:style style:name="T214" style:family="text">
      <style:text-properties officeooo:rsid="01cf521d"/>
    </style:style>
    <style:style style:name="T215" style:family="text">
      <style:text-properties officeooo:rsid="01d4361f"/>
    </style:style>
    <style:style style:name="T216" style:family="text">
      <style:text-properties officeooo:rsid="01d6d942"/>
    </style:style>
    <style:style style:name="T217" style:family="text">
      <style:text-properties officeooo:rsid="01d85de3"/>
    </style:style>
    <style:style style:name="T218" style:family="text">
      <style:text-properties officeooo:rsid="01ddf533"/>
    </style:style>
    <style:style style:name="T219" style:family="text">
      <style:text-properties officeooo:rsid="01dfee0d"/>
    </style:style>
    <style:style style:name="T220" style:family="text">
      <style:text-properties officeooo:rsid="01e198b0"/>
    </style:style>
    <style:style style:name="T221" style:family="text">
      <style:text-properties officeooo:rsid="01e29e5c"/>
    </style:style>
    <style:style style:name="T222" style:family="text">
      <style:text-properties officeooo:rsid="01e513ea"/>
    </style:style>
    <style:style style:name="T223" style:family="text">
      <style:text-properties officeooo:rsid="01e51e3c"/>
    </style:style>
    <style:style style:name="T224" style:family="text">
      <style:text-properties officeooo:rsid="01e7f486"/>
    </style:style>
    <style:style style:name="T225" style:family="text">
      <style:text-properties officeooo:rsid="01ec8359"/>
    </style:style>
    <style:style style:name="T226" style:family="text">
      <style:text-properties officeooo:rsid="01edff67"/>
    </style:style>
    <style:style style:name="T227" style:family="text">
      <style:text-properties officeooo:rsid="01efa177"/>
    </style:style>
    <style:style style:name="T228" style:family="text">
      <style:text-properties officeooo:rsid="01f3bbe6"/>
    </style:style>
    <style:style style:name="T229" style:family="text">
      <style:text-properties officeooo:rsid="01f59790"/>
    </style:style>
    <style:style style:name="T230" style:family="text">
      <style:text-properties officeooo:rsid="01f7aba1"/>
    </style:style>
    <style:style style:name="T231" style:family="text">
      <style:text-properties officeooo:rsid="01fae4cf"/>
    </style:style>
    <style:style style:name="T232" style:family="text">
      <style:text-properties officeooo:rsid="02023326"/>
    </style:style>
    <style:style style:name="T233" style:family="text">
      <style:text-properties officeooo:rsid="0203c2be"/>
    </style:style>
    <style:style style:name="T234" style:family="text">
      <style:text-properties officeooo:rsid="0207536f"/>
    </style:style>
    <style:style style:name="T235" style:family="text">
      <style:text-properties officeooo:rsid="02089710"/>
    </style:style>
    <style:style style:name="T236" style:family="text">
      <style:text-properties officeooo:rsid="02096631"/>
    </style:style>
    <style:style style:name="T237" style:family="text">
      <style:text-properties officeooo:rsid="020a53c1"/>
    </style:style>
    <style:style style:name="T238" style:family="text">
      <style:text-properties officeooo:rsid="020d04e9"/>
    </style:style>
    <style:style style:name="T239" style:family="text">
      <style:text-properties officeooo:rsid="020d9699"/>
    </style:style>
    <style:style style:name="T240" style:family="text">
      <style:text-properties officeooo:rsid="020efbcf"/>
    </style:style>
    <style:style style:name="T241" style:family="text">
      <style:text-properties officeooo:rsid="02106f81"/>
    </style:style>
    <style:style style:name="T242" style:family="text">
      <style:text-properties officeooo:rsid="02113e85"/>
    </style:style>
    <style:style style:name="T243" style:family="text">
      <style:text-properties officeooo:rsid="02124031"/>
    </style:style>
    <style:style style:name="T244" style:family="text">
      <style:text-properties officeooo:rsid="02129465"/>
    </style:style>
    <style:style style:name="T245" style:family="text">
      <style:text-properties officeooo:rsid="02143c22"/>
    </style:style>
    <style:style style:name="T246" style:family="text">
      <style:text-properties officeooo:rsid="02193569"/>
    </style:style>
    <style:style style:name="T247" style:family="text">
      <style:text-properties officeooo:rsid="0219b4bb"/>
    </style:style>
    <style:style style:name="T248" style:family="text">
      <style:text-properties officeooo:rsid="021ae34c"/>
    </style:style>
    <style:style style:name="T249" style:family="text">
      <style:text-properties officeooo:rsid="021c9192"/>
    </style:style>
    <style:style style:name="T250" style:family="text">
      <style:text-properties officeooo:rsid="021d47a9"/>
    </style:style>
    <style:style style:name="T251" style:family="text">
      <style:text-properties officeooo:rsid="021e2e85"/>
    </style:style>
    <style:style style:name="T252" style:family="text">
      <style:text-properties officeooo:rsid="0220026f"/>
    </style:style>
    <style:style style:name="T253" style:family="text">
      <style:text-properties officeooo:rsid="0222103b"/>
    </style:style>
    <style:style style:name="T254" style:family="text">
      <style:text-properties officeooo:rsid="02227558"/>
    </style:style>
    <style:style style:name="T255" style:family="text">
      <style:text-properties officeooo:rsid="02252b73"/>
    </style:style>
    <style:style style:name="T256" style:family="text">
      <style:text-properties officeooo:rsid="02298a11"/>
    </style:style>
    <style:style style:name="T257" style:family="text">
      <style:text-properties officeooo:rsid="0229e3b9"/>
    </style:style>
    <style:style style:name="T258" style:family="text">
      <style:text-properties officeooo:rsid="022acebe"/>
    </style:style>
    <style:style style:name="T259" style:family="text">
      <style:text-properties officeooo:rsid="022d1c2c"/>
    </style:style>
    <style:style style:name="T260" style:family="text">
      <style:text-properties officeooo:rsid="0230fbe9"/>
    </style:style>
    <style:style style:name="T261" style:family="text">
      <style:text-properties officeooo:rsid="02328a24"/>
    </style:style>
    <style:style style:name="T262" style:family="text">
      <style:text-properties officeooo:rsid="0232e02c"/>
    </style:style>
    <style:style style:name="T263" style:family="text">
      <style:text-properties officeooo:rsid="02374d4e"/>
    </style:style>
    <style:style style:name="T264" style:family="text">
      <style:text-properties officeooo:rsid="023c4b73"/>
    </style:style>
    <style:style style:name="T265" style:family="text">
      <style:text-properties officeooo:rsid="02413593"/>
    </style:style>
    <style:style style:name="T266" style:family="text">
      <style:text-properties officeooo:rsid="0247bca1"/>
    </style:style>
    <style:style style:name="T267" style:family="text">
      <style:text-properties officeooo:rsid="02489750"/>
    </style:style>
    <style:style style:name="T268" style:family="text">
      <style:text-properties officeooo:rsid="0248b6e9"/>
    </style:style>
    <style:style style:name="T269" style:family="text">
      <style:text-properties officeooo:rsid="025bc158"/>
    </style:style>
    <style:style style:name="T270" style:family="text">
      <style:text-properties officeooo:rsid="025caa0e"/>
    </style:style>
    <style:style style:name="T271" style:family="text">
      <style:text-properties officeooo:rsid="025e6b69"/>
    </style:style>
    <style:style style:name="T272" style:family="text">
      <style:text-properties officeooo:rsid="025fa6d6"/>
    </style:style>
    <style:style style:name="T273" style:family="text">
      <style:text-properties officeooo:rsid="02618de7"/>
    </style:style>
    <style:style style:name="T274" style:family="text">
      <style:text-properties officeooo:rsid="026302a4"/>
    </style:style>
    <style:style style:name="T275" style:family="text">
      <style:text-properties officeooo:rsid="02630a57"/>
    </style:style>
    <style:style style:name="T276" style:family="text">
      <style:text-properties officeooo:rsid="02649f85"/>
    </style:style>
    <style:style style:name="T277" style:family="text">
      <style:text-properties officeooo:rsid="0265b83e"/>
    </style:style>
    <style:style style:name="T278" style:family="text">
      <style:text-properties officeooo:rsid="0267117f"/>
    </style:style>
    <style:style style:name="T279" style:family="text">
      <style:text-properties officeooo:rsid="026903af"/>
    </style:style>
    <style:style style:name="T280" style:family="text">
      <style:text-properties officeooo:rsid="026a496d"/>
    </style:style>
    <style:style style:name="T281" style:family="text">
      <style:text-properties officeooo:rsid="026ade76"/>
    </style:style>
    <style:style style:name="T282" style:family="text">
      <style:text-properties officeooo:rsid="02735c8a"/>
    </style:style>
    <style:style style:name="T283" style:family="text">
      <style:text-properties officeooo:rsid="02747d7a"/>
    </style:style>
    <style:style style:name="T284" style:family="text">
      <style:text-properties officeooo:rsid="0276724b"/>
    </style:style>
    <style:style style:name="T285" style:family="text">
      <style:text-properties officeooo:rsid="02783f62"/>
    </style:style>
    <style:style style:name="T286" style:family="text">
      <style:text-properties officeooo:rsid="0279ac81"/>
    </style:style>
    <style:style style:name="T287" style:family="text">
      <style:text-properties officeooo:rsid="027a6621"/>
    </style:style>
    <style:style style:name="T288" style:family="text">
      <style:text-properties officeooo:rsid="027ac61a"/>
    </style:style>
    <style:style style:name="T289" style:family="text">
      <style:text-properties officeooo:rsid="027c0b03"/>
    </style:style>
    <style:style style:name="T290" style:family="text">
      <style:text-properties officeooo:rsid="02807284"/>
    </style:style>
    <style:style style:name="T291" style:family="text">
      <style:text-properties officeooo:rsid="028106f2"/>
    </style:style>
    <style:style style:name="T292" style:family="text">
      <style:text-properties officeooo:rsid="028230ea"/>
    </style:style>
    <style:style style:name="T293" style:family="text">
      <style:text-properties officeooo:rsid="0283fe61"/>
    </style:style>
    <style:style style:name="T294" style:family="text">
      <style:text-properties officeooo:rsid="0284bc8a"/>
    </style:style>
    <style:style style:name="T295" style:family="text">
      <style:text-properties officeooo:rsid="02877614"/>
    </style:style>
    <style:style style:name="T296" style:family="text">
      <style:text-properties officeooo:rsid="0288aaee"/>
    </style:style>
    <style:style style:name="T297" style:family="text">
      <style:text-properties officeooo:rsid="028b32a4"/>
    </style:style>
    <style:style style:name="T298" style:family="text">
      <style:text-properties officeooo:rsid="028b8780"/>
    </style:style>
    <style:style style:name="T299" style:family="text">
      <style:text-properties officeooo:rsid="028d8cf7"/>
    </style:style>
    <style:style style:name="T300" style:family="text">
      <style:text-properties officeooo:rsid="0291f5f4"/>
    </style:style>
    <style:style style:name="T301" style:family="text">
      <style:text-properties officeooo:rsid="02989196"/>
    </style:style>
    <style:style style:name="T302" style:family="text">
      <style:text-properties officeooo:rsid="029a7cc6"/>
    </style:style>
    <style:style style:name="T303" style:family="text">
      <style:text-properties officeooo:rsid="029cd95d"/>
    </style:style>
    <style:style style:name="T304" style:family="text">
      <style:text-properties officeooo:rsid="029eceda"/>
    </style:style>
    <style:style style:name="T305" style:family="text">
      <style:text-properties officeooo:rsid="029fa2ed"/>
    </style:style>
    <style:style style:name="T306" style:family="text">
      <style:text-properties officeooo:rsid="02a960a4"/>
    </style:style>
    <style:style style:name="T307" style:family="text">
      <style:text-properties officeooo:rsid="02aaebe6"/>
    </style:style>
    <style:style style:name="T308" style:family="text">
      <style:text-properties officeooo:rsid="02abf696"/>
    </style:style>
    <style:style style:name="T309" style:family="text">
      <style:text-properties officeooo:rsid="02b17efc"/>
    </style:style>
    <style:style style:name="T310" style:family="text">
      <style:text-properties officeooo:rsid="02b21d4e"/>
    </style:style>
    <style:style style:name="T311" style:family="text">
      <style:text-properties officeooo:rsid="02b3acad"/>
    </style:style>
    <style:style style:name="T312" style:family="text">
      <style:text-properties officeooo:rsid="02b3e303"/>
    </style:style>
    <style:style style:name="T313" style:family="text">
      <style:text-properties officeooo:rsid="02b559c8"/>
    </style:style>
    <style:style style:name="T314" style:family="text">
      <style:text-properties officeooo:rsid="02ba83eb"/>
    </style:style>
    <style:style style:name="T315" style:family="text">
      <style:text-properties officeooo:rsid="02bce96f"/>
    </style:style>
    <style:style style:name="T316" style:family="text">
      <style:text-properties officeooo:rsid="02bdff85"/>
    </style:style>
    <style:style style:name="T317" style:family="text">
      <style:text-properties officeooo:rsid="02bf9f20"/>
    </style:style>
    <style:style style:name="T318" style:family="text">
      <style:text-properties officeooo:rsid="02bfee2a"/>
    </style:style>
    <style:style style:name="T319" style:family="text">
      <style:text-properties officeooo:rsid="02c27374"/>
    </style:style>
    <style:style style:name="T320" style:family="text">
      <style:text-properties officeooo:rsid="02c8afb1"/>
    </style:style>
    <style:style style:name="T321" style:family="text">
      <style:text-properties officeooo:rsid="02cfc5de"/>
    </style:style>
    <style:style style:name="T322" style:family="text">
      <style:text-properties officeooo:rsid="02d18386"/>
    </style:style>
    <style:style style:name="T323" style:family="text">
      <style:text-properties officeooo:rsid="02d5a489"/>
    </style:style>
    <style:style style:name="T324" style:family="text">
      <style:text-properties officeooo:rsid="02d66ad7"/>
    </style:style>
    <style:style style:name="T325" style:family="text">
      <style:text-properties officeooo:rsid="02d75df3"/>
    </style:style>
    <style:style style:name="T326" style:family="text">
      <style:text-properties officeooo:rsid="02d7f4b0"/>
    </style:style>
    <style:style style:name="T327" style:family="text">
      <style:text-properties officeooo:rsid="02d9118e"/>
    </style:style>
    <style:style style:name="T328" style:family="text">
      <style:text-properties officeooo:rsid="02db5400"/>
    </style:style>
    <style:style style:name="T329" style:family="text">
      <style:text-properties officeooo:rsid="02dce639"/>
    </style:style>
    <style:style style:name="T330" style:family="text">
      <style:text-properties officeooo:rsid="02deda76"/>
    </style:style>
    <style:style style:name="T331" style:family="text">
      <style:text-properties officeooo:rsid="02dee797"/>
    </style:style>
    <style:style style:name="T332" style:family="text">
      <style:text-properties officeooo:rsid="02e0831e"/>
    </style:style>
    <style:style style:name="T333" style:family="text">
      <style:text-properties officeooo:rsid="02e0db8c"/>
    </style:style>
    <style:style style:name="T334" style:family="text">
      <style:text-properties officeooo:rsid="02e2ba83"/>
    </style:style>
    <style:style style:name="T335" style:family="text">
      <style:text-properties officeooo:rsid="02e317f6"/>
    </style:style>
    <style:style style:name="T336" style:family="text">
      <style:text-properties officeooo:rsid="02e4cc24"/>
    </style:style>
    <style:style style:name="T337" style:family="text">
      <style:text-properties officeooo:rsid="02e61189"/>
    </style:style>
    <style:style style:name="T338" style:family="text">
      <style:text-properties officeooo:rsid="02e6e887"/>
    </style:style>
    <style:style style:name="T339" style:family="text">
      <style:text-properties officeooo:rsid="02e99c25"/>
    </style:style>
    <style:style style:name="T340" style:family="text">
      <style:text-properties officeooo:rsid="02eaec55"/>
    </style:style>
    <style:style style:name="T341" style:family="text">
      <style:text-properties officeooo:rsid="02ed213d"/>
    </style:style>
    <style:style style:name="T342" style:family="text">
      <style:text-properties officeooo:rsid="02f3caaa"/>
    </style:style>
    <style:style style:name="T343" style:family="text">
      <style:text-properties officeooo:rsid="02fabaf0"/>
    </style:style>
    <style:style style:name="T344" style:family="text">
      <style:text-properties officeooo:rsid="02fb9645"/>
    </style:style>
    <style:style style:name="T345" style:family="text">
      <style:text-properties officeooo:rsid="02ff9eba"/>
    </style:style>
    <style:style style:name="T346" style:family="text">
      <style:text-properties officeooo:rsid="03003bce"/>
    </style:style>
    <style:style style:name="T347" style:family="text">
      <style:text-properties officeooo:rsid="03079981"/>
    </style:style>
    <style:style style:name="T348" style:family="text">
      <style:text-properties officeooo:rsid="030cf816"/>
    </style:style>
    <style:style style:name="T349" style:family="text">
      <style:text-properties officeooo:rsid="0310e900"/>
    </style:style>
    <style:style style:name="T350" style:family="text">
      <style:text-properties officeooo:rsid="0312d470"/>
    </style:style>
    <style:style style:name="T351" style:family="text">
      <style:text-properties officeooo:rsid="0315ed85"/>
    </style:style>
    <style:style style:name="T352" style:family="text">
      <style:text-properties officeooo:rsid="0315fa58"/>
    </style:style>
    <style:style style:name="T353" style:family="text">
      <style:text-properties officeooo:rsid="0317cc67"/>
    </style:style>
    <style:style style:name="T354" style:family="text">
      <style:text-properties officeooo:rsid="031876c5"/>
    </style:style>
    <style:style style:name="T355" style:family="text">
      <style:text-properties officeooo:rsid="0319339e"/>
    </style:style>
    <style:style style:name="T356" style:family="text">
      <style:text-properties officeooo:rsid="031cc679"/>
    </style:style>
    <style:style style:name="T357" style:family="text">
      <style:text-properties officeooo:rsid="031d6c5b"/>
    </style:style>
    <style:style style:name="T358" style:family="text">
      <style:text-properties officeooo:rsid="0326d110"/>
    </style:style>
    <style:style style:name="T359" style:family="text">
      <style:text-properties officeooo:rsid="0328b3c2"/>
    </style:style>
    <style:style style:name="T360" style:family="text">
      <style:text-properties officeooo:rsid="032a2673"/>
    </style:style>
    <style:style style:name="T361" style:family="text">
      <style:text-properties officeooo:rsid="032d8803"/>
    </style:style>
    <style:style style:name="T362" style:family="text">
      <style:text-properties officeooo:rsid="0330eb99"/>
    </style:style>
    <style:style style:name="T363" style:family="text">
      <style:text-properties officeooo:rsid="0332cafd"/>
    </style:style>
    <style:style style:name="T364" style:family="text">
      <style:text-properties officeooo:rsid="0332efea"/>
    </style:style>
    <style:style style:name="T365" style:family="text">
      <style:text-properties officeooo:rsid="033ed10e"/>
    </style:style>
    <style:style style:name="T366" style:family="text">
      <style:text-properties officeooo:rsid="03404570"/>
    </style:style>
    <style:style style:name="T367" style:family="text">
      <style:text-properties officeooo:rsid="0342187c"/>
    </style:style>
    <style:style style:name="T368" style:family="text">
      <style:text-properties officeooo:rsid="034a28aa"/>
    </style:style>
    <style:style style:name="T369" style:family="text">
      <style:text-properties officeooo:rsid="034b8f63"/>
    </style:style>
    <style:style style:name="T370" style:family="text">
      <style:text-properties officeooo:rsid="0350ca97"/>
    </style:style>
    <style:style style:name="T371" style:family="text">
      <style:text-properties officeooo:rsid="035b4341"/>
    </style:style>
    <style:style style:name="T372" style:family="text">
      <style:text-properties officeooo:rsid="035b5aa9"/>
    </style:style>
    <style:style style:name="T373" style:family="text">
      <style:text-properties officeooo:rsid="035e0270"/>
    </style:style>
    <style:style style:name="T374" style:family="text">
      <style:text-properties officeooo:rsid="035e200e"/>
    </style:style>
    <style:style style:name="T375" style:family="text">
      <style:text-properties officeooo:rsid="035f317e"/>
    </style:style>
    <style:style style:name="T376" style:family="text">
      <style:text-properties officeooo:rsid="03650859"/>
    </style:style>
    <style:style style:name="T377" style:family="text">
      <style:text-properties officeooo:rsid="036874b5"/>
    </style:style>
    <style:style style:name="T378" style:family="text">
      <style:text-properties officeooo:rsid="0369c876"/>
    </style:style>
    <style:style style:name="T379" style:family="text">
      <style:text-properties officeooo:rsid="036a070b"/>
    </style:style>
    <style:style style:name="T380" style:family="text">
      <style:text-properties officeooo:rsid="036c8cf7"/>
    </style:style>
    <style:style style:name="T381" style:family="text">
      <style:text-properties officeooo:rsid="036ec633"/>
    </style:style>
    <style:style style:name="T382" style:family="text">
      <style:text-properties officeooo:rsid="0372aeaf"/>
    </style:style>
    <style:style style:name="T383" style:family="text">
      <style:text-properties officeooo:rsid="0378149b"/>
    </style:style>
    <style:style style:name="T384" style:family="text">
      <style:text-properties officeooo:rsid="0379b7c9"/>
    </style:style>
    <style:style style:name="T385" style:family="text">
      <style:text-properties officeooo:rsid="0379c28c"/>
    </style:style>
    <style:style style:name="T386" style:family="text">
      <style:text-properties officeooo:rsid="037e8102"/>
    </style:style>
    <style:style style:name="T387" style:family="text">
      <style:text-properties officeooo:rsid="037ebd1d"/>
    </style:style>
    <style:style style:name="T388" style:family="text">
      <style:text-properties officeooo:rsid="03830eab"/>
    </style:style>
    <style:style style:name="T389" style:family="text">
      <style:text-properties officeooo:rsid="03861570"/>
    </style:style>
    <style:style style:name="T390" style:family="text">
      <style:text-properties officeooo:rsid="0388f7d7"/>
    </style:style>
    <style:style style:name="T391" style:family="text">
      <style:text-properties officeooo:rsid="0389204d"/>
    </style:style>
    <style:style style:name="T392" style:family="text">
      <style:text-properties officeooo:rsid="038a54cd"/>
    </style:style>
    <style:style style:name="T393" style:family="text">
      <style:text-properties officeooo:rsid="038b91e7"/>
    </style:style>
    <style:style style:name="T394" style:family="text">
      <style:text-properties officeooo:rsid="03931a7e"/>
    </style:style>
    <style:style style:name="T395" style:family="text">
      <style:text-properties officeooo:rsid="03945cc6"/>
    </style:style>
    <style:style style:name="T396" style:family="text">
      <style:text-properties officeooo:rsid="03949656"/>
    </style:style>
    <style:style style:name="T397" style:family="text">
      <style:text-properties officeooo:rsid="03967e68"/>
    </style:style>
    <style:style style:name="T398" style:family="text">
      <style:text-properties officeooo:rsid="03997416"/>
    </style:style>
    <style:style style:name="T399" style:family="text">
      <style:text-properties officeooo:rsid="039e402d"/>
    </style:style>
    <style:style style:name="T400" style:family="text">
      <style:text-properties officeooo:rsid="039ff57d"/>
    </style:style>
    <style:style style:name="T401" style:family="text">
      <style:text-properties officeooo:rsid="03a04517"/>
    </style:style>
    <style:style style:name="T402" style:family="text">
      <style:text-properties officeooo:rsid="03a4e9a6"/>
    </style:style>
    <style:style style:name="T403" style:family="text">
      <style:text-properties officeooo:rsid="03a5ab3e"/>
    </style:style>
    <style:style style:name="T404" style:family="text">
      <style:text-properties officeooo:rsid="03a71467"/>
    </style:style>
    <style:style style:name="T405" style:family="text">
      <style:text-properties officeooo:rsid="03a7e282"/>
    </style:style>
    <style:style style:name="T406" style:family="text">
      <style:text-properties officeooo:rsid="03a87793"/>
    </style:style>
    <style:style style:name="T407" style:family="text">
      <style:text-properties officeooo:rsid="03aac06b"/>
    </style:style>
    <style:style style:name="T408" style:family="text">
      <style:text-properties officeooo:rsid="03ab2cea"/>
    </style:style>
    <style:style style:name="T409" style:family="text">
      <style:text-properties officeooo:rsid="03b10939"/>
    </style:style>
    <style:style style:name="T410" style:family="text">
      <style:text-properties officeooo:rsid="03b1cea9"/>
    </style:style>
    <style:style style:name="T411" style:family="text">
      <style:text-properties officeooo:rsid="03b58cec"/>
    </style:style>
    <style:style style:name="T412" style:family="text">
      <style:text-properties officeooo:rsid="03c1c749"/>
    </style:style>
    <style:style style:name="T413" style:family="text">
      <style:text-properties officeooo:rsid="03c44fba"/>
    </style:style>
    <style:style style:name="T414" style:family="text">
      <style:text-properties officeooo:rsid="03cd8dd9"/>
    </style:style>
    <style:style style:name="T415" style:family="text">
      <style:text-properties officeooo:rsid="03cf09b1"/>
    </style:style>
    <style:style style:name="T416" style:family="text">
      <style:text-properties officeooo:rsid="03d3cd60"/>
    </style:style>
    <style:style style:name="T417" style:family="text">
      <style:text-properties officeooo:rsid="03d7655a"/>
    </style:style>
    <style:style style:name="T418" style:family="text">
      <style:text-properties officeooo:rsid="03e28553"/>
    </style:style>
    <style:style style:name="T419" style:family="text">
      <style:text-properties officeooo:rsid="03e5e5b6"/>
    </style:style>
    <style:style style:name="T420" style:family="text">
      <style:text-properties officeooo:rsid="03e6f2dc"/>
    </style:style>
    <style:style style:name="T421" style:family="text">
      <style:text-properties officeooo:rsid="03ea4a99"/>
    </style:style>
    <style:style style:name="T422" style:family="text">
      <style:text-properties officeooo:rsid="03eb2adf"/>
    </style:style>
    <style:style style:name="T423" style:family="text">
      <style:text-properties officeooo:rsid="03f3317a"/>
    </style:style>
    <style:style style:name="T424" style:family="text">
      <style:text-properties officeooo:rsid="03f423d9"/>
    </style:style>
    <style:style style:name="T425" style:family="text">
      <style:text-properties officeooo:rsid="03f75089"/>
    </style:style>
    <style:style style:name="T426" style:family="text">
      <style:text-properties officeooo:rsid="03ff42b1"/>
    </style:style>
    <style:style style:name="T427" style:family="text">
      <style:text-properties officeooo:rsid="03ffc6a0"/>
    </style:style>
    <style:style style:name="T428" style:family="text">
      <style:text-properties officeooo:rsid="0401caf9"/>
    </style:style>
    <style:style style:name="T429" style:family="text">
      <style:text-properties officeooo:rsid="040291e8"/>
    </style:style>
    <style:style style:name="T430" style:family="text">
      <style:text-properties officeooo:rsid="040f16cc"/>
    </style:style>
    <style:style style:name="T431" style:family="text">
      <style:text-properties officeooo:rsid="0410d2c6"/>
    </style:style>
    <style:style style:name="T432" style:family="text">
      <style:text-properties officeooo:rsid="04134abd"/>
    </style:style>
    <style:style style:name="T433" style:family="text">
      <style:text-properties officeooo:rsid="04147550"/>
    </style:style>
    <style:style style:name="T434" style:family="text">
      <style:text-properties officeooo:rsid="0417c449"/>
    </style:style>
    <style:style style:name="T435" style:family="text">
      <style:text-properties officeooo:rsid="04198eff"/>
    </style:style>
    <style:style style:name="T436" style:family="text">
      <style:text-properties officeooo:rsid="041a88a0"/>
    </style:style>
    <style:style style:name="T437" style:family="text">
      <style:text-properties officeooo:rsid="041c2ed9"/>
    </style:style>
    <style:style style:name="T438" style:family="text">
      <style:text-properties officeooo:rsid="042d613b"/>
    </style:style>
    <style:style style:name="T439" style:family="text">
      <style:text-properties officeooo:rsid="042dd690"/>
    </style:style>
    <style:style style:name="T440" style:family="text">
      <style:text-properties officeooo:rsid="042e964f"/>
    </style:style>
    <style:style style:name="T441" style:family="text">
      <style:text-properties officeooo:rsid="04321c81"/>
    </style:style>
    <style:style style:name="T442" style:family="text">
      <style:text-properties officeooo:rsid="0432b9bb"/>
    </style:style>
    <style:style style:name="T443" style:family="text">
      <style:text-properties officeooo:rsid="0433c03b"/>
    </style:style>
    <style:style style:name="T444" style:family="text">
      <style:text-properties officeooo:rsid="04359fe8"/>
    </style:style>
    <style:style style:name="T445" style:family="text">
      <style:text-properties officeooo:rsid="0435c687"/>
    </style:style>
    <style:style style:name="T446" style:family="text">
      <style:text-properties officeooo:rsid="043620ca"/>
    </style:style>
    <style:style style:name="T447" style:family="text">
      <style:text-properties officeooo:rsid="0437df6e"/>
    </style:style>
    <style:style style:name="T448" style:family="text">
      <style:text-properties officeooo:rsid="043b125e"/>
    </style:style>
    <style:style style:name="T449" style:family="text">
      <style:text-properties officeooo:rsid="043ce005"/>
    </style:style>
    <style:style style:name="T450" style:family="text">
      <style:text-properties officeooo:rsid="043ef67a"/>
    </style:style>
    <style:style style:name="T451" style:family="text">
      <style:text-properties officeooo:rsid="043f83fe"/>
    </style:style>
    <style:style style:name="T452" style:family="text">
      <style:text-properties officeooo:rsid="043f9f48"/>
    </style:style>
    <style:style style:name="T453" style:family="text">
      <style:text-properties officeooo:rsid="04406dcf"/>
    </style:style>
    <style:style style:name="T454" style:family="text">
      <style:text-properties officeooo:rsid="04423082"/>
    </style:style>
    <style:style style:name="T455" style:family="text">
      <style:text-properties officeooo:rsid="04429bdc"/>
    </style:style>
    <style:style style:name="T456" style:family="text">
      <style:text-properties officeooo:rsid="0443e35b"/>
    </style:style>
    <style:style style:name="T457" style:family="text">
      <style:text-properties officeooo:rsid="0447f2c0"/>
    </style:style>
    <style:style style:name="T458" style:family="text">
      <style:text-properties officeooo:rsid="044907a9"/>
    </style:style>
    <style:style style:name="T459" style:family="text">
      <style:text-properties officeooo:rsid="044bb851"/>
    </style:style>
    <style:style style:name="T460" style:family="text">
      <style:text-properties officeooo:rsid="044d0de0"/>
    </style:style>
    <style:style style:name="T461" style:family="text">
      <style:text-properties officeooo:rsid="044ffafc"/>
    </style:style>
    <style:style style:name="T462" style:family="text">
      <style:text-properties officeooo:rsid="04507600"/>
    </style:style>
    <style:style style:name="T463" style:family="text">
      <style:text-properties officeooo:rsid="04525b31"/>
    </style:style>
    <style:style style:name="T464" style:family="text">
      <style:text-properties officeooo:rsid="04540251"/>
    </style:style>
    <style:style style:name="T465" style:family="text">
      <style:text-properties officeooo:rsid="04541b79"/>
    </style:style>
    <style:style style:name="T466" style:family="text">
      <style:text-properties officeooo:rsid="0457ef80"/>
    </style:style>
    <style:style style:name="T467" style:family="text">
      <style:text-properties officeooo:rsid="0459992a"/>
    </style:style>
    <style:style style:name="T468" style:family="text">
      <style:text-properties officeooo:rsid="045a8cd9"/>
    </style:style>
    <style:style style:name="T469" style:family="text">
      <style:text-properties officeooo:rsid="045fa117"/>
    </style:style>
    <style:style style:name="T470" style:family="text">
      <style:text-properties officeooo:rsid="046187e1"/>
    </style:style>
    <style:style style:name="T471" style:family="text">
      <style:text-properties officeooo:rsid="04635ad3"/>
    </style:style>
    <style:style style:name="T472" style:family="text">
      <style:text-properties officeooo:rsid="0463fbe9"/>
    </style:style>
    <style:style style:name="T473" style:family="text">
      <style:text-properties officeooo:rsid="04662cef"/>
    </style:style>
    <style:style style:name="T474" style:family="text">
      <style:text-properties officeooo:rsid="0467fbb3"/>
    </style:style>
    <style:style style:name="T475" style:family="text">
      <style:text-properties officeooo:rsid="0468aaf3"/>
    </style:style>
    <style:style style:name="T476" style:family="text">
      <style:text-properties officeooo:rsid="047a10d0"/>
    </style:style>
    <style:style style:name="T477" style:family="text">
      <style:text-properties officeooo:rsid="047e91c4"/>
    </style:style>
    <style:style style:name="T478" style:family="text">
      <style:text-properties officeooo:rsid="047f0927"/>
    </style:style>
    <style:style style:name="T479" style:family="text">
      <style:text-properties officeooo:rsid="0482be84"/>
    </style:style>
    <style:style style:name="T480" style:family="text">
      <style:text-properties officeooo:rsid="04840713"/>
    </style:style>
    <style:style style:name="T481" style:family="text">
      <style:text-properties officeooo:rsid="048b0f8a"/>
    </style:style>
    <style:style style:name="T482" style:family="text">
      <style:text-properties officeooo:rsid="048d357d"/>
    </style:style>
    <style:style style:name="T483" style:family="text">
      <style:text-properties officeooo:rsid="04902187"/>
    </style:style>
    <style:style style:name="T484" style:family="text">
      <style:text-properties officeooo:rsid="04970dd8"/>
    </style:style>
    <style:style style:name="T485" style:family="text">
      <style:text-properties officeooo:rsid="04972a72"/>
    </style:style>
    <style:style style:name="T486" style:family="text">
      <style:text-properties officeooo:rsid="049b2ba8"/>
    </style:style>
    <style:style style:name="T487" style:family="text">
      <style:text-properties officeooo:rsid="049cf4da"/>
    </style:style>
    <style:style style:name="T488" style:family="text">
      <style:text-properties officeooo:rsid="049e6d83"/>
    </style:style>
    <style:style style:name="T489" style:family="text">
      <style:text-properties officeooo:rsid="04a0107e"/>
    </style:style>
    <style:style style:name="T490" style:family="text">
      <style:text-properties officeooo:rsid="04a1c038"/>
    </style:style>
    <style:style style:name="T491" style:family="text">
      <style:text-properties officeooo:rsid="04a234b8"/>
    </style:style>
    <style:style style:name="T492" style:family="text">
      <style:text-properties officeooo:rsid="04a3ec90"/>
    </style:style>
    <style:style style:name="T493" style:family="text">
      <style:text-properties officeooo:rsid="04a4e6c6"/>
    </style:style>
    <style:style style:name="T494" style:family="text">
      <style:text-properties officeooo:rsid="04a6d9be"/>
    </style:style>
    <style:style style:name="T495" style:family="text">
      <style:text-properties officeooo:rsid="04aea14c"/>
    </style:style>
    <style:style style:name="T496" style:family="text">
      <style:text-properties officeooo:rsid="04b01eb2"/>
    </style:style>
    <style:style style:name="T497" style:family="text">
      <style:text-properties officeooo:rsid="04b1ba7e"/>
    </style:style>
    <style:style style:name="T498" style:family="text">
      <style:text-properties officeooo:rsid="04b3b459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6fd4c4f"/>
    </style:style>
    <style:style style:name="T741" style:family="text">
      <style:text-properties officeooo:rsid="06ff0e9d"/>
    </style:style>
    <style:style style:name="T742" style:family="text">
      <style:text-properties officeooo:rsid="07005ff3"/>
    </style:style>
    <style:style style:name="T743" style:family="text">
      <style:text-properties officeooo:rsid="07033ede"/>
    </style:style>
    <style:style style:name="T744" style:family="text">
      <style:text-properties officeooo:rsid="0704cc8f"/>
    </style:style>
    <style:style style:name="T745" style:family="text">
      <style:text-properties officeooo:rsid="07086371"/>
    </style:style>
    <style:style style:name="T746" style:family="text">
      <style:text-properties officeooo:rsid="0709d32c"/>
    </style:style>
    <style:style style:name="T747" style:family="text">
      <style:text-properties officeooo:rsid="071d7ab4"/>
    </style:style>
    <style:style style:name="T748" style:family="text">
      <style:text-properties officeooo:rsid="0723ea59"/>
    </style:style>
    <style:style style:name="T749" style:family="text">
      <style:text-properties officeooo:rsid="07259521"/>
    </style:style>
    <style:style style:name="T750" style:family="text">
      <style:text-properties officeooo:rsid="0730b50e"/>
    </style:style>
    <style:style style:name="T751" style:family="text">
      <style:text-properties officeooo:rsid="07317418"/>
    </style:style>
    <style:style style:name="T752" style:family="text">
      <style:text-properties officeooo:rsid="07321227"/>
    </style:style>
    <style:style style:name="T753" style:family="text">
      <style:text-properties officeooo:rsid="07322ddb"/>
    </style:style>
    <style:style style:name="T754" style:family="text">
      <style:text-properties officeooo:rsid="0732d496"/>
    </style:style>
    <style:style style:name="T755" style:family="text">
      <style:text-properties officeooo:rsid="07332d8f"/>
    </style:style>
    <style:style style:name="T756" style:family="text">
      <style:text-properties officeooo:rsid="0736e651"/>
    </style:style>
    <style:style style:name="T757" style:family="text">
      <style:text-properties officeooo:rsid="073727fe"/>
    </style:style>
    <style:style style:name="T758" style:family="text">
      <style:text-properties officeooo:rsid="07390b95"/>
    </style:style>
    <style:style style:name="T759" style:family="text">
      <style:text-properties officeooo:rsid="073cc43a"/>
    </style:style>
    <style:style style:name="T760" style:family="text">
      <style:text-properties officeooo:rsid="073d6416"/>
    </style:style>
    <style:style style:name="T761" style:family="text">
      <style:text-properties officeooo:rsid="073f60ae"/>
    </style:style>
    <style:style style:name="T762" style:family="text">
      <style:text-properties officeooo:rsid="07400827"/>
    </style:style>
    <style:style style:name="T763" style:family="text">
      <style:text-properties officeooo:rsid="074018af"/>
    </style:style>
    <style:style style:name="T764" style:family="text">
      <style:text-properties officeooo:rsid="0740c370"/>
    </style:style>
    <style:style style:name="T765" style:family="text">
      <style:text-properties officeooo:rsid="0741127e"/>
    </style:style>
    <style:style style:name="T766" style:family="text">
      <style:text-properties officeooo:rsid="0742cb23"/>
    </style:style>
    <style:style style:name="T767" style:family="text">
      <style:text-properties officeooo:rsid="07448ac8"/>
    </style:style>
    <style:style style:name="T768" style:family="text">
      <style:text-properties officeooo:rsid="07449890"/>
    </style:style>
    <style:style style:name="T769" style:family="text">
      <style:text-properties officeooo:rsid="0746052f"/>
    </style:style>
    <style:style style:name="T770" style:family="text">
      <style:text-properties officeooo:rsid="074811af"/>
    </style:style>
    <style:style style:name="T771" style:family="text">
      <style:text-properties officeooo:rsid="074b7844"/>
    </style:style>
    <style:style style:name="T772" style:family="text">
      <style:text-properties officeooo:rsid="074dabb9"/>
    </style:style>
    <style:style style:name="T773" style:family="text">
      <style:text-properties officeooo:rsid="075027e6"/>
    </style:style>
    <style:style style:name="T774" style:family="text">
      <style:text-properties officeooo:rsid="0750966a"/>
    </style:style>
    <style:style style:name="T775" style:family="text">
      <style:text-properties officeooo:rsid="0752dee5"/>
    </style:style>
    <style:style style:name="T776" style:family="text">
      <style:text-properties officeooo:rsid="075920e0"/>
    </style:style>
    <style:style style:name="T777" style:family="text">
      <style:text-properties officeooo:rsid="07598a85"/>
    </style:style>
    <style:style style:name="T778" style:family="text">
      <style:text-properties officeooo:rsid="0759a1b2"/>
    </style:style>
    <style:style style:name="T779" style:family="text">
      <style:text-properties officeooo:rsid="0759d3a3"/>
    </style:style>
    <style:style style:name="T780" style:family="text">
      <style:text-properties officeooo:rsid="075ce370"/>
    </style:style>
    <style:style style:name="T781" style:family="text">
      <style:text-properties officeooo:rsid="075d51d0"/>
    </style:style>
    <style:style style:name="T782" style:family="text">
      <style:text-properties officeooo:rsid="075e0569"/>
    </style:style>
    <style:style style:name="T783" style:family="text">
      <style:text-properties officeooo:rsid="075fc138"/>
    </style:style>
    <style:style style:name="T784" style:family="text">
      <style:text-properties officeooo:rsid="075ff862"/>
    </style:style>
    <style:style style:name="T785" style:family="text">
      <style:text-properties officeooo:rsid="07601cd9"/>
    </style:style>
    <style:style style:name="T786" style:family="text">
      <style:text-properties officeooo:rsid="0761e988"/>
    </style:style>
    <style:style style:name="T787" style:family="text">
      <style:text-properties officeooo:rsid="0767c80e"/>
    </style:style>
    <style:style style:name="T788" style:family="text">
      <style:text-properties officeooo:rsid="0769c79d"/>
    </style:style>
    <style:style style:name="T789" style:family="text">
      <style:text-properties officeooo:rsid="076c388a"/>
    </style:style>
    <style:style style:name="T790" style:family="text">
      <style:text-properties officeooo:rsid="0770e6b7"/>
    </style:style>
    <style:style style:name="T791" style:family="text">
      <style:text-properties style:font-weight-asian="bold" style:font-weight-complex="bold"/>
    </style:style>
    <style:style style:name="T792" style:family="text">
      <style:text-properties officeooo:rsid="05d74cd6" style:font-weight-asian="bold" style:font-weight-complex="bold"/>
    </style:style>
    <style:style style:name="T793" style:family="text">
      <style:text-properties officeooo:rsid="07332d8f" style:font-weight-asian="bold" style:font-weight-complex="bold"/>
    </style:style>
    <style:style style:name="T794" style:family="text">
      <style:text-properties officeooo:rsid="06086fbd" style:font-weight-asian="bold" style:font-weight-complex="bold"/>
    </style:style>
    <style:style style:name="T795" style:family="text">
      <style:text-properties officeooo:rsid="0609f852" style:font-weight-asian="bold" style:font-weight-complex="bold"/>
    </style:style>
    <style:style style:name="T796" style:family="text">
      <style:text-properties officeooo:rsid="060ad3d7" style:font-weight-asian="bold" style:font-weight-complex="bold"/>
    </style:style>
    <style:style style:name="T797" style:family="text">
      <style:text-properties officeooo:rsid="0632e3da" style:font-weight-asian="bold" style:font-weight-complex="bold"/>
    </style:style>
    <style:style style:name="T798" style:family="text">
      <style:text-properties officeooo:rsid="0437df6e" style:font-weight-asian="bold" style:font-weight-complex="bold"/>
    </style:style>
    <style:style style:name="T799" style:family="text">
      <style:text-properties officeooo:rsid="0372aeaf" style:font-weight-asian="bold" style:font-weight-complex="bold"/>
    </style:style>
    <style:style style:name="T800" style:family="text">
      <style:text-properties officeooo:rsid="060af3f5" style:font-weight-asian="bold" style:font-weight-complex="bold"/>
    </style:style>
    <style:style style:name="T801" style:family="text">
      <style:text-properties officeooo:rsid="04238af5" style:font-weight-asian="bold" style:font-weight-complex="bold"/>
    </style:style>
    <style:style style:name="T802" style:family="text">
      <style:text-properties officeooo:rsid="060c39b8" style:font-weight-asian="bold" style:font-weight-complex="bold"/>
    </style:style>
    <style:style style:name="T803" style:family="text">
      <style:text-properties officeooo:rsid="03a4e9a6" style:font-weight-asian="bold" style:font-weight-complex="bold"/>
    </style:style>
    <style:style style:name="T804" style:family="text">
      <style:text-properties officeooo:rsid="061f4f9c" style:font-weight-asian="bold" style:font-weight-complex="bold"/>
    </style:style>
    <style:style style:name="T805" style:family="text">
      <style:text-properties officeooo:rsid="06ca7224" style:font-weight-asian="bold" style:font-weight-complex="bold"/>
    </style:style>
    <style:style style:name="T806" style:family="text">
      <style:text-properties officeooo:rsid="0625277d" style:font-weight-asian="bold" style:font-weight-complex="bold"/>
    </style:style>
    <style:style style:name="T807" style:family="text">
      <style:text-properties officeooo:rsid="06cd0ea7" style:font-weight-asian="bold" style:font-weight-complex="bold"/>
    </style:style>
    <style:style style:name="T808" style:family="text">
      <style:text-properties officeooo:rsid="063e9233" style:font-weight-asian="bold" style:font-weight-complex="bold"/>
    </style:style>
    <style:style style:name="T809" style:family="text">
      <style:text-properties officeooo:rsid="061df09b" style:font-weight-asian="bold" style:font-weight-complex="bold"/>
    </style:style>
    <style:style style:name="T810" style:family="text">
      <style:text-properties officeooo:rsid="062f324e" style:font-weight-asian="bold" style:font-weight-complex="bold"/>
    </style:style>
    <style:style style:name="T811" style:family="text">
      <style:text-properties officeooo:rsid="0634c7b6" style:font-weight-asian="bold" style:font-weight-complex="bold"/>
    </style:style>
    <style:style style:name="T812" style:family="text">
      <style:text-properties officeooo:rsid="05f9ba46" style:font-weight-asian="bold" style:font-weight-complex="bold"/>
    </style:style>
    <style:style style:name="T813" style:family="text">
      <style:text-properties officeooo:rsid="06ea7091" style:font-weight-asian="bold" style:font-weight-complex="bold"/>
    </style:style>
    <style:style style:name="T814" style:family="text">
      <style:text-properties officeooo:rsid="042e993b" style:font-weight-asian="bold" style:font-weight-complex="bold"/>
    </style:style>
    <style:style style:name="T815" style:family="text">
      <style:text-properties officeooo:rsid="050bb4ca" style:font-weight-asian="bold" style:font-weight-complex="bold"/>
    </style:style>
    <style:style style:name="T816" style:family="text">
      <style:text-properties officeooo:rsid="051d8c5e" style:font-weight-asian="bold" style:font-weight-complex="bold"/>
    </style:style>
    <style:style style:name="T817" style:family="text">
      <style:text-properties officeooo:rsid="0523a25e" style:font-weight-asian="bold" style:font-weight-complex="bold"/>
    </style:style>
    <style:style style:name="T818" style:family="text">
      <style:text-properties officeooo:rsid="053248e7" style:font-weight-asian="bold" style:font-weight-complex="bold"/>
    </style:style>
    <style:style style:name="T819" style:family="text">
      <style:text-properties officeooo:rsid="05354e78" style:font-weight-asian="bold" style:font-weight-complex="bold"/>
    </style:style>
    <style:style style:name="T820" style:family="text">
      <style:text-properties officeooo:rsid="0537219d" style:font-weight-asian="bold" style:font-weight-complex="bold"/>
    </style:style>
    <style:style style:name="T821" style:family="text">
      <style:text-properties officeooo:rsid="055469f5" style:font-weight-asian="bold" style:font-weight-complex="bold"/>
    </style:style>
    <style:style style:name="T822" style:family="text">
      <style:text-properties officeooo:rsid="05a0a2ac" style:font-weight-asian="bold" style:font-weight-complex="bold"/>
    </style:style>
    <style:style style:name="T823" style:family="text">
      <style:text-properties officeooo:rsid="05d29889" style:font-weight-asian="bold" style:font-weight-complex="bold"/>
    </style:style>
    <style:style style:name="T824" style:family="text">
      <style:text-properties officeooo:rsid="05b8f47d" style:font-weight-asian="bold" style:font-weight-complex="bold"/>
    </style:style>
    <style:style style:name="T825" style:family="text">
      <style:text-properties officeooo:rsid="05c958d4" style:font-weight-asian="bold" style:font-weight-complex="bold"/>
    </style:style>
    <style:style style:name="T826" style:family="text">
      <style:text-properties officeooo:rsid="05e07efd" style:font-weight-asian="bold" style:font-weight-complex="bold"/>
    </style:style>
    <style:style style:name="T827" style:family="text">
      <style:text-properties officeooo:rsid="025caa0e" style:font-weight-asian="bold" style:font-weight-complex="bold"/>
    </style:style>
    <style:style style:name="T828" style:family="text">
      <style:text-properties officeooo:rsid="04d86354" style:font-weight-asian="bold" style:font-weight-complex="bold"/>
    </style:style>
    <style:style style:name="T829" style:family="text">
      <style:text-properties officeooo:rsid="04de7130" style:font-weight-asian="bold" style:font-weight-complex="bold"/>
    </style:style>
    <style:style style:name="T830" style:family="text">
      <style:text-properties officeooo:rsid="0753718c" style:font-weight-asian="bold" style:font-weight-complex="bold"/>
    </style:style>
    <style:style style:name="T831" style:family="text">
      <style:text-properties officeooo:rsid="07550873" style:font-weight-asian="bold" style:font-weight-complex="bold"/>
    </style:style>
    <style:style style:name="T832" style:family="text">
      <style:text-properties officeooo:rsid="04bf7578" style:font-weight-asian="bold" style:font-weight-complex="bold"/>
    </style:style>
    <style:style style:name="T833" style:family="text">
      <style:text-properties officeooo:rsid="04b6c830" style:font-weight-asian="bold" style:font-weight-complex="bold"/>
    </style:style>
    <style:style style:name="T834" style:family="text">
      <style:text-properties officeooo:rsid="0766af6c" style:font-weight-asian="bold" style:font-weight-complex="bold"/>
    </style:style>
    <style:style style:name="T835" style:family="text">
      <style:text-properties officeooo:rsid="0767c80e" style:font-weight-asian="bold" style:font-weight-complex="bold"/>
    </style:style>
    <style:style style:name="T836" style:family="text">
      <style:text-properties officeooo:rsid="07598a85" style:font-weight-asian="bold" style:font-weight-complex="bold"/>
    </style:style>
    <style:style style:name="T837" style:family="text">
      <style:text-properties officeooo:rsid="0759d3a3" style:font-weight-asian="bold" style:font-weight-complex="bold"/>
    </style:style>
    <style:style style:name="T838" style:family="text">
      <style:text-properties officeooo:rsid="075fc138" style:font-weight-asian="bold" style:font-weight-complex="bold"/>
    </style:style>
    <style:style style:name="T839" style:family="text">
      <style:text-properties officeooo:rsid="014cf5a9" style:font-weight-asian="bold" style:font-weight-complex="bold"/>
    </style:style>
    <style:style style:name="T840" style:family="text">
      <style:text-properties officeooo:rsid="02b3acad" style:font-weight-asian="bold" style:font-weight-complex="bold"/>
    </style:style>
    <style:style style:name="T841" style:family="text">
      <style:text-properties officeooo:rsid="02c27374" style:font-weight-asian="bold" style:font-weight-complex="bold"/>
    </style:style>
    <style:style style:name="T842" style:family="text">
      <style:text-properties officeooo:rsid="02d7f4b0" style:font-weight-asian="bold" style:font-weight-complex="bold"/>
    </style:style>
    <style:style style:name="T843" style:family="text">
      <style:text-properties officeooo:rsid="02e6e887" style:font-weight-asian="bold" style:font-weight-complex="bold"/>
    </style:style>
    <style:style style:name="T844" style:family="text">
      <style:text-properties officeooo:rsid="0118a6a6" style:font-weight-asian="bold" style:font-weight-complex="bold"/>
    </style:style>
    <style:style style:name="T845" style:family="text">
      <style:text-properties officeooo:rsid="0118e77e" style:font-weight-asian="bold" style:font-weight-complex="bold"/>
    </style:style>
    <style:style style:name="T846" style:family="text">
      <style:text-properties officeooo:rsid="01d4361f" style:font-weight-asian="bold" style:font-weight-complex="bold"/>
    </style:style>
    <style:style style:name="T847" style:family="text">
      <style:text-properties officeooo:rsid="0120ea38" style:font-weight-asian="bold" style:font-weight-complex="bold"/>
    </style:style>
    <style:style style:name="T848" style:family="text">
      <style:text-properties officeooo:rsid="01311a80" style:font-weight-asian="bold" style:font-weight-complex="bold"/>
    </style:style>
    <style:style style:name="T849" style:family="text">
      <style:text-properties officeooo:rsid="01318492" style:font-weight-asian="bold" style:font-weight-complex="bold"/>
    </style:style>
    <style:style style:name="T850" style:family="text">
      <style:text-properties officeooo:rsid="01384f38" style:font-weight-asian="bold" style:font-weight-complex="bold"/>
    </style:style>
    <style:style style:name="T851" style:family="text">
      <style:text-properties officeooo:rsid="0133721b" style:font-weight-asian="bold" style:font-weight-complex="bold"/>
    </style:style>
    <style:style style:name="T852" style:family="text">
      <style:text-properties officeooo:rsid="013de234" style:font-weight-asian="bold" style:font-weight-complex="bold"/>
    </style:style>
    <style:style style:name="T853" style:family="text">
      <style:text-properties officeooo:rsid="01438800" style:font-weight-asian="bold" style:font-weight-complex="bold"/>
    </style:style>
    <style:style style:name="T854" style:family="text">
      <style:text-properties officeooo:rsid="014feb0b" style:font-weight-asian="bold" style:font-weight-complex="bold"/>
    </style:style>
    <style:style style:name="T855" style:family="text">
      <style:text-properties officeooo:rsid="0173fa91" style:font-weight-asian="bold" style:font-weight-complex="bold"/>
    </style:style>
    <style:style style:name="T856" style:family="text">
      <style:text-properties officeooo:rsid="017a0847" style:font-weight-asian="bold" style:font-weight-complex="bold"/>
    </style:style>
    <style:style style:name="T857" style:family="text">
      <style:text-properties officeooo:rsid="017aa7f2" style:font-weight-asian="bold" style:font-weight-complex="bold"/>
    </style:style>
    <style:style style:name="T858" style:family="text">
      <style:text-properties officeooo:rsid="019ce3cc" style:font-weight-asian="bold" style:font-weight-complex="bold"/>
    </style:style>
    <style:style style:name="T859" style:family="text">
      <style:text-properties officeooo:rsid="019e2b1f" style:font-weight-asian="bold" style:font-weight-complex="bold"/>
    </style:style>
    <style:style style:name="T860" style:family="text">
      <style:text-properties officeooo:rsid="01bf3ed5" style:font-weight-asian="bold" style:font-weight-complex="bold"/>
    </style:style>
    <style:style style:name="T861" style:family="text">
      <style:text-properties officeooo:rsid="02227558" style:font-weight-asian="bold" style:font-weight-complex="bold"/>
    </style:style>
    <style:style style:name="T862" style:family="text">
      <style:text-properties officeooo:rsid="0830bbed" style:font-weight-asian="bold" style:font-weight-complex="bold"/>
    </style:style>
    <style:style style:name="T863" style:family="text">
      <style:text-properties officeooo:rsid="09582543" style:font-weight-asian="bold" style:font-weight-complex="bold"/>
    </style:style>
    <style:style style:name="T864" style:family="text">
      <style:text-properties officeooo:rsid="09582648" style:font-weight-asian="bold" style:font-weight-complex="bold"/>
    </style:style>
    <style:style style:name="T865" style:family="text">
      <style:text-properties officeooo:rsid="09602b06" style:font-weight-asian="bold" style:font-weight-complex="bold"/>
    </style:style>
    <style:style style:name="T866" style:family="text">
      <style:text-properties officeooo:rsid="096699c3" style:font-weight-asian="bold" style:font-weight-complex="bold"/>
    </style:style>
    <style:style style:name="T867" style:family="text">
      <style:text-properties officeooo:rsid="0975b3ad" style:font-weight-asian="bold" style:font-weight-complex="bold"/>
    </style:style>
    <style:style style:name="T868" style:family="text">
      <style:text-properties officeooo:rsid="0976943b" style:font-weight-asian="bold" style:font-weight-complex="bold"/>
    </style:style>
    <style:style style:name="T869" style:family="text">
      <style:text-properties officeooo:rsid="098139f5" style:font-weight-asian="bold" style:font-weight-complex="bold"/>
    </style:style>
    <style:style style:name="T870" style:family="text">
      <style:text-properties officeooo:rsid="0c581156" style:font-weight-asian="bold" style:font-weight-complex="bold"/>
    </style:style>
    <style:style style:name="T871" style:family="text">
      <style:text-properties officeooo:rsid="00ea2ee5" style:font-size-asian="12pt" style:font-weight-asian="bold" style:font-size-complex="12pt" style:font-weight-complex="bold"/>
    </style:style>
    <style:style style:name="T872" style:family="text">
      <style:text-properties officeooo:rsid="079340a9"/>
    </style:style>
    <style:style style:name="T873" style:family="text">
      <style:text-properties officeooo:rsid="07943d53"/>
    </style:style>
    <style:style style:name="T874" style:family="text">
      <style:text-properties officeooo:rsid="07a0537a"/>
    </style:style>
    <style:style style:name="T875" style:family="text">
      <style:text-properties officeooo:rsid="07a8a14b"/>
    </style:style>
    <style:style style:name="T876" style:family="text">
      <style:text-properties officeooo:rsid="07aa0252"/>
    </style:style>
    <style:style style:name="T877" style:family="text">
      <style:text-properties officeooo:rsid="07b0c38b"/>
    </style:style>
    <style:style style:name="T878" style:family="text">
      <style:text-properties officeooo:rsid="07b729ce"/>
    </style:style>
    <style:style style:name="T879" style:family="text">
      <style:text-properties officeooo:rsid="07b896f7"/>
    </style:style>
    <style:style style:name="T880" style:family="text">
      <style:text-properties officeooo:rsid="07b93712"/>
    </style:style>
    <style:style style:name="T881" style:family="text">
      <style:text-properties officeooo:rsid="07bd6177"/>
    </style:style>
    <style:style style:name="T882" style:family="text">
      <style:text-properties officeooo:rsid="07bd96ca"/>
    </style:style>
    <style:style style:name="T883" style:family="text">
      <style:text-properties officeooo:rsid="07be8631"/>
    </style:style>
    <style:style style:name="T884" style:family="text">
      <style:text-properties officeooo:rsid="07bf300a"/>
    </style:style>
    <style:style style:name="T885" style:family="text">
      <style:text-properties officeooo:rsid="07bf79f7"/>
    </style:style>
    <style:style style:name="T886" style:family="text">
      <style:text-properties officeooo:rsid="07c16ce6"/>
    </style:style>
    <style:style style:name="T887" style:family="text">
      <style:text-properties officeooo:rsid="07c27967"/>
    </style:style>
    <style:style style:name="T888" style:family="text">
      <style:text-properties officeooo:rsid="07c7fe8f"/>
    </style:style>
    <style:style style:name="T889" style:family="text">
      <style:text-properties officeooo:rsid="07c8c7e4"/>
    </style:style>
    <style:style style:name="T890" style:family="text">
      <style:text-properties officeooo:rsid="07cb4b54"/>
    </style:style>
    <style:style style:name="T891" style:family="text">
      <style:text-properties officeooo:rsid="07ce040e"/>
    </style:style>
    <style:style style:name="T892" style:family="text">
      <style:text-properties officeooo:rsid="07ce0f00"/>
    </style:style>
    <style:style style:name="T893" style:family="text">
      <style:text-properties officeooo:rsid="07cf7bcd"/>
    </style:style>
    <style:style style:name="T894" style:family="text">
      <style:text-properties officeooo:rsid="07d41262"/>
    </style:style>
    <style:style style:name="T895" style:family="text">
      <style:text-properties officeooo:rsid="07d5633c"/>
    </style:style>
    <style:style style:name="T896" style:family="text">
      <style:text-properties officeooo:rsid="07d5843b"/>
    </style:style>
    <style:style style:name="T897" style:family="text">
      <style:text-properties officeooo:rsid="07d69de3"/>
    </style:style>
    <style:style style:name="T898" style:family="text">
      <style:text-properties officeooo:rsid="07d82fd4"/>
    </style:style>
    <style:style style:name="T899" style:family="text">
      <style:text-properties officeooo:rsid="07da0771"/>
    </style:style>
    <style:style style:name="T900" style:family="text">
      <style:text-properties officeooo:rsid="07dcfb14"/>
    </style:style>
    <style:style style:name="T901" style:family="text">
      <style:text-properties officeooo:rsid="07dfc171"/>
    </style:style>
    <style:style style:name="T902" style:family="text">
      <style:text-properties officeooo:rsid="07e1abd0"/>
    </style:style>
    <style:style style:name="T903" style:family="text">
      <style:text-properties officeooo:rsid="07e5f11c"/>
    </style:style>
    <style:style style:name="T904" style:family="text">
      <style:text-properties officeooo:rsid="07e7abec"/>
    </style:style>
    <style:style style:name="T905" style:family="text">
      <style:text-properties officeooo:rsid="07e7d761"/>
    </style:style>
    <style:style style:name="T906" style:family="text">
      <style:text-properties officeooo:rsid="07e87943"/>
    </style:style>
    <style:style style:name="T907" style:family="text">
      <style:text-properties officeooo:rsid="07ea724b"/>
    </style:style>
    <style:style style:name="T908" style:family="text">
      <style:text-properties officeooo:rsid="07eb58b1"/>
    </style:style>
    <style:style style:name="T909" style:family="text">
      <style:text-properties officeooo:rsid="07ec9397"/>
    </style:style>
    <style:style style:name="T910" style:family="text">
      <style:text-properties officeooo:rsid="07edaf0c"/>
    </style:style>
    <style:style style:name="T911" style:family="text">
      <style:text-properties officeooo:rsid="07edb52c"/>
    </style:style>
    <style:style style:name="T912" style:family="text">
      <style:text-properties officeooo:rsid="07eeae75"/>
    </style:style>
    <style:style style:name="T913" style:family="text">
      <style:text-properties officeooo:rsid="07ef765f"/>
    </style:style>
    <style:style style:name="T914" style:family="text">
      <style:text-properties officeooo:rsid="07f12425"/>
    </style:style>
    <style:style style:name="T915" style:family="text">
      <style:text-properties officeooo:rsid="07f22e13"/>
    </style:style>
    <style:style style:name="T916" style:family="text">
      <style:text-properties officeooo:rsid="07f3ee20"/>
    </style:style>
    <style:style style:name="T917" style:family="text">
      <style:text-properties officeooo:rsid="07f4568f"/>
    </style:style>
    <style:style style:name="T918" style:family="text">
      <style:text-properties officeooo:rsid="07f53974"/>
    </style:style>
    <style:style style:name="T919" style:family="text">
      <style:text-properties officeooo:rsid="07f68ce8"/>
    </style:style>
    <style:style style:name="T920" style:family="text">
      <style:text-properties officeooo:rsid="07f7a56a"/>
    </style:style>
    <style:style style:name="T921" style:family="text">
      <style:text-properties officeooo:rsid="07f87ada"/>
    </style:style>
    <style:style style:name="T922" style:family="text">
      <style:text-properties officeooo:rsid="07fb9066"/>
    </style:style>
    <style:style style:name="T923" style:family="text">
      <style:text-properties officeooo:rsid="07fbbbfd"/>
    </style:style>
    <style:style style:name="T924" style:family="text">
      <style:text-properties officeooo:rsid="07fd6c70"/>
    </style:style>
    <style:style style:name="T925" style:family="text">
      <style:text-properties officeooo:rsid="07fee197"/>
    </style:style>
    <style:style style:name="T926" style:family="text">
      <style:text-properties officeooo:rsid="07ffbc24"/>
    </style:style>
    <style:style style:name="T927" style:family="text">
      <style:text-properties officeooo:rsid="07ffdc71"/>
    </style:style>
    <style:style style:name="T928" style:family="text">
      <style:text-properties officeooo:rsid="08000b39"/>
    </style:style>
    <style:style style:name="T929" style:family="text">
      <style:text-properties officeooo:rsid="0801f095"/>
    </style:style>
    <style:style style:name="T930" style:family="text">
      <style:text-properties officeooo:rsid="0802bf6a"/>
    </style:style>
    <style:style style:name="T931" style:family="text">
      <style:text-properties officeooo:rsid="080395a1"/>
    </style:style>
    <style:style style:name="T932" style:family="text">
      <style:text-properties officeooo:rsid="0806b93d"/>
    </style:style>
    <style:style style:name="T933" style:family="text">
      <style:text-properties officeooo:rsid="08091ec0"/>
    </style:style>
    <style:style style:name="T934" style:family="text">
      <style:text-properties officeooo:rsid="080bc407"/>
    </style:style>
    <style:style style:name="T935" style:family="text">
      <style:text-properties officeooo:rsid="080fba1e"/>
    </style:style>
    <style:style style:name="T936" style:family="text">
      <style:text-properties officeooo:rsid="0812832f"/>
    </style:style>
    <style:style style:name="T937" style:family="text">
      <style:text-properties officeooo:rsid="08137b70"/>
    </style:style>
    <style:style style:name="T938" style:family="text">
      <style:text-properties officeooo:rsid="08195eda"/>
    </style:style>
    <style:style style:name="T939" style:family="text">
      <style:text-properties officeooo:rsid="081a0aa8"/>
    </style:style>
    <style:style style:name="T940" style:family="text">
      <style:text-properties officeooo:rsid="081bec56"/>
    </style:style>
    <style:style style:name="T941" style:family="text">
      <style:text-properties officeooo:rsid="081c1144"/>
    </style:style>
    <style:style style:name="T942" style:family="text">
      <style:text-properties officeooo:rsid="081caec0"/>
    </style:style>
    <style:style style:name="T943" style:family="text">
      <style:text-properties officeooo:rsid="081d68db"/>
    </style:style>
    <style:style style:name="T944" style:family="text">
      <style:text-properties officeooo:rsid="082122bf"/>
    </style:style>
    <style:style style:name="T945" style:family="text">
      <style:text-properties officeooo:rsid="0822c67e"/>
    </style:style>
    <style:style style:name="T946" style:family="text">
      <style:text-properties officeooo:rsid="0827e8f0"/>
    </style:style>
    <style:style style:name="T947" style:family="text">
      <style:text-properties officeooo:rsid="0832a904"/>
    </style:style>
    <style:style style:name="T948" style:family="text">
      <style:text-properties officeooo:rsid="03f3db74"/>
    </style:style>
    <style:style style:name="T949" style:family="text">
      <style:text-properties officeooo:rsid="083e46f7"/>
    </style:style>
    <style:style style:name="T950" style:family="text">
      <style:text-properties officeooo:rsid="02cab066"/>
    </style:style>
    <style:style style:name="T951" style:family="text">
      <style:text-properties officeooo:rsid="083e787c"/>
    </style:style>
    <style:style style:name="T952" style:family="text">
      <style:text-properties officeooo:rsid="0840593f"/>
    </style:style>
    <style:style style:name="T953" style:family="text">
      <style:text-properties officeooo:rsid="08414ae1"/>
    </style:style>
    <style:style style:name="T954" style:family="text">
      <style:text-properties officeooo:rsid="084270b7"/>
    </style:style>
    <style:style style:name="T955" style:family="text">
      <style:text-properties officeooo:rsid="08446432"/>
    </style:style>
    <style:style style:name="T956" style:family="text">
      <style:text-properties officeooo:rsid="0845f5a3"/>
    </style:style>
    <style:style style:name="T957" style:family="text">
      <style:text-properties officeooo:rsid="08493dba"/>
    </style:style>
    <style:style style:name="T958" style:family="text">
      <style:text-properties officeooo:rsid="084bf5e0"/>
    </style:style>
    <style:style style:name="T959" style:family="text">
      <style:text-properties officeooo:rsid="084cfa00"/>
    </style:style>
    <style:style style:name="T960" style:family="text">
      <style:text-properties officeooo:rsid="084e5390"/>
    </style:style>
    <style:style style:name="T961" style:family="text">
      <style:text-properties officeooo:rsid="08505a1a"/>
    </style:style>
    <style:style style:name="T962" style:family="text">
      <style:text-properties officeooo:rsid="08542f14"/>
    </style:style>
    <style:style style:name="T963" style:family="text">
      <style:text-properties officeooo:rsid="08552323"/>
    </style:style>
    <style:style style:name="T964" style:family="text">
      <style:text-properties officeooo:rsid="0858963c"/>
    </style:style>
    <style:style style:name="T965" style:family="text">
      <style:text-properties officeooo:rsid="0858d414"/>
    </style:style>
    <style:style style:name="T966" style:family="text">
      <style:text-properties officeooo:rsid="085a3191"/>
    </style:style>
    <style:style style:name="T967" style:family="text">
      <style:text-properties officeooo:rsid="085ac14a"/>
    </style:style>
    <style:style style:name="T968" style:family="text">
      <style:text-properties officeooo:rsid="085ca051"/>
    </style:style>
    <style:style style:name="T969" style:family="text">
      <style:text-properties officeooo:rsid="085e8842"/>
    </style:style>
    <style:style style:name="T970" style:family="text">
      <style:text-properties officeooo:rsid="086392ec"/>
    </style:style>
    <style:style style:name="T971" style:family="text">
      <style:text-properties officeooo:rsid="0865900f"/>
    </style:style>
    <style:style style:name="T972" style:family="text">
      <style:text-properties officeooo:rsid="086634fb"/>
    </style:style>
    <style:style style:name="T973" style:family="text">
      <style:text-properties officeooo:rsid="0869d2bd"/>
    </style:style>
    <style:style style:name="T974" style:family="text">
      <style:text-properties officeooo:rsid="086a5e9c"/>
    </style:style>
    <style:style style:name="T975" style:family="text">
      <style:text-properties officeooo:rsid="086d03d7"/>
    </style:style>
    <style:style style:name="T976" style:family="text">
      <style:text-properties officeooo:rsid="086e178e"/>
    </style:style>
    <style:style style:name="T977" style:family="text">
      <style:text-properties officeooo:rsid="086ff0fa"/>
    </style:style>
    <style:style style:name="T978" style:family="text">
      <style:text-properties officeooo:rsid="087290ff"/>
    </style:style>
    <style:style style:name="T979" style:family="text">
      <style:text-properties officeooo:rsid="087306ba"/>
    </style:style>
    <style:style style:name="T980" style:family="text">
      <style:text-properties officeooo:rsid="0874e748"/>
    </style:style>
    <style:style style:name="T981" style:family="text">
      <style:text-properties officeooo:rsid="087593c4"/>
    </style:style>
    <style:style style:name="T982" style:family="text">
      <style:text-properties officeooo:rsid="087921da"/>
    </style:style>
    <style:style style:name="T983" style:family="text">
      <style:text-properties officeooo:rsid="087a0a4f"/>
    </style:style>
    <style:style style:name="T984" style:family="text">
      <style:text-properties officeooo:rsid="087a12f4"/>
    </style:style>
    <style:style style:name="T985" style:family="text">
      <style:text-properties officeooo:rsid="087b1727"/>
    </style:style>
    <style:style style:name="T986" style:family="text">
      <style:text-properties officeooo:rsid="087d18ca"/>
    </style:style>
    <style:style style:name="T987" style:family="text">
      <style:text-properties officeooo:rsid="087d3abf"/>
    </style:style>
    <style:style style:name="T988" style:family="text">
      <style:text-properties officeooo:rsid="087f2f39"/>
    </style:style>
    <style:style style:name="T989" style:family="text">
      <style:text-properties officeooo:rsid="087f6eae"/>
    </style:style>
    <style:style style:name="T990" style:family="text">
      <style:text-properties officeooo:rsid="088113a0"/>
    </style:style>
    <style:style style:name="T991" style:family="text">
      <style:text-properties officeooo:rsid="08825cee"/>
    </style:style>
    <style:style style:name="T992" style:family="text">
      <style:text-properties officeooo:rsid="08828c49"/>
    </style:style>
    <style:style style:name="T993" style:family="text">
      <style:text-properties officeooo:rsid="088516da"/>
    </style:style>
    <style:style style:name="T994" style:family="text">
      <style:text-properties officeooo:rsid="08874e19"/>
    </style:style>
    <style:style style:name="T995" style:family="text">
      <style:text-properties officeooo:rsid="088978d3"/>
    </style:style>
    <style:style style:name="T996" style:family="text">
      <style:text-properties officeooo:rsid="088b5b26"/>
    </style:style>
    <style:style style:name="T997" style:family="text">
      <style:text-properties officeooo:rsid="088c64a6"/>
    </style:style>
    <style:style style:name="T998" style:family="text">
      <style:text-properties officeooo:rsid="088d258e"/>
    </style:style>
    <style:style style:name="T999" style:family="text">
      <style:text-properties officeooo:rsid="088e08f4"/>
    </style:style>
    <style:style style:name="T1000" style:family="text">
      <style:text-properties officeooo:rsid="0890b8c4"/>
    </style:style>
    <style:style style:name="T1001" style:family="text">
      <style:text-properties officeooo:rsid="08925cc5"/>
    </style:style>
    <style:style style:name="T1002" style:family="text">
      <style:text-properties officeooo:rsid="08928c6c"/>
    </style:style>
    <style:style style:name="T1003" style:family="text">
      <style:text-properties officeooo:rsid="089539aa"/>
    </style:style>
    <style:style style:name="T1004" style:family="text">
      <style:text-properties officeooo:rsid="089687aa"/>
    </style:style>
    <style:style style:name="T1005" style:family="text">
      <style:text-properties officeooo:rsid="0896acde"/>
    </style:style>
    <style:style style:name="T1006" style:family="text">
      <style:text-properties officeooo:rsid="0899d6d5"/>
    </style:style>
    <style:style style:name="T1007" style:family="text">
      <style:text-properties officeooo:rsid="089a7954"/>
    </style:style>
    <style:style style:name="T1008" style:family="text">
      <style:text-properties officeooo:rsid="089dd5ba"/>
    </style:style>
    <style:style style:name="T1009" style:family="text">
      <style:text-properties officeooo:rsid="089fff8f"/>
    </style:style>
    <style:style style:name="T1010" style:family="text">
      <style:text-properties officeooo:rsid="08a172bf"/>
    </style:style>
    <style:style style:name="T1011" style:family="text">
      <style:text-properties officeooo:rsid="08a2a082"/>
    </style:style>
    <style:style style:name="T1012" style:family="text">
      <style:text-properties officeooo:rsid="08a46e41"/>
    </style:style>
    <style:style style:name="T1013" style:family="text">
      <style:text-properties officeooo:rsid="08a66b1d"/>
    </style:style>
    <style:style style:name="T1014" style:family="text">
      <style:text-properties officeooo:rsid="08aa0307"/>
    </style:style>
    <style:style style:name="T1015" style:family="text">
      <style:text-properties officeooo:rsid="08ab5a51"/>
    </style:style>
    <style:style style:name="T1016" style:family="text">
      <style:text-properties officeooo:rsid="08acf39a"/>
    </style:style>
    <style:style style:name="T1017" style:family="text">
      <style:text-properties officeooo:rsid="08ae6576"/>
    </style:style>
    <style:style style:name="T1018" style:family="text">
      <style:text-properties officeooo:rsid="08af039e"/>
    </style:style>
    <style:style style:name="T1019" style:family="text">
      <style:text-properties officeooo:rsid="08b001a2"/>
    </style:style>
    <style:style style:name="T1020" style:family="text">
      <style:text-properties officeooo:rsid="08b136a8"/>
    </style:style>
    <style:style style:name="T1021" style:family="text">
      <style:text-properties officeooo:rsid="08b36d74"/>
    </style:style>
    <style:style style:name="T1022" style:family="text">
      <style:text-properties officeooo:rsid="08b3d34f"/>
    </style:style>
    <style:style style:name="T1023" style:family="text">
      <style:text-properties officeooo:rsid="08b59f09"/>
    </style:style>
    <style:style style:name="T1024" style:family="text">
      <style:text-properties officeooo:rsid="08b5bdc5"/>
    </style:style>
    <style:style style:name="T1025" style:family="text">
      <style:text-properties officeooo:rsid="08b82b3d"/>
    </style:style>
    <style:style style:name="T1026" style:family="text">
      <style:text-properties officeooo:rsid="08b8d286"/>
    </style:style>
    <style:style style:name="T1027" style:family="text">
      <style:text-properties officeooo:rsid="08b93abe"/>
    </style:style>
    <style:style style:name="T1028" style:family="text">
      <style:text-properties officeooo:rsid="08bd1e55"/>
    </style:style>
    <style:style style:name="T1029" style:family="text">
      <style:text-properties officeooo:rsid="08bf140f"/>
    </style:style>
    <style:style style:name="T1030" style:family="text">
      <style:text-properties officeooo:rsid="08bf3a67"/>
    </style:style>
    <style:style style:name="T1031" style:family="text">
      <style:text-properties officeooo:rsid="08bfcd67"/>
    </style:style>
    <style:style style:name="T1032" style:family="text">
      <style:text-properties officeooo:rsid="08c12692"/>
    </style:style>
    <style:style style:name="T1033" style:family="text">
      <style:text-properties officeooo:rsid="08cbda9e"/>
    </style:style>
    <style:style style:name="T1034" style:family="text">
      <style:text-properties officeooo:rsid="08ce8d1a"/>
    </style:style>
    <style:style style:name="T1035" style:family="text">
      <style:text-properties officeooo:rsid="08cf8749"/>
    </style:style>
    <style:style style:name="T1036" style:family="text">
      <style:text-properties officeooo:rsid="08d35a7d"/>
    </style:style>
    <style:style style:name="T1037" style:family="text">
      <style:text-properties officeooo:rsid="08deb17f"/>
    </style:style>
    <style:style style:name="T1038" style:family="text">
      <style:text-properties officeooo:rsid="08dfc2f1"/>
    </style:style>
    <style:style style:name="T1039" style:family="text">
      <style:text-properties officeooo:rsid="08e17f29"/>
    </style:style>
    <style:style style:name="T1040" style:family="text">
      <style:text-properties officeooo:rsid="08e6ddf6"/>
    </style:style>
    <style:style style:name="T1041" style:family="text">
      <style:text-properties officeooo:rsid="08e7720d"/>
    </style:style>
    <style:style style:name="T1042" style:family="text">
      <style:text-properties officeooo:rsid="08e99531"/>
    </style:style>
    <style:style style:name="T1043" style:family="text">
      <style:text-properties officeooo:rsid="08ec32c1"/>
    </style:style>
    <style:style style:name="T1044" style:family="text">
      <style:text-properties officeooo:rsid="08f82700"/>
    </style:style>
    <style:style style:name="T1045" style:family="text">
      <style:text-properties officeooo:rsid="08f89a21"/>
    </style:style>
    <style:style style:name="T1046" style:family="text">
      <style:text-properties officeooo:rsid="08f8a93a"/>
    </style:style>
    <style:style style:name="T1047" style:family="text">
      <style:text-properties officeooo:rsid="08fc6d86"/>
    </style:style>
    <style:style style:name="T1048" style:family="text">
      <style:text-properties officeooo:rsid="08fdd2d0"/>
    </style:style>
    <style:style style:name="T1049" style:family="text">
      <style:text-properties officeooo:rsid="08ffea82"/>
    </style:style>
    <style:style style:name="T1050" style:family="text">
      <style:text-properties officeooo:rsid="0907685b"/>
    </style:style>
    <style:style style:name="T1051" style:family="text">
      <style:text-properties officeooo:rsid="09092fae"/>
    </style:style>
    <style:style style:name="T1052" style:family="text">
      <style:text-properties officeooo:rsid="090a81f0"/>
    </style:style>
    <style:style style:name="T1053" style:family="text">
      <style:text-properties officeooo:rsid="090d20ae"/>
    </style:style>
    <style:style style:name="T1054" style:family="text">
      <style:text-properties officeooo:rsid="091162cc"/>
    </style:style>
    <style:style style:name="T1055" style:family="text">
      <style:text-properties officeooo:rsid="09124caa"/>
    </style:style>
    <style:style style:name="T1056" style:family="text">
      <style:text-properties officeooo:rsid="09139e05"/>
    </style:style>
    <style:style style:name="T1057" style:family="text">
      <style:text-properties officeooo:rsid="09151866"/>
    </style:style>
    <style:style style:name="T1058" style:family="text">
      <style:text-properties officeooo:rsid="0916e88d"/>
    </style:style>
    <style:style style:name="T1059" style:family="text">
      <style:text-properties officeooo:rsid="0917906c"/>
    </style:style>
    <style:style style:name="T1060" style:family="text">
      <style:text-properties officeooo:rsid="091af1fc"/>
    </style:style>
    <style:style style:name="T1061" style:family="text">
      <style:text-properties officeooo:rsid="091c1e47"/>
    </style:style>
    <style:style style:name="T1062" style:family="text">
      <style:text-properties officeooo:rsid="091d25f8"/>
    </style:style>
    <style:style style:name="T1063" style:family="text">
      <style:text-properties officeooo:rsid="091dfcce"/>
    </style:style>
    <style:style style:name="T1064" style:family="text">
      <style:text-properties officeooo:rsid="091f6557"/>
    </style:style>
    <style:style style:name="T1065" style:family="text">
      <style:text-properties officeooo:rsid="092370f8"/>
    </style:style>
    <style:style style:name="T1066" style:family="text">
      <style:text-properties officeooo:rsid="0924b8ed"/>
    </style:style>
    <style:style style:name="T1067" style:family="text">
      <style:text-properties officeooo:rsid="09260fd6"/>
    </style:style>
    <style:style style:name="T1068" style:family="text">
      <style:text-properties officeooo:rsid="0926c302"/>
    </style:style>
    <style:style style:name="T1069" style:family="text">
      <style:text-properties officeooo:rsid="0928c144"/>
    </style:style>
    <style:style style:name="T1070" style:family="text">
      <style:text-properties officeooo:rsid="092da239"/>
    </style:style>
    <style:style style:name="T1071" style:family="text">
      <style:text-properties officeooo:rsid="092e9839"/>
    </style:style>
    <style:style style:name="T1072" style:family="text">
      <style:text-properties officeooo:rsid="092f7ffa"/>
    </style:style>
    <style:style style:name="T1073" style:family="text">
      <style:text-properties officeooo:rsid="09313398"/>
    </style:style>
    <style:style style:name="T1074" style:family="text">
      <style:text-properties officeooo:rsid="0932cd0b"/>
    </style:style>
    <style:style style:name="T1075" style:family="text">
      <style:text-properties officeooo:rsid="093405eb"/>
    </style:style>
    <style:style style:name="T1076" style:family="text">
      <style:text-properties officeooo:rsid="093605c9"/>
    </style:style>
    <style:style style:name="T1077" style:family="text">
      <style:text-properties officeooo:rsid="09372ee8"/>
    </style:style>
    <style:style style:name="T1078" style:family="text">
      <style:text-properties officeooo:rsid="09379c7e"/>
    </style:style>
    <style:style style:name="T1079" style:family="text">
      <style:text-properties officeooo:rsid="09397865"/>
    </style:style>
    <style:style style:name="T1080" style:family="text">
      <style:text-properties officeooo:rsid="093a1e20"/>
    </style:style>
    <style:style style:name="T1081" style:family="text">
      <style:text-properties officeooo:rsid="093b5601"/>
    </style:style>
    <style:style style:name="T1082" style:family="text">
      <style:text-properties officeooo:rsid="09413357"/>
    </style:style>
    <style:style style:name="T1083" style:family="text">
      <style:text-properties officeooo:rsid="09421b2d"/>
    </style:style>
    <style:style style:name="T1084" style:family="text">
      <style:text-properties officeooo:rsid="094366ac"/>
    </style:style>
    <style:style style:name="T1085" style:family="text">
      <style:text-properties officeooo:rsid="0944aa60"/>
    </style:style>
    <style:style style:name="T1086" style:family="text">
      <style:text-properties officeooo:rsid="0946c1e2"/>
    </style:style>
    <style:style style:name="T1087" style:family="text">
      <style:text-properties officeooo:rsid="09480e95"/>
    </style:style>
    <style:style style:name="T1088" style:family="text">
      <style:text-properties officeooo:rsid="094c25fe"/>
    </style:style>
    <style:style style:name="T1089" style:family="text">
      <style:text-properties officeooo:rsid="094d60b9"/>
    </style:style>
    <style:style style:name="T1090" style:family="text">
      <style:text-properties officeooo:rsid="094e524e"/>
    </style:style>
    <style:style style:name="T1091" style:family="text">
      <style:text-properties officeooo:rsid="094ff7f2"/>
    </style:style>
    <style:style style:name="T1092" style:family="text">
      <style:text-properties officeooo:rsid="0951813b"/>
    </style:style>
    <style:style style:name="T1093" style:family="text">
      <style:text-properties officeooo:rsid="095251d5"/>
    </style:style>
    <style:style style:name="T1094" style:family="text">
      <style:text-properties officeooo:rsid="0953fc00"/>
    </style:style>
    <style:style style:name="T1095" style:family="text">
      <style:text-properties officeooo:rsid="09543191"/>
    </style:style>
    <style:style style:name="T1096" style:family="text">
      <style:text-properties officeooo:rsid="095713c9"/>
    </style:style>
    <style:style style:name="T1097" style:family="text">
      <style:text-properties officeooo:rsid="09582543"/>
    </style:style>
    <style:style style:name="T1098" style:family="text">
      <style:text-properties officeooo:rsid="09582648"/>
    </style:style>
    <style:style style:name="T1099" style:family="text">
      <style:text-properties officeooo:rsid="0958c81d"/>
    </style:style>
    <style:style style:name="T1100" style:family="text">
      <style:text-properties officeooo:rsid="095a2a0f"/>
    </style:style>
    <style:style style:name="T1101" style:family="text">
      <style:text-properties officeooo:rsid="095be431"/>
    </style:style>
    <style:style style:name="T1102" style:family="text">
      <style:text-properties officeooo:rsid="095c637a"/>
    </style:style>
    <style:style style:name="T1103" style:family="text">
      <style:text-properties officeooo:rsid="095d516c"/>
    </style:style>
    <style:style style:name="T1104" style:family="text">
      <style:text-properties officeooo:rsid="095ea716"/>
    </style:style>
    <style:style style:name="T1105" style:family="text">
      <style:text-properties officeooo:rsid="09614e6f"/>
    </style:style>
    <style:style style:name="T1106" style:family="text">
      <style:text-properties officeooo:rsid="0961d72c"/>
    </style:style>
    <style:style style:name="T1107" style:family="text">
      <style:text-properties officeooo:rsid="096336d0"/>
    </style:style>
    <style:style style:name="T1108" style:family="text">
      <style:text-properties officeooo:rsid="0964f856"/>
    </style:style>
    <style:style style:name="T1109" style:family="text">
      <style:text-properties officeooo:rsid="096699c3"/>
    </style:style>
    <style:style style:name="T1110" style:family="text">
      <style:text-properties officeooo:rsid="09676dd0"/>
    </style:style>
    <style:style style:name="T1111" style:family="text">
      <style:text-properties officeooo:rsid="09678be4"/>
    </style:style>
    <style:style style:name="T1112" style:family="text">
      <style:text-properties officeooo:rsid="096892a8"/>
    </style:style>
    <style:style style:name="T1113" style:family="text">
      <style:text-properties officeooo:rsid="0969828e"/>
    </style:style>
    <style:style style:name="T1114" style:family="text">
      <style:text-properties officeooo:rsid="096a22d5"/>
    </style:style>
    <style:style style:name="T1115" style:family="text">
      <style:text-properties officeooo:rsid="096bc028"/>
    </style:style>
    <style:style style:name="T1116" style:family="text">
      <style:text-properties officeooo:rsid="096cf465"/>
    </style:style>
    <style:style style:name="T1117" style:family="text">
      <style:text-properties officeooo:rsid="096ff565"/>
    </style:style>
    <style:style style:name="T1118" style:family="text">
      <style:text-properties officeooo:rsid="0970fb78"/>
    </style:style>
    <style:style style:name="T1119" style:family="text">
      <style:text-properties officeooo:rsid="0973d278"/>
    </style:style>
    <style:style style:name="T1120" style:family="text">
      <style:text-properties officeooo:rsid="0974691b"/>
    </style:style>
    <style:style style:name="T1121" style:family="text">
      <style:text-properties officeooo:rsid="0601ba37"/>
    </style:style>
    <style:style style:name="T1122" style:family="text">
      <style:text-properties officeooo:rsid="0975b3ad"/>
    </style:style>
    <style:style style:name="T1123" style:family="text">
      <style:text-properties officeooo:rsid="0976943b"/>
    </style:style>
    <style:style style:name="T1124" style:family="text">
      <style:text-properties officeooo:rsid="09785fc2"/>
    </style:style>
    <style:style style:name="T1125" style:family="text">
      <style:text-properties officeooo:rsid="097a17ce"/>
    </style:style>
    <style:style style:name="T1126" style:family="text">
      <style:text-properties officeooo:rsid="097b0759"/>
    </style:style>
    <style:style style:name="T1127" style:family="text">
      <style:text-properties officeooo:rsid="097cd71a"/>
    </style:style>
    <style:style style:name="T1128" style:family="text">
      <style:text-properties officeooo:rsid="097eaf65"/>
    </style:style>
    <style:style style:name="T1129" style:family="text">
      <style:text-properties officeooo:rsid="09808c0e"/>
    </style:style>
    <style:style style:name="T1130" style:family="text">
      <style:text-properties officeooo:rsid="098139f5"/>
    </style:style>
    <style:style style:name="T1131" style:family="text">
      <style:text-properties officeooo:rsid="09815b7e"/>
    </style:style>
    <style:style style:name="T1132" style:family="text">
      <style:text-properties officeooo:rsid="0983446e"/>
    </style:style>
    <style:style style:name="T1133" style:family="text">
      <style:text-properties officeooo:rsid="09842e84"/>
    </style:style>
    <style:style style:name="T1134" style:family="text">
      <style:text-properties officeooo:rsid="09866926"/>
    </style:style>
    <style:style style:name="T1135" style:family="text">
      <style:text-properties officeooo:rsid="09868822"/>
    </style:style>
    <style:style style:name="T1136" style:family="text">
      <style:text-properties officeooo:rsid="0986b4e6"/>
    </style:style>
    <style:style style:name="T1137" style:family="text">
      <style:text-properties officeooo:rsid="0989914e"/>
    </style:style>
    <style:style style:name="T1138" style:family="text">
      <style:text-properties officeooo:rsid="098aa1cc"/>
    </style:style>
    <style:style style:name="T1139" style:family="text">
      <style:text-properties officeooo:rsid="098b4e46"/>
    </style:style>
    <style:style style:name="T1140" style:family="text">
      <style:text-properties officeooo:rsid="098b6823"/>
    </style:style>
    <style:style style:name="T1141" style:family="text">
      <style:text-properties officeooo:rsid="098f80c5"/>
    </style:style>
    <style:style style:name="T1142" style:family="text">
      <style:text-properties officeooo:rsid="0991581f"/>
    </style:style>
    <style:style style:name="T1143" style:family="text">
      <style:text-properties officeooo:rsid="0991eb9b"/>
    </style:style>
    <style:style style:name="T1144" style:family="text">
      <style:text-properties officeooo:rsid="0993c5f7"/>
    </style:style>
    <style:style style:name="T1145" style:family="text">
      <style:text-properties officeooo:rsid="0994b598"/>
    </style:style>
    <style:style style:name="T1146" style:family="text">
      <style:text-properties officeooo:rsid="09957784"/>
    </style:style>
    <style:style style:name="T1147" style:family="text">
      <style:text-properties officeooo:rsid="09972dd3"/>
    </style:style>
    <style:style style:name="T1148" style:family="text">
      <style:text-properties officeooo:rsid="0997c0c9"/>
    </style:style>
    <style:style style:name="T1149" style:family="text">
      <style:text-properties officeooo:rsid="09985e30"/>
    </style:style>
    <style:style style:name="T1150" style:family="text">
      <style:text-properties officeooo:rsid="099a752b"/>
    </style:style>
    <style:style style:name="T1151" style:family="text">
      <style:text-properties officeooo:rsid="099c4819"/>
    </style:style>
    <style:style style:name="T1152" style:family="text">
      <style:text-properties officeooo:rsid="099e71bc"/>
    </style:style>
    <style:style style:name="T1153" style:family="text">
      <style:text-properties officeooo:rsid="09a33716"/>
    </style:style>
    <style:style style:name="T1154" style:family="text">
      <style:text-properties officeooo:rsid="09a4c3c1"/>
    </style:style>
    <style:style style:name="T1155" style:family="text">
      <style:text-properties officeooo:rsid="09a57fda"/>
    </style:style>
    <style:style style:name="T1156" style:family="text">
      <style:text-properties officeooo:rsid="09a69252"/>
    </style:style>
    <style:style style:name="T1157" style:family="text">
      <style:text-properties officeooo:rsid="09a88a41"/>
    </style:style>
    <style:style style:name="T1158" style:family="text">
      <style:text-properties officeooo:rsid="09a97713"/>
    </style:style>
    <style:style style:name="T1159" style:family="text">
      <style:text-properties officeooo:rsid="09aa0988"/>
    </style:style>
    <style:style style:name="T1160" style:family="text">
      <style:text-properties officeooo:rsid="09ab1766"/>
    </style:style>
    <style:style style:name="T1161" style:family="text">
      <style:text-properties officeooo:rsid="09af3c4c"/>
    </style:style>
    <style:style style:name="T1162" style:family="text">
      <style:text-properties officeooo:rsid="09afcc9e"/>
    </style:style>
    <style:style style:name="T1163" style:family="text">
      <style:text-properties officeooo:rsid="09b125a4"/>
    </style:style>
    <style:style style:name="T1164" style:family="text">
      <style:text-properties officeooo:rsid="09b31cb4"/>
    </style:style>
    <style:style style:name="T1165" style:family="text">
      <style:text-properties officeooo:rsid="09b36abe"/>
    </style:style>
    <style:style style:name="T1166" style:family="text">
      <style:text-properties officeooo:rsid="09b3a5fb"/>
    </style:style>
    <style:style style:name="T1167" style:family="text">
      <style:text-properties officeooo:rsid="09b3af73"/>
    </style:style>
    <style:style style:name="T1168" style:family="text">
      <style:text-properties officeooo:rsid="09b5b518"/>
    </style:style>
    <style:style style:name="T1169" style:family="text">
      <style:text-properties officeooo:rsid="09b82faa"/>
    </style:style>
    <style:style style:name="T1170" style:family="text">
      <style:text-properties officeooo:rsid="09b8eba8"/>
    </style:style>
    <style:style style:name="T1171" style:family="text">
      <style:text-properties officeooo:rsid="09b9d6ae"/>
    </style:style>
    <style:style style:name="T1172" style:family="text">
      <style:text-properties officeooo:rsid="09bbec95"/>
    </style:style>
    <style:style style:name="T1173" style:family="text">
      <style:text-properties officeooo:rsid="09bc4fde"/>
    </style:style>
    <style:style style:name="T1174" style:family="text">
      <style:text-properties officeooo:rsid="09bd2ec4"/>
    </style:style>
    <style:style style:name="T1175" style:family="text">
      <style:text-properties officeooo:rsid="09bedf8e"/>
    </style:style>
    <style:style style:name="T1176" style:family="text">
      <style:text-properties officeooo:rsid="09bf8baf"/>
    </style:style>
    <style:style style:name="T1177" style:family="text">
      <style:text-properties officeooo:rsid="09c1e41c"/>
    </style:style>
    <style:style style:name="T1178" style:family="text">
      <style:text-properties officeooo:rsid="09c3029b"/>
    </style:style>
    <style:style style:name="T1179" style:family="text">
      <style:text-properties officeooo:rsid="09c56054"/>
    </style:style>
    <style:style style:name="T1180" style:family="text">
      <style:text-properties officeooo:rsid="09c848a1"/>
    </style:style>
    <style:style style:name="T1181" style:family="text">
      <style:text-properties officeooo:rsid="09ca775b"/>
    </style:style>
    <style:style style:name="T1182" style:family="text">
      <style:text-properties officeooo:rsid="09cad273"/>
    </style:style>
    <style:style style:name="T1183" style:family="text">
      <style:text-properties officeooo:rsid="09cda6be"/>
    </style:style>
    <style:style style:name="T1184" style:family="text">
      <style:text-properties officeooo:rsid="09ce5a09"/>
    </style:style>
    <style:style style:name="T1185" style:family="text">
      <style:text-properties officeooo:rsid="09d02614"/>
    </style:style>
    <style:style style:name="T1186" style:family="text">
      <style:text-properties officeooo:rsid="09dbc59f"/>
    </style:style>
    <style:style style:name="T1187" style:family="text">
      <style:text-properties officeooo:rsid="09df1666"/>
    </style:style>
    <style:style style:name="T1188" style:family="text">
      <style:text-properties officeooo:rsid="09e0ece4"/>
    </style:style>
    <style:style style:name="T1189" style:family="text">
      <style:text-properties officeooo:rsid="09e7f3e6"/>
    </style:style>
    <style:style style:name="T1190" style:family="text">
      <style:text-properties officeooo:rsid="09e99054"/>
    </style:style>
    <style:style style:name="T1191" style:family="text">
      <style:text-properties officeooo:rsid="09ec2841"/>
    </style:style>
    <style:style style:name="T1192" style:family="text">
      <style:text-properties officeooo:rsid="09ee34d9"/>
    </style:style>
    <style:style style:name="T1193" style:family="text">
      <style:text-properties officeooo:rsid="09f1055c"/>
    </style:style>
    <style:style style:name="T1194" style:family="text">
      <style:text-properties officeooo:rsid="09f35dcd"/>
    </style:style>
    <style:style style:name="T1195" style:family="text">
      <style:text-properties officeooo:rsid="09f4df9a"/>
    </style:style>
    <style:style style:name="T1196" style:family="text">
      <style:text-properties officeooo:rsid="09f5b3fd"/>
    </style:style>
    <style:style style:name="T1197" style:family="text">
      <style:text-properties officeooo:rsid="09f9d863"/>
    </style:style>
    <style:style style:name="T1198" style:family="text">
      <style:text-properties officeooo:rsid="09fbfb03"/>
    </style:style>
    <style:style style:name="T1199" style:family="text">
      <style:text-properties officeooo:rsid="09fdb11f"/>
    </style:style>
    <style:style style:name="T1200" style:family="text">
      <style:text-properties officeooo:rsid="0a01c9ef"/>
    </style:style>
    <style:style style:name="T1201" style:family="text">
      <style:text-properties officeooo:rsid="0a02c548"/>
    </style:style>
    <style:style style:name="T1202" style:family="text">
      <style:text-properties officeooo:rsid="0a043402"/>
    </style:style>
    <style:style style:name="T1203" style:family="text">
      <style:text-properties officeooo:rsid="0a072126"/>
    </style:style>
    <style:style style:name="T1204" style:family="text">
      <style:text-properties officeooo:rsid="0a0806b7"/>
    </style:style>
    <style:style style:name="T1205" style:family="text">
      <style:text-properties officeooo:rsid="0a08be7e"/>
    </style:style>
    <style:style style:name="T1206" style:family="text">
      <style:text-properties officeooo:rsid="0a0b13bf"/>
    </style:style>
    <style:style style:name="T1207" style:family="text">
      <style:text-properties officeooo:rsid="0a0b544d"/>
    </style:style>
    <style:style style:name="T1208" style:family="text">
      <style:text-properties officeooo:rsid="0a0b677e"/>
    </style:style>
    <style:style style:name="T1209" style:family="text">
      <style:text-properties officeooo:rsid="0a0c6cb6"/>
    </style:style>
    <style:style style:name="T1210" style:family="text">
      <style:text-properties officeooo:rsid="0a0eac36"/>
    </style:style>
    <style:style style:name="T1211" style:family="text">
      <style:text-properties officeooo:rsid="0a0ef3b4"/>
    </style:style>
    <style:style style:name="T1212" style:family="text">
      <style:text-properties officeooo:rsid="0a10d4fd"/>
    </style:style>
    <style:style style:name="T1213" style:family="text">
      <style:text-properties officeooo:rsid="0a131e7a"/>
    </style:style>
    <style:style style:name="T1214" style:family="text">
      <style:text-properties officeooo:rsid="0a163a49"/>
    </style:style>
    <style:style style:name="T1215" style:family="text">
      <style:text-properties officeooo:rsid="0a174319"/>
    </style:style>
    <style:style style:name="T1216" style:family="text">
      <style:text-properties officeooo:rsid="0a1ad57b"/>
    </style:style>
    <style:style style:name="T1217" style:family="text">
      <style:text-properties officeooo:rsid="0a1cc671"/>
    </style:style>
    <style:style style:name="T1218" style:family="text">
      <style:text-properties officeooo:rsid="0a1ee5b1"/>
    </style:style>
    <style:style style:name="T1219" style:family="text">
      <style:text-properties officeooo:rsid="0a232b3a"/>
    </style:style>
    <style:style style:name="T1220" style:family="text">
      <style:text-properties officeooo:rsid="0a2371e4"/>
    </style:style>
    <style:style style:name="T1221" style:family="text">
      <style:text-properties officeooo:rsid="0a25260f"/>
    </style:style>
    <style:style style:name="T1222" style:family="text">
      <style:text-properties officeooo:rsid="0a26a613"/>
    </style:style>
    <style:style style:name="T1223" style:family="text">
      <style:text-properties officeooo:rsid="0a280a5e"/>
    </style:style>
    <style:style style:name="T1224" style:family="text">
      <style:text-properties officeooo:rsid="0a29da8f"/>
    </style:style>
    <style:style style:name="T1225" style:family="text">
      <style:text-properties officeooo:rsid="0a2cde03"/>
    </style:style>
    <style:style style:name="T1226" style:family="text">
      <style:text-properties officeooo:rsid="0a2e90c1"/>
    </style:style>
    <style:style style:name="T1227" style:family="text">
      <style:text-properties officeooo:rsid="0a2f346f"/>
    </style:style>
    <style:style style:name="T1228" style:family="text">
      <style:text-properties officeooo:rsid="0a2f752a"/>
    </style:style>
    <style:style style:name="T1229" style:family="text">
      <style:text-properties officeooo:rsid="0a305a0c"/>
    </style:style>
    <style:style style:name="T1230" style:family="text">
      <style:text-properties officeooo:rsid="0a351e3d"/>
    </style:style>
    <style:style style:name="T1231" style:family="text">
      <style:text-properties officeooo:rsid="0a3824a7"/>
    </style:style>
    <style:style style:name="T1232" style:family="text">
      <style:text-properties officeooo:rsid="0a382f2f"/>
    </style:style>
    <style:style style:name="T1233" style:family="text">
      <style:text-properties officeooo:rsid="0a394ea2"/>
    </style:style>
    <style:style style:name="T1234" style:family="text">
      <style:text-properties officeooo:rsid="0a3c5021"/>
    </style:style>
    <style:style style:name="T1235" style:family="text">
      <style:text-properties officeooo:rsid="0a404705"/>
    </style:style>
    <style:style style:name="T1236" style:family="text">
      <style:text-properties officeooo:rsid="0a40ff29"/>
    </style:style>
    <style:style style:name="T1237" style:family="text">
      <style:text-properties officeooo:rsid="0a415af1"/>
    </style:style>
    <style:style style:name="T1238" style:family="text">
      <style:text-properties officeooo:rsid="0a428c0d"/>
    </style:style>
    <style:style style:name="T1239" style:family="text">
      <style:text-properties officeooo:rsid="0a429bd3"/>
    </style:style>
    <style:style style:name="T1240" style:family="text">
      <style:text-properties officeooo:rsid="0a432be5"/>
    </style:style>
    <style:style style:name="T1241" style:family="text">
      <style:text-properties officeooo:rsid="0a46bcb2"/>
    </style:style>
    <style:style style:name="T1242" style:family="text">
      <style:text-properties officeooo:rsid="0a471fdd"/>
    </style:style>
    <style:style style:name="T1243" style:family="text">
      <style:text-properties officeooo:rsid="0a495185"/>
    </style:style>
    <style:style style:name="T1244" style:family="text">
      <style:text-properties officeooo:rsid="0a4da1a0"/>
    </style:style>
    <style:style style:name="T1245" style:family="text">
      <style:text-properties officeooo:rsid="0a50630e"/>
    </style:style>
    <style:style style:name="T1246" style:family="text">
      <style:text-properties officeooo:rsid="0a52ad94"/>
    </style:style>
    <style:style style:name="T1247" style:family="text">
      <style:text-properties officeooo:rsid="0a531ae8"/>
    </style:style>
    <style:style style:name="T1248" style:family="text">
      <style:text-properties officeooo:rsid="0a532271"/>
    </style:style>
    <style:style style:name="T1249" style:family="text">
      <style:text-properties officeooo:rsid="0a53bea1"/>
    </style:style>
    <style:style style:name="T1250" style:family="text">
      <style:text-properties officeooo:rsid="0a558c01"/>
    </style:style>
    <style:style style:name="T1251" style:family="text">
      <style:text-properties officeooo:rsid="0a576a46"/>
    </style:style>
    <style:style style:name="T1252" style:family="text">
      <style:text-properties officeooo:rsid="0a579921"/>
    </style:style>
    <style:style style:name="T1253" style:family="text">
      <style:text-properties officeooo:rsid="0a59b90b"/>
    </style:style>
    <style:style style:name="T1254" style:family="text">
      <style:text-properties officeooo:rsid="0a5ed008"/>
    </style:style>
    <style:style style:name="T1255" style:family="text">
      <style:text-properties officeooo:rsid="0a618943"/>
    </style:style>
    <style:style style:name="T1256" style:family="text">
      <style:text-properties officeooo:rsid="0a650f60"/>
    </style:style>
    <style:style style:name="T1257" style:family="text">
      <style:text-properties officeooo:rsid="0a655b2e"/>
    </style:style>
    <style:style style:name="T1258" style:family="text">
      <style:text-properties officeooo:rsid="0a6748b9"/>
    </style:style>
    <style:style style:name="T1259" style:family="text">
      <style:text-properties officeooo:rsid="0a6c03c2"/>
    </style:style>
    <style:style style:name="T1260" style:family="text">
      <style:text-properties officeooo:rsid="0a6d04c4"/>
    </style:style>
    <style:style style:name="T1261" style:family="text">
      <style:text-properties officeooo:rsid="0a6f831f"/>
    </style:style>
    <style:style style:name="T1262" style:family="text">
      <style:text-properties officeooo:rsid="0a71954f"/>
    </style:style>
    <style:style style:name="T1263" style:family="text">
      <style:text-properties officeooo:rsid="0a746705"/>
    </style:style>
    <style:style style:name="T1264" style:family="text">
      <style:text-properties officeooo:rsid="0a77b286"/>
    </style:style>
    <style:style style:name="T1265" style:family="text">
      <style:text-properties officeooo:rsid="0a78fa91"/>
    </style:style>
    <style:style style:name="T1266" style:family="text">
      <style:text-properties officeooo:rsid="0a7a5fad"/>
    </style:style>
    <style:style style:name="T1267" style:family="text">
      <style:text-properties officeooo:rsid="0a7bd871"/>
    </style:style>
    <style:style style:name="T1268" style:family="text">
      <style:text-properties officeooo:rsid="0a7ec7ad"/>
    </style:style>
    <style:style style:name="T1269" style:family="text">
      <style:text-properties officeooo:rsid="0a859b56"/>
    </style:style>
    <style:style style:name="T1270" style:family="text">
      <style:text-properties officeooo:rsid="0a864e5e"/>
    </style:style>
    <style:style style:name="T1271" style:family="text">
      <style:text-properties officeooo:rsid="0a886aaf"/>
    </style:style>
    <style:style style:name="T1272" style:family="text">
      <style:text-properties officeooo:rsid="0a8c203b"/>
    </style:style>
    <style:style style:name="T1273" style:family="text">
      <style:text-properties officeooo:rsid="0a8e9a55"/>
    </style:style>
    <style:style style:name="T1274" style:family="text">
      <style:text-properties officeooo:rsid="0a8f61a6"/>
    </style:style>
    <style:style style:name="T1275" style:family="text">
      <style:text-properties officeooo:rsid="0a93e76f"/>
    </style:style>
    <style:style style:name="T1276" style:family="text">
      <style:text-properties officeooo:rsid="0a98594d"/>
    </style:style>
    <style:style style:name="T1277" style:family="text">
      <style:text-properties officeooo:rsid="0a997589"/>
    </style:style>
    <style:style style:name="T1278" style:family="text">
      <style:text-properties officeooo:rsid="0a9b64d7"/>
    </style:style>
    <style:style style:name="T1279" style:family="text">
      <style:text-properties officeooo:rsid="0a9be2cd"/>
    </style:style>
    <style:style style:name="T1280" style:family="text">
      <style:text-properties officeooo:rsid="0aa0afd0"/>
    </style:style>
    <style:style style:name="T1281" style:family="text">
      <style:text-properties officeooo:rsid="0aa1eafb"/>
    </style:style>
    <style:style style:name="T1282" style:family="text">
      <style:text-properties officeooo:rsid="0aa4b11b"/>
    </style:style>
    <style:style style:name="T1283" style:family="text">
      <style:text-properties officeooo:rsid="0aa7a8a2"/>
    </style:style>
    <style:style style:name="T1284" style:family="text">
      <style:text-properties officeooo:rsid="0aa8c667"/>
    </style:style>
    <style:style style:name="T1285" style:family="text">
      <style:text-properties officeooo:rsid="0aa985ca"/>
    </style:style>
    <style:style style:name="T1286" style:family="text">
      <style:text-properties officeooo:rsid="0aab29f2"/>
    </style:style>
    <style:style style:name="T1287" style:family="text">
      <style:text-properties officeooo:rsid="0abb36b1"/>
    </style:style>
    <style:style style:name="T1288" style:family="text">
      <style:text-properties officeooo:rsid="0abd9db5"/>
    </style:style>
    <style:style style:name="T1289" style:family="text">
      <style:text-properties officeooo:rsid="0ac43531"/>
    </style:style>
    <style:style style:name="T1290" style:family="text">
      <style:text-properties officeooo:rsid="0ac93a89"/>
    </style:style>
    <style:style style:name="T1291" style:family="text">
      <style:text-properties officeooo:rsid="0acac340"/>
    </style:style>
    <style:style style:name="T1292" style:family="text">
      <style:text-properties officeooo:rsid="0acb7008"/>
    </style:style>
    <style:style style:name="T1293" style:family="text">
      <style:text-properties officeooo:rsid="0acc00f1"/>
    </style:style>
    <style:style style:name="T1294" style:family="text">
      <style:text-properties officeooo:rsid="0ad205ef"/>
    </style:style>
    <style:style style:name="T1295" style:family="text">
      <style:text-properties officeooo:rsid="0adad406"/>
    </style:style>
    <style:style style:name="T1296" style:family="text">
      <style:text-properties officeooo:rsid="0ae082dd"/>
    </style:style>
    <style:style style:name="T1297" style:family="text">
      <style:text-properties officeooo:rsid="0ae26b17"/>
    </style:style>
    <style:style style:name="T1298" style:family="text">
      <style:text-properties officeooo:rsid="0ae5d7b7"/>
    </style:style>
    <style:style style:name="T1299" style:family="text">
      <style:text-properties officeooo:rsid="0ae60fd4"/>
    </style:style>
    <style:style style:name="T1300" style:family="text">
      <style:text-properties officeooo:rsid="0ae68c4c"/>
    </style:style>
    <style:style style:name="T1301" style:family="text">
      <style:text-properties officeooo:rsid="0ae9a132"/>
    </style:style>
    <style:style style:name="T1302" style:family="text">
      <style:text-properties officeooo:rsid="0aeaa293"/>
    </style:style>
    <style:style style:name="T1303" style:family="text">
      <style:text-properties officeooo:rsid="0aeda264"/>
    </style:style>
    <style:style style:name="T1304" style:family="text">
      <style:text-properties officeooo:rsid="0aef6fc6"/>
    </style:style>
    <style:style style:name="T1305" style:family="text">
      <style:text-properties officeooo:rsid="0af1c360"/>
    </style:style>
    <style:style style:name="T1306" style:family="text">
      <style:text-properties officeooo:rsid="0af74849"/>
    </style:style>
    <style:style style:name="T1307" style:family="text">
      <style:text-properties officeooo:rsid="0af95f48"/>
    </style:style>
    <style:style style:name="T1308" style:family="text">
      <style:text-properties officeooo:rsid="0afacff8"/>
    </style:style>
    <style:style style:name="T1309" style:family="text">
      <style:text-properties officeooo:rsid="0afb821b"/>
    </style:style>
    <style:style style:name="T1310" style:family="text">
      <style:text-properties officeooo:rsid="0afd4b65"/>
    </style:style>
    <style:style style:name="T1311" style:family="text">
      <style:text-properties officeooo:rsid="0afeffe2"/>
    </style:style>
    <style:style style:name="T1312" style:family="text">
      <style:text-properties officeooo:rsid="0b02aebe"/>
    </style:style>
    <style:style style:name="T1313" style:family="text">
      <style:text-properties officeooo:rsid="0b0d1459"/>
    </style:style>
    <style:style style:name="T1314" style:family="text">
      <style:text-properties officeooo:rsid="0b133856"/>
    </style:style>
    <style:style style:name="T1315" style:family="text">
      <style:text-properties officeooo:rsid="0b1631d7"/>
    </style:style>
    <style:style style:name="T1316" style:family="text">
      <style:text-properties officeooo:rsid="0b196672"/>
    </style:style>
    <style:style style:name="T1317" style:family="text">
      <style:text-properties officeooo:rsid="0b1db7c5"/>
    </style:style>
    <style:style style:name="T1318" style:family="text">
      <style:text-properties officeooo:rsid="0b26ed00"/>
    </style:style>
    <style:style style:name="T1319" style:family="text">
      <style:text-properties officeooo:rsid="0b27bd2d"/>
    </style:style>
    <style:style style:name="T1320" style:family="text">
      <style:text-properties officeooo:rsid="0b29b325"/>
    </style:style>
    <style:style style:name="T1321" style:family="text">
      <style:text-properties officeooo:rsid="0b2b417a"/>
    </style:style>
    <style:style style:name="T1322" style:family="text">
      <style:text-properties officeooo:rsid="0b31c485"/>
    </style:style>
    <style:style style:name="T1323" style:family="text">
      <style:text-properties officeooo:rsid="0b34492b"/>
    </style:style>
    <style:style style:name="T1324" style:family="text">
      <style:text-properties officeooo:rsid="0b35add3"/>
    </style:style>
    <style:style style:name="T1325" style:family="text">
      <style:text-properties officeooo:rsid="0b38a260"/>
    </style:style>
    <style:style style:name="T1326" style:family="text">
      <style:text-properties officeooo:rsid="0b3b6041"/>
    </style:style>
    <style:style style:name="T1327" style:family="text">
      <style:text-properties officeooo:rsid="0b3c79b9"/>
    </style:style>
    <style:style style:name="T1328" style:family="text">
      <style:text-properties officeooo:rsid="0b42cf48"/>
    </style:style>
    <style:style style:name="T1329" style:family="text">
      <style:text-properties officeooo:rsid="0b44d283"/>
    </style:style>
    <style:style style:name="T1330" style:family="text">
      <style:text-properties officeooo:rsid="0b4ba94d"/>
    </style:style>
    <style:style style:name="T1331" style:family="text">
      <style:text-properties officeooo:rsid="0b4bc6e8"/>
    </style:style>
    <style:style style:name="T1332" style:family="text">
      <style:text-properties officeooo:rsid="0b4fa1d8"/>
    </style:style>
    <style:style style:name="T1333" style:family="text">
      <style:text-properties officeooo:rsid="0b50920e"/>
    </style:style>
    <style:style style:name="T1334" style:family="text">
      <style:text-properties officeooo:rsid="0b5213bb"/>
    </style:style>
    <style:style style:name="T1335" style:family="text">
      <style:text-properties officeooo:rsid="0b53d54e"/>
    </style:style>
    <style:style style:name="T1336" style:family="text">
      <style:text-properties officeooo:rsid="0b54b8c4"/>
    </style:style>
    <style:style style:name="T1337" style:family="text">
      <style:text-properties officeooo:rsid="0b550d32"/>
    </style:style>
    <style:style style:name="T1338" style:family="text">
      <style:text-properties officeooo:rsid="0b5852c9"/>
    </style:style>
    <style:style style:name="T1339" style:family="text">
      <style:text-properties officeooo:rsid="0b590892"/>
    </style:style>
    <style:style style:name="T1340" style:family="text">
      <style:text-properties officeooo:rsid="0b59831a"/>
    </style:style>
    <style:style style:name="T1341" style:family="text">
      <style:text-properties officeooo:rsid="0b5ae18d"/>
    </style:style>
    <style:style style:name="T1342" style:family="text">
      <style:text-properties officeooo:rsid="0b5f8f0b"/>
    </style:style>
    <style:style style:name="T1343" style:family="text">
      <style:text-properties officeooo:rsid="0b61060f"/>
    </style:style>
    <style:style style:name="T1344" style:family="text">
      <style:text-properties officeooo:rsid="0b62f3b3"/>
    </style:style>
    <style:style style:name="T1345" style:family="text">
      <style:text-properties officeooo:rsid="0b64e13c"/>
    </style:style>
    <style:style style:name="T1346" style:family="text">
      <style:text-properties officeooo:rsid="0b659999"/>
    </style:style>
    <style:style style:name="T1347" style:family="text">
      <style:text-properties officeooo:rsid="0b65a349"/>
    </style:style>
    <style:style style:name="T1348" style:family="text">
      <style:text-properties officeooo:rsid="0b686dc4"/>
    </style:style>
    <style:style style:name="T1349" style:family="text">
      <style:text-properties officeooo:rsid="0b69cd39"/>
    </style:style>
    <style:style style:name="T1350" style:family="text">
      <style:text-properties officeooo:rsid="0b6dd7c1"/>
    </style:style>
    <style:style style:name="T1351" style:family="text">
      <style:text-properties officeooo:rsid="0b72cb37"/>
    </style:style>
    <style:style style:name="T1352" style:family="text">
      <style:text-properties officeooo:rsid="00951bc6"/>
    </style:style>
    <style:style style:name="T1353" style:family="text">
      <style:text-properties officeooo:rsid="0b906737"/>
    </style:style>
    <style:style style:name="T1354" style:family="text">
      <style:text-properties officeooo:rsid="0b90a961"/>
    </style:style>
    <style:style style:name="T1355" style:family="text">
      <style:text-properties officeooo:rsid="0b9b4934"/>
    </style:style>
    <style:style style:name="T1356" style:family="text">
      <style:text-properties officeooo:rsid="0b9b817d"/>
    </style:style>
    <style:style style:name="T1357" style:family="text">
      <style:text-properties officeooo:rsid="0b9d5286"/>
    </style:style>
    <style:style style:name="T1358" style:family="text">
      <style:text-properties officeooo:rsid="0b9fae25"/>
    </style:style>
    <style:style style:name="T1359" style:family="text">
      <style:text-properties officeooo:rsid="0ba01014"/>
    </style:style>
    <style:style style:name="T1360" style:family="text">
      <style:text-properties officeooo:rsid="0ba1daf7"/>
    </style:style>
    <style:style style:name="T1361" style:family="text">
      <style:text-properties officeooo:rsid="0ba3a49d"/>
    </style:style>
    <style:style style:name="T1362" style:family="text">
      <style:text-properties officeooo:rsid="0ba4d5c3"/>
    </style:style>
    <style:style style:name="T1363" style:family="text">
      <style:text-properties officeooo:rsid="0ba8674e"/>
    </style:style>
    <style:style style:name="T1364" style:family="text">
      <style:text-properties officeooo:rsid="0ba9cf56"/>
    </style:style>
    <style:style style:name="T1365" style:family="text">
      <style:text-properties officeooo:rsid="0bab76fd"/>
    </style:style>
    <style:style style:name="T1366" style:family="text">
      <style:text-properties officeooo:rsid="0bac25fc"/>
    </style:style>
    <style:style style:name="T1367" style:family="text">
      <style:text-properties officeooo:rsid="0bac88ac"/>
    </style:style>
    <style:style style:name="T1368" style:family="text">
      <style:text-properties officeooo:rsid="0bb0b83b"/>
    </style:style>
    <style:style style:name="T1369" style:family="text">
      <style:text-properties officeooo:rsid="0bb1767d"/>
    </style:style>
    <style:style style:name="T1370" style:family="text">
      <style:text-properties officeooo:rsid="0bb2d733"/>
    </style:style>
    <style:style style:name="T1371" style:family="text">
      <style:text-properties officeooo:rsid="0bb4fddb"/>
    </style:style>
    <style:style style:name="T1372" style:family="text">
      <style:text-properties officeooo:rsid="0bb740c2"/>
    </style:style>
    <style:style style:name="T1373" style:family="text">
      <style:text-properties officeooo:rsid="0bbb2959"/>
    </style:style>
    <style:style style:name="T1374" style:family="text">
      <style:text-properties officeooo:rsid="0bbbf274"/>
    </style:style>
    <style:style style:name="T1375" style:family="text">
      <style:text-properties officeooo:rsid="0bbd49eb"/>
    </style:style>
    <style:style style:name="T1376" style:family="text">
      <style:text-properties officeooo:rsid="0bbdb743"/>
    </style:style>
    <style:style style:name="T1377" style:family="text">
      <style:text-properties officeooo:rsid="0bc42071"/>
    </style:style>
    <style:style style:name="T1378" style:family="text">
      <style:text-properties officeooo:rsid="0bc62e40"/>
    </style:style>
    <style:style style:name="T1379" style:family="text">
      <style:text-properties officeooo:rsid="0bc8bbf6"/>
    </style:style>
    <style:style style:name="T1380" style:family="text">
      <style:text-properties officeooo:rsid="0bca5b09"/>
    </style:style>
    <style:style style:name="T1381" style:family="text">
      <style:text-properties officeooo:rsid="0bcad8d5"/>
    </style:style>
    <style:style style:name="T1382" style:family="text">
      <style:text-properties officeooo:rsid="0bccc636"/>
    </style:style>
    <style:style style:name="T1383" style:family="text">
      <style:text-properties officeooo:rsid="0bccddae"/>
    </style:style>
    <style:style style:name="T1384" style:family="text">
      <style:text-properties officeooo:rsid="0bd1a9f6"/>
    </style:style>
    <style:style style:name="T1385" style:family="text">
      <style:text-properties officeooo:rsid="0bd40430"/>
    </style:style>
    <style:style style:name="T1386" style:family="text">
      <style:text-properties officeooo:rsid="0bd5481d"/>
    </style:style>
    <style:style style:name="T1387" style:family="text">
      <style:text-properties officeooo:rsid="0bd72bfc"/>
    </style:style>
    <style:style style:name="T1388" style:family="text">
      <style:text-properties officeooo:rsid="0bdaf79a"/>
    </style:style>
    <style:style style:name="T1389" style:family="text">
      <style:text-properties officeooo:rsid="0bdc6c11"/>
    </style:style>
    <style:style style:name="T1390" style:family="text">
      <style:text-properties officeooo:rsid="0bdc8883"/>
    </style:style>
    <style:style style:name="T1391" style:family="text">
      <style:text-properties officeooo:rsid="0bde62f3"/>
    </style:style>
    <style:style style:name="T1392" style:family="text">
      <style:text-properties officeooo:rsid="0be07c32"/>
    </style:style>
    <style:style style:name="T1393" style:family="text">
      <style:text-properties officeooo:rsid="0be1244e"/>
    </style:style>
    <style:style style:name="T1394" style:family="text">
      <style:text-properties officeooo:rsid="0be22aa7"/>
    </style:style>
    <style:style style:name="T1395" style:family="text">
      <style:text-properties officeooo:rsid="0be41be8"/>
    </style:style>
    <style:style style:name="T1396" style:family="text">
      <style:text-properties officeooo:rsid="0bec3182"/>
    </style:style>
    <style:style style:name="T1397" style:family="text">
      <style:text-properties officeooo:rsid="0bee1dd7"/>
    </style:style>
    <style:style style:name="T1398" style:family="text">
      <style:text-properties officeooo:rsid="0bef76e5"/>
    </style:style>
    <style:style style:name="T1399" style:family="text">
      <style:text-properties officeooo:rsid="0bf0d0ff"/>
    </style:style>
    <style:style style:name="T1400" style:family="text">
      <style:text-properties officeooo:rsid="0bf0df8b"/>
    </style:style>
    <style:style style:name="T1401" style:family="text">
      <style:text-properties officeooo:rsid="0bf0e2f7"/>
    </style:style>
    <style:style style:name="T1402" style:family="text">
      <style:text-properties officeooo:rsid="0bf1d15e"/>
    </style:style>
    <style:style style:name="T1403" style:family="text">
      <style:text-properties officeooo:rsid="0bf3a8f8"/>
    </style:style>
    <style:style style:name="T1404" style:family="text">
      <style:text-properties officeooo:rsid="0bf43ad1"/>
    </style:style>
    <style:style style:name="T1405" style:family="text">
      <style:text-properties officeooo:rsid="0bf5a295"/>
    </style:style>
    <style:style style:name="T1406" style:family="text">
      <style:text-properties officeooo:rsid="0bf6427c"/>
    </style:style>
    <style:style style:name="T1407" style:family="text">
      <style:text-properties officeooo:rsid="0bf7ddb4"/>
    </style:style>
    <style:style style:name="T1408" style:family="text">
      <style:text-properties officeooo:rsid="0bf8cf74"/>
    </style:style>
    <style:style style:name="T1409" style:family="text">
      <style:text-properties officeooo:rsid="0bf99eeb"/>
    </style:style>
    <style:style style:name="T1410" style:family="text">
      <style:text-properties officeooo:rsid="0bf9b8c4"/>
    </style:style>
    <style:style style:name="T1411" style:family="text">
      <style:text-properties officeooo:rsid="0bfc477c"/>
    </style:style>
    <style:style style:name="T1412" style:family="text">
      <style:text-properties officeooo:rsid="0bfc58d4"/>
    </style:style>
    <style:style style:name="T1413" style:family="text">
      <style:text-properties officeooo:rsid="0bfdf5ea"/>
    </style:style>
    <style:style style:name="T1414" style:family="text">
      <style:text-properties officeooo:rsid="0bffeaa7"/>
    </style:style>
    <style:style style:name="T1415" style:family="text">
      <style:text-properties officeooo:rsid="0c0181bb"/>
    </style:style>
    <style:style style:name="T1416" style:family="text">
      <style:text-properties officeooo:rsid="0c057cdb"/>
    </style:style>
    <style:style style:name="T1417" style:family="text">
      <style:text-properties officeooo:rsid="0c07fbf6"/>
    </style:style>
    <style:style style:name="T1418" style:family="text">
      <style:text-properties officeooo:rsid="0c0b9bba"/>
    </style:style>
    <style:style style:name="T1419" style:family="text">
      <style:text-properties officeooo:rsid="0c0baf7a"/>
    </style:style>
    <style:style style:name="T1420" style:family="text">
      <style:text-properties officeooo:rsid="0c0d7153"/>
    </style:style>
    <style:style style:name="T1421" style:family="text">
      <style:text-properties officeooo:rsid="0c0dd584"/>
    </style:style>
    <style:style style:name="T1422" style:family="text">
      <style:text-properties officeooo:rsid="0c0fa3e8"/>
    </style:style>
    <style:style style:name="T1423" style:family="text">
      <style:text-properties officeooo:rsid="0c111741"/>
    </style:style>
    <style:style style:name="T1424" style:family="text">
      <style:text-properties officeooo:rsid="0c148fa8"/>
    </style:style>
    <style:style style:name="T1425" style:family="text">
      <style:text-properties officeooo:rsid="0c157b04"/>
    </style:style>
    <style:style style:name="T1426" style:family="text">
      <style:text-properties officeooo:rsid="0c16cc5e"/>
    </style:style>
    <style:style style:name="T1427" style:family="text">
      <style:text-properties officeooo:rsid="0c19aaba"/>
    </style:style>
    <style:style style:name="T1428" style:family="text">
      <style:text-properties officeooo:rsid="0c1a3682"/>
    </style:style>
    <style:style style:name="T1429" style:family="text">
      <style:text-properties officeooo:rsid="0c1b05c0"/>
    </style:style>
    <style:style style:name="T1430" style:family="text">
      <style:text-properties officeooo:rsid="0c1c8540"/>
    </style:style>
    <style:style style:name="T1431" style:family="text">
      <style:text-properties officeooo:rsid="0c1d4f2b"/>
    </style:style>
    <style:style style:name="T1432" style:family="text">
      <style:text-properties officeooo:rsid="0c21c0d4"/>
    </style:style>
    <style:style style:name="T1433" style:family="text">
      <style:text-properties officeooo:rsid="0c236192"/>
    </style:style>
    <style:style style:name="T1434" style:family="text">
      <style:text-properties officeooo:rsid="0c23e67a"/>
    </style:style>
    <style:style style:name="T1435" style:family="text">
      <style:text-properties officeooo:rsid="0c26206c"/>
    </style:style>
    <style:style style:name="T1436" style:family="text">
      <style:text-properties officeooo:rsid="0c295e0a"/>
    </style:style>
    <style:style style:name="T1437" style:family="text">
      <style:text-properties officeooo:rsid="0c29ff0c"/>
    </style:style>
    <style:style style:name="T1438" style:family="text">
      <style:text-properties officeooo:rsid="0c2e0b47"/>
    </style:style>
    <style:style style:name="T1439" style:family="text">
      <style:text-properties officeooo:rsid="0c2f278d"/>
    </style:style>
    <style:style style:name="T1440" style:family="text">
      <style:text-properties officeooo:rsid="0c33d1f1"/>
    </style:style>
    <style:style style:name="T1441" style:family="text">
      <style:text-properties officeooo:rsid="0c35298e"/>
    </style:style>
    <style:style style:name="T1442" style:family="text">
      <style:text-properties officeooo:rsid="0c356a37"/>
    </style:style>
    <style:style style:name="T1443" style:family="text">
      <style:text-properties officeooo:rsid="0c361e28"/>
    </style:style>
    <style:style style:name="T1444" style:family="text">
      <style:text-properties officeooo:rsid="0c373b60"/>
    </style:style>
    <style:style style:name="T1445" style:family="text">
      <style:text-properties officeooo:rsid="0c387055"/>
    </style:style>
    <style:style style:name="T1446" style:family="text">
      <style:text-properties officeooo:rsid="0c3a9876"/>
    </style:style>
    <style:style style:name="T1447" style:family="text">
      <style:text-properties officeooo:rsid="0c3b289c"/>
    </style:style>
    <style:style style:name="T1448" style:family="text">
      <style:text-properties officeooo:rsid="0c3c818a"/>
    </style:style>
    <style:style style:name="T1449" style:family="text">
      <style:text-properties officeooo:rsid="0c3e2b1b"/>
    </style:style>
    <style:style style:name="T1450" style:family="text">
      <style:text-properties officeooo:rsid="0c3fcacb"/>
    </style:style>
    <style:style style:name="T1451" style:family="text">
      <style:text-properties officeooo:rsid="0c406460"/>
    </style:style>
    <style:style style:name="T1452" style:family="text">
      <style:text-properties officeooo:rsid="0c40bd22"/>
    </style:style>
    <style:style style:name="T1453" style:family="text">
      <style:text-properties officeooo:rsid="0c425122"/>
    </style:style>
    <style:style style:name="T1454" style:family="text">
      <style:text-properties officeooo:rsid="0c438bb4"/>
    </style:style>
    <style:style style:name="T1455" style:family="text">
      <style:text-properties officeooo:rsid="0c44321d"/>
    </style:style>
    <style:style style:name="T1456" style:family="text">
      <style:text-properties officeooo:rsid="0c457ef8"/>
    </style:style>
    <style:style style:name="T1457" style:family="text">
      <style:text-properties officeooo:rsid="0c477ae4"/>
    </style:style>
    <style:style style:name="T1458" style:family="text">
      <style:text-properties officeooo:rsid="0c478e19"/>
    </style:style>
    <style:style style:name="T1459" style:family="text">
      <style:text-properties officeooo:rsid="0c499bfb"/>
    </style:style>
    <style:style style:name="T1460" style:family="text">
      <style:text-properties officeooo:rsid="0c4b9ef7"/>
    </style:style>
    <style:style style:name="T1461" style:family="text">
      <style:text-properties officeooo:rsid="0c4cbbca"/>
    </style:style>
    <style:style style:name="T1462" style:family="text">
      <style:text-properties officeooo:rsid="0c4ef4e2"/>
    </style:style>
    <style:style style:name="T1463" style:family="text">
      <style:text-properties officeooo:rsid="0c5120d4"/>
    </style:style>
    <style:style style:name="T1464" style:family="text">
      <style:text-properties officeooo:rsid="0c55439d"/>
    </style:style>
    <style:style style:name="T1465" style:family="text">
      <style:text-properties officeooo:rsid="0c581156"/>
    </style:style>
    <style:style style:name="T1466" style:family="text">
      <style:text-properties officeooo:rsid="0c5c1a16"/>
    </style:style>
    <style:style style:name="T1467" style:family="text">
      <style:text-properties officeooo:rsid="02af0e08"/>
    </style:style>
    <style:style style:name="T1468" style:family="text">
      <style:text-properties officeooo:rsid="0c5cade4"/>
    </style:style>
    <style:style style:name="T1469" style:family="text">
      <style:text-properties officeooo:rsid="0c5d9a16"/>
    </style:style>
    <style:style style:name="T1470" style:family="text">
      <style:text-properties officeooo:rsid="0c5f3f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1"><text:span text:style-name="T1435">Памяти</text:span> Никлаус<text:span text:style-name="T1435">а</text:span> Вирт<text:span text:style-name="T1435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1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6">Алфавит языка включает в себя:</text:p>
      <text:list xml:id="list2704178478" text:style-name="L1">
        <text:list-item>
          <text:p text:style-name="P632">пробельные символы: пробел, табуляция, возврат каретки, перевод строки;</text:p>
        </text:list-item>
        <text:list-item>
          <text:p text:style-name="P631"><text:span text:style-name="T1009">буквы латиницы: </text:span><text:span text:style-name="Source_20_Text"><text:span text:style-name="T1009">A-Z</text:span></text:span><text:span text:style-name="T1009"> и </text:span><text:span text:style-name="Source_20_Text"><text:span text:style-name="T1009">a-z</text:span></text:span><text:span text:style-name="T1009">;</text:span></text:p>
        </text:list-item>
        <text:list-item>
          <text:p text:style-name="P633">буквы кириллицы: <text:span text:style-name="Source_20_Text">А-Я</text:span> и <text:span text:style-name="Source_20_Text">а-я</text:span>;</text:p>
        </text:list-item>
        <text:list-item>
          <text:p text:style-name="P633">арабские цифры: <text:span text:style-name="Source_20_Text">0-9</text:span>;</text:p>
        </text:list-item>
        <text:list-item>
          <text:p text:style-name="P631"><text:span text:style-name="T1009">символы:</text:span><text:span text:style-name="Source_20_Text"><text:span text:style-name="T1009"> _ </text:span></text:span><text:span text:style-name="Source_20_Text"><text:span text:style-name="T1010">+ - * \ / % ^ = &lt; &gt; ! &amp; | ~ : ; . , ( ) [ ] { } </text:span></text:span><text:span text:style-name="Source_20_Text"><text:span text:style-name="T1011">$ # ` ' " </text:span></text:span><text:span text:style-name="Source_20_Text"><text:span text:style-name="T1012">№</text:span></text:span></text:p>
        </text:list-item>
      </text:list>
      <text:p text:style-name="P402"><text:span text:style-name="T1013">Строковые и символьные литералы в исходном коде могут содержать любые символы, допустимые в кодировке UTF-8, </text:span><text:span text:style-name="T1014">за исключением символов возврата каретки, перевода строки и нулевого символа</text:span><text:span text:style-name="T1013">.</text:span></text:p>
      <text:p text:style-name="P403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8">Лексемы язык<text:span text:style-name="T1026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5">равнозначны пробелу и </text:span>не имеют специального синтаксического значения, с той оговоркой, что:</text:p>
      <text:list xml:id="list4215811640" text:style-name="L2">
        <text:list-item>
          <text:p text:style-name="P634"><text:span text:style-name="T1024">перевод строки и возврат каретки</text:span> недопустимы в<text:span text:style-name="T1029">нутри</text:span> строковых и символьных литерал<text:span text:style-name="T1029">ов</text:span>;</text:p>
        </text:list-item>
        <text:list-item>
          <text:p text:style-name="P634"><text:span text:style-name="T1024">перевод строки и возврат каретки считаются окончанием</text:span><text:span text:style-name="T1030"> </text:span><text:span text:style-name="T1024">однострочного комментария.</text:span></text:p>
        </text:list-item>
      </text:list>
      <text:p text:style-name="P378"><text:span text:style-name="T1024">В остальном</text:span><text:span text:style-name="T1018">, </text:span>разбиение исходного текста на строки остаётся <text:span text:style-name="T1031">полностью </text:span>на усмотрение программиста.</text:p>
      <text:p text:style-name="P379">В тех случаях, когда <text:span text:style-name="T1032">Клаус может распознать </text:span><text:span text:style-name="T1019">лексемы однозначно, отделять их </text:span><text:span text:style-name="T1020">друг от друга </text:span><text:span text:style-name="T1019">пробельными символами не требуется.</text:span></text:p>
      <text:p text:style-name="P377">В языке Клаус <text:span text:style-name="T1096">есть</text:span> следующие виды лексических единиц:</text:p>
      <text:list xml:id="list2129317460" text:style-name="L3">
        <text:list-item>
          <text:p text:style-name="P636"><text:span text:style-name="T22">Ключевое слово</text:span><text:span text:style-name="T1015"> </text:span><text:span text:style-name="T1028">(зарезервированное слово) </text:span><text:span text:style-name="T1015">— слово, состоящее только из букв кириллицы </text:span><text:span text:style-name="T1016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3">одинаковое</text:span><text:span text:style-name="T1016"> значение, например, </text:span><text:span text:style-name="Source_20_Text"><text:span text:style-name="T1016">любой любая любое</text:span></text:span><text:span text:style-name="T1016"> </text:span><text:span text:style-name="T1023">или</text:span><text:span text:style-name="T1016"> </text:span><text:span text:style-name="Source_20_Text"><text:span text:style-name="T1016">целое целых</text:span></text:span><text:span text:style-name="T1016">, и т. п. </text:span><text:span text:style-name="T1017">Перечень ключевых слов и их синонимов приведён в соответствующем разделе.</text:span></text:p>
        </text:list-item>
        <text:list-item>
          <text:p text:style-name="P635"><text:span text:style-name="T1">Идентификатор</text:span> — слово, состоящее из букв <text:span text:style-name="T1027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21">и их параметров</text:span>, подпрограмм и их параметров, типов данных, констант, переменных, исключений и их параметров, полей структур<text:span text:style-name="T1022">.</text:span></text:p>
        </text:list-item>
        <text:list-item>
          <text:p text:style-name="P63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8">круглые и квадратные скобки, </text:span><text:span text:style-name="T1035">точка, двоеточие,</text:span><text:span text:style-name="T1028"> а также другие знаки, имеющие специальное синтаксическое значение.</text:span></text:p>
        </text:list-item>
        <text:list-item>
          <text:p text:style-name="P63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3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4">конца строки — т. е., до </text:span>ближайшего символа перевода строки или возврата каретки.</text:p>
        </text:list-item>
        <text:list-item>
          <text:p text:style-name="P640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6">Вложенные многострочные</text:span> <text:span text:style-name="T1036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1"><text:span text:style-name="T1352">Ключевые слова, перечисленные в одной строке, являются синонимами — т. е., в исходном тексте </text:span><text:span text:style-name="T26">программист </text:span><text:span text:style-name="T1352">может использовать люб</text:span><text:span text:style-name="T26">ую</text:span><text:span text:style-name="T1352"> из перечисленных форм </text:span><text:span text:style-name="T29">по своему усмотрению</text:span><text:span text:style-name="T1352">. </text:span><text:span text:style-name="T27">Это позволяет заметно, хотя и не полностью, приблизить </text:span><text:span text:style-name="T30">текст</text:span><text:span text:style-name="T27"> программы к нормам русского языка.</text:span></text:p>
      <text:p text:style-name="P385"><text:span text:style-name="T31">П</text:span><text:span text:style-name="T27">ример:</text:span></text:p>
      <text:p text:style-name="P382">типы<text:line-break/> <text:s text:c="3"/><text:span text:style-name="T729">с: строка;<text:line-break/> <text:s text:c="3"/>ц: целое;</text:span><text:line-break/> <text:s text:c="3"/>тПервый <text:span text:style-name="T28">=</text:span> массив строк;<text:line-break/> <text:s text:c="3"/>тВторой <text:span text:style-name="T28">=</text:span> словарь <text:span text:style-name="T32">целых</text:span> ключ символ;<text:line-break/> <text:s text:c="3"/>тТретий <text:span text:style-name="T28">=</text:span> <text:span text:style-name="T27">массив </text:span>словар<text:span text:style-name="T27">ей</text:span> массивов структур<text:line-break/> <text:s text:c="7"/>поле1: <text:span text:style-name="T33">дробное</text:span>;<text:line-break/> <text:s text:c="7"/>поле2: логическое;<text:line-break/> <text:s text:c="3"/>окончание ключ строка;</text:p>
      <text:p text:style-name="P381"><text:span text:style-name="T54">Использование тех или иных форм </text:span><text:span text:style-name="T56">ключевых </text:span><text:span text:style-name="T54">слов остаётся на усмотрение программиста: </text:span><text:span text:style-name="T62">конструкции</text:span><text:span text:style-name="T55"> «</text:span><text:span text:style-name="Source_20_Text"><text:span text:style-name="T871">словарей массив строка</text:span></text:span><text:span text:style-name="T55">» и «</text:span><text:span text:style-name="Source_20_Text"><text:span text:style-name="T871">словарь массивов строк</text:span></text:span><text:span text:style-name="T55">» </text:span><text:span text:style-name="T54">с точки зрения синтаксиса</text:span><text:span text:style-name="T55"> полностью эквивалентны. Автор</text:span><text:span text:style-name="T585">ы</text:span><text:span text:style-name="T55">, однако, наде</text:span><text:span text:style-name="T585">ю</text:span><text:span text:style-name="T55">тся, что </text:span><text:span text:style-name="T58">из соображений читаемости кода </text:span><text:span text:style-name="T57">большинство </text:span><text:span text:style-name="T55">программист</text:span><text:span text:style-name="T57">ов</text:span><text:span text:style-name="T55"> </text:span><text:span text:style-name="T59">всегда </text:span><text:span text:style-name="T103">предпочтут</text:span><text:span text:style-name="T55"> второй вариант.</text:span></text:p>
      <text:h text:style-name="Heading_20_2" text:outline-level="2">Перечень ключевых слов</text:h>
      <text:p text:style-name="P382">программа</text:p>
      <text:p text:style-name="P382">начало</text:p>
      <text:p text:style-name="P382">окончание <text:span text:style-name="T585">конец</text:span></text:p>
      <text:p text:style-name="P382">переменная переменные</text:p>
      <text:p text:style-name="P382">константа константы</text:p>
      <text:p text:style-name="P382">тип типы</text:p>
      <text:p text:style-name="P382">символ <text:span text:style-name="T1371">символы </text:span>символов</text:p>
      <text:p text:style-name="P382">строка <text:span text:style-name="T1371">строки </text:span>строк</text:p>
      <text:p text:style-name="P382">целое <text:span text:style-name="T1371">целые </text:span>целых</text:p>
      <text:p text:style-name="P382">дробное <text:span text:style-name="T1371">дробные </text:span>дробных</text:p>
      <text:p text:style-name="P382">момент <text:span text:style-name="T1371">моменты </text:span>моментов</text:p>
      <text:p text:style-name="P382">логическое <text:span text:style-name="T1371">логические </text:span>логических</text:p>
      <text:p text:style-name="P409">объект <text:span text:style-name="T1371">объекты </text:span>объектов</text:p>
      <text:p text:style-name="P382">да</text:p>
      <text:p text:style-name="P382">нет</text:p>
      <text:p text:style-name="P382"><text:soft-page-break/>массив <text:span text:style-name="T1371">массивы </text:span>массивов</text:p>
      <text:p text:style-name="P382">словарь <text:span text:style-name="T1371">словари </text:span>словарей</text:p>
      <text:p text:style-name="P382">структура <text:span text:style-name="T1371">структуры </text:span>структур</text:p>
      <text:p text:style-name="P382">ключ</text:p>
      <text:p text:style-name="P382">процедура</text:p>
      <text:p text:style-name="P382">функция</text:p>
      <text:p text:style-name="P382">ничего</text:p>
      <text:p text:style-name="P382">прервать</text:p>
      <text:p text:style-name="P382">продолжить</text:p>
      <text:p text:style-name="P382">вернуть вернуться</text:p>
      <text:p text:style-name="P382">если</text:p>
      <text:p text:style-name="P382">то</text:p>
      <text:p text:style-name="P382">иначе</text:p>
      <text:p text:style-name="P382">для</text:p>
      <text:p text:style-name="P382">от</text:p>
      <text:p text:style-name="P382">до</text:p>
      <text:p text:style-name="P382">цикл</text:p>
      <text:p text:style-name="P382">обратный</text:p>
      <text:p text:style-name="P382">пока</text:p>
      <text:p text:style-name="P382">выбор</text:p>
      <text:p text:style-name="P382">из</text:p>
      <text:p text:style-name="P382">исключение исключения</text:p>
      <text:p text:style-name="P382">ошибка</text:p>
      <text:p text:style-name="P382">бросить</text:p>
      <text:p text:style-name="P382">сообщение</text:p>
      <text:p text:style-name="P382">завершить</text:p>
      <text:p text:style-name="P382">когда</text:p>
      <text:p text:style-name="P382">тогда</text:p>
      <text:p text:style-name="P382">напоследок</text:p>
      <text:p text:style-name="P382">любой любая любое</text:p>
      <text:p text:style-name="P382">вх</text:p>
      <text:p text:style-name="P382">вых</text:p>
      <text:p text:style-name="P382">вв</text:p>
      <text:p text:style-name="P382">каждый каждого каждой</text:p>
      <text:p text:style-name="P382">есть</text:p>
      <text:p text:style-name="P382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42">исходного кода</text:span></text:h>
      <text:p text:style-name="P383">Программа на языке Клаус, а также любая подпрограмма — процедура или функция — состоит из заголовка, <text:span text:style-name="T1091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4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7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7">массив строк</text:span></text:span><text:span text:style-name="T1037">.</text:span></text:p>
      <text:p text:style-name="P384"><text:span text:style-name="T1045">З</text:span><text:span text:style-name="T1038">аголов</text:span><text:span text:style-name="T1045">ок</text:span><text:span text:style-name="T1038"> программы завершается знаком «</text:span><text:span text:style-name="Source_20_Text"><text:span text:style-name="T1038">;</text:span></text:span><text:span text:style-name="T1038">».</text:span></text:p>
      <text:p text:style-name="P410"><text:soft-page-break/>программа <text:span text:style-name="T1067">Пустая</text:span>;<text:line-break/><text:span text:style-name="T1039">начало<text:line-break/> <text:s text:c="3"/>ничего;<text:line-break/>окончание.</text:span></text:p>
      <text:p text:style-name="P410"/>
      <text:p text:style-name="P504">программа Эхо(арг: массив строк);<text:line-break/>переменн<text:span text:style-name="T1354">ые</text:span><text:line-break/> <text:s text:c="3"/><text:span text:style-name="T1353">к</text:span>: целое;<text:line-break/> <text:s text:c="3"/>рзд: строка = "";<text:line-break/>начало<text:line-break/> <text:s text:c="3"/>для <text:span text:style-name="T1353">к</text:span> от 0 до длина(арг)-1 цикл начало<text:line-break/> <text:s text:c="7"/>вывести(рзд, арг[<text:span text:style-name="T1353">к</text:span>]);<text:line-break/> <text:s text:c="7"/>рзд := " ";<text:line-break/> <text:s text:c="3"/><text:span text:style-name="T1353">конец</text:span>;<text:line-break/> <text:s text:c="3"/>вывести(НС);<text:line-break/>окончание.</text:p>
      <text:p text:style-name="P386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1">объявленным</text:span> выше него по тексту исходного кода.</text:p>
      <text:p text:style-name="P386">Тело программы <text:span text:style-name="T1040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7">После окончания тела программы должен следовать знак «<text:span text:style-name="Source_20_Text">.</text:span>».</text:p>
      <text:h text:style-name="Heading_20_2" text:outline-level="2"><text:span text:style-name="T1043">Определение</text:span> подпрограмм<text:span text:style-name="T1066">ы</text:span></text:h>
      <text:p text:style-name="P388">В языке Клаус существует две разновидности подпрограмм: процедуры и функции. Они полностью идентичны во всём, за <text:span text:style-name="T1047">тем </text:span>исключением, что функция возвращает значение, а процедура <text:span text:style-name="T1068">не возвращает</text:span>.</text:p>
      <text:p text:style-name="P389">Подпрограммы могут быть определены в <text:span text:style-name="T1092">разделе</text:span> определений основной программы, либо <text:span text:style-name="T1169">в разделах определений</text:span> других подпрограмм с произвольным уровнем вложенности.</text:p>
      <text:p text:style-name="P390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0">Далее <text:span text:style-name="T1049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6">обязательно должны быть указаны пустые круглые</text:span><text:span text:style-name="T1048"> </text:span>скобки.</text:p>
      <text:p text:style-name="P391">Затем, только <text:span text:style-name="T1062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4">Безымянное определение типа данных в этом случае не допускается.</text:span></text:p>
      <text:p text:style-name="P392">Заголовок подпрограммы <text:span text:style-name="T1046">завершается знаком «</text:span><text:span text:style-name="Source_20_Text"><text:span text:style-name="T1046">;</text:span></text:span><text:span text:style-name="T1046">».</text:span></text:p>
      <text:p text:style-name="P393"><text:span text:style-name="T1093">Раздел</text:span> определений подпрограммы и её тело <text:span text:style-name="T1094">устроены так же</text:span>, <text:span text:style-name="T1094">как</text:span> <text:span text:style-name="T1094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4">В Клаусе определено три режима передачи параметров в подпрограммы: входные, выходные и проходные параметры.</text:p>
      <text:p text:style-name="P395">Значение входного параметра непосредственно переда<text:span text:style-name="T1053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0">им</text:span> было перед вызовом.</text:p>
      <text:p text:style-name="P395">В качестве входных параметров можно указывать переменные, константы, буквальные значения и выражения, включая вызовы функций.</text:p>
      <text:p text:style-name="P396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1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7">Различие между выходными и проходными параметрами состоит в том, что значения проходных параметров передаются в подпрограмму <text:span text:style-name="T1052">без изменений</text:span>, а значения выходных обнуляются перед вызовом подпрограммы.</text:p>
      <text:p text:style-name="P398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4">Ключевое слово </text:span><text:span text:style-name="Source_20_Text"><text:span text:style-name="T1054">вх</text:span></text:span><text:span text:style-name="T1054"> можно опустить, в таком случае параметр будет считаться входным.</text:span></text:p>
      <text:p text:style-name="P399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3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0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1">данных</text:span>. Безымянные определения типов в данном случае не допускаются. Единственным исключением из этого правила является <text:span text:style-name="T1060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555" text:outline-level="3"><text:span text:style-name="T1459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60">после которого вместо тела подпрограммы указано ключевое слово </text:span><text:span text:style-name="Source_20_Text"><text:span text:style-name="T1460">дальше</text:span></text:span><text:span text:style-name="T1460"> и знак «</text:span><text:span text:style-name="Source_20_Text"><text:span text:style-name="T1460">;</text:span></text:span><text:span text:style-name="T1460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3">в той же области видимости </text:span>ниже по тексту должно <text:span text:style-name="T1461">располагаться</text:span> полное определение этой подпрограммы, <text:span text:style-name="T1462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7">()</text:span>;<text:line-break/><text:span text:style-name="T1055">начало<text:line-break/> <text:s text:c="3"/>ничего;<text:line-break/>окончание;</text:span></text:p>
      <text:p text:style-name="Исходный_20_код"/>
      <text:p text:style-name="P411">функция синус(х: дробное): дробное;<text:line-break/>начало<text:line-break/> <text:s text:c="3"/>вернуть sin(х);<text:line-break/>окончание;</text:p>
      <text:p text:style-name="P412"><text:line-break/><text:span text:style-name="T1057">функция </text:span><text:span text:style-name="T1065">к</text:span><text:span text:style-name="T1057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2"/>
      <text:p text:style-name="P412"><text:span text:style-name="T1056">тип тТочка = структура<text:line-break/> <text:s text:c="3"/></text:span><text:span text:style-name="T1058">х</text:span><text:span text:style-name="T1056">, </text:span><text:span text:style-name="T1058">у</text:span><text:span text:style-name="T1056">: целое;<text:line-break/>конец;<text:line-break/></text:span><text:soft-page-break/><text:span text:style-name="T1056"><text:line-break/>функция точка(</text:span><text:span text:style-name="T1058">х</text:span><text:span text:style-name="T1056">, </text:span><text:span text:style-name="T1058">у</text:span><text:span text:style-name="T1056">: целое): тТочка;<text:line-break/>переменная<text:line-break/> <text:s text:c="3"/>т: тТочка;<text:line-break/>начало<text:line-break/> <text:s text:c="3"/>т.</text:span><text:span text:style-name="T1058">х</text:span><text:span text:style-name="T1056"> := </text:span><text:span text:style-name="T1059">х</text:span><text:span text:style-name="T1056">;<text:line-break/> <text:s text:c="3"/>т.</text:span><text:span text:style-name="T1059">у</text:span><text:span text:style-name="T1056"> := </text:span><text:span text:style-name="T1058">у</text:span><text:span text:style-name="T1056">;<text:line-break/> <text:s text:c="3"/>вернуть т;<text:line-break/>окончание;</text:span></text:p>
      <text:p text:style-name="P411"/>
      <text:p text:style-name="Исходный_20_код"><text:span text:style-name="T1064">процедура</text:span><text:span text:style-name="T1056"> </text:span><text:span text:style-name="T1064">подвинуть</text:span><text:span text:style-name="T1056">(</text:span><text:span text:style-name="T1064">вв т: тТочка; </text:span><text:span text:style-name="T1069">вх </text:span><text:span text:style-name="T1064">д</text:span><text:span text:style-name="T1058">х</text:span><text:span text:style-name="T1056">, </text:span><text:span text:style-name="T1064">д</text:span><text:span text:style-name="T1058">у</text:span><text:span text:style-name="T1056">: целое);<text:line-break/>начало<text:line-break/> <text:s text:c="3"/>т.</text:span><text:span text:style-name="T1058">х</text:span><text:span text:style-name="T1056"> </text:span><text:span text:style-name="T1064">+</text:span><text:span text:style-name="T1056">= </text:span><text:span text:style-name="T1064">д</text:span><text:span text:style-name="T1059">х</text:span><text:span text:style-name="T1056">;<text:line-break/> <text:s text:c="3"/>т.</text:span><text:span text:style-name="T1059">у</text:span><text:span text:style-name="T1056"> </text:span><text:span text:style-name="T1064">+</text:span><text:span text:style-name="T1056">= </text:span><text:span text:style-name="T1064">д</text:span><text:span text:style-name="T1058">у</text:span><text:span text:style-name="T1056">;<text:line-break/>окончание;</text:span></text:p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1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9">имена</text:span> должны быть уникальны — т. е., ни одно имя не может совпадать с другим именем, объявленным в той же области видимости. <text:span text:style-name="T1070">Регистр букв в именах </text:span><text:span text:style-name="T1073">не учитывается — </text:span><text:span text:style-name="T1070">т. е., </text:span><text:span text:style-name="T1083">слова</text:span><text:span text:style-name="T1070"> </text:span><text:span text:style-name="Source_20_Text"><text:span text:style-name="T1070">имя</text:span></text:span><text:span text:style-name="T1070">, </text:span><text:span text:style-name="Source_20_Text"><text:span text:style-name="T1070">ИМЯ</text:span></text:span><text:span text:style-name="T1070"> и </text:span><text:span text:style-name="Source_20_Text"><text:span text:style-name="T1070">Имя</text:span></text:span><text:span text:style-name="T1070"> считаются совпадающими.</text:span></text:p>
      <text:p text:style-name="P404">Область видимости подпрограммы является вложенной по отношению к основной программе или <text:span text:style-name="T1079">к </text:span>объемлющей подпрограмме, в которой она определена. <text:span text:style-name="T1071">Имена, объявленные во вложенной области видимости, могут совпадать с именами, объявленными в объемлющ</text:span><text:span text:style-name="T1072">их</text:span><text:span text:style-name="T1071"> област</text:span><text:span text:style-name="T1072">ях</text:span><text:span text:style-name="T1071"> видимости, </text:span><text:span text:style-name="T1072">но не друг с другом</text:span><text:span text:style-name="T1071">.</text:span></text:p>
      <text:p text:style-name="P405">К области видимости основной программы относятся:</text:p>
      <text:list xml:id="list1797972071" text:style-name="L4">
        <text:list-item>
          <text:p text:style-name="P641">Имя программы;</text:p>
        </text:list-item>
        <text:list-item>
          <text:p text:style-name="P641">Имя входного параметра программы, если он объявлен;</text:p>
        </text:list-item>
        <text:list-item>
          <text:p text:style-name="P641">Все имена, объявленные в области определений программы.</text:p>
        </text:list-item>
      </text:list>
      <text:p text:style-name="P406"><text:span text:style-name="T1076">По аналогии</text:span>, к области видимости подпрограммы относятся имя подпрограммы, имена её параметров и вс<text:span text:style-name="T1073">е</text:span> локально объявленные имена.</text:p>
      <text:p text:style-name="P406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5">С</text:span><text:span text:style-name="T1074">ледовательно, имя подпрограммы должно быть уникально в обеих </text:span><text:span text:style-name="T1086">этих </text:span><text:span text:style-name="T1074">областях.</text:span></text:p>
      <text:p text:style-name="P408">При обращении к идентификатору в исходном <text:span text:style-name="T1082">коде</text:span> программы <text:span text:style-name="T1087">имя разрешается по следующим правилам</text:span>:</text:p>
      <text:list xml:id="list3608561778" text:style-name="L5">
        <text:list-item>
          <text:p text:style-name="P642"><text:span text:style-name="T1087">Выполняется п</text:span><text:span text:style-name="T1080">оиск </text:span><text:span text:style-name="T1095">имени</text:span><text:span text:style-name="T1080"> в локальной области видимости, </text:span><text:span text:style-name="T1095">среди тех имён, что объявлены выше по тексту исходного кода</text:span><text:span text:style-name="T1080">;</text:span></text:p>
        </text:list-item>
        <text:list-item>
          <text:p text:style-name="P643">Если имя не найдено, <text:span text:style-name="T1087">то</text:span> <text:span text:style-name="T1087">выполняется </text:span>поиск <text:span text:style-name="T1095">выше по тексту </text:span>в<text:span text:style-name="T1088">о всех</text:span> объемлющих областях видимости, по порядку <text:span text:style-name="T1081">изнутри наружу</text:span>;</text:p>
        </text:list-item>
      </text:list>
      <text:p text:style-name="P413"><text:soft-page-break/>Иными слова<text:span text:style-name="T1084">ми</text:span>, <text:span text:style-name="T1085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0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4">Имена, объявленные во вложенных областях видимости, никогда не видны из объемлющих областей.</text:p>
      <text:p text:style-name="P407">В настоящей версии языка определена <text:span text:style-name="T1077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8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3">Глобальные определения типов <text:span text:style-name="T1134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4">в теле основной программы, а также во всех вложенных областях видимости — </text:span><text:span text:style-name="T1157">в </text:span><text:span text:style-name="T1134">процедурах и функциях, — если не перекрыты в них локальными определениями.</text:span></text:p>
      <text:p text:style-name="P424">Любая подпрограмма имеет собственный раздел определений <text:span text:style-name="T1160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4">Во всех случаях <text:span text:style-name="T1158">видны только</text:span> те определения, которые были даны выше по тексту исходного кода. <text:span text:style-name="T1159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5">тип мойТип = массив целых;<text:line-break/>константа Пи = 3.1415926;<text:line-break/></text:span><text:span text:style-name="T1136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1">Определения</text:span> типов</text:h>
      <text:p text:style-name="P42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29">Объявление типа начинается с идентификатора <text:span text:style-name="T1377">(или нескольких идентификаторов, разделённых знаком «</text:span><text:span text:style-name="Source_20_Text"><text:span text:style-name="T1377">/</text:span></text:span><text:span text:style-name="T1377">»)</text:span>, за которым<text:span text:style-name="T137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7">После каждого определения должен следовать знак «</text:span><text:span text:style-name="Source_20_Text"><text:span text:style-name="T1137">;</text:span></text:span><text:span text:style-name="T1137">».</text:span></text:p>
      <text:p text:style-name="Исходный_20_код">программа Пример;<text:line-break/><text:span text:style-name="T1137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9">п1, п2: целое;<text:line-break/> <text:s text:c="7"/>п3: строка;</text:span><text:span text:style-name="T1137"><text:line-break/> <text:s text:c="3"/>окончание;<text:line-break/></text:span><text:soft-page-break/><text:span text:style-name="T1137">начало<text:line-break/> <text:s text:c="3"/></text:span><text:span text:style-name="T1140">ничего;</text:span><text:span text:style-name="T1137"><text:line-break/>окончание.</text:span></text:p>
      <text:p text:style-name="P431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2">Параметры исключений могут иметь только простой тип, обозначаемый ключевым словом языка.</text:span></text:p>
      <text:p text:style-name="P515">Объявлени<text:span text:style-name="T1144">е</text:span> типов, имеющих различные имена, но <text:span text:style-name="T1143">эквивалентные</text:span> определения, зачастую использу<text:span text:style-name="T1144">е</text:span>тся для улучшения читаемости исходного кода <text:span text:style-name="T1145">п</text:span>рограммы.</text:p>
      <text:p text:style-name="P513">Если в объявлении типа данных указано несколько идентификаторов <text:span text:style-name="T1379">через «</text:span><text:span text:style-name="Source_20_Text"><text:span text:style-name="T1379">/</text:span></text:span><text:span text:style-name="T1379">»</text:span>, то <text:span text:style-name="T1380">все </text:span>эти идентификаторы являются синонимами, <text:span text:style-name="T1381">т.е.</text:span> в исходном коде <text:span text:style-name="T1383">для улучшения читаемости </text:span>может использоваться любой из них, <text:span text:style-name="T1382">на усмотрение программиста</text:span>.</text:p>
      <text:p text:style-name="P512">программа Пример;<text:line-break/><text:span text:style-name="T1137">тип<text:line-break/> <text:s text:c="3"/></text:span>Точка/Точек<text:span text:style-name="T1137"> = </text:span>структура<text:line-break/> <text:s text:c="7"/>x: дробное;<text:line-break/> <text:s text:c="7"/>y: дробное;<text:line-break/> <text:s text:c="3"/>окончание<text:span text:style-name="T1137">;<text:line-break/></text:span>переменные<text:line-break/> <text:s text:c="3"/>т: Точка;<text:line-break/> <text:s text:c="3"/>мт: массив Точек;<text:span text:style-name="T1137"><text:line-break/>начало<text:line-break/> <text:s text:c="3"/></text:span><text:span text:style-name="T1140">ничего;</text:span><text:span text:style-name="T1137"><text:line-break/>окончание.</text:span></text:p>
      <text:p text:style-name="P430">Синтаксис определений составных типов <text:span text:style-name="T1138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2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6">Константы составных типов недопустимы в нынешней версии языка.</text:p>
      <text:p text:style-name="P427">Секция определений <text:span text:style-name="T1146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6">констант</text:span></text:span><text:span text:style-name="Source_20_Text"><text:span text:style-name="T1150">а</text:span></text:span> или <text:span text:style-name="Source_20_Text"><text:span text:style-name="T1146">константы</text:span></text:span>, за которым следует одно или несколько объявлений <text:span text:style-name="T1146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25">Объявление <text:span text:style-name="T1147">константы</text:span> начинается с идентификатора, за которым следует знак «<text:span text:style-name="Source_20_Text">=</text:span>», а за ним — <text:span text:style-name="T1147">буквальное значение, имя ранее определённой константы или выражение</text:span>. <text:span text:style-name="T1137">После каждого определения должен следовать знак «</text:span><text:span text:style-name="Source_20_Text"><text:span text:style-name="T1137">;</text:span></text:span><text:span text:style-name="T1137">».</text:span></text:p>
      <text:p text:style-name="P434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51">специально указано как </text:span>дробн<text:span text:style-name="T1151">ое</text:span>: <text:span text:style-name="Source_20_Text">1.0</text:span> или <text:span text:style-name="Source_20_Text">1э0</text:span>.</text:p>
      <text:p text:style-name="P435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8">Обращени</text:span><text:span text:style-name="T1149">я</text:span><text:span text:style-name="T1148"> к переменным и вызовы функций в таком выражении недопустимы.</text:span></text:p>
      <text:p text:style-name="Исходный_20_код">программа Пример;<text:line-break/><text:span text:style-name="T1151">константы<text:line-break/> <text:s text:c="3"/></text:span><text:span text:style-name="T1154">целыйН</text:span><text:span text:style-name="T1151">уль = 0;<text:line-break/></text:span><text:soft-page-break/><text:span text:style-name="T1151"> <text:s text:c="3"/>дробныйНуль = 0.0;<text:line-break/> <text:s text:c="3"/>не</text:span><text:span text:style-name="T1155">Ч</text:span><text:span text:style-name="T1151">исло = 0 / 0;<text:line-break/> <text:s text:c="3"/>бесконечность = 1 / 0;<text:line-break/> <text:s text:c="3"/></text:span><text:span text:style-name="T1153">Пи = 3.1415926;<text:line-break/> <text:s text:c="3"/>прямойУгол = Пи / </text:span><text:span text:style-name="T1156">2</text:span><text:span text:style-name="T1153">;</text:span><text:line-break/><text:span text:style-name="T1151">начало<text:line-break/> <text:s text:c="3"/>ничего;<text:line-break/>окончание.</text:span></text:p>
      <text:h text:style-name="P537" text:outline-level="2">Определения <text:span text:style-name="T1161">переменных</text:span></text:h>
      <text:p text:style-name="P433"><text:span text:style-name="T1161">Переменная</text:span> представляет собой именованное значение простого <text:span text:style-name="T1161">или составного </text:span>типа, которое может меняться в процессе выполнения программы. <text:span text:style-name="T1161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61">.</text:span></text:p>
      <text:p text:style-name="P437"><text:span text:style-name="T1162">Для переменных составных типов начальное значение </text:span><text:span text:style-name="T1170">не может быть указано</text:span>.</text:p>
      <text:p text:style-name="P426">Секция определений <text:span text:style-name="T1163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3">переменная</text:span></text:span> или <text:span text:style-name="Source_20_Text"><text:span text:style-name="T1163">переменные</text:span></text:span>, за которым следует одно или несколько объявлений <text:span text:style-name="T1164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26"><text:span text:style-name="T1166">Объявление</text:span> <text:span text:style-name="T1165">переменной</text:span> начинается с идентификатора <text:span text:style-name="T1165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5">определение типа переменной</text:span>. <text:span text:style-name="T1165">После этого, если переменная имеет простой тип, может быть указан знак «</text:span><text:span text:style-name="Source_20_Text"><text:span text:style-name="T1165">=</text:span></text:span><text:span text:style-name="T1165">» и начальное значение.</text:span> <text:span text:style-name="T1165">К</text:span><text:span text:style-name="T1137">аждо</text:span><text:span text:style-name="T1165">е</text:span><text:span text:style-name="T1137"> </text:span><text:span text:style-name="T1171">объявление</text:span><text:span text:style-name="T1137"> </text:span><text:span text:style-name="T1165">завершается знаком</text:span><text:span text:style-name="T1137"> «</text:span><text:span text:style-name="Source_20_Text"><text:span text:style-name="T1137">;</text:span></text:span><text:span text:style-name="T1137">».</text:span></text:p>
      <text:p text:style-name="P438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8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6">одновременно</text:span> объявляются несколько переменных <text:span text:style-name="T1167">через запятую</text:span>, то все они получат одинаковые начальные значения.</text:p>
      <text:p text:style-name="P439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82">разделе определений </text:span>той подпрограмм<text:span text:style-name="T1182">ы</text:span>, которая содержит <text:span text:style-name="T1184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73">и уничтожается при выходе из неё</text:span>. Это приводит к тому, что обращение к переменной <text:span text:style-name="T1172">вне </text:span><text:span text:style-name="T1174">тела</text:span><text:span text:style-name="T1172"> инструкции перехвата не приводит к синтаксической ошибке </text:span><text:span text:style-name="T1173">при компиляции</text:span><text:span text:style-name="T1172">, но </text:span><text:span text:style-name="T1183">приводит к</text:span><text:span text:style-name="T1175"> </text:span><text:span text:style-name="T1185">возникновению </text:span><text:span text:style-name="T1175">исключени</text:span><text:span text:style-name="T1185">я</text:span><text:span text:style-name="T1175"> </text:span><text:span text:style-name="Source_20_Text"><text:span text:style-name="T1175">ОшибкаВыполнения</text:span></text:span><text:span text:style-name="T1172"> при выполнении программы. Возможно, в следующих версиях языка такое некорректное поведение будет исправлено.</text:span></text:p>
      <text:p text:style-name="P487">программа Пример;<text:line-break/><text:span text:style-name="T1177">тип<text:line-break/> <text:s text:c="3"/></text:span><text:span text:style-name="T1180">к</text:span><text:span text:style-name="T1177">омплексное = структура<text:line-break/> <text:s text:c="7"/>д: дробное;<text:line-break/> <text:s text:c="7"/>м: дробное;<text:line-break/> <text:s text:c="3"/>окончание;</text:span><text:line-break/><text:span text:style-name="T1176">переменные</text:span><text:span text:style-name="T1151"><text:line-break/> <text:s text:c="3"/></text:span><text:span text:style-name="T1176">стр: строка</text:span><text:span text:style-name="T1151"> = "</text:span><text:span text:style-name="T1176">Новая строка</text:span><text:span text:style-name="T1151">";<text:line-break/> <text:s text:c="3"/></text:span><text:span text:style-name="T1176">н, м: целое = 1</text:span><text:span text:style-name="T1151">;<text:line-break/> <text:s text:c="3"/></text:span><text:span text:style-name="T1178">к</text:span><text:span text:style-name="T1176">: </text:span><text:span text:style-name="T1180">к</text:span><text:span text:style-name="T1178">омплексное</text:span><text:span text:style-name="T1151">;<text:line-break/> <text:s text:c="3"/></text:span><text:span text:style-name="T1176">точк</text:span><text:span text:style-name="T1179">и</text:span><text:span text:style-name="T1176">: </text:span><text:span text:style-name="T1179">словарь </text:span><text:span text:style-name="T1176">структур<text:line-break/> <text:s text:c="7"/>х, у: дробное;<text:line-break/> <text:s text:c="3"/>окончание </text:span><text:span text:style-name="T1179">ключ </text:span><text:span text:style-name="T1181">строка</text:span><text:span text:style-name="T1153">;</text:span><text:line-break/><text:soft-page-break/><text:span text:style-name="T1151">начало<text:line-break/> <text:s text:c="3"/>ничего;<text:line-break/>окончание.</text:span></text:p>
      <text:h text:style-name="P538" text:outline-level="2">Определения исключений</text:h>
      <text:p text:style-name="P490"><text:span text:style-name="T1332">Всплывающее и</text:span>сключение представляет собой специальн<text:span text:style-name="T1341">ый</text:span> <text:span text:style-name="T1341">именованный объект</text:span>, котор<text:span text:style-name="T1341">ый</text:span> <text:span text:style-name="T1341">создаётся</text:span> для того, чтобы прервать последовательность выполнения программы в случае возникновения нештатн<text:span text:style-name="T1333">ой</text:span> ситуаци<text:span text:style-name="T1333">и</text:span> и задействовать средства обработки ошибок.</text:p>
      <text:p text:style-name="P428">Секция определений <text:span text:style-name="T133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4">исключение</text:span></text:span> или <text:span text:style-name="Source_20_Text"><text:span text:style-name="T1334">исключения</text:span></text:span>, за которым следует одно или несколько объявлений <text:span text:style-name="T133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28"><text:span text:style-name="T1166">Объявление</text:span> <text:span text:style-name="T1336">исключения</text:span> начинается с идентификатора. <text:span text:style-name="T133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7">сообщение</text:span></text:span><text:span text:style-name="T1337">, а за ним текст сообщения об ошибке — буквальное значение или выражение строкового типа.</text:span> <text:span text:style-name="T1165">К</text:span><text:span text:style-name="T1137">аждо</text:span><text:span text:style-name="T1165">е</text:span><text:span text:style-name="T1137"> </text:span><text:span text:style-name="T1171">объявление</text:span><text:span text:style-name="T1137"> </text:span><text:span text:style-name="T1165">завершается знаком</text:span><text:span text:style-name="T1137"> «</text:span><text:span text:style-name="Source_20_Text"><text:span text:style-name="T1137">;</text:span></text:span><text:span text:style-name="T1137">».</text:span></text:p>
      <text:p text:style-name="P499">программа Пример;<text:line-break/><text:span text:style-name="T1338">исключения<text:line-break/> <text:s text:c="3"/>Ош</text:span><text:span text:style-name="T1339">ибка</text:span><text:span text:style-name="T1338">1;<text:line-break/> <text:s text:c="3"/>Ош</text:span><text:span text:style-name="T1339">ибка</text:span><text:span text:style-name="T1338">2 сообщение "Вторая ошибка";</text:span></text:p>
      <text:p text:style-name="P499"><text:span text:style-name="T1338"><text:s text:c="4"/>Ош</text:span><text:span text:style-name="T1339">ибкаВТексте</text:span><text:span text:style-name="T1338">(</text:span><text:span text:style-name="T1339">стр, симв</text:span><text:span text:style-name="T1338">: целое; </text:span><text:span text:style-name="T1339">чтоНеТак</text:span><text:span text:style-name="T1338">: строка)<text:line-break/> <text:s text:c="7"/>сообщение "</text:span><text:span text:style-name="T1339">Ошибка в строке %(стр), символ %(симв). %(чтоНеТак)</text:span><text:span text:style-name="T1338">";<text:line-break/>начало<text:line-break/> <text:s text:c="3"/></text:span><text:span text:style-name="T1340">ошибка ОшибкаВТексте(5, 10, "Пропущена запятая.");</text:span><text:span text:style-name="T1338"><text:line-break/>окончание.</text:span></text:p>
      <text:p text:style-name="P491">Параметры исключений объявляются по тем же правилам, что и параметры подпрограмм, с двумя оговорками:</text:p>
      <text:list xml:id="list2541006180" text:style-name="L6">
        <text:list-item>
          <text:p text:style-name="P644">они могут быть только простых типов;</text:p>
        </text:list-item>
        <text:list-item>
          <text:p text:style-name="P644">они могут быть только входными.</text:p>
        </text:list-item>
      </text:list>
      <text:p text:style-name="P491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1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34" text:outline-level="1">Типы данных</text:h>
      <text:h text:style-name="P539" text:outline-level="2">Приведение типов</text:h>
      <text:p text:style-name="P500"><text:span text:style-name="T135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7">ключевое слово — имя</text:span> типа данных, за которым в круглых скобках указывается исходное значение <text:span text:style-name="T1365">или выражение</text:span>. <text:span text:style-name="T1363">Такая конструкция конвертирует указанное значение в указанный тип, а если это невозможно, создаётся исключение.</text:span></text:p>
      <text:p text:style-name="P501">Преобразование <text:span text:style-name="T1368">значений</text:span><text:span text:style-name="T1364"> </text:span>выполняется по правилам, описанным <text:span text:style-name="T1358">далее</text:span> для каждого из простых типов.</text:p>
      <text:p text:style-name="P505"><text:soft-page-break/>переменные<text:line-break/><text:span text:style-name="T135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5">л := логическое(с); // л </text:span><text:span text:style-name="T1356">= да</text:span><text:span text:style-name="T1355"><text:line-break/> <text:s text:c="3"/>с := строка(</text:span><text:span text:style-name="T1359">ц</text:span><text:span text:style-name="T1355">); <text:s text:c="4"/>// с </text:span><text:span text:style-name="T1356">=</text:span><text:span text:style-name="T1355"> "1</text:span><text:span text:style-name="T1359">0</text:span><text:span text:style-name="T1355">"<text:line-break/> <text:s text:c="3"/>ц := целое(д); <text:s text:c="5"/>// ц </text:span><text:span text:style-name="T1356">=</text:span><text:span text:style-name="T1355"> 123<text:line-break/> <text:s text:c="3"/></text:span><text:span text:style-name="T1367">д := ц; <text:s text:c="12"/>// д = 123.0 </text:span><text:span text:style-name="T1369">(</text:span><text:span text:style-name="T1367">неявное преобразование</text:span><text:span text:style-name="T1369">)</text:span><text:span text:style-name="T1355"><text:line-break/> <text:s text:c="3"/></text:span><text:span text:style-name="T1361">д := дробное("Ку"); // исключение ОшибкаКонвертации</text:span><text:line-break/>окончание;</text:p>
      <text:p text:style-name="P502">Неявное <text:span text:style-name="T1370">преобразование</text:span> типа допускается в двух случаях:</text:p>
      <text:list xml:id="list3182164634" text:style-name="L7">
        <text:list-item>
          <text:p text:style-name="P645"><text:span text:style-name="T1360">при преобразовании символа в строку, </text:span><text:span text:style-name="T1366">но не наоборот</text:span><text:span text:style-name="T1360">;</text:span></text:p>
        </text:list-item>
        <text:list-item>
          <text:p text:style-name="P645"><text:span text:style-name="T1362">при преобразовании </text:span><text:span text:style-name="T1360">целого числа в дробное число, </text:span><text:span text:style-name="T1366">но не наоборот</text:span><text:span text:style-name="T1360">.</text:span></text:p>
        </text:list-item>
      </text:list>
      <text:p text:style-name="P50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49">Нулевые значения допускаются.</text:span></text:p>
      <text:h text:style-name="P611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1">символ</text:span></text:span> и <text:span text:style-name="Source_20_Text"><text:span text:style-name="T79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7">символ в кодировке UTF-8, заключённый в одиночные апострофы</text:span></text:p>
      <text:p text:style-name="P151">№<text:span text:style-name="T419">2</text:span><text:span text:style-name="T634">A</text:span><text:span text:style-name="T419"> <text:s/></text:span><text:s/>// код символа в формате 16-ричного целого числа</text:p>
      <text:p text:style-name="P151">#<text:span text:style-name="T633">2</text:span><text:span text:style-name="T634">A </text:span><text:span text:style-name="T420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16">Си</text:span><text:span text:style-name="T362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67">численное значение</text:span> код<text:span text:style-name="T467">а</text:span> символа.</text:p>
      <text:p text:style-name="P119">При приведении к строке возвращает строку, <text:span text:style-name="T348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2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12" text:outline-level="4">Синтаксис</text:h>
      <text:p text:style-name="P264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3"><text:span text:style-name="T648">Ключевые слова </text:span><text:span text:style-name="Source_20_Text"><text:span text:style-name="T794">строка</text:span></text:span><text:span text:style-name="T648"> и </text:span><text:span text:style-name="Source_20_Text"><text:span text:style-name="T794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55">пустая строка</text:span></text:p>
      <text:p text:style-name="P153">"123абв" <text:s text:c="8"/>// <text:span text:style-name="T356">последовательность </text:span>символ<text:span text:style-name="T356">ов</text:span>, заключённ<text:span text:style-name="T350">ая</text:span> в кавычки</text:p>
      <text:p text:style-name="P152">"123""абв" <text:s text:c="6"/>// <text:span text:style-name="T351">для добавления в строку символа " его нужно удвоить</text:span></text:p>
      <text:p text:style-name="P246"><text:span text:style-name="T352">""#41</text:span>№20№<text:span text:style-name="T352">42#0A <text:s text:c="2"/>// последовательность </text:span><text:span text:style-name="T354">16-ричных </text:span><text:span text:style-name="T353">кодов символов </text:span><text:span text:style-name="T635">с кавычками в начале</text:span></text:p>
      <text:p text:style-name="P246">"<text:span text:style-name="T354">123</text:span>"<text:span text:style-name="T636">#</text:span><text:span text:style-name="T354">20"абв"№0А // </text:span><text:span text:style-name="T357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66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07">ние из</text:span> текст<text:span text:style-name="T363">ово</text:span><text:span text:style-name="T407">го</text:span><text:span text:style-name="T363"> представлени</text:span><text:span text:style-name="T407">я</text:span> <text:span text:style-name="T364">числа</text:span>, при ошибках возникает исключение <text:span text:style-name="Source_20_Text"><text:span text:style-name="T791">ОшибкаКонвертации</text:span></text:span>.</text:p>
      <text:p text:style-name="P121">При приведении к моменту выполняется преобразова<text:span text:style-name="T408">ние из</text:span> <text:span text:style-name="T358">стандартно</text:span><text:span text:style-name="T408">го</text:span><text:span text:style-name="T358"> </text:span>текстово<text:span text:style-name="T408">го</text:span> представлени<text:span text:style-name="T408">я</text:span> даты и/или времени, при ошибках возникает исключение <text:span text:style-name="Source_20_Text"><text:span text:style-name="T791">ОшибкаКонвертации</text:span></text:span>.</text:p>
      <text:p text:style-name="P122">При приведении к логическому значению <text:span text:style-name="T359">строка должна иметь одно из следующих значений, без учёта регистра:</text:span></text:p>
      <text:p text:style-name="Исходный_20_код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Исходный_20_код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5">Переменная целого типа содержит 64-битное целочисленное значение со знаком.</text:p>
      <text:h text:style-name="P613" text:outline-level="4">Синтаксис</text:h>
      <text:p text:style-name="P280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6">Ключевые слова <text:span text:style-name="Source_20_Text"><text:span text:style-name="T795">целое</text:span></text:span> и <text:span text:style-name="Source_20_Text"><text:span text:style-name="T795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5">е</text:span> цифр<text:span text:style-name="T975">ы</text:span></text:p>
      <text:p text:style-name="Исходный_20_код">-$0123456789abcdef // 16-ричны<text:span text:style-name="T975">е</text:span> цифр<text:span text:style-name="T975">ы</text:span> (латиница)</text:p>
      <text:p text:style-name="Исходный_20_код">-$0123456789абцдеф // 16-ричны<text:span text:style-name="T975">е</text:span> цифр<text:span text:style-name="T975">ы</text:span> (кириллица)</text:p>
      <text:p text:style-name="P124">Для отрицательных чисел <text:span text:style-name="T468">применяется</text:span> знак «-» в начале литерала; знак «<text:span text:style-name="T469">+»</text:span> для положительных чисел не допускается. <text:span text:style-name="T365">Регистр символов 16-ричных цифр не учитывается, </text:span><text:span text:style-name="T366">латинские и кириллические </text:span><text:span text:style-name="T367">цифры</text:span><text:span text:style-name="T366"> можно </text:span><text:span text:style-name="T368">смешивать</text:span><text:span text:style-name="T366">.</text:span></text:p>
      <text:h text:style-name="Heading_20_4" text:outline-level="4">Начальное значение</text:h>
      <text:p text:style-name="P116"><text:span text:style-name="T417">Н</text:span>уль.</text:p>
      <text:h text:style-name="P618" text:outline-level="4">Преобразование типов</text:h>
      <text:p text:style-name="P125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7">объект</text:span></text:span>.</text:p>
      <text:p text:style-name="P126">При приведении к символьному типу целое число означает кодпо<text:span text:style-name="T976">й</text:span>нт Юникод <text:span text:style-name="T370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69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2">на</text:span> нуль.</text:p>
      <text:h text:style-name="P614" text:outline-level="4">Синтаксис</text:h>
      <text:p text:style-name="P281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68">Ключевые слова <text:span text:style-name="Source_20_Text"><text:span text:style-name="T796">дробное</text:span></text:span> и <text:span text:style-name="Source_20_Text"><text:span text:style-name="T79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1">0123456.789 <text:s text:c="5"/>// представление с десятичной точкой</text:span></text:p>
      <text:p text:style-name="Исходный_20_код">-<text:span text:style-name="T371">0123456.789е+123 // экспоненциальное представление</text:span></text:p>
      <text:p text:style-name="P157"/>
      <text:p text:style-name="P157"><text:span text:style-name="T413">д1</text:span> := <text:s/>0/0; <text:s text:c="6"/>// <text:span text:style-name="T413">нечисло</text:span></text:p>
      <text:p text:style-name="P158">д2 := <text:s/>1/0; <text:s text:c="6"/>// +бесконечность</text:p>
      <text:p text:style-name="P158">д<text:span text:style-name="T470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2">символа экспоненциальной части может использоваться латинская «E» </text:span><text:span text:style-name="T380">и</text:span><text:span text:style-name="T372"> кириллическая «Е» или «Э» в любом регистре. </text:span><text:span text:style-name="T374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67">Н</text:span>уль.</text:p>
      <text:h text:style-name="P619" text:outline-level="4">Преобразование типов</text:h>
      <text:p text:style-name="P130">При приведении к строке число конвертируется в строковое представление в <text:span text:style-name="T373">десятичном или экспоненциальном </text:span>формате, <text:span text:style-name="T378">в зависимости от того, какой из них короче</text:span>. <text:span text:style-name="T471">Для </text:span><text:span text:style-name="T472">небольших</text:span><text:span text:style-name="T471"> чисел, е</text:span><text:span text:style-name="T374">сли дробная часть числа равна нулю, </text:span><text:span text:style-name="T379">полученное </text:span><text:span text:style-name="T375">строковое представление будет целочисленным.</text:span></text:p>
      <text:p text:style-name="P146">При приведении к строке нечисло <text:span text:style-name="T421">преобразуется в</text:span> <text:span text:style-name="T473">текст </text:span>"Nan", а бесконечность — <text:span text:style-name="T422">в</text:span> "+Inf" или "-Inf". <text:span text:style-name="T414">Эти </text:span><text:span text:style-name="T474">строковые</text:span><text:span text:style-name="T415"> </text:span><text:span text:style-name="T414">значения </text:span><text:span text:style-name="T475">(в любом регистре) </text:span><text:span text:style-name="T414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1">дробного числа </text:span>к целому дробная часть отбрасывается без округления. <text:span text:style-name="T447">Значение </text:span><text:span text:style-name="T79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32">При приведении к моменту число означает <text:span text:style-name="T377">количество</text:span> суток, считая от «нулевого» момента.</text:p>
      <text:h text:style-name="Heading_20_3" text:outline-level="3">Момент</text:h>
      <text:p text:style-name="P359"><text:span text:style-name="T382">Переменная типа </text:span><text:span text:style-name="Source_20_Text"><text:span text:style-name="T799">момент</text:span></text:span><text:span text:style-name="T382"> содержит значение даты и времени — </text:span><text:span text:style-name="T401">64-битное </text:span><text:span text:style-name="T383">вещественное </text:span><text:span text:style-name="T400">число с двойной точностью</text:span><text:span text:style-name="T383">, означающее </text:span><text:span text:style-name="T382">число суток, прошедшее от «нулевого» момента. </text:span><text:span text:style-name="T389">Целая часть числа соответствует количеств</text:span><text:span text:style-name="T395">у</text:span><text:span text:style-name="T389"> полных суток, а д</text:span><text:span text:style-name="T376">робная — </text:span><text:span text:style-name="T386">суточному </text:span><text:span text:style-name="T376">времени, выраженному в долях суток.</text:span></text:p>
      <text:p text:style-name="P359"><text:span text:style-name="T382">Нулевым моментом считается </text:span><text:span text:style-name="T977">полночь</text:span><text:span text:style-name="T382"> </text:span>1899-12-30 00:00:00. <text:span text:style-name="T385">Б</text:span><text:span text:style-name="T383">олее поздние даты представлены положительными </text:span><text:span text:style-name="T384">числами, более ранние — отрицательными</text:span>.</text:p>
      <text:h text:style-name="P615" text:outline-level="4">Синтаксис</text:h>
      <text:p text:style-name="P270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69">Ключевые слова <text:span text:style-name="Source_20_Text"><text:span text:style-name="T800">момент</text:span></text:span> и <text:span text:style-name="Source_20_Text"><text:span text:style-name="T80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7">12:45:50.25</text:span>` <text:s text:c="5"/>// <text:span text:style-name="T387">время</text:span> в обратных апострофах</text:p>
      <text:p text:style-name="P154">`2023-09-15 <text:span text:style-name="T387">12:45</text:span>` // <text:span text:style-name="T387">дата и время</text:span> в обратных апострофах</text:p>
      <text:p text:style-name="P155">`09-15 <text:span text:style-name="T387">12:</text:span><text:span text:style-name="T392">00</text:span>` <text:s text:c="5"/>// <text:span text:style-name="T392">полдень 15 сентября текущего года</text:span></text:p>
      <text:p text:style-name="P155">`15 <text:span text:style-name="T387">12:</text:span><text:span text:style-name="T392">00</text:span>` <text:s text:c="8"/>// <text:span text:style-name="T392">полдень 15 числа текущего месяца</text:span></text:p>
      <text:p text:style-name="P155">`15` <text:s text:c="14"/>// <text:span text:style-name="T392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88">.</text:span></text:p>
      <text:p text:style-name="P135">Может быть указана только дата, только время или <text:span text:style-name="T390">обе </text:span><text:span text:style-name="T391">части</text:span> <text:span text:style-name="T396">вместе </text:span>— <text:span text:style-name="T389">в последнем случае дата и время разделяются пробелом</text:span>. <text:span text:style-name="T394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399">за ними </text:span>символом «-» — по умолчанию подставляются, соответственно, текущи<text:span text:style-name="T397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3">В качестве </text:span><text:span text:style-name="T398">значения </text:span><text:span text:style-name="T393">секунд можно указать дробное число.</text:span></text:p>
      <text:p text:style-name="P145"><text:span text:style-name="T189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09">в момент</text:span> компиляции программы и <text:span text:style-name="T410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18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47">Значение </text:span><text:span text:style-name="T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40">Приведение момента к строке выполняется по следующим правилам:</text:p>
      <text:list xml:id="list4285848593" text:style-name="L8">
        <text:list-item>
          <text:p text:style-name="P646"><text:span text:style-name="T17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2"> или </text:span><text:span text:style-name="T176">бесконечное значение</text:span><text:span text:style-name="T172">, </text:span><text:span text:style-name="T165">преобразование вернёт строку "Nan", "+Inf" или "-Inf".</text:span></text:p>
        </text:list-item>
        <text:list-item>
          <text:p text:style-name="P646"><text:span text:style-name="T411">Моменты</text:span> с ненулевой целой и дробной частью возвращают <text:span text:style-name="T158">строков</text:span><text:span text:style-name="T164">ые</text:span><text:span text:style-name="T158"> представлени</text:span><text:span text:style-name="T164">я</text:span><text:span text:style-name="T158"> даты и времени </text:span><text:span text:style-name="T173">в стандартном формате</text:span><text:span text:style-name="T158">, разделённые пробелом.</text:span></text:p>
        </text:list-item>
        <text:list-item>
          <text:p text:style-name="P647"><text:span text:style-name="T162">Моменты</text:span><text:span text:style-name="T158"> с ненулевой целой и нулевой дробной частью возвращают строковое представлени</text:span><text:span text:style-name="T163">е</text:span><text:span text:style-name="T158"> даты.</text:span></text:p>
        </text:list-item>
        <text:list-item>
          <text:p text:style-name="P648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65">"</text:span><text:span text:style-name="T171">n</text:span><text:span text:style-name="T165">an", "</text:span><text:span text:style-name="T171">i</text:span><text:span text:style-name="T165">nf", "</text:span><text:span text:style-name="T170">+</text:span><text:span text:style-name="T171">i</text:span><text:span text:style-name="T165">nf" или "-</text:span><text:span text:style-name="T171">i</text:span><text:span text:style-name="T165">nf" </text:span><text:span text:style-name="T169">в любом регистре</text:span><text:span text:style-name="T165">. </text:span><text:span text:style-name="T168">При ошибках преобразования возникает исключение </text:span><text:span text:style-name="Source_20_Text"><text:span text:style-name="T801">ОшибкаКонвертации</text:span></text:span><text:span text:style-name="T168">.</text:span></text:p>
      <text:h text:style-name="Heading_20_3" text:outline-level="3">Логическое</text:h>
      <text:p text:style-name="P271">Переменная логического типа имеет одно из двух значений: истинное или ложное. <text:span text:style-name="T893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16" text:outline-level="4">Синтаксис</text:h>
      <text:p text:style-name="P282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2"><text:span text:style-name="T174">Ключевые слова </text:span><text:span text:style-name="Source_20_Text"><text:span text:style-name="T802">логическое</text:span></text:span><text:span text:style-name="T174"> и </text:span><text:span text:style-name="Source_20_Text"><text:span text:style-name="T802">логических</text:span></text:span><text:span text:style-name="T174"> полностью эквивалентны и взаимозаменяемы.</text:span></text:p>
      <text:h text:style-name="P620" text:outline-level="4">Формат литерала</text:h>
      <text:p text:style-name="P273"><text:span text:style-name="T402">В качестве литералов в исходном коде применяются ключевые слова </text:span><text:span text:style-name="Source_20_Text"><text:span text:style-name="T803">да</text:span></text:span><text:span text:style-name="T402"> и </text:span><text:span text:style-name="Source_20_Text"><text:span text:style-name="T803">нет</text:span></text:span><text:span text:style-name="T174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3">истина</text:span> соответствует значени<text:span text:style-name="T403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28">приводится к</text:span> значению "да", а ложь — <text:span text:style-name="T728">к </text:span>значению "<text:span text:style-name="T404">нет". </text:span><text:span text:style-name="T405">При приведении строки к логическому допустимы следующие строковые значения, </text:span><text:span text:style-name="T406">в любом регистре</text:span><text:span text:style-name="T405">:</text:span></text:p>
      <text:p text:style-name="P156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P144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284"><text:soft-page-break/>Любые другие строковые значения вызовут исключение <text:span text:style-name="Source_20_Text"><text:span text:style-name="T791">ОшибкаКонвертации</text:span></text:span>.</text:p>
      <text:h text:style-name="P556" text:outline-level="3">Объект</text:h>
      <text:p text:style-name="P274">Переменная типа <text:span text:style-name="Source_20_Text"><text:span text:style-name="T804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5">объект</text:span></text:span><text:span text:style-name="T720"> можно присвоить значение</text:span><text:span text:style-name="T662"> </text:span><text:span text:style-name="Source_20_Text"><text:span text:style-name="T806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5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5"><text:span text:style-name="T722">Значение типа </text:span><text:span text:style-name="Source_20_Text"><text:span text:style-name="T807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5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1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5"><text:span text:style-name="T676">Присваивание переменной типа </text:span><text:span text:style-name="Source_20_Text"><text:span text:style-name="T808">объект</text:span></text:span><text:span text:style-name="T676"> значения </text:span><text:span text:style-name="Source_20_Text"><text:span text:style-name="T808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3">Физически <text:span text:style-name="T158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91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4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617" text:outline-level="4">Синтаксис</text:h>
      <text:p text:style-name="P283">переменн<text:span text:style-name="T647">ые</text:span><text:line-break/> <text:s text:c="3"/><text:span text:style-name="T747">п</text:span>1: <text:span text:style-name="T659">объект</text:span>;<text:line-break/> <text:s text:c="3"/><text:span text:style-name="T747">п</text:span>2: массив <text:span text:style-name="T659">объектов</text:span>;</text:p>
      <text:p text:style-name="P274"><text:span text:style-name="T174">Ключевые слова </text:span><text:span text:style-name="Source_20_Text"><text:span text:style-name="T809">объект</text:span></text:span><text:span text:style-name="T174"> и </text:span><text:span text:style-name="Source_20_Text"><text:span text:style-name="T809">объектов</text:span></text:span><text:span text:style-name="T174"> полностью эквивалентны и взаимозаменяемы.</text:span></text:p>
      <text:h text:style-name="P621" text:outline-level="4">Формат литерала</text:h>
      <text:p text:style-name="P274"><text:span text:style-name="T402">В качестве литерал</text:span><text:span text:style-name="T667">а</text:span><text:span text:style-name="T402"> в исходном коде применя</text:span><text:span text:style-name="T667">е</text:span><text:span text:style-name="T402">тся ключев</text:span><text:span text:style-name="T667">ое</text:span><text:span text:style-name="T402"> слов</text:span><text:span text:style-name="T667">о</text:span><text:span text:style-name="T402"> </text:span><text:span text:style-name="Source_20_Text"><text:span text:style-name="T810">пусто</text:span></text:span><text:span text:style-name="T174">. </text:span><text:span text:style-name="T175">Иные значения дескриптора объекта не могут быть указаны буквально.</text:span></text:p>
      <text:h text:style-name="P622" text:outline-level="4">Начальное значение</text:h>
      <text:p text:style-name="P148"><text:span text:style-name="T668">Пусто</text:span>.</text:p>
      <text:h text:style-name="P622" text:outline-level="4">Преобразование типов</text:h>
      <text:p text:style-name="P286">Приведение других типов к типу <text:span text:style-name="Source_20_Text"><text:span text:style-name="T791">объект</text:span></text:span> не допускается.</text:p>
      <text:p text:style-name="P142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11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11">пусто</text:span></text:span><text:span text:style-name="T670"> </text:span><text:span text:style-name="T675">приводится к</text:span><text:span text:style-name="T670"> нулю.</text:span></text:p>
      <text:p text:style-name="P514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540" text:outline-level="2"><text:soft-page-break/><text:span text:style-name="T638">Составные</text:span> типы</text:h>
      <text:h text:style-name="Heading_20_3" text:outline-level="3">Массив</text:h>
      <text:p text:style-name="P248">Переменная типа <text:span text:style-name="Source_20_Text"><text:span text:style-name="T79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623" text:outline-level="4">Синтаксис</text:h>
      <text:p text:style-name="P251">Определение массивного типа состоит из ключевого слова <text:span text:style-name="Source_20_Text"><text:span text:style-name="T791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640">,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13"> </text:span><text:span text:style-name="Source_20_Text"><text:span text:style-name="T812">массивов</text:span></text:span><text:span text:style-name="T640"> и т. п.</text:span></text:p>
      <text:p text:style-name="P279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4">Ключевые слова <text:span text:style-name="Source_20_Text"><text:span text:style-name="T791">массив</text:span></text:span> и <text:span text:style-name="Source_20_Text"><text:span text:style-name="T791">массивов</text:span></text:span> полностью эквивалентны и взаимозаменяемы.</text:p>
      <text:p text:style-name="P276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10">Для работы с массивами и их элементами используются функции </text:span><text:span text:style-name="Source_20_Text"><text:span text:style-name="T1110">длина()</text:span></text:span><text:span text:style-name="T1110">, </text:span><text:span text:style-name="Source_20_Text"><text:span text:style-name="T1110">добавить()</text:span></text:span><text:span text:style-name="T1110">, </text:span><text:span text:style-name="Source_20_Text"><text:span text:style-name="T1110">вставить()</text:span></text:span><text:span text:style-name="T1110">, </text:span><text:span text:style-name="Source_20_Text"><text:span text:style-name="T1110">удалить()</text:span></text:span><text:span text:style-name="T1110"> </text:span><text:span text:style-name="T1111">и конструкции </text:span><text:span text:style-name="Source_20_Text"><text:span text:style-name="T1111">есть()</text:span></text:span><text:span text:style-name="T1111">, </text:span><text:span text:style-name="Source_20_Text"><text:span text:style-name="T1111">нету()</text:span></text:span><text:span text:style-name="T1111">. </text:span></text:p>
      <text:p text:style-name="P422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8">длина(м1, 1);</text:span><text:span text:style-name="T654"><text:line-break/> <text:s text:c="3"/>м1[0] := 10;<text:line-break/> <text:s text:c="3"/></text:span><text:span text:style-name="T1118">длина(м2, 2);</text:span><text:span text:style-name="T654"><text:line-break/> <text:s text:c="3"/></text:span><text:span text:style-name="T1118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6">Пустой массив.</text:p>
      <text:h text:style-name="Heading_20_4" text:outline-level="4">Преобразование типов</text:h>
      <text:p text:style-name="P259"><text:span text:style-name="T645">Явное п</text:span>риведение массивов к другим типам данных запрещено.</text:p>
      <text:p text:style-name="P259">Переменной типа <text:span text:style-name="Source_20_Text"><text:span text:style-name="T791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557" text:outline-level="3"><text:soft-page-break/>Словарь</text:h>
      <text:p text:style-name="P249">Переменная типа <text:span text:style-name="Source_20_Text"><text:span text:style-name="T863">словарь</text:span></text:span> содержит несколько однотипных значений, каждому из которых соответствует <text:span text:style-name="T1097">значение ключа, уникальное в пределах словаря</text:span>. <text:span text:style-name="T1097">Ключи в словаре отсортированы в порядке возрастания. </text:span><text:span text:style-name="T639">Элементы </text:span><text:span text:style-name="T1097">словаря</text:span><text:span text:style-name="T639"> могут иметь любой тип — простой или составной, </text:span><text:span text:style-name="T1100">а </text:span><text:span text:style-name="T1097">ключи — любой из простых типов</text:span><text:span text:style-name="T639">.</text:span></text:p>
      <text:h text:style-name="P624" text:outline-level="4">Синтаксис</text:h>
      <text:p text:style-name="P253">Определение <text:span text:style-name="T1098">словарного</text:span> типа состоит из ключевого слова <text:span text:style-name="Source_20_Text"><text:span text:style-name="T864">словарь</text:span></text:span> и следующего за ним определения типа элемента <text:span text:style-name="T1098">словаря; после этого следует слово </text:span><text:span text:style-name="Source_20_Text"><text:span text:style-name="T1098">ключ</text:span></text:span><text:span text:style-name="T1098"> и </text:span><text:span text:style-name="T1099">ключевое слово, указывающее тип ключа</text:span>. <text:span text:style-name="T1384">Затем, если ключ словаря имеет тип </text:span><text:span text:style-name="Source_20_Text"><text:span text:style-name="T1384">дробное</text:span></text:span><text:span text:style-name="T1384"> или </text:span><text:span text:style-name="Source_20_Text"><text:span text:style-name="T1384">момент</text:span></text:span><text:span text:style-name="T1384">, может следовать ключевое слово </text:span><text:span text:style-name="Source_20_Text"><text:span text:style-name="T1384">точность</text:span></text:span><text:span text:style-name="T1384">, а за ним </text:span><text:span text:style-name="T1436">константное</text:span><text:span text:style-name="T1384"> </text:span><text:span text:style-name="T1390">выражение </text:span><text:span text:style-name="T1436">дробного типа</text:span><text:span text:style-name="T1384">, определяющее точность сравнения ключей.</text:span></text:p>
      <text:p text:style-name="P253"><text:span text:style-name="T1101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5">Определением типа ключа может </text:span><text:span text:style-name="T1386">быть </text:span><text:span text:style-name="T1385">только ключевое слово простого типа данных.</text:span></text:p>
      <text:p text:style-name="P415">тип<text:line-break/> <text:s text:c="3"/>т<text:span text:style-name="T1102">С</text:span>Ц = <text:span text:style-name="T1102">словарь</text:span> целых <text:span text:style-name="T1103">ключ строка</text:span>;<text:line-break/> <text:s text:c="3"/><text:span text:style-name="T643">т</text:span><text:span text:style-name="T1102">СМ</text:span><text:span text:style-name="T655">Д</text:span><text:span text:style-name="T656">кС</text:span><text:span text:style-name="T643"> = словар</text:span><text:span text:style-name="T1102">ь массивов</text:span><text:span text:style-name="T643"> дробных ключ символ;</text:span><text:line-break/>переменная<text:line-break/> <text:s text:c="3"/><text:span text:style-name="T642">мой</text:span><text:span text:style-name="T1103">Словарь</text:span><text:span text:style-name="T642">: </text:span><text:span text:style-name="T1103">словарь</text:span><text:span text:style-name="T642"> </text:span><text:span text:style-name="T644">моментов </text:span><text:span text:style-name="T1103">ключ объект</text:span><text:span text:style-name="T642">;<text:line-break/> <text:s text:c="3"/>ещё</text:span><text:span text:style-name="T1104">Словарь</text:span><text:span text:style-name="T642">: словар</text:span><text:span text:style-name="T1104">ь</text:span><text:span text:style-name="T642"> структур<text:line-break/> <text:s text:c="7"/>поле1: символ;<text:line-break/> <text:s text:c="7"/>поле2: строка;</text:span></text:p>
      <text:p text:style-name="P415"><text:s text:c="4"/><text:span text:style-name="T642">окончание ключ строка;</text:span></text:p>
      <text:p text:style-name="P255">Ключевые слова <text:span text:style-name="Source_20_Text"><text:span text:style-name="T865">словарь</text:span></text:span> и <text:span text:style-name="Source_20_Text"><text:span text:style-name="T865">словарей</text:span></text:span> полностью эквивалентны и взаимозаменяемы.</text:p>
      <text:p text:style-name="P277"><text:span text:style-name="T657">В исходном коде программы д</text:span>ля обращения к элементу <text:span text:style-name="T1105">словаря</text:span> <text:span text:style-name="T658">нужно указать </text:span><text:span text:style-name="T1105">ключ</text:span> элемента в квадратных скобках после имени переменной-<text:span text:style-name="T1105">словаря</text:span>. <text:span text:style-name="T1110">Для </text:span><text:span text:style-name="T1117">добавления в словарь пары ключ-значение можно использовать инструкцию присваивания. Кроме того, для </text:span><text:span text:style-name="T1110">работы с</text:span><text:span text:style-name="T1117">о</text:span><text:span text:style-name="T1110"> </text:span><text:span text:style-name="T1117">словарями</text:span><text:span text:style-name="T1110"> и их элементами используются функции </text:span><text:span text:style-name="Source_20_Text"><text:span text:style-name="T1110">длина()</text:span></text:span><text:span text:style-name="T1110">, </text:span><text:span text:style-name="Source_20_Text"><text:span text:style-name="T1110">добавить()</text:span></text:span><text:span text:style-name="T1110">, </text:span><text:span text:style-name="Source_20_Text"><text:span text:style-name="T1110">вставить()</text:span></text:span><text:span text:style-name="T1110">, </text:span><text:span text:style-name="Source_20_Text"><text:span text:style-name="T1110">удалить()</text:span></text:span><text:span text:style-name="T1110"> </text:span><text:span text:style-name="T1111">и конструкции </text:span><text:span text:style-name="Source_20_Text"><text:span text:style-name="T1111">есть()</text:span></text:span><text:span text:style-name="T1111">, </text:span><text:span text:style-name="Source_20_Text"><text:span text:style-name="T1111">нету()</text:span></text:span><text:span text:style-name="T1111">.</text:span></text:p>
      <text:p text:style-name="P415">переменная<text:line-break/> <text:s text:c="3"/><text:span text:style-name="T1106">сл</text:span>1: <text:span text:style-name="T1106">словарь</text:span> целых <text:span text:style-name="T1106">ключ </text:span><text:span text:style-name="T1119">символ</text:span>;<text:line-break/> <text:s text:c="3"/><text:span text:style-name="T1106">сл</text:span>2: <text:span text:style-name="T1106">словарь словарей</text:span> моментов <text:span text:style-name="T1106">ключ целое ключ строка</text:span>;<text:line-break/><text:span text:style-name="T654">начало<text:line-break/> <text:s text:c="3"/></text:span><text:span text:style-name="T1106">сл</text:span><text:span text:style-name="T654">1['0'] := 10;<text:line-break/> <text:s text:c="3"/></text:span><text:span text:style-name="T1106">сл</text:span><text:span text:style-name="T654">2["</text:span><text:span text:style-name="T1107">первый</text:span><text:span text:style-name="T654">"][10] := `2023-07-06 12:00`;<text:line-break/>окончание.</text:span></text:p>
      <text:p text:style-name="P517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1">не превышает</text:span> указанного значения <text:span text:style-name="T1388">точности</text:span>.</text:p>
      <text:p text:style-name="Исходный_20_код">переменная<text:line-break/> <text:s text:c="3"/><text:span text:style-name="T1387">сл: словарь строк ключ дробное точность 0.01;</text:span><text:line-break/>начало<text:line-break/> <text:s text:c="3"/><text:span text:style-name="T1387">сл[0] := "Нуль";<text:line-break/> <text:s text:c="3"/>сл[0.001] := "Снова нуль";<text:line-break/> <text:s text:c="3"/>сл[0.02] := "Две сотых";</text:span><text:line-break/>окончание.</text:p>
      <text:p text:style-name="P519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9">и строковое значение "Снова нуль" будет присвоено </text:span><text:span text:style-name="T1437">ранее добавленному </text:span><text:span text:style-name="T1389">нулевому ключу</text:span>.</text:p>
      <text:h text:style-name="P626" text:outline-level="4"><text:soft-page-break/>Начальное значение</text:h>
      <text:p text:style-name="P257">Пустой <text:span text:style-name="T1108">словарь</text:span>.</text:p>
      <text:h text:style-name="P626" text:outline-level="4">Преобразование типов</text:h>
      <text:p text:style-name="P260"><text:span text:style-name="T645">Явное п</text:span>риведение <text:span text:style-name="T1109">словарей</text:span> к другим типам данных запрещено.</text:p>
      <text:p text:style-name="P260">Переменной типа <text:span text:style-name="Source_20_Text"><text:span text:style-name="T866">словарь</text:span></text:span> можно присвоить значение — <text:span text:style-name="T1109">словарь</text:span>, состоящий из элементов такого же типа или типа, совместимого по присваиванию, <text:span text:style-name="T1120">при условии точного совпадения типов ключей</text:span>. <text:span text:style-name="T646">Например, </text:span><text:span text:style-name="T1109">словарю</text:span><text:span text:style-name="T646"> дробных можно присвоить </text:span><text:span text:style-name="T1109">словарь</text:span><text:span text:style-name="T646"> целых, а </text:span><text:span text:style-name="T1109">словарю</text:span><text:span text:style-name="T646"> строк можно присвоить </text:span><text:span text:style-name="T1109">словарь</text:span><text:span text:style-name="T646"> символов.</text:span></text:p>
      <text:h text:style-name="P558" text:outline-level="3">Структура</text:h>
      <text:p text:style-name="P250">Переменная типа <text:span text:style-name="Source_20_Text"><text:span text:style-name="T867">структура</text:span></text:span> содержит <text:span text:style-name="T1122">одно или несколько</text:span> <text:span text:style-name="T1122">именованных</text:span> значений <text:span text:style-name="T1122">различных типов, называемых полями структуры; значением структурной переменной является совокупность значений всех её полей. </text:span><text:span text:style-name="T1123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25" text:outline-level="4">Синтаксис</text:h>
      <text:p text:style-name="P252">Определение <text:span text:style-name="T1123">структурного</text:span> типа <text:span text:style-name="T1123">начинается ключевым словом</text:span> <text:span text:style-name="Source_20_Text"><text:span text:style-name="T868">структура</text:span></text:span> и <text:span text:style-name="T1123">заканчивается ключевым словом </text:span><text:span text:style-name="Source_20_Text"><text:span text:style-name="T1128">окончание</text:span></text:span><text:span text:style-name="T1123">, между которыми располагаются определения полей структуры</text:span>. <text:span text:style-name="T1123">Определения полей </text:span><text:span text:style-name="T1124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1">.</text:span></text:p>
      <text:p text:style-name="P418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19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6">тип<text:line-break/> <text:s text:c="3"/>т<text:span text:style-name="T1124">Стр</text:span> = <text:span text:style-name="T1124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5">словарь объектов ключ строка</text:span><text:span text:style-name="T1124">;<text:line-break/> <text:s text:c="7"/>конец;<text:line-break/> <text:s text:c="3"/>окончание</text:span>;<text:line-break/>переменная<text:line-break/> <text:s text:c="3"/><text:span text:style-name="T1126">точка</text:span><text:span text:style-name="T642">: </text:span><text:span text:style-name="T1126">структура х, у: целое</text:span><text:span text:style-name="T642">; </text:span><text:span text:style-name="T1126">конец;<text:line-break/> <text:s text:c="3"/>люди: массив структур<text:line-break/> <text:s text:c="7"/>фамилия, </text:span><text:span text:style-name="T1132">имя, отчество</text:span><text:span text:style-name="T1126">: строка;<text:line-break/> <text:s text:c="7"/></text:span><text:span text:style-name="T1132">ДР</text:span><text:span text:style-name="T1126">: </text:span><text:span text:style-name="T1132">момент</text:span><text:span text:style-name="T1126">;<text:line-break/> <text:s text:c="3"/>конец;</text:span></text:p>
      <text:p text:style-name="P278"><text:span text:style-name="T657">В исходном коде программы д</text:span>ля обращения к <text:span text:style-name="T1127">полю структуры</text:span> <text:span text:style-name="T658">нужно указать </text:span><text:span text:style-name="T1129">имя поля, отделив его от имени переменной знаком «</text:span><text:span text:style-name="Source_20_Text"><text:span text:style-name="T1129">.</text:span></text:span><text:span text:style-name="T1129">»</text:span><text:span text:style-name="T1111">. </text:span><text:span text:style-name="T1131">Аналогичным образом можно обращаться к полям вложенных структур.</text:span></text:p>
      <text:p text:style-name="P416">переменная<text:line-break/> <text:s text:c="3"/><text:span text:style-name="T1106">с</text:span><text:span text:style-name="T1129">тр</text:span>: <text:span text:style-name="T1129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9">стр.п1 := "значение"</text:span><text:span text:style-name="T654">;<text:line-break/> <text:s text:c="3"/></text:span><text:span text:style-name="T1129">стр.п2.п1 := 10</text:span><text:span text:style-name="T654">;<text:line-break/>окончание.</text:span></text:p>
      <text:h text:style-name="P627" text:outline-level="4">Начальное значение</text:h>
      <text:p text:style-name="P258"><text:span text:style-name="T1129">Все поля структуры имеют начальные значения, </text:span><text:span text:style-name="T1130">соответствующие их типам</text:span>.</text:p>
      <text:h text:style-name="P627" text:outline-level="4">Преобразование типов</text:h>
      <text:p text:style-name="P261"><text:span text:style-name="T645">Явное п</text:span>риведение <text:span text:style-name="T1130">структур</text:span> к другим типам данных запрещено.</text:p>
      <text:p text:style-name="Text_20_body"><text:span text:style-name="T1121">Переменной типа </text:span><text:span text:style-name="Source_20_Text"><text:span text:style-name="T869">структура</text:span></text:span><text:span text:style-name="T1121"> можно присвоить значение — </text:span><text:span text:style-name="T1130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30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35" text:outline-level="1">Выражения и операции</text:h>
      <text:p text:style-name="P335">Выражения в Клаусе записываются в инфиксной форме, для группировки операций используются круглые скобки.</text:p>
      <text:p text:style-name="P341"><text:span text:style-name="T948">Операции в выражениях выполняются в порядке </text:span><text:span text:style-name="T738">возрастания</text:span><text:span text:style-name="T948"> приоритета </text:span><text:span text:style-name="T733">(чем меньше приоритет, тем раньше — </text:span><text:span text:style-name="T1133">см. табл. ниже</text:span><text:span text:style-name="T733">)</text:span><text:span text:style-name="T948">. Равноприоритетные операции выполняются по порядку слева направо. </text:span><text:span text:style-name="T735">Д</text:span><text:span text:style-name="T425">ля бинарных операций сначала вычисляется левый, а затем правый операнд</text:span><text:span text:style-name="T948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4">значения</text:span><text:span text:style-name="T948"> выражения.</text:span></text:p>
      <text:p text:style-name="P341"><text:span text:style-name="T1152">О</text:span>перации <text:span text:style-name="T1152">сложения, вычитания и умножения </text:span>возвращают целый результат, если оба операнда целые. <text:span text:style-name="T41">Е</text:span>сли хотя бы один операнд дробный, то <text:span text:style-name="T45">операция вернёт дробный </text:span>результат. <text:span text:style-name="T1152">Операция деления всегда возвращает дробный результат.</text:span></text:p>
      <text:p text:style-name="P305">Операции целочисленного деления и остатка от деления, <text:span text:style-name="T748">а также побитовые операции</text:span> определены <text:span text:style-name="T48">только</text:span> для цел<text:span text:style-name="T49">очисленных</text:span> операндов и возвращают <text:span text:style-name="T49">целочисленный</text:span> результа<text:span text:style-name="T748">т</text:span>.</text:p>
      <text:p text:style-name="P8">Сложение и вычитание определены для <text:span text:style-name="T749">чисел, либо для </text:span>момента и числа: можно <text:span text:style-name="T43">прибавить</text:span> <text:span text:style-name="T43">к</text:span> момент<text:span text:style-name="T43">у</text:span> <text:span text:style-name="T42">(целое или дробное) </text:span>число <text:span text:style-name="T42">суток</text:span> и <text:span text:style-name="T43">вычесть из</text:span> момент<text:span text:style-name="T43">а</text:span> число <text:span text:style-name="T42">суток</text:span>. <text:span text:style-name="T44">В обоих случаях </text:span><text:span text:style-name="T53">момент должен быть левым операндом, </text:span><text:span text:style-name="T60">и</text:span><text:span text:style-name="T53"> </text:span><text:span text:style-name="T44">результатом операции является момент.</text:span></text:p>
      <text:p text:style-name="P6">Операция соединения определена для символов и строк в люб<text:span text:style-name="T50">ых сочетаниях</text:span> и возвращает строковый результат. <text:span text:style-name="T423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117919625" text:style-name="L9">
        <text:list-item>
          <text:p text:style-name="P650">символы можно сравнивать с символами, но не со строками;</text:p>
        </text:list-item>
        <text:list-item>
          <text:p text:style-name="P651">строки можно сравнивать со строками, но не с символами;</text:p>
        </text:list-item>
        <text:list-item>
          <text:p text:style-name="P649"><text:span text:style-name="T37">целые и дробные числа можно сравнивать </text:span><text:span text:style-name="T46">между собой </text:span><text:span text:style-name="T38">в любых сочетаниях</text:span><text:span text:style-name="T37">;</text:span></text:p>
        </text:list-item>
        <text:list-item>
          <text:p text:style-name="P652">моменты можно сравнивать с моментами;</text:p>
        </text:list-item>
        <text:list-item>
          <text:p text:style-name="P652">логические <text:span text:style-name="T51">значения</text:span> можно сравнивать <text:span text:style-name="T47">между собой:</text:span> <text:span text:style-name="Source_20_Text"><text:span text:style-name="T791">да</text:span></text:span> больше, чем <text:span text:style-name="Source_20_Text"><text:span text:style-name="T791">нет</text:span></text:span>.</text:p>
        </text:list-item>
        <text:list-item>
          <text:p text:style-name="P65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1">объект</text:span></text:span>. <text:span text:style-name="T730">При сравнении объектов значение </text:span><text:span text:style-name="Source_20_Text"><text:span text:style-name="T813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49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1">Не</text:span></text:span><text:span text:style-name="Source_20_Text"><text:span text:style-name="T814">верное</text:span></text:span><text:span text:style-name="Source_20_Text"><text:span text:style-name="T791">Число</text:span></text:span>.</text:p>
      <text:p text:style-name="P150"><text:soft-page-break/>Арифметические операции для нечисел разрешены, но если хотя бы один из аргументов является <text:span text:style-name="T158">нечислом</text:span>, то результатом операции также будет <text:span text:style-name="T1">нечисло</text:span>.</text:p>
      <text:p text:style-name="P306">Значения составных типов — массивы, словари, структуры — не могут быть операндами в выражениях.</text:p>
      <text:h text:style-name="P541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4">О</text:span>перанд<text:span text:style-name="T34">ы</text:span></text:p>
          </table:table-cell>
          <table:table-cell table:style-name="Таблица1.A1" office:value-type="string">
            <text:p text:style-name="P1"><text:span text:style-name="T35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6"><text:span text:style-name="T52">У</text:span>нарный минус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6"><text:span text:style-name="T52">У</text:span>нарное отрицание</text:p>
          </table:table-cell>
          <table:table-cell table:style-name="Таблица1.A1" office:value-type="string">
            <text:p text:style-name="P296">логический, <text:span text:style-name="T734">целый</text:span></text:p>
          </table:table-cell>
          <table:table-cell table:style-name="Таблица1.A1" office:value-type="string">
            <text:p text:style-name="P296">логический, <text:span text:style-name="T734">целый</text:span>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1">Возведение в с</text:span>тепень</text:p>
          </table:table-cell>
          <table:table-cell table:style-name="Таблица1.A1" office:value-type="string">
            <text:p text:style-name="P298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6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6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2">&amp;</text:p>
          </table:table-cell>
          <table:table-cell table:style-name="Таблица1.A1" office:value-type="string">
            <text:p text:style-name="P300">Побитовое 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4</text:p>
          </table:table-cell>
        </table:table-row>
        <table:table-row>
          <table:table-cell table:style-name="Таблица1.A2" office:value-type="string">
            <text:p text:style-name="P302">|</text:p>
          </table:table-cell>
          <table:table-cell table:style-name="Таблица1.A1" office:value-type="string">
            <text:p text:style-name="P300">Побитовое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02">~</text:p>
          </table:table-cell>
          <table:table-cell table:style-name="Таблица1.A1" office:value-type="string">
            <text:p text:style-name="P300">Побитовое Искл.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1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7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7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</table:table>
      <text:h text:style-name="P536" text:outline-level="1" text:is-list-header="true">Инструкции</text:h>
      <text:h text:style-name="Heading_20_2" text:outline-level="2">Знак «;»</text:h>
      <text:p text:style-name="P479"><text:span text:style-name="T1305">После каждой инструкции</text:span> <text:span text:style-name="T1296">в языке Клаус </text:span><text:span text:style-name="T1305">требуется</text:span> знак «<text:span text:style-name="Source_20_Text">;</text:span>» <text:span text:style-name="T130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0">Знак «<text:span text:style-name="Source_20_Text">;</text:span>» не допускается:</text:p>
      <text:list xml:id="list3466965792" text:style-name="L10">
        <text:list-item>
          <text:p text:style-name="P654"><text:span text:style-name="T1307">в</text:span><text:span text:style-name="T1294"> условном ветвлении перед ключевым словом </text:span><text:span text:style-name="Source_20_Text"><text:span text:style-name="T1294">иначе</text:span></text:span><text:span text:style-name="T1294">, если оно есть;</text:span></text:p>
        </text:list-item>
        <text:list-item>
          <text:p text:style-name="P655"><text:span text:style-name="T1307">в</text:span> цикле с постусловием перед ключевым словом <text:span text:style-name="Source_20_Text">пока</text:span>.</text:p>
        </text:list-item>
      </text:list>
      <text:p text:style-name="P480">Во всех остальных случаях знак «<text:span text:style-name="Source_20_Text">;</text:span>» требуется после каждой инструкции, <text:span text:style-name="T1295">за исключением окончания тела основной программы, где требуется знак «</text:span><text:span text:style-name="Source_20_Text"><text:span text:style-name="T1295">.</text:span></text:span><text:span text:style-name="T1295">» </text:span><text:span text:style-name="T1306">(точка)</text:span>.</text:p>
      <text:h text:style-name="P542" text:outline-level="2"><text:span text:style-name="T1433">И</text:span><text:span text:style-name="T1407">нструкция </text:span><text:span text:style-name="T1391">п</text:span>рисваивани<text:span text:style-name="T1407">я</text:span></text:h>
      <text:p text:style-name="P10">Инструкци<text:span text:style-name="T68">я</text:span> присваивания предназначен<text:span text:style-name="T68">а</text:span> для установки значени<text:span text:style-name="T69">я</text:span> переменн<text:span text:style-name="T69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0">В </text:span>Клаус<text:span text:style-name="T70">е</text:span> <text:span text:style-name="T70">определен</text:span><text:span text:style-name="T606">ы</text:span> <text:span text:style-name="T71">две</text:span> разновидност<text:span text:style-name="T71">и</text:span> инструкци<text:span text:style-name="T72">й</text:span> присваивания: прост<text:span text:style-name="T70">ая</text:span> и <text:span text:style-name="T73">вычисляющи</text:span><text:span text:style-name="T102">е</text:span>.</text:p>
      <text:h text:style-name="P559" text:outline-level="3">Простое присваивание</text:h>
      <text:p text:style-name="P10">Простое присваивание записывается в <text:span text:style-name="T74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5">должно возвращать</text:span><text:span text:style-name="T70"> значение </text:span><text:span text:style-name="T1308">совместимого</text:span><text:span text:style-name="T70"> типа, </text:span><text:span text:style-name="T75">которое будет присвоено указанной переменной</text:span><text:span text:style-name="T70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6">Для </text:span><text:span text:style-name="T77">присваивания значения</text:span><text:span text:style-name="T76"> пол</text:span><text:span text:style-name="T77">ю</text:span><text:span text:style-name="T76"> структур</text:span><text:span text:style-name="T78">ы</text:span><text:span text:style-name="T76"> им</text:span><text:span text:style-name="T78">я</text:span><text:span text:style-name="T76"> пол</text:span><text:span text:style-name="T78">я</text:span><text:span text:style-name="T76"> указыва</text:span><text:span text:style-name="T78">е</text:span><text:span text:style-name="T76">тся через точку после </text:span><text:span text:style-name="T79">пути к структуре</text:span><text:span text:style-name="T76">. </text:span><text:span text:style-name="T80">Д</text:span><text:span text:style-name="T76">ля </text:span><text:span text:style-name="T81">присваивания значения</text:span><text:span text:style-name="T76"> элемент</text:span><text:span text:style-name="T81">у</text:span><text:span text:style-name="T76"> массив</text:span><text:span text:style-name="T82">а</text:span><text:span text:style-name="T76"> </text:span><text:span text:style-name="T83">(</text:span><text:span text:style-name="T76">словар</text:span><text:span text:style-name="T82">я</text:span><text:span text:style-name="T83">)</text:span><text:span text:style-name="T76"> индекс </text:span><text:span text:style-name="T84">массива </text:span><text:span text:style-name="T83">(</text:span><text:span text:style-name="T76">ключ </text:span><text:span text:style-name="T84">словаря</text:span><text:span text:style-name="T83">)</text:span><text:span text:style-name="T76"> указывается в квадратных скобках </text:span><text:span text:style-name="T85">после пути к массиву/словарю, </text:span><text:span text:style-name="T86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60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7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7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7">=</text:span></text:p>
          </table:table-cell>
          <table:table-cell table:style-name="Таблица2.B2" office:value-type="string">
            <text:p text:style-name="P14">Разделить и пр<text:span text:style-name="T88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89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7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3">Вычислить <text:span text:style-name="T130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3">Вычислить <text:span text:style-name="T130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3">Вычислить <text:span text:style-name="T1309">побитовое «</text:span>Искл<text:span text:style-name="T1309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1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11">Г |= 8; // устанавливает единицу в </text:span><text:span text:style-name="T1319">3-</text:span><text:span text:style-name="T1312">м</text:span><text:span text:style-name="T1311"> </text:span><text:span text:style-name="T1318">(считая от 0) </text:span><text:span text:style-name="T1311">бите переменной Г</text:span></text:p>
      <text:p text:style-name="P9">окончание;</text:p>
      <text:h text:style-name="P559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928987543" text:style-name="L11">
        <text:list-item>
          <text:p text:style-name="P656">Строковой переменной может быть присвоено символьное значение, но не наоборот;</text:p>
        </text:list-item>
        <text:list-item>
          <text:p text:style-name="P656">Дробной переменной может быть присвоено целое значение, но не наоборот;</text:p>
        </text:list-item>
        <text:list-item>
          <text:p text:style-name="P656">В остальных случаях требуется точное соответствие типов.</text:p>
        </text:list-item>
      </text:list>
      <text:p text:style-name="P20">Для <text:span text:style-name="T90">переменных </text:span>составных типов:</text:p>
      <text:list xml:id="list533082366" text:style-name="L12">
        <text:list-item>
          <text:p text:style-name="P657">Массиву может быть присвоен массив, состоящий из элементов совместимого типа;</text:p>
        </text:list-item>
        <text:list-item>
          <text:p text:style-name="P65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57">Структуре может быть присвоена структура, имеющая ровно столько же полей с точно такими же именами (<text:span text:style-name="T91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59" text:outline-level="3">Копирование данных <text:span text:style-name="T92">при присваивании</text:span></text:h>
      <text:p text:style-name="P22">С логической точки зрения, каждая переменная языка Клаус содержит <text:span text:style-name="T93">свою собственную</text:span> копию данных<text:span text:style-name="T93">. </text:span><text:span text:style-name="T94">П</text:span><text:span text:style-name="T9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6">у</text:span> же <text:span text:style-name="T96">копию</text:span> <text:span text:style-name="T96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7">(или более) </text:span>переменны<text:span text:style-name="T97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8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99">словаря</text:span> целых <text:span text:style-name="T99">словарю</text:span> дробных вызовет немедленное копирование <text:span text:style-name="T100">всех ключей и значений</text:span><text:span text:style-name="T101"> из одного </text:span><text:span text:style-name="T99">словаря</text:span><text:span text:style-name="T101"> в другой</text:span>.</text:p>
      <text:p text:style-name="P16">Кроме того, копирование-по-требованию выполняется <text:span text:style-name="T63">лишь </text:span>для всего значения переменной как целого и не работает <text:span text:style-name="T64">ни </text:span>для отдельных элементов массивов и словарей, <text:span text:style-name="T64">ни для </text:span><text:span text:style-name="T65">отдельных </text:span><text:span text:style-name="T64">полей структур</text:span>. Например, если <text:soft-page-break/>переменная А содержит <text:span text:style-name="T66">ссылку на </text:span>массив, полученн<text:span text:style-name="T6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8">Инструкция в</text:span>ызов<text:span text:style-name="T1408">а</text:span> подпрограмм<text:span text:style-name="T1408">ы</text:span>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543" text:outline-level="2"><text:span text:style-name="T1391">Ничего — п</text:span>устая инструкция</text:h>
      <text:p text:style-name="P212">Пустая инструкция записывается ключевым словом <text:span text:style-name="Source_20_Text"><text:span text:style-name="T815">ничего</text:span></text:span><text:span text:style-name="T1277">:</text:span></text:p>
      <text:p text:style-name="P516"><text:span text:style-name="T536">начало</text:span><text:line-break/> <text:s text:c="3"/>ничего;<text:line-break/><text:span text:style-name="T536">окончание;</text:span></text:p>
      <text:p text:style-name="P212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6"><text:span text:style-name="T537">начало</text:span><text:line-break/> <text:s text:c="3"/>если <text:span text:style-name="T1432">В</text:span>сёХорошо то ничего<text:line-break/> <text:s text:c="3"/>иначе <text:span text:style-name="T1246">сообщить</text:span>("Что-то пошло не так!");<text:line-break/><text:span text:style-name="T537">окончание;</text:span></text:p>
      <text:h text:style-name="P544" text:outline-level="2"><text:span text:style-name="T1392">Завершить — з</text:span>авершени<text:span text:style-name="T1230">е</text:span> программы</text:h>
      <text:p text:style-name="P216">Для завершения работы программы используется инструкция <text:span text:style-name="Source_20_Text"><text:span text:style-name="T1320">завершить</text:span></text:span>:</text:p>
      <text:p text:style-name="P533"><text:soft-page-break/>завершить;<text:line-break/><text:span text:style-name="T1465">завершить 0;<text:line-break/>завершить кодОшибки;</text:span></text:p>
      <text:p text:style-name="P216">где <text:span text:style-name="Source_20_Text"><text:span text:style-name="T791">код</text:span></text:span><text:span text:style-name="Source_20_Text"><text:span text:style-name="T870">Ошибки</text:span>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8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6">завершить</text:span></text:span><text:span text:style-name="T547">, то код завершения по умолчанию будет равен нулю. </text:span><text:span text:style-name="T1466">Аналогично, инструкция </text:span><text:span text:style-name="Source_20_Text"><text:span text:style-name="T1466">завершить</text:span></text:span><text:span text:style-name="T1466"> вызывает успешное завершение программы, если код не указан явно.</text:span></text:p>
      <text:p text:style-name="P218">Инструкция <text:span text:style-name="Source_20_Text"><text:span text:style-name="T791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91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7">завершить</text:span></text:span><text:span text:style-name="T549"> вызвала исключение.</text:span></text:p>
      <text:h text:style-name="Heading_20_2" text:outline-level="2"><text:span text:style-name="T1393">Вернуть — в</text:span>озврат <text:span text:style-name="T565">из подпрограммы</text:span></text:h>
      <text:p text:style-name="P477">Инструкция возврата используется для <text:span text:style-name="T1321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78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7">функции</text:span>.</text:p>
      <text:p text:style-name="P485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5"/>
      <text:p text:style-name="P486">процедура мояПроцедура();<text:line-break/><text:span text:style-name="T552">начало<text:line-break/> <text:s text:c="3"/>вернуться;<text:line-break/>окончание;</text:span></text:p>
      <text:p text:style-name="P221">Ключевые слова <text:span text:style-name="Source_20_Text"><text:span text:style-name="T791">вернуть</text:span></text:span> и <text:span text:style-name="Source_20_Text"><text:span text:style-name="T791">вернуться</text:span></text:span> полностью эквивалентны <text:span text:style-name="T568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8">вернуть</text:span></text:span><text:span text:style-name="T554">, то она вернёт нулевое начальное значение соответствующего типа.</text:span></text:p>
      <text:p text:style-name="P220">Для процедур <text:span text:style-name="T569">указывать </text:span>возвращаем<text:span text:style-name="T553">о</text:span>е значение не допускается.</text:p>
      <text:p text:style-name="P222">Если инструкция <text:span text:style-name="Source_20_Text"><text:span text:style-name="T791">вернуть</text:span></text:span> выполняется в теле основной программы, то она работает в точности так же, как инструкция <text:span text:style-name="Source_20_Text"><text:span text:style-name="T791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19">Если инструкция <text:span text:style-name="Source_20_Text"><text:span text:style-name="T819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20">вернуть</text:span></text:span><text:span text:style-name="T549"> вызвала исключение.</text:span></text:p>
      <text:h text:style-name="Heading_20_2" text:outline-level="2"><text:soft-page-break/><text:span text:style-name="T1394">Начало-конец — с</text:span>оставной блок инструкций</text:h>
      <text:p text:style-name="P223">Составной блок<text:span text:style-name="T579"> </text:span>представляет собой инструкцию, которая может содержать <text:span text:style-name="T998">одну или </text:span>несколько других инструкций и предоставл<text:span text:style-name="T750">я</text:span><text:span text:style-name="T593">ет</text:span> средства для обработки исключений.</text:p>
      <text:p text:style-name="P224">Составной блок начинается ключевым словом <text:span text:style-name="Source_20_Text"><text:span text:style-name="T791">начало</text:span></text:span> и заканчивается словом <text:span text:style-name="Source_20_Text"><text:span text:style-name="T791">конец</text:span></text:span> или <text:span text:style-name="Source_20_Text"><text:span text:style-name="T791">окончание</text:span></text:span>. <text:span text:style-name="T574">Ключевые с</text:span><text:span text:style-name="T570">лова </text:span><text:span text:style-name="Source_20_Text"><text:span text:style-name="T821">конец</text:span></text:span><text:span text:style-name="T570"> и </text:span><text:span text:style-name="Source_20_Text"><text:span text:style-name="T821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7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9">ые</text:span><text:span text:style-name="T571"> составны</text:span><text:span text:style-name="T999">е</text:span><text:span text:style-name="T571"> блок</text:span><text:span text:style-name="T999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5">Составной блок может применяться во всех случаях, когда синтаксис языка требует наличия ровно одной инструкции, <text:span text:style-name="T1322">а фактически их требуется несколько</text:span> — в условных ветвлениях, в циклах, в <text:span text:style-name="T1313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6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7">Инструкции в теле составного блока выполняются по порядку <text:span text:style-name="T751">одна за другой</text:span>. Если при выполнении<text:span text:style-name="T582"> </text:span><text:span text:style-name="T1288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2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1">исключение</text:span></text:span> или <text:span text:style-name="Source_20_Text"><text:span text:style-name="T791">исключения</text:span></text:span>.</text:p>
      <text:p text:style-name="P229">начало<text:line-break/> <text:s text:c="3"/><text:span text:style-name="T1315">выполнитьОдно</text:span>();<text:line-break/> <text:s text:c="3"/>выполнить<text:span text:style-name="T1315">Второе</text:span>();<text:line-break/> <text:s text:c="3"/><text:span text:style-name="T1315">выполнитьТретье</text:span><text:span text:style-name="T1314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1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0">Секция обработки исключений может быть простой или детализированной.</text:p>
      <text:p text:style-name="P230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2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1">бросить</text:span></text:span>.</text:p>
      <text:p text:style-name="P233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91">когда.</text:span></text:span><text:span text:style-name="Source_20_Text"><text:span text:style-name="T14">..</text:span></text:span><text:span text:style-name="Source_20_Text"><text:span text:style-name="T79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52">ое</text:span><text:span text:style-name="T587"> тогда сообщить("Какая-то неожиданная ошибка!");</text:span><text:line-break/>конец;</text:p>
      <text:p text:style-name="P236"><text:span text:style-name="T631">Составной б</text:span>лок может заканчиваться секцией гарантированного завершения.</text:p>
      <text:p text:style-name="P234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22">прервать</text:span></text:span><text:span text:style-name="T590">, </text:span><text:span text:style-name="Source_20_Text"><text:span text:style-name="T822">продолжить</text:span></text:span><text:span text:style-name="T590">, </text:span><text:span text:style-name="Source_20_Text"><text:span text:style-name="T822">вернуть</text:span></text:span><text:span text:style-name="T590"> и </text:span><text:span text:style-name="Source_20_Text"><text:span text:style-name="T822">завершить</text:span></text:span><text:span text:style-name="T590">.</text:span></text:p>
      <text:p text:style-name="P235">Секция гарантированного завершения начинается ключевым словом <text:span text:style-name="Source_20_Text"><text:span text:style-name="T791">напоследок</text:span></text:span>. Эта секция должна располагаться в конце блока, после основной секции и секции обработки исключений.</text:p>
      <text:p text:style-name="P239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5"><text:s text:c="4"/><text:span text:style-name="T592">вернуть 0;</text:span></text:p>
      <text:p text:style-name="P247">исключение</text:p>
      <text:p text:style-name="P245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545" text:outline-level="2"><text:span text:style-name="T1406">Когда-</text:span><text:span text:style-name="T1434">тогда</text:span><text:span text:style-name="T1395"> — п</text:span>ерехват исключени<text:span text:style-name="T139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3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7">Инструкция начинается ключевым словом <text:span text:style-name="Source_20_Text"><text:span text:style-name="T791">когда</text:span></text:span>, за которым следует одно из трёх:</text:p>
      <text:list xml:id="list2450459817" text:style-name="L13">
        <text:list-item>
          <text:p text:style-name="P658"><text:span text:style-name="T1327">о</text:span><text:span text:style-name="T1316">дно или несколько</text:span> имён исключений через запятую;</text:p>
        </text:list-item>
        <text:list-item>
          <text:p text:style-name="P658"><text:span text:style-name="T1327">о</text:span>пределение переменной исключения;</text:p>
        </text:list-item>
        <text:list-item>
          <text:p text:style-name="P658"><text:span text:style-name="T1327">к</text:span>лючевое слово <text:span text:style-name="Source_20_Text"><text:span text:style-name="T791">любое</text:span></text:span> (или <text:span text:style-name="Source_20_Text"><text:span text:style-name="T791">любой</text:span></text:span>, <text:span text:style-name="Source_20_Text"><text:span text:style-name="T791">любая</text:span></text:span>).</text:p>
        </text:list-item>
      </text:list>
      <text:p text:style-name="P238">Далее следует ключевое слово <text:span text:style-name="Source_20_Text"><text:span text:style-name="T791">тогда</text:span></text:span>, а за ним тело инструкции <text:span text:style-name="T604">перехвата</text:span> — ровно одна инструкция <text:span text:style-name="T1317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38"><text:span text:style-name="T605">Чтобы просто подавить исключение, телом инструкции перехвата может быть инструкция </text:span><text:span text:style-name="Source_20_Text"><text:span text:style-name="T824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5">бросить</text:span></text:span><text:span text:style-name="T613">.</text:span></text:p>
      <text:p text:style-name="P240"><text:soft-page-break/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0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0"><text:s text:c="8"/><text:span text:style-name="T600">бросить;</text:span></text:p>
      <text:p text:style-name="P241"><text:s text:c="4"/><text:span text:style-name="T600">конец;</text:span></text:p>
      <text:p text:style-name="P241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4"><text:span text:style-name="T75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8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6">имя_исключения()</text:span></text:span><text:span text:style-name="T626"> и </text:span><text:span text:style-name="Source_20_Text"><text:span text:style-name="T826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2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91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3">Переменная представляет собой структуру, которая содержит:</text:p>
      <text:list xml:id="list79243848" text:style-name="L14">
        <text:list-item>
          <text:p text:style-name="P660">Поле <text:span text:style-name="Source_20_Text"><text:span text:style-name="T791">текст</text:span></text:span> строкового типа, содержащее текст сообщения об ошибке;</text:p>
        </text:list-item>
        <text:list-item>
          <text:p text:style-name="P659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7">об ошибке </text:span><text:span text:style-name="T621">содержал спецификаторы вида </text:span><text:span text:style-name="Source_20_Text"><text:span text:style-name="T792">%(</text:span></text:span><text:span text:style-name="Source_20_Text"><text:span text:style-name="T862">имя</text:span></text:span><text:span text:style-name="Source_20_Text"><text:span text:style-name="T792">)</text:span></text:span><text:span text:style-name="T621">, то в момент перехвата поле </text:span><text:span text:style-name="Source_20_Text"><text:span text:style-name="T792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4">формированию</text:span><text:span text:style-name="T622"> текста сообщения </text:span><text:span text:style-name="T623">об ошибке; </text:span><text:span text:style-name="T755">для того, чтобы изменить текст сообщения, нужно присвоить новое значение полю </text:span><text:span text:style-name="Source_20_Text"><text:span text:style-name="T793">текст</text:span></text:span><text:span text:style-name="T622">.</text:span></text:p>
      <text:p text:style-name="P336">Модификация <text:span text:style-name="T132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1">бросить</text:span></text:span>.</text:p>
      <text:h text:style-name="Heading_20_2" text:outline-level="2"><text:span text:style-name="T1396">Ошибка — с</text:span>оздани<text:span text:style-name="T1231">е</text:span> исключения</text:h>
      <text:p text:style-name="P337"><text:span text:style-name="T946">Эта и</text:span>нструкция применяется для того, чтобы прервать последовательно<text:span text:style-name="T1285">сть</text:span> выполнени<text:span text:style-name="T1285">я</text:span> и создать всплывающее исключение.</text:p>
      <text:p text:style-name="P475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8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8"><text:span text:style-name="T1282">Инструкции, следующие </text:span><text:span text:style-name="T1283">после</text:span><text:span text:style-name="T1282"> инструкци</text:span><text:span text:style-name="T1283">и</text:span><text:span text:style-name="T1282"> </text:span><text:span text:style-name="Source_20_Text"><text:span text:style-name="T1282">ошибка</text:span></text:span><text:span text:style-name="T128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1">завершено</text:span> с кодом -1.</text:p>
      <text:p text:style-name="P342"><text:soft-page-break/><text:span text:style-name="T944">исключение<text:line-break/> <text:s text:c="3"/>МояОшибка</text:span><text:span text:style-name="T945">(п1, п2: целое; п3: строка) сообщение "Тут какая-то ошибка";</text:span><text:line-break/><text:span text:style-name="T944"> <text:s text:c="3"/></text:span><text:span text:style-name="T945">Ещё</text:span><text:span text:style-name="T944">Ошибка</text:span><text:span text:style-name="T945">(стр, симв: целое);</text:span><text:line-break/>начало<text:line-break/> <text:s text:c="3"/>ошибка ОшибкаВыполнения;<text:line-break/> <text:s text:c="3"/><text:span text:style-name="T943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9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0"><text:span text:style-name="T941">Если для исключения определены параметры</text:span><text:span text:style-name="T939">, </text:span><text:span text:style-name="T941">то</text:span><text:span text:style-name="T939"> текст сообщения об ошибке может содержать спецификаторы вида </text:span><text:span text:style-name="Source_20_Text"><text:span text:style-name="T939">%(имя)</text:span></text:span><text:span text:style-name="T939">, </text:span><text:span text:style-name="T940">где </text:span><text:span text:style-name="Source_20_Text"><text:span text:style-name="T940">имя</text:span></text:span><text:span text:style-name="T940"> — имя параметра исключения. </text:span><text:span text:style-name="T942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3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7">Бросить — в</text:span>оссоздание исключения</text:h>
      <text:p text:style-name="P474">Эта инструкция <text:span text:style-name="T1278">записывается ключевым словом </text:span><text:span text:style-name="Source_20_Text"><text:span text:style-name="T1278">бросить</text:span></text:span><text:span text:style-name="T1278">. Её можно применять только в </text:span><text:span text:style-name="T1323">секции обработки исключений составного блока</text:span><text:span text:style-name="T1278">: она прерывает </text:span><text:span text:style-name="T1279">последовательно</text:span><text:span text:style-name="T1284">сть</text:span><text:span text:style-name="T1279"> выполнени</text:span><text:span text:style-name="T1284">я</text:span><text:span text:style-name="T1279"> и воссоздаёт то же самое исключение, которое </text:span><text:span text:style-name="T1324">привело к передаче управления в </text:span><text:span text:style-name="T1325">данную </text:span><text:span text:style-name="T1324">секцию обработки исключений</text:span><text:span text:style-name="T1279">.</text:span></text:p>
      <text:p text:style-name="P474"><text:span text:style-name="T1280">Инструкции, следующие после инструкции </text:span><text:span text:style-name="Source_20_Text"><text:span text:style-name="T1280">бросить</text:span></text:span><text:span text:style-name="T1280">, не выполняются. Вместо этого управление передаётся в </text:span><text:span text:style-name="T1329">секцию обработки исключений, расположенную в </text:span><text:span text:style-name="T1280">ближайш</text:span><text:span text:style-name="T1329">ем</text:span><text:span text:style-name="T1280"> объемлющ</text:span><text:span text:style-name="T1329">ем</text:span><text:span text:style-name="T1280"> составно</text:span><text:span text:style-name="T1329">м</text:span><text:span text:style-name="T1280"> блок</text:span><text:span text:style-name="T1329">е</text:span><text:span text:style-name="T1280">. </text:span><text:span text:style-name="T1286">Е</text:span><text:span text:style-name="T1280">сли такой блок <text:s/>отсутствует, </text:span><text:span text:style-name="T1286">выполнение </text:span><text:span text:style-name="T1280">программ</text:span><text:span text:style-name="T1286">ы</text:span><text:span text:style-name="T1280"> </text:span><text:span text:style-name="T1286">будет </text:span><text:span text:style-name="T1280">заверш</text:span><text:span text:style-name="T1286">ено</text:span><text:span text:style-name="T1280"> с кодом -1.</text:span></text:p>
      <text:p text:style-name="P476">Если параметры исключения или текст сообщения об ошибке были модифицированы в <text:span text:style-name="T1326">секции обработки исключений</text:span>, то исключение будет воссоздано с новыми значениями.</text:p>
      <text:h text:style-name="Heading_20_2" text:outline-level="2"><text:span text:style-name="T1398">Если-то-иначе — </text:span><text:span text:style-name="T1409">у</text:span><text:span text:style-name="T1186">словно</text:span><text:span text:style-name="T1232">е</text:span><text:span text:style-name="T1186"> </text:span>ветвлени<text:span text:style-name="T1232">е</text:span></text:h>
      <text:p text:style-name="P440">Эта инструкция применяется для выполнения тех или иных действий в зависимости от некоторого условия.</text:p>
      <text:p text:style-name="P440">Инструкция начинается ключевым словом <text:span text:style-name="Source_20_Text">если</text:span>, после которого должно быть указано <text:span text:style-name="T1187">условие — </text:span><text:span text:style-name="T1191">значение или </text:span>выражение логического типа. <text:span text:style-name="T1187">Далее следует ключевое слово </text:span><text:span text:style-name="Source_20_Text"><text:span text:style-name="T1187">то</text:span></text:span><text:span text:style-name="T1187">, а за ним — ровно одна инструкция, которая будет выполнена в том случае, если указанное условие имеет истинное значение.</text:span></text:p>
      <text:p text:style-name="P441">Далее может следовать знак «<text:span text:style-name="Source_20_Text">;</text:span>», либо ключевое слово <text:span text:style-name="Source_20_Text">иначе</text:span>, <text:span text:style-name="T1189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2">В обоих случаях ровно одна инструкция может представлять собой составной блок, содержащий сколько угодно инструкций.</text:p>
      <text:p text:style-name="P444"><text:span text:style-name="T1188">н</text:span>ачало<text:line-break/> <text:s text:c="3"/><text:span text:style-name="T1188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2">начало</text:span><text:span text:style-name="T1188"><text:line-break/> <text:s text:c="7"/>вывести("Н больше или равно М");<text:line-break/> <text:s text:c="7"/></text:span><text:span text:style-name="T1192">если Н &gt; М то вывести("Всё-таки больше");</text:span><text:span text:style-name="T1188"><text:line-break/> <text:s text:c="3"/></text:span><text:span text:style-name="T1192">конец;</text:span><text:line-break/>конец;</text:p>
      <text:p text:style-name="Text_20_body"><text:soft-page-break/>Если требуется <text:span text:style-name="T1190">перебрать несколько условий подряд, то инструкции ветвления можно располагать друг за другом:</text:span></text:p>
      <text:p text:style-name="P445">начало<text:line-break/> <text:s text:c="3"/><text:span text:style-name="T1190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3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3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9">Выбор-из — м</text:span>ноговариантн<text:span text:style-name="T1233">ый</text:span> выбор</text:h>
      <text:p text:style-name="P446">Эта инструкция применяется для выполнения <text:span text:style-name="T1224">тех или иных</text:span> действий в зависимости от выбора значения из нескольких предусмотренных вариантов.</text:p>
      <text:p text:style-name="P447">Инструкция начинается <text:span text:style-name="T1225">ключевым </text:span>словом <text:span text:style-name="Source_20_Text">выбор</text:span>, за которым следует <text:span text:style-name="T1420">выбираемое</text:span><text:span text:style-name="T1196"> значение — буквальное </text:span>значение или выражение простого типа. <text:span text:style-name="T1412">З</text:span><text:span text:style-name="T1384">атем, если </text:span><text:span text:style-name="T1421">выбираемое</text:span><text:span text:style-name="T1412"> значение</text:span><text:span text:style-name="T1384"> имеет тип </text:span><text:span text:style-name="Source_20_Text"><text:span text:style-name="T1384">дробное</text:span></text:span><text:span text:style-name="T1384"> или </text:span><text:span text:style-name="Source_20_Text"><text:span text:style-name="T1384">момент</text:span></text:span><text:span text:style-name="T1384">, может следовать ключевое слово </text:span><text:span text:style-name="Source_20_Text"><text:span text:style-name="T1384">точность</text:span></text:span><text:span text:style-name="T1384">, а за ним </text:span><text:span text:style-name="T1438">константное </text:span><text:span text:style-name="T1390">выражение </text:span><text:span text:style-name="T1438">дробного типа</text:span><text:span text:style-name="T1384">, определяющее точность сравнения. </text:span>Далее следует слово <text:span text:style-name="Source_20_Text">из</text:span>, <text:span text:style-name="T1413">а </text:span>за <text:span text:style-name="T1413">ним</text:span> тело инструкции <text:span text:style-name="T1289">и</text:span> слово <text:span text:style-name="Source_20_Text">окончание</text:span>.</text:p>
      <text:p text:style-name="P448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0">а</text:span> <text:span text:style-name="T1195">за ним ровно одна инструкция </text:span><text:span text:style-name="T1200">и знак «</text:span><text:span text:style-name="Source_20_Text"><text:span text:style-name="T1200">;</text:span></text:span><text:span text:style-name="T1200">».</text:span><text:span text:style-name="T1195"> </text:span><text:span text:style-name="T1200">Эта инструкция </text:span><text:span text:style-name="T1195">будет выполнена в том случае, если </text:span><text:span text:style-name="T1200">данный</text:span><text:span text:style-name="T1195"> вариант выбора окажется подходящим. </text:span><text:span text:style-name="T1200">Она</text:span><text:span text:style-name="T1197"> может представлять собой составной блок, содержащий сколько угодно инструкций.</text:span></text:p>
      <text:p text:style-name="P449">Перечень подходящих значений может состоять из буквальных значений или <text:span text:style-name="T1439">константных </text:span>выражений — т. е., в качестве операндов <text:span text:style-name="T1198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8">е</text:span>н точно соответствовать типу <text:span text:style-name="T1422">выбираемого</text:span> значения.</text:p>
      <text:p text:style-name="P449">Вариант выбора считается подходящим, <text:span text:style-name="T1199">если </text:span><text:span text:style-name="T1423">выбираемое</text:span><text:span text:style-name="T1199"> значение точно совпадает с одним из значений, перечисленных в описателе варианта </text:span><text:span text:style-name="T1414">(дробные значения и моменты должны совпадать с указанной точностью)</text:span><text:span text:style-name="T1199">. Тело инструкции выбора не может содержать нескольких описателей с совпадающими значениями.</text:span></text:p>
      <text:p text:style-name="P450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6">выше </text:span><text:span text:style-name="T1201">не нашлось никакого другого подходящего </text:span><text:span text:style-name="T1202">описателя</text:span>.</text:p>
      <text:p text:style-name="P522"><text:span text:style-name="T1193">программа Пример;</text:span><text:line-break/>переменная<text:line-break/> <text:s text:c="3"/>имя: строка;<text:line-break/><text:span text:style-name="T1193">начало<text:line-break/> <text:s text:c="3"/></text:span><text:span text:style-name="T1247">сообщить</text:span><text:span text:style-name="T1193">("Введите имя: ");<text:line-break/> <text:s text:c="3"/>ввести(имя);</text:span><text:line-break/> <text:s text:c="3"/>выбор <text:span text:style-name="T1193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4">Оля", "</text:span><text:span text:style-name="T1227">Д</text:span><text:span text:style-name="T1194">аша", "Вика</text:span><text:span text:style-name="T1193">": </text:span><text:span text:style-name="T1194">вывести("Узнаю сестрёнку!");<text:line-break/> <text:s text:c="7"/>"</text:span><text:span text:style-name="T1228">Таня</text:span><text:span text:style-name="T1194">": </text:span><text:span text:style-name="T1228">вывести("Привет, Таня :)");</text:span><text:span text:style-name="T1193"><text:line-break/> <text:s text:c="7"/>иначе вывести("Что-то не узнаю...");<text:line-break/> <text:s text:c="3"/>конец;<text:line-break/>окончание.</text:span></text:p>
      <text:p text:style-name="P522"><text:soft-page-break/></text:p>
      <text:p text:style-name="P523">программа ЕщёПример;<text:line-break/>переменная<text:line-break/> <text:s text:c="3"/><text:span text:style-name="T1426">N</text:span>: дробное <text:span text:style-name="T1416">= </text:span>0.345;<text:line-break/>начало<text:line-break/> <text:s text:c="3"/>выбор <text:span text:style-name="T1426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7">совпад</text:span><text:span text:style-name="T1429">ё</text:span><text:span text:style-name="T1417">т с указанной точностью</text:span><text:line-break/> <text:s text:c="7"/>0.4: вывести("Четыре десятых");<text:line-break/> <text:s text:c="3"/>конец;<text:line-break/>окончание.</text:p>
      <text:p text:style-name="P518">Для <text:span text:style-name="T1418">выбора </text:span><text:span text:style-name="T1427">из </text:span><text:span text:style-name="T1424">значени</text:span><text:span text:style-name="T1427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9">вариант выбора будет считаться подходящим, если </text:span>модуль разности <text:span text:style-name="T1419">указанной константы и </text:span><text:span text:style-name="T1425">выбираемого</text:span><text:span text:style-name="T1419"> значения </text:span><text:span text:style-name="T1411">не превышает</text:span> указанного значения <text:span text:style-name="T1388">точности</text:span>.</text:p>
      <text:p text:style-name="P520"><text:span text:style-name="T189">Примечание:</text:span> следует быть осторожным при использовании этой инструкции <text:span text:style-name="T1431">с</text:span><text:span text:style-name="T1430"> дробны</text:span><text:span text:style-name="T1431">ми</text:span><text:span text:style-name="T1430"> чис</text:span><text:span text:style-name="T1431">лами</text:span><text:span text:style-name="T1430"> и момент</text:span><text:span text:style-name="T1431">ами</text:span><text:span text:style-name="T1430"> </text:span><text:span text:style-name="T141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0">Для-от-до-цикл — </text:span><text:span text:style-name="T1410">ц</text:span>икл по счётчику</text:h>
      <text:p text:style-name="P451">Эта инструкция предназначена для выполнения <text:span text:style-name="T1234">одних и тех же</text:span> действий <text:span text:style-name="T1209">несколько раз. Количество повторений (итераций) </text:span><text:span text:style-name="T1216">цикла </text:span><text:span text:style-name="T1209">вычисляется заранее</text:span>.</text:p>
      <text:p text:style-name="P451"><text:span text:style-name="T1203">Инструкция начинается ключевым словом </text:span><text:span text:style-name="Source_20_Text"><text:span text:style-name="T1203">для</text:span></text:span><text:span text:style-name="T1203">, за которым следует имя переменной — счётчика цикла.</text:span> <text:span text:style-name="T1203">Далее следует слово </text:span><text:span text:style-name="Source_20_Text"><text:span text:style-name="T1203">от</text:span></text:span><text:span text:style-name="T1203">, за ним выражение, определяющее начальное значение счётчика, а затем слово </text:span><text:span text:style-name="Source_20_Text"><text:span text:style-name="T1203">до</text:span></text:span><text:span text:style-name="T1203"> и выражение, определяющее конечное значение счётчика. </text:span><text:span text:style-name="T1204">После этого следует слово </text:span><text:span text:style-name="Source_20_Text"><text:span text:style-name="T1204">цикл</text:span></text:span><text:span text:style-name="T1204"> </text:span><text:span text:style-name="T1291">и</text:span><text:span text:style-name="T1204"> ровно одна инструкция, составляющая тело цикла. </text:span><text:span text:style-name="T1207">Тело цикла</text:span><text:span text:style-name="T1205"> может </text:span><text:span text:style-name="T1290">быть</text:span><text:span text:style-name="T1205"> составн</text:span><text:span text:style-name="T1290">ым</text:span><text:span text:style-name="T1205"> блок</text:span><text:span text:style-name="T1290">ом</text:span><text:span text:style-name="T1205">, содержащи</text:span><text:span text:style-name="T1290">м</text:span><text:span text:style-name="T1205"> сколько угодно инструкций. </text:span><text:span text:style-name="T1210">Перед словом </text:span><text:span text:style-name="Source_20_Text"><text:span text:style-name="T1210">цикл</text:span></text:span><text:span text:style-name="T1210"> допускается слово </text:span><text:span text:style-name="Source_20_Text"><text:span text:style-name="T1210">обратный</text:span></text:span><text:span text:style-name="T1210">.</text:span></text:p>
      <text:p text:style-name="P452"><text:span text:style-name="T1219">Счётчиком цикла может быть</text:span> только локальная переменная целого типа — <text:span text:style-name="T1208">она должна быть объявлена в разделе определений той программы или подпрограммы, в теле которой выполняется цикл. В</text:span><text:span text:style-name="T1206">ыражения начального и конечного значения </text:span><text:span text:style-name="T1209">счётчика </text:span><text:span text:style-name="T1206">также должны возвращать целое</text:span>. <text:span text:style-name="T1206">Значения этих выражений вычисляются один раз перед первой итерацией цикла. </text:span><text:span text:style-name="T1220">И</text:span><text:span text:style-name="T1206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6"><text:span text:style-name="T1209">п</text:span>рограмма Пример;<text:line-break/><text:span text:style-name="T1209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7">до 0 обратный </text:span><text:span text:style-name="T1209">цикл начало</text:span></text:p>
      <text:p text:style-name="P456"><text:span text:style-name="T1209"><text:s text:c="8"/>цвет</text:span><text:span text:style-name="T1218">Фона</text:span><text:span text:style-name="T1209">(цвета[ц]);<text:line-break/> <text:s text:c="7"/>вывести("Цв", строка(ц));<text:line-break/> <text:s text:c="3"/>конец;<text:line-break/>окончание.</text:span></text:p>
      <text:p text:style-name="P453">Перед первой итерацией счётчику цикла присваивается начальное значение. <text:span text:style-name="T1221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3"><text:soft-page-break/>Значение переменной-счётчика цикла можно менять в теле цикла, но это не приведёт изменению количества итераций. <text:span text:style-name="T1222">Переменная-с</text:span>чётчик сохранит присвоенное е<text:span text:style-name="T1222">й</text:span> значение до конца текущей итерации, после чего е<text:span text:style-name="T1222">й</text:span> будет присвоено <text:span text:style-name="T1211">следующее заранее вычисленное значение, так что на входе в следующую итерацию </text:span><text:span text:style-name="T1223">цикла </text:span><text:span text:style-name="T1211">счётчик будет иметь значение на 1 большее, чем на входе в </text:span><text:span text:style-name="T1212">нынешнюю</text:span><text:span text:style-name="T1211">.</text:span></text:p>
      <text:p text:style-name="P454">Если начальное значение счётчика больше конечного, тело цикла не будет выполнено ни <text:span text:style-name="T1213">разу</text:span>.</text:p>
      <text:p text:style-name="P454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4">при том условии, что счётчик </text:span><text:span text:style-name="T1215">ещё </text:span><text:span text:style-name="T1214">не </text:span><text:span text:style-name="T1229">равен</text:span><text:span text:style-name="T1214"> конечно</text:span><text:span text:style-name="T1229">му</text:span><text:span text:style-name="T1214"> значени</text:span><text:span text:style-name="T1229">ю</text:span>.</text:p>
      <text:h text:style-name="Heading_20_2" text:outline-level="2"><text:span text:style-name="T1401">Для-каждого-цикл — ц</text:span>икл по набору <text:span text:style-name="T1234">данных</text:span></text:h>
      <text:p text:style-name="P460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4">набора </text:span><text:span text:style-name="T1260">данных</text:span><text:span text:style-name="T1244"> </text:span>является каждый символ в строке.</text:p>
      <text:p text:style-name="P461">Инструкция начинается ключевыми словами <text:span text:style-name="Source_20_Text">для каждого</text:span>, за которыми следует имя переменной-<text:span text:style-name="T1262">итератора</text:span>. <text:span text:style-name="T1262">П</text:span>еременная-<text:span text:style-name="T1262">итератор</text:span> должна быть объявлена в локальной области видимости — т. е., <text:span text:style-name="T1208">в разделе определений той программы или подпрограммы, в теле которой выполняется цикл.</text:span></text:p>
      <text:p text:style-name="P462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3">стартовую </text:span><text:span text:style-name="T1243">позицию </text:span><text:span text:style-name="T1263">итератора</text:span><text:span text:style-name="T1243"> в наборе данных</text:span>.</text:p>
      <text:p text:style-name="P462">Затем следует слово <text:span text:style-name="Source_20_Text">цикл</text:span> <text:span text:style-name="T1292">и </text:span>ровно одна инструкция, составляющая тело цикла. <text:span text:style-name="T1207">Тело цикла</text:span><text:span text:style-name="T1205"> может </text:span><text:span text:style-name="T1292">быть </text:span><text:span text:style-name="T1205">составн</text:span><text:span text:style-name="T1292">ым</text:span><text:span text:style-name="T1205"> блок</text:span><text:span text:style-name="T1292">ом</text:span><text:span text:style-name="T1205">, содержащи</text:span><text:span text:style-name="T1293">м</text:span><text:span text:style-name="T1205"> сколько угодно инструкций. </text:span><text:span text:style-name="T1210">Перед словом </text:span><text:span text:style-name="Source_20_Text"><text:span text:style-name="T1210">цикл</text:span></text:span><text:span text:style-name="T1210"> допускается слово </text:span><text:span text:style-name="Source_20_Text"><text:span text:style-name="T1210">обратный</text:span></text:span><text:span text:style-name="T1210">.</text:span></text:p>
      <text:p text:style-name="P463">Для массивов и строк <text:span text:style-name="T1264">итератор</text:span> долж<text:span text:style-name="T1268">е</text:span>н быть цело<text:span text:style-name="T1267">численного</text:span><text:span text:style-name="T1266"> типа</text:span>. <text:span text:style-name="T1239">Для массива он </text:span>означает индекс элемента <text:span text:style-name="T1239">в массиве, а для строки — номер байта в строке, с которого начинается очередной символ</text:span>. <text:span text:style-name="T1241">Байты в строке и элементы в массиве нумеруются начиная с нуля.</text:span></text:p>
      <text:p text:style-name="P463">Для словарей тип <text:span text:style-name="T1265">итератора</text:span> должен точно соответствовать типу ключа словаря — при каждой итерации цикла этой переменной присваивается <text:span text:style-name="T1240">очередное</text:span> значение ключа.</text:p>
      <text:p text:style-name="P465"><text:span text:style-name="T1237">программа ЦиклПоСтроке;</text:span><text:line-break/>переменн<text:span text:style-name="T1245">ые</text:span><text:line-break/><text:span text:style-name="T1235"> <text:s text:c="3"/></text:span><text:span text:style-name="T1242">б</text:span><text:span text:style-name="T1235">: целое;<text:line-break/></text:span> <text:s text:c="3"/><text:span text:style-name="T1235">с: строка;<text:line-break/> <text:s text:c="3"/>смв: символ;<text:line-break/></text:span>начало<text:line-break/> <text:s text:c="3"/><text:span text:style-name="T1248">сообщить</text:span><text:span text:style-name="T1237">("Введите строку: ");<text:line-break/> <text:s text:c="3"/>ввести(с);</text:span><text:line-break/> <text:s text:c="3"/><text:span text:style-name="T1235">для каждого </text:span><text:span text:style-name="T1242">б</text:span><text:span text:style-name="T1235"> из с цикл начало<text:line-break/> <text:s text:c="7"/></text:span><text:span text:style-name="T1236">смв := симв(</text:span><text:span text:style-name="T1237">с, </text:span><text:span text:style-name="T1242">б</text:span><text:span text:style-name="T1236">);<text:line-break/> <text:s text:c="7"/></text:span><text:span text:style-name="T1237">вывести(</text:span><text:span text:style-name="T1242">б</text:span><text:span text:style-name="T1237">, ": ", смв, НС);</text:span><text:span text:style-name="T1236"><text:line-break/></text:span><text:span text:style-name="T1235"> <text:s text:c="3"/></text:span><text:span text:style-name="T1238">конец</text:span><text:span text:style-name="T1235">;</text:span><text:line-break/><text:span text:style-name="T1238">окончание.</text:span></text:p>
      <text:p text:style-name="P465"/>
      <text:p text:style-name="P466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9">сообщить</text:span>("Введите количество: ");<text:line-break/> <text:s text:c="3"/>ввести(кво);<text:line-break/> <text:s text:c="3"/><text:span text:style-name="T1250">длина(м, кво);</text:span><text:line-break/> <text:s text:c="3"/>для <text:span text:style-name="T1250">каждого и из м</text:span> цикл начало<text:line-break/> <text:s text:c="7"/><text:span text:style-name="T1250">сообщить("Введите элемент ", и, ": ");<text:line-break/> <text:s text:c="7"/></text:span><text:span text:style-name="T1251">ввести(м[и]);</text:span><text:line-break/> <text:s text:c="3"/>конец;<text:line-break/> <text:s text:c="3"/><text:span text:style-name="T1252">сообщить("Значения в обратном порядке:", </text:span><text:span text:style-name="T1253">НС</text:span><text:span text:style-name="T1252">);<text:line-break/> <text:s text:c="3"/>для каждого и из м обратный цикл вывести(м[и], НС);</text:span><text:line-break/>окончание.</text:p>
      <text:p text:style-name="P466"/>
      <text:p text:style-name="P467">программа ЦиклПоСловарю;</text:p>
      <text:p text:style-name="P467">переменные</text:p>
      <text:p text:style-name="P467"><text:s text:c="4"/>с: строка;</text:p>
      <text:p text:style-name="P467"><text:s text:c="4"/>сл: словарь строк ключ строка;</text:p>
      <text:p text:style-name="P467">начало</text:p>
      <text:p text:style-name="P467"><text:s text:c="4"/>сл["Иванов"] := "Иванов Иван Иванович";</text:p>
      <text:p text:style-name="P467"><text:s text:c="4"/>сл["Петров"] := "Петров Пётр Петрович";</text:p>
      <text:p text:style-name="P467"><text:s text:c="4"/>сл["Сидоров"] := "Сидоров Сидор Сидорович";</text:p>
      <text:p text:style-name="P467"><text:s text:c="4"/>сл["Николаев"] := "Николаев Николай Николаевич";</text:p>
      <text:p text:style-name="P467"><text:s text:c="4"/>сл["Захаров"] := "Захаров Захар Захарович";</text:p>
      <text:p text:style-name="P467"><text:s text:c="4"/>для каждой с из сл от "Н" цикл вывести(сл[с], НС);</text:p>
      <text:p text:style-name="P467">окончание.</text:p>
      <text:p text:style-name="P464">Выражение, следующее за ключевым словом <text:span text:style-name="Source_20_Text">от</text:span>, определяет тот элемент набора данных, <text:span text:style-name="T1258">с</text:span> которого начнётся цикл. <text:span text:style-name="T1271">Тип значения этого выражения должен точно соответствовать типу переменной-итератора.</text:span></text:p>
      <text:list xml:id="list834018250" text:style-name="L15">
        <text:list-item>
          <text:p text:style-name="P661">Для строки эта возможность не реализована в нынешней версии языка.</text:p>
        </text:list-item>
        <text:list-item>
          <text:p text:style-name="P661">Для массива — выражение должно возвращать целое число, <text:span text:style-name="T1255">означающее</text:span> индекс элемента массива, с которого начнётся цикл.</text:p>
        </text:list-item>
        <text:list-item>
          <text:p text:style-name="P661"><text:span text:style-name="T1254">Если </text:span><text:span text:style-name="T1269">в словаре есть ключ, равный значению выражения</text:span><text:span text:style-name="T1254">, то цикл начнётся с этого </text:span><text:span text:style-name="T1261">ключа</text:span><text:span text:style-name="T1254">. Если </text:span><text:span text:style-name="T1270">такого ключа </text:span><text:span text:style-name="T1254">нет, </text:span><text:span text:style-name="T1257">то </text:span><text:span text:style-name="T1254">цикл начнётся с ближайшего следующего значения ключа: </text:span><text:span text:style-name="T1256">прямой цикл с ближайшего большего значения, а обратный цикл с ближайшего меньшего значения</text:span><text:span text:style-name="T1254">.</text:span></text:p>
        </text:list-item>
      </text:list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275679683" text:style-name="L16">
        <text:list-item>
          <text:p text:style-name="P662">Для строки — символы перебираются от конца строки к началу.</text:p>
        </text:list-item>
        <text:list-item>
          <text:p text:style-name="P662">Для массива — элементы перебираются от последнего к первому. </text:p>
        </text:list-item>
        <text:list-item>
          <text:p text:style-name="P662">Для словаря — ключи перебираются в порядке убывания.</text:p>
        </text:list-item>
      </text:list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4">при том условии, что </text:span><text:span text:style-name="T1259">цикл ещё не дошёл до конца набора данных</text:span>.</text:p>
      <text:p text:style-name="P489"><text:span text:style-name="T189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2">Пока-цикл, </text:span><text:span text:style-name="T1403">цикл-пока</text:span><text:span text:style-name="T1402"> — ц</text:span>икл с условием</text:h>
      <text:p text:style-name="P468">В Клаусе есть две разновидности условного цикла: цикл с предусловием и цикл с постусловием.</text:p>
      <text:p text:style-name="P468">Цикл с предусловием начинается ключевым словом <text:span text:style-name="Source_20_Text">пока</text:span>, за которым следует <text:span text:style-name="T1272">выражение логического типа, слово </text:span><text:span text:style-name="Source_20_Text"><text:span text:style-name="T1272">цикл</text:span></text:span><text:span text:style-name="T1272">, тело цикла и знак «</text:span><text:span text:style-name="Source_20_Text"><text:span text:style-name="T1272">;</text:span></text:span><text:span text:style-name="T1272">».</text:span></text:p>
      <text:p text:style-name="P469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0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73">п</text:span>еременная<text:line-break/> <text:s text:c="3"/><text:span text:style-name="T1273">д: дробное = 0;</text:span><text:line-break/>начало<text:line-break/> <text:s text:c="3"/><text:span text:style-name="T1273">пока д &lt; 10 цикл д += 1.5;<text:line-break/> <text:s text:c="3"/>цикл д -= 1.2 пока д &gt;= 0;</text:span><text:line-break/>окончание.</text:p>
      <text:p text:style-name="P471"><text:span text:style-name="T127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2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6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4">Прервать — п</text:span>рерывание цикла</text:h>
      <text:p text:style-name="P481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9">немедленно </text:span>передаётся к <text:span text:style-name="T1297">ближайшей </text:span>следующей инструкции после цикла.</text:p>
      <text:p text:style-name="P483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300">выполнена</text:span> инструкция <text:span text:style-name="Source_20_Text">прервать</text:span>, то инструкции в секции <text:span text:style-name="Source_20_Text"><text:span text:style-name="T1298">напоследок</text:span></text:span><text:span text:style-name="T1298"> </text:span>будут выполнены перед выходом из цикла.</text:p>
      <text:h text:style-name="P546" text:outline-level="2"><text:span text:style-name="T1405">Продолжить — п</text:span>рерывание <text:span text:style-name="T1301">итерации </text:span>цикла</text:h>
      <text:p text:style-name="P482">Эта инструкция записывается ключевым словом <text:span text:style-name="Source_20_Text"><text:span text:style-name="T1301">продолжить</text:span></text:span>. Она прерывает выполнение <text:span text:style-name="T1301">текущей итерации </text:span>цикла: инструкции в теле цикла, следующие после неё, не выполняются, и <text:span text:style-name="T1302">либо немедленно начинается следующая итерация, либо цикл завершается</text:span>.</text:p>
      <text:p text:style-name="P484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0">выполнена</text:span> инструкция <text:span text:style-name="Source_20_Text"><text:span text:style-name="T1303">продолжить</text:span></text:span>, то инструкции в секции <text:span text:style-name="Source_20_Text"><text:span text:style-name="T1298">напоследок</text:span></text:span><text:span text:style-name="T1298"> </text:span>будут выполнены перед <text:span text:style-name="T1304">завершением итерации</text:span>.</text:p>
      <text:h text:style-name="Heading_20_1" text:outline-level="1">Стандартная библиотека</text:h>
      <text:h text:style-name="P547" text:outline-level="2"><text:span text:style-name="T684">Базовый в</text:span>вод-вывод</text:h>
      <text:p text:style-name="P287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1">константы<text:line-break/> <text:s text:c="3"/>НС = ""№0Д№0А; // новая строка<text:line-break/> <text:s text:c="3"/><text:span text:style-name="T679">Таб = №09; <text:s text:c="4"/>// символ табуляции<text:line-break/></text:span><text:soft-page-break/><text:span text:style-name="T679"> <text:s text:c="3"/></text:span><text:span text:style-name="T1376">ВК</text:span><text:span text:style-name="T679"> = №</text:span><text:span text:style-name="T1376">0Д</text:span><text:span text:style-name="T679">; <text:s text:c="5"/>// символ </text:span><text:span text:style-name="T1376">возврата каретки</text:span><text:span text:style-name="T679"><text:line-break/> <text:s text:c="3"/></text:span><text:span text:style-name="T1376">ПС</text:span><text:span text:style-name="T679"> = №</text:span><text:span text:style-name="T1376">0А</text:span><text:span text:style-name="T679">; <text:s text:c="5"/>// символ </text:span><text:span text:style-name="T1376">перевода строки</text:span><text:span text:style-name="T679"><text:line-break/> <text:s text:c="3"/></text:span><text:span text:style-name="T1375">КФ</text:span><text:span text:style-name="T679"> = </text:span><text:span text:style-name="T1372">№1А</text:span><text:span text:style-name="T679">; <text:s text:c="5"/>// </text:span><text:span text:style-name="T1374">символ </text:span><text:span text:style-name="T1372">кон</text:span><text:span text:style-name="T1374">ца</text:span><text:span text:style-name="T1372"> файла</text:span></text:p>
      <text:h text:style-name="Heading_20_3" text:outline-level="3">Процедура вывести()</text:h>
      <text:p text:style-name="P109"><text:span text:style-name="T269">п</text:span>роцедура вывести(<text:span text:style-name="T273">вх </text:span>арг0, арг1, арг2, ...);</text:p>
      <text:p text:style-name="P85">Выводит значения, переданные в параметрах, в стандартный поток вывода. <text:span text:style-name="T276">По умолчанию поток вывода направлен на экран терминала, но он может быть переназначен средствами операционной системы </text:span><text:span text:style-name="T277">при запуске программы</text:span><text:span text:style-name="T276">.</text:span></text:p>
      <text:p text:style-name="P85"><text:span text:style-name="T275">Допускает любое количество </text:span><text:span text:style-name="T756">параметров</text:span><text:span text:style-name="T275"> простых типов. </text:span>Перед записью в поток значения <text:span text:style-name="T757">параметров</text:span><text:span text:style-name="T344"> </text:span>преобразуются в строк<text:span text:style-name="T440">овые</text:span> прямым приведением типа.</text:p>
      <text:p text:style-name="P88">При ошибках может вызывать исключение <text:span text:style-name="Source_20_Text"><text:span text:style-name="T791">ОшибкаВводаВывода</text:span></text:span>.</text:p>
      <text:p text:style-name="P87"><text:span text:style-name="T189">Примечание:</text:span> для перевода строки нужно передать в параметре символ LF (<text:span text:style-name="Source_20_Text">№0</text:span><text:span text:style-name="Source_20_Text"><text:span text:style-name="T873">А</text:span></text:span>) или константу <text:span text:style-name="Source_20_Text"><text:span text:style-name="T791">НС</text:span></text:span>.</text:p>
      <text:h text:style-name="Heading_20_3" text:outline-level="3">Процедура сообщить()</text:h>
      <text:p text:style-name="P84">процедура <text:span text:style-name="T272">сообщить</text:span>(<text:span text:style-name="T273">вх </text:span>арг0, арг1, арг2, ...);</text:p>
      <text:p text:style-name="P83">Выводит значения, переданные в параметрах, в стандартный поток <text:span text:style-name="T271">сообщений об ошибках</text:span>. <text:span text:style-name="T271">По умолчанию этот </text:span><text:span text:style-name="T476">направлен на экран терминала</text:span><text:span text:style-name="T271">, но может быть переназначен средствами операционной системы при запуске программы.</text:span></text:p>
      <text:p text:style-name="P83"><text:span text:style-name="T275">Допускает любое количество </text:span><text:span text:style-name="T758">параметров</text:span><text:span text:style-name="T275"> простых типов. </text:span>Перед записью в поток значения <text:span text:style-name="T758">параметров</text:span><text:span text:style-name="T343"> </text:span>преобразуются в строк<text:span text:style-name="T439">овые</text:span> прямым приведением типа.</text:p>
      <text:p text:style-name="P89">При ошибках может вызывать исключение <text:span text:style-name="Source_20_Text"><text:span text:style-name="T791">ОшибкаВводаВывода</text:span></text:span>.</text:p>
      <text:p text:style-name="P91"><text:span text:style-name="T190">Примечание:</text:span><text:span text:style-name="T270"> для перевода строки нужно передать в параметре символ LF (</text:span><text:span text:style-name="Source_20_Text"><text:span text:style-name="T270">№0</text:span></text:span><text:span text:style-name="Source_20_Text"><text:span text:style-name="T873">А</text:span></text:span><text:span text:style-name="T270">) или константу </text:span><text:span text:style-name="Source_20_Text"><text:span text:style-name="T827">НС</text:span></text:span><text:span text:style-name="T270">.</text:span></text:p>
      <text:h text:style-name="P561" text:outline-level="3">Функция <text:span text:style-name="T438">ввести</text:span>()</text:h>
      <text:p text:style-name="P86"><text:span text:style-name="T274">функция</text:span> <text:span text:style-name="T438">ввести</text:span>(<text:span text:style-name="T279">вых </text:span>арг0, арг1, арг2, ...): <text:span text:style-name="T300">целое;</text:span></text:p>
      <text:p text:style-name="P90">Читает значения переданных <text:span text:style-name="T759">параметров</text:span> из стандартного потока ввода <text:span text:style-name="T275">и возвращает количество прочитанных значений</text:span>. <text:s/><text:span text:style-name="T278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75">Допускает любое количество </text:span><text:span text:style-name="T760">параметров</text:span><text:span text:style-name="T275"> простых типов. </text:span><text:span text:style-name="T286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3">А</text:span></text:span>, <text:span text:style-name="Source_20_Text"><text:span text:style-name="T520">№0</text:span></text:span><text:span text:style-name="Source_20_Text"><text:span text:style-name="T872">Д</text:span></text:span><text:span text:style-name="T520"> или </text:span><text:span text:style-name="Source_20_Text"><text:span text:style-name="T521">№1</text:span></text:span><text:span text:style-name="Source_20_Text"><text:span text:style-name="T873">А</text:span></text:span>), <text:span text:style-name="T431">выбирает значения из полученной строки и по порядку присваивает их переданным </text:span><text:span text:style-name="T761">параметрам</text:span><text:span text:style-name="T431">.</text:span> <text:span text:style-name="T431">В</text:span><text:span text:style-name="T427">ыполняет следующие действия, в</text:span> зависимости от типа переданного <text:span text:style-name="T762">параметра</text:span>:</text:p>
      <text:list xml:id="list2010830553" text:style-name="L17">
        <text:list-item>
          <text:p text:style-name="P663"><text:span text:style-name="T2">Символ.</text:span><text:span text:style-name="T426"> </text:span><text:span text:style-name="T428">Выбирает следующий символ из прочитанной строки</text:span><text:span text:style-name="T290">, </text:span><text:span text:style-name="T291">конвертирует его в кодпойнт </text:span><text:span text:style-name="T292">Unicode</text:span><text:span text:style-name="T290"> </text:span><text:span text:style-name="T279">и присваивает </text:span><text:span text:style-name="T763">параметру</text:span><text:span text:style-name="T279">. </text:span><text:span text:style-name="T281">Символ </text:span><text:span text:style-name="T522">окончания строки</text:span><text:span text:style-name="T281"> считывается из потока, но не попадает в возвращаемое значение </text:span><text:span text:style-name="T763">параметра</text:span><text:span text:style-name="T281">.</text:span></text:p>
        </text:list-item>
        <text:list-item>
          <text:p text:style-name="P664"><text:span text:style-name="T1">Строка.</text:span> <text:span text:style-name="T429">П</text:span><text:span text:style-name="T293">рисваивает </text:span><text:span text:style-name="T764">параметру</text:span><text:span text:style-name="T293"> </text:span><text:span text:style-name="T432">всю оставшуюся строку </text:span>и возвращает управление. <text:span text:style-name="T281">Символ </text:span><text:span text:style-name="T529">окончания строки</text:span><text:span text:style-name="T281"> считывается из потока, но не попадает в возвращаемое значение </text:span><text:span text:style-name="T765">параметра</text:span><text:span text:style-name="T281">. </text:span>Все <text:span text:style-name="T765">параметры</text:span>, следующие за строковым <text:span text:style-name="T765">параметром</text:span>, остаются непрочитанными — <text:span text:style-name="T280">т. е., </text:span><text:span text:style-name="T294">получают</text:span><text:span text:style-name="T280"> нулевые начальные значения</text:span>.</text:p>
        </text:list-item>
        <text:list-item>
          <text:p text:style-name="P665"><text:soft-page-break/><text:span text:style-name="T1">Другие типы.</text:span> <text:span text:style-name="T433">Пропускает пробел</text:span><text:span text:style-name="T436">ы</text:span><text:span text:style-name="T433"> и табуляции </text:span><text:span text:style-name="T282">(</text:span><text:span text:style-name="Source_20_Text"><text:span text:style-name="T282">№20</text:span></text:span><text:span text:style-name="T282">, </text:span><text:span text:style-name="Source_20_Text"><text:span text:style-name="T283">№09</text:span></text:span><text:span text:style-name="T282">), </text:span><text:span text:style-name="T433">считывает часть строки до ближайшего пробела или табуляции</text:span><text:span text:style-name="T282"> </text:span><text:span text:style-name="T283">и приводит </text:span><text:span text:style-name="T433">полученный текст</text:span><text:span text:style-name="T283"> к типу данных соответствующего </text:span><text:span text:style-name="T430">по порядку </text:span><text:span text:style-name="T766">параметра</text:span><text:span text:style-name="T283">. </text:span><text:span text:style-name="T284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3">Если в строке, полученной из потока, оказалось меньше </text:span><text:span text:style-name="T434">данных</text:span><text:span text:style-name="T283">, чем </text:span><text:span text:style-name="T435">нужно для заполнения всех </text:span><text:span text:style-name="T283">передан</text:span><text:span text:style-name="T435">ных</text:span><text:span text:style-name="T283"> </text:span><text:span text:style-name="T767">параметров</text:span><text:span text:style-name="T283">, </text:span><text:span text:style-name="T285">то оставшиеся </text:span><text:span text:style-name="T768">параметры</text:span><text:span text:style-name="T285"> </text:span><text:span text:style-name="T298">не </text:span><text:span text:style-name="T285">будут прочитаны и получат нулевые начальные значения. Если в строке больше </text:span><text:span text:style-name="T437">данных</text:span><text:span text:style-name="T285">, чем передано </text:span><text:span text:style-name="T769">параметров</text:span><text:span text:style-name="T285">, то оставшаяся часть строки будет отброшена.</text:span></text:p>
      <text:p text:style-name="P92">Функция возвращает количество фактически прочитанных <text:span text:style-name="T770">значений</text:span>. При ошибках <text:span text:style-name="T287">преобразования</text:span> <text:span text:style-name="T287">значений из </text:span><text:span text:style-name="T296">их </text:span><text:span text:style-name="T288">текст</text:span><text:span text:style-name="T295">овых представлений</text:span><text:span text:style-name="T288"> </text:span>создаётся исключение <text:span text:style-name="Source_20_Text"><text:span text:style-name="T791">ОшибкаКонвертации</text:span></text:span>, при ошибках чтения — исключение <text:span text:style-name="Source_20_Text"><text:span text:style-name="T791">ОшибкаВводаВывода</text:span></text:span>.</text:p>
      <text:p text:style-name="P207"><text:span text:style-name="T189">Примечание </text:span><text:span text:style-name="T191">1</text:span><text:span text:style-name="T189">:</text:span> чтение и запись значений моментов может быть взаимно <text:span text:style-name="T306">не</text:span>однозначн<text:span text:style-name="T299">а</text:span>, т. к. при приведении момента к строке текстов<text:span text:style-name="T297">ы</text:span>е представлени<text:span text:style-name="T297">я</text:span> даты и времени разделяются пробелом. Это может приводить к необходимости считывать момент в два <text:span text:style-name="T771">параметра</text:span>, расположенных друг за другом — <text:span text:style-name="T289">сначала дату, затем время — и</text:span> складывать <text:span text:style-name="T307">полученные</text:span> значения.</text:p>
      <text:p text:style-name="P209"><text:span text:style-name="T189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1">()</text:span>: символ;</text:p>
      <text:p text:style-name="P208">Читает один символ из стандартного потока ввода и возвращает прочитанный символ.</text:p>
      <text:p text:style-name="P208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8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0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3">При этом функция </text:span><text:span text:style-name="Source_20_Text"><text:span text:style-name="T1373">естьСимвол()</text:span></text:span><text:span text:style-name="T1373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52">()</text:span>: логическое;</text:p>
      <text:p text:style-name="P506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9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7">Если стандартный поток ввода перенаправлен на файл, эта функция всегда возвращает истинное значение.</text:p>
      <text:h text:style-name="P548" text:outline-level="2"><text:soft-page-break/><text:span text:style-name="T509">Управление</text:span> терминалом</text:h>
      <text:p text:style-name="P186">Функции <text:span text:style-name="T509">управления</text:span> терминалом реализованы путём выдачи <text:span text:style-name="T489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89">48. </text:span><text:span text:style-name="T745">Эти функции могут не работать или о</text:span><text:span text:style-name="T489">собенности </text:span><text:span text:style-name="T745">их </text:span><text:span text:style-name="T489">работы могут </text:span><text:span text:style-name="T746">раз</text:span><text:span text:style-name="T489">личаться в зависимости от реализации терминала, используемого для запуска программы.</text:span></text:p>
      <text:h text:style-name="P562" text:outline-level="3">Константы</text:h>
      <text:p text:style-name="P317"><text:span text:style-name="T774">к</text:span><text:span text:style-name="T743">онстанты<text:line-break/> <text:s text:c="3"/>// </text:span><text:span text:style-name="T773">Идентификаторы стандартных потоков<text:line-break/> <text:s text:c="3"/></text:span><text:span text:style-name="T775">идС</text:span><text:span text:style-name="T773">тдВывод = 1;<text:line-break/> <text:s text:c="3"/></text:span><text:span text:style-name="T775">идС</text:span><text:span text:style-name="T773">тдСообщ = 2;</text:span><text:span text:style-name="T743"><text:line-break/> <text:s text:c="3"/>// </text:span><text:span text:style-name="T772">Режимы терминала<text:line-break/> <text:s text:c="3"/>трКанон = нет;<text:line-break/> <text:s text:c="3"/>трСквозной = да;</text:span></text:p>
      <text:p text:style-name="P317"><text:span text:style-name="T774">константы</text:span><text:span text:style-name="T772"><text:line-break/></text:span> <text:s text:c="3"/>// <text:span text:style-name="T772">Стили шрифта</text:span><text:line-break/> <text:s text:c="3"/><text:span text:style-name="T743">стшЖирный <text:s/>= </text:span>1; // жирный шрифт<text:line-break/> <text:s text:c="3"/><text:span text:style-name="T743">стшКурсив <text:s/>= </text:span>2; // курсив<text:line-break/> <text:s text:c="3"/><text:span text:style-name="T743">стшПодчерк = </text:span>4; // одинарное подчёркивание<text:line-break/> <text:s text:c="3"/><text:span text:style-name="T743">стшЗачерк <text:s/>= </text:span>8; // <text:span text:style-name="T744">за</text:span>чёркнутый текст</text:p>
      <text:h text:style-name="P563" text:outline-level="3">Процедура <text:span text:style-name="T507">терминал</text:span><text:span text:style-name="T491">()</text:span></text:h>
      <text:p text:style-name="P205"><text:span text:style-name="T477">процедура </text:span><text:span text:style-name="T507">терминал</text:span><text:span text:style-name="T477">(</text:span><text:span text:style-name="T478">вх </text:span><text:span text:style-name="T507">поток</text:span><text:span text:style-name="T477">: целое; </text:span><text:span text:style-name="T511">вх сквозной: логическое</text:span><text:span text:style-name="T477">);</text:span></text:p>
      <text:p text:style-name="P184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4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30">идСтдВывод</text:span></text:span><text:span text:style-name="T507"> — стандартный поток вывода, </text:span><text:span text:style-name="Source_20_Text"><text:span text:style-name="T830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6">Если параметр <text:span text:style-name="Source_20_Text"><text:span text:style-name="T791">сквозной</text:span></text:span> имеет значение <text:span text:style-name="Source_20_Text"><text:span text:style-name="T83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63" text:outline-level="3">Процедура размерЭкрана<text:span text:style-name="T491">()</text:span></text:h>
      <text:p text:style-name="Исходный_20_код"><text:span text:style-name="T477">процедура размер</text:span><text:span text:style-name="T479">Экрана</text:span><text:span text:style-name="T477">(</text:span><text:span text:style-name="T478">вх </text:span><text:span text:style-name="T477">горз, верт: целое);</text:span></text:p>
      <text:p text:style-name="P183">Устанавливает размер<text:span text:style-name="T502">ы</text:span> окна терминала. <text:span text:style-name="T503">Параметр </text:span><text:span text:style-name="Source_20_Text"><text:span text:style-name="T832">горз</text:span></text:span><text:span text:style-name="T503"> означает количество символов по горизонтали, а параметр </text:span><text:span text:style-name="Source_20_Text"><text:span text:style-name="T832">верт</text:span></text:span><text:span text:style-name="T503"> — количество строк по вертикали.</text:span></text:p>
      <text:h text:style-name="P564" text:outline-level="3">Процедура очиститьЭкран<text:span text:style-name="T491">()</text:span></text:h>
      <text:p text:style-name="Исходный_20_код">процедура очистить<text:span text:style-name="T479">Экран</text:span><text:span text:style-name="T1448">()</text:span>;</text:p>
      <text:p text:style-name="Text_20_body">Очищает <text:span text:style-name="T489">экран, </text:span><text:span text:style-name="T1464">используя установленный цвет шрифта и фона</text:span><text:span text:style-name="T489">.</text:span></text:p>
      <text:h text:style-name="Heading_20_3" text:outline-level="3">Процедура очиститьСтроку<text:span text:style-name="T491">()</text:span></text:h>
      <text:p text:style-name="Исходный_20_код">процедура очистить<text:span text:style-name="T479">Строку(вх </text:span><text:span text:style-name="T480">где</text:span><text:span text:style-name="T479">: целое)</text:span>;</text:p>
      <text:p text:style-name="P183"><text:soft-page-break/>Очищает указанную часть строки в позиции курсора, <text:span text:style-name="T490">используя установленный цвет </text:span><text:span text:style-name="T1464">шрифта и </text:span><text:span text:style-name="T490">фона</text:span>. Если переданное значение <text:span text:style-name="Source_20_Text"><text:span text:style-name="T791">где</text:span></text:span> отрицательно, очищает строку слева от курсора, включая позицию курсора. Если <text:span text:style-name="Source_20_Text"><text:span text:style-name="T79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65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2">Нумерация строк </text:span><text:span text:style-name="T493">на экране</text:span><text:span text:style-name="T492"> и символов в строке начинается с нуля.</text:span></text:p>
      <text:h text:style-name="P567" text:outline-level="3">Процедура курсорГорз()</text:h>
      <text:p text:style-name="P202">процедура курсор<text:span text:style-name="T483">Горз</text:span>(вх горз: целое);</text:p>
      <text:p text:style-name="P189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70" text:outline-level="3">Процедура курсорВерт()</text:h>
      <text:p text:style-name="P202">процедура курсор<text:span text:style-name="T483">Верт</text:span>(вх верт: целое);</text:p>
      <text:p text:style-name="P190">Устанавливает курсор в <text:span text:style-name="T494">переданную строку на экране</text:span>, <text:span text:style-name="T494">горизонтальная</text:span> координата курсора не меняется. Нумерация строк начинается с нуля.</text:p>
      <text:h text:style-name="P566" text:outline-level="3">Процедура <text:span text:style-name="T1444">подвинутьК</text:span>урсор()</text:h>
      <text:p text:style-name="P526">процедура <text:span text:style-name="T1444">подвинутьК</text:span>урсор(вх горз, верт: целое);</text:p>
      <text:p text:style-name="P188"><text:span text:style-name="T1445">Сдвигает</text:span> курсор <text:span text:style-name="T1445">на указанное количество строк и/или столбцов относительно текущей позиции</text:span>. <text:span text:style-name="T1445">Положительные значения параметров </text:span><text:span text:style-name="Source_20_Text"><text:span text:style-name="T1445">горз</text:span></text:span><text:span text:style-name="T1445"> и </text:span><text:span text:style-name="Source_20_Text"><text:span text:style-name="T1445">верт</text:span></text:span><text:span text:style-name="T1445"> сдвигают курсор вправо и вниз, а отрицательные — влево и вверх</text:span><text:span text:style-name="T492">.</text:span></text:p>
      <text:h text:style-name="P568" text:outline-level="3">Процедура <text:span text:style-name="T1440">запомнитьКурсор</text:span>()</text:h>
      <text:p text:style-name="P524">процедура <text:span text:style-name="T1440">запомнитьКурсор</text:span>();</text:p>
      <text:p text:style-name="P191"><text:span text:style-name="T1441">Запоминает текущую позицию курсора</text:span>. <text:span text:style-name="T1443">Для возврата курсора в сохранённую позицию используется процедура </text:span><text:span text:style-name="Source_20_Text"><text:span text:style-name="T1443">вернутьКурсор()</text:span></text:span><text:span text:style-name="T1443">.</text:span></text:p>
      <text:h text:style-name="P569" text:outline-level="3">Процедура <text:span text:style-name="T1442">вернуть</text:span><text:span text:style-name="T1440">Курсор</text:span>()</text:h>
      <text:p text:style-name="P525">процедура <text:span text:style-name="T1442">вернуть</text:span><text:span text:style-name="T1440">Курсор</text:span>();</text:p>
      <text:p text:style-name="P192"><text:span text:style-name="T1442">Возвращает курсор в позицию, которая была ранее сохранена </text:span><text:span text:style-name="T1443">вызовом процедуры</text:span><text:span text:style-name="T1442"> </text:span><text:span text:style-name="Source_20_Text"><text:span text:style-name="T1442">запомнитьКурсор()</text:span></text:span>.</text:p>
      <text:h text:style-name="P571" text:outline-level="3">Процедура скрытьКурсор()</text:h>
      <text:p text:style-name="P202">процедура <text:span text:style-name="T482">скрытьК</text:span>урсор<text:span text:style-name="T1449">()</text:span>;</text:p>
      <text:p text:style-name="P193"><text:soft-page-break/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572" text:outline-level="3">Процедура показатьКурсор()</text:h>
      <text:p text:style-name="P203">процедура <text:span text:style-name="T482">показатьК</text:span>урсор<text:span text:style-name="T1449">()</text:span>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3">процедура цветФона(вх цвет: целое);</text:p>
      <text:p text:style-name="P194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7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P573" text:outline-level="3">Процедура цветШрифта()</text:h>
      <text:p text:style-name="Исходный_20_код">процедура цвет<text:span text:style-name="T484">Шрифта</text:span>(вх цвет: целое);</text:p>
      <text:p text:style-name="P195">Устанавливает переданный цвет <text:span text:style-name="T496">шрифта</text:span>, который будет использоваться при следующих вызовах функций вывода текста.</text:p>
      <text:p text:style-name="P198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1">стильШрифта</text:span>(<text:span text:style-name="T478">вх </text:span>стиль: целое);</text:p>
      <text:p text:style-name="P196">Устанавливает переданный <text:span text:style-name="T497">стиль</text:span> <text:span text:style-name="T496">шрифта</text:span>, который будет использоваться при следующих вызовах функций вывода текста.</text:p>
      <text:p text:style-name="P199">Параметр <text:span text:style-name="Source_20_Text"><text:span text:style-name="T791">стиль</text:span></text:span> может принимать следующие значения:</text:p>
      <text:p text:style-name="Исходный_20_код"><text:span text:style-name="T743">константы</text:span><text:line-break/> <text:s text:c="3"/><text:span text:style-name="T743">стшЖирный <text:s/>= </text:span>1; // жирный шрифт</text:p>
      <text:p text:style-name="Исходный_20_код"><text:s text:c="4"/><text:span text:style-name="T743">стшКурсив <text:s/>= </text:span>2; // курсив</text:p>
      <text:p text:style-name="Исходный_20_код"><text:s text:c="4"/><text:span text:style-name="T743">стшПодчерк = </text:span>4; // одинарное подчёркивание</text:p>
      <text:p text:style-name="Исходный_20_код"><text:s text:c="4"/><text:span text:style-name="T743">стшЗачерк <text:s/>= </text:span>8; // <text:span text:style-name="T744">за</text:span>чёркнутый текст</text:p>
      <text:p text:style-name="P199">Эти значения можно комбинировать <text:span text:style-name="T740">с помощью операции побитового </text:span><text:span text:style-name="T741">ИЛИ</text:span>. <text:span text:style-name="T498">Н</text:span>апример, <text:span text:style-name="T874">выражение </text:span><text:span text:style-name="Source_20_Text">1 </text:span><text:span text:style-name="Source_20_Text"><text:span text:style-name="T742">| </text:span></text:span><text:span text:style-name="Source_20_Text">2</text:span> означает жирный курсив, а <text:span text:style-name="Source_20_Text">2 </text:span><text:span text:style-name="Source_20_Text"><text:span text:style-name="T742">| </text:span></text:span><text:span text:style-name="Source_20_Text">4 </text:span><text:span text:style-name="Source_20_Text"><text:span text:style-name="T742">| </text:span></text:span><text:span text:style-name="Source_20_Text">8</text:span> — подчёркнутый и <text:span text:style-name="T874">за</text:span>чёркнутый курсив.</text:p>
      <text:h text:style-name="Heading_20_3" text:outline-level="3">Процедура <text:span text:style-name="T500">сбросить</text:span>Атрибуты()</text:h>
      <text:p text:style-name="P204">процедура <text:span text:style-name="T501">сбросить</text:span><text:span text:style-name="T488">А</text:span><text:span text:style-name="T487">трибуты</text:span><text:span text:style-name="T1450">()</text:span>;</text:p>
      <text:p text:style-name="P200">Сбрасывает ранее установленные цвет фона, цвет шрифта и стиль шрифта к значениям по умолчанию.</text:p>
      <text:h text:style-name="Heading_20_3" text:outline-level="3"><text:soft-page-break/>Функция цвет256()</text:h>
      <text:p text:style-name="P204"><text:span text:style-name="T486">функция</text:span> <text:span text:style-name="T485">цвет256</text:span>(<text:span text:style-name="T478">вх </text:span><text:span text:style-name="T485">кр, зел, син</text:span>: целое): <text:span text:style-name="T486">целое</text:span>;</text:p>
      <text:p text:style-name="P201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1"><text:span text:style-name="T499">Параметры </text:span><text:span text:style-name="Source_20_Text"><text:span text:style-name="T833">кр</text:span></text:span><text:span text:style-name="T499">, </text:span><text:span text:style-name="Source_20_Text"><text:span text:style-name="T833">зел</text:span></text:span><text:span text:style-name="T499"> и </text:span><text:span text:style-name="Source_20_Text"><text:span text:style-name="T833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74" text:outline-level="3">Типы</text:h>
      <text:p text:style-name="P370">тип<text:line-break/> <text:s text:c="3"/>// <text:span text:style-name="T995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5">= структура<text:line-break/> <text:s text:c="7"/>имя: строка; <text:s text:c="4"/>// </text:span><text:span text:style-name="T996">имя файла</text:span><text:span text:style-name="T995"><text:line-break/> <text:s text:c="7"/>размер: целое; <text:s text:c="2"/>// </text:span><text:span text:style-name="T996">размер в байтах</text:span><text:span text:style-name="T995"><text:line-break/> <text:s text:c="7"/>атрибуты: целое; // </text:span><text:span text:style-name="T996">атрибуты, объединённые побитовым ИЛИ</text:span><text:span text:style-name="T995"><text:line-break/> <text:s text:c="7"/>возраст: момент; // </text:span><text:span text:style-name="T996">дата и время последней модификации</text:span><text:span text:style-name="T995"><text:line-break/> <text:s text:c="3"/>конец;</text:span></text:p>
      <text:h text:style-name="Heading_20_3" text:outline-level="3">Константы</text:h>
      <text:p text:style-name="P288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88"/>
      <text:p text:style-name="P369"><text:span text:style-name="T691">константы<text:line-break/></text:span><text:span text:style-name="T689"> <text:s text:c="3"/>// режим </text:span><text:span text:style-name="T993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69"/>
      <text:p text:style-name="P369"><text:span text:style-name="T691">константы<text:line-break/></text:span><text:span text:style-name="T689"> <text:s text:c="3"/>// режим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88"/>
      <text:p text:style-name="P289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89"/>
      <text:p text:style-name="P290">константы<text:line-break/> <text:s text:c="3"/>// <text:span text:style-name="T983">атрибуты файлов</text:span><text:line-break/> <text:s text:c="3"/><text:span text:style-name="T984">фаТолькоЧтение</text:span> = $00000001;</text:p>
      <text:p text:style-name="P290"><text:s text:c="4"/><text:span text:style-name="T984">фаСкрытый</text:span> <text:s text:c="5"/>= $00000002;</text:p>
      <text:p text:style-name="P290"><text:s text:c="4"/><text:span text:style-name="T984">фаСистемный</text:span> <text:s text:c="3"/>= $00000004;</text:p>
      <text:p text:style-name="P290"><text:s text:c="4"/><text:span text:style-name="T984">фаМеткаТома</text:span> <text:s text:c="3"/>= $00000008;</text:p>
      <text:p text:style-name="P290"><text:s text:c="4"/><text:span text:style-name="T984">фаКаталог</text:span> <text:s text:c="5"/>= $00000010;</text:p>
      <text:p text:style-name="P290"><text:s text:c="4"/><text:span text:style-name="T984">фаАрхивный</text:span> <text:s text:c="4"/>= $00000020;</text:p>
      <text:p text:style-name="P290"><text:soft-page-break/><text:s text:c="4"/><text:span text:style-name="T984">фаНормальный</text:span> <text:s text:c="2"/>= $00000080;</text:p>
      <text:p text:style-name="P290"><text:s text:c="4"/><text:span text:style-name="T984">фаВременный</text:span> <text:s text:c="3"/>= $00000100;</text:p>
      <text:p text:style-name="P290"><text:s text:c="4"/><text:span text:style-name="T984">фаСимвСсылка</text:span> <text:s text:c="2"/>= $00000400;</text:p>
      <text:p text:style-name="P290"><text:s text:c="4"/><text:span text:style-name="T984">фаСжатый</text:span> <text:s text:c="6"/>= $00000800;</text:p>
      <text:p text:style-name="P290"><text:s text:c="4"/><text:span text:style-name="T984">фаШифрованный</text:span> <text:s/>= $00004000;</text:p>
      <text:p text:style-name="P290"><text:s text:c="4"/><text:span text:style-name="T984">фаВиртуальный</text:span> <text:s/>= $00010000;</text:p>
      <text:h text:style-name="P575" text:outline-level="3"><text:span text:style-name="T707">Ф</text:span>ункция <text:span text:style-name="T687">файл</text:span><text:span text:style-name="T709">Создать</text:span>()</text:h>
      <text:p text:style-name="P304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7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1">ОшибкаВводаВывода</text:span></text:span>.</text:p>
      <text:p text:style-name="P314">Параметр <text:span text:style-name="Source_20_Text"><text:span text:style-name="T791">тип</text:span></text:span><text:span text:style-name="Source_20_Text"><text:span text:style-name="T834">Файла</text:span></text:span> означает тип данных создаваемого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09">Параметр <text:span text:style-name="Source_20_Text"><text:span text:style-name="T79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1">фсдХХХХ</text:span></text:span>.</text:p>
      <text:p text:style-name="P30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1"><text:span text:style-name="T782">Успешно с</text:span>озданный файл должен быть закрыт вызовом функции <text:span text:style-name="Source_20_Text"><text:span text:style-name="T791">файлЗакрыть()</text:span></text:span>.</text:p>
      <text:h text:style-name="P576" text:outline-level="3"><text:span text:style-name="T707">Ф</text:span>ункция <text:span text:style-name="T687">файлОткрыть</text:span>()</text:h>
      <text:p text:style-name="P318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7">Открывает существующий файл с указанным именем <text:span text:style-name="T884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1">ОшибкаВводаВывода</text:span></text:span>.</text:p>
      <text:p text:style-name="P315">Параметр <text:span text:style-name="Source_20_Text"><text:span text:style-name="T791">тип</text:span></text:span><text:span text:style-name="Source_20_Text"><text:span text:style-name="T834">Файла</text:span></text:span> означает тип данных <text:span text:style-name="T789">открываемого</text:span>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08">Параметр <text:span text:style-name="Source_20_Text"><text:span text:style-name="T79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0">открытому</text:span> файлу со стороны других процессов. <text:span text:style-name="T776">Для этого используются константы </text:span><text:span text:style-name="Source_20_Text"><text:span text:style-name="T836">фрдХХХХ</text:span></text:span><text:span text:style-name="T777"> и </text:span><text:span text:style-name="Source_20_Text"><text:span text:style-name="T836">фсдХХХХ</text:span></text:span><text:span text:style-name="T777">, которые можно комбинировать </text:span><text:span text:style-name="T778">с помощью операции побитового «ИЛИ». </text:span><text:span text:style-name="T77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7">режим</text:span></text:span><text:span text:style-name="T779"> выражение </text:span><text:span text:style-name="Source_20_Text"><text:span text:style-name="T779">фрдЧтение | фрдЗапись | фсдЧтение</text:span></text:span><text:span text:style-name="T779">.</text:span>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81">Успе</text:span><text:span text:style-name="T782">ш</text:span><text:span text:style-name="T781">но о</text:span><text:span text:style-name="T780">ткрытый</text:span> файл должен быть закрыт вызовом функции <text:span text:style-name="Source_20_Text"><text:span text:style-name="T791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<text:soft-page-break/>Закры<text:span text:style-name="T783">в</text:span>ает <text:span text:style-name="T783">файл, открытый вызовом функции </text:span><text:span text:style-name="Source_20_Text"><text:span text:style-name="T838">файлСоздать()</text:span></text:span><text:span text:style-name="T783"> или </text:span><text:span text:style-name="Source_20_Text"><text:span text:style-name="T838">файлОткрыть()</text:span></text:span><text:span text:style-name="T783">, и присваивает значение </text:span><text:span text:style-name="Source_20_Text"><text:span text:style-name="T838">пусто</text:span></text:span><text:span text:style-name="T783"> переданному объекту.</text:span></text:p>
      <text:p text:style-name="P313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1">ОшибкаВыполнения</text:span></text:span>. Поэтому вызов этой функции желательно помещать в секцию <text:span text:style-name="Source_20_Text"><text:span text:style-name="T791">напоследок</text:span></text:span> составного блока, <text:s/>например:</text:p>
      <text:p text:style-name="P319">переменная<text:line-break/> <text:s text:c="3"/>ф: объект;<text:line-break/>начало<text:line-break/> <text:s text:c="3"/><text:span text:style-name="T784">ф := файлОткрыть</text:span>(<text:span text:style-name="T784">фтТекст, "мой-файл.txt", фрдЗапись | фсдИсключить</text:span>);<text:line-break/> <text:s text:c="3"/><text:span text:style-name="T784">начало<text:line-break/> <text:s text:c="7"/></text:span><text:span text:style-name="T785">файлРазмер(ф, 0);</text:span><text:span text:style-name="T78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6">исключение<text:line-break/> <text:s text:c="7"/>когда </text:span><text:span text:style-name="T885">любое</text:span><text:span text:style-name="T786"> тогда сообщить("Ошибка при записи в файл.");</text:span><text:span text:style-name="T784"><text:line-break/> <text:s text:c="3"/>напоследок<text:line-break/> <text:s text:c="7"/>файлЗакрыть(ф);<text:line-break/> <text:s text:c="3"/>конец;<text:line-break/></text:span><text:span text:style-name="T786">исключение<text:line-break/> <text:s text:c="3"/>когда </text:span><text:span text:style-name="T885">любое</text:span><text:span text:style-name="T786"> тогда сообщить("Ошибка при открытии файла.");</text:span><text:line-break/><text:span text:style-name="T784">окончание</text:span>.</text:p>
      <text:h text:style-name="P577" text:outline-level="3"><text:span text:style-name="T707">Ф</text:span>ункция файл<text:span text:style-name="T708">Размер</text:span>()</text:h>
      <text:p text:style-name="P299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4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0">Возвращает размер <text:span text:style-name="T881">переданного </text:span>файла в байтах.</text:p>
      <text:p text:style-name="P320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3">При этом позиция чтения-записи будет установлена в конец файла.</text:span></text:p>
      <text:h text:style-name="P577" text:outline-level="3"><text:span text:style-name="T707">Ф</text:span>ункция файлПоз()</text:h>
      <text:p text:style-name="P291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2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2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1">Возвращает текущую позицию чтения-записи <text:span text:style-name="T882">для </text:span>переданного файла — <text:span text:style-name="T882">номер байта, считая от начала файла</text:span>. <text:span text:style-name="T882">Первый байт в файле имеет номер 0.</text:span></text:p>
      <text:p text:style-name="P322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8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9">ОшибкаВводаВывода</text:span></text:span><text:span text:style-name="T889">.</text:span></text:p>
      <text:p text:style-name="P323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376459744" text:style-name="L18">
        <text:list-item>
          <text:p text:style-name="P666"><text:span text:style-name="Source_20_Text"><text:span text:style-name="T886">фпОтНачала</text:span></text:span><text:span text:style-name="T886"> — в </text:span><text:span text:style-name="Source_20_Text"><text:span text:style-name="T886">поз</text:span></text:span><text:span text:style-name="T886"> передан номер байта, считая от начала файла. </text:span><text:span text:style-name="T887">Это значение используется по умолчанию.</text:span></text:p>
        </text:list-item>
        <text:list-item>
          <text:p text:style-name="P66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67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7">П</text:span>роцедура файлПрочесть()</text:h>
      <text:p text:style-name="P333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5">Читает данные из переданного файла, начиная с текущей позиции чтения-записи, и <text:span text:style-name="T891">по порядку </text:span><text:span text:style-name="T902">присваивает</text:span> прочитанные значения переданны<text:span text:style-name="T902">м</text:span> параметр<text:span text:style-name="T902">ам</text:span>. Позиция чтения-записи сдвигается к концу файла <text:span text:style-name="T890">на число прочитанных байт</text:span><text:span text:style-name="T921">ов</text:span>. Если в файле недостаточно данных, чтобы <text:span text:style-name="T932">прочесть </text:span><text:span text:style-name="T890">все переданны</text:span><text:span text:style-name="T932">е</text:span><text:span text:style-name="T890"> параметр</text:span><text:span text:style-name="T932">ы</text:span><text:span text:style-name="T890">, возникает исключение </text:span><text:span text:style-name="Source_20_Text"><text:span text:style-name="T890">ОшибкаВводаВывода</text:span></text:span><text:span text:style-name="T890">.</text:span></text:p>
      <text:p text:style-name="P326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9">иначе возникнет исключение </text:span><text:span text:style-name="Source_20_Text"><text:span text:style-name="T899">ОшибкаВводаВывода</text:span></text:span>.</text:p>
      <text:h text:style-name="Heading_20_4" text:outline-level="4">Двоичный файл</text:h>
      <text:p text:style-name="P330">При чтении данных из двоичного файла, в зависимости от типа <text:span text:style-name="T914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3704393107" text:style-name="L19">
        <text:list-item>
          <text:p text:style-name="P668"><text:span text:style-name="Source_20_Text"><text:span text:style-name="T891">строка</text:span></text:span><text:span text:style-name="T891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0">число</text:span><text:span text:style-name="T891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70"><text:span text:style-name="Source_20_Text">объект</text:span> — значение этого типа не может быть прочитано из файла. При попытке чтения возник<text:span text:style-name="T898">н</text:span>ет исключение <text:span text:style-name="Source_20_Text">НеверныйТип</text:span>.</text:p>
        </text:list-item>
        <text:list-item>
          <text:p text:style-name="P671"><text:span text:style-name="T19">д</text:span><text:span text:style-name="T1">ругие простые типы</text:span> — читает из файла <text:span text:style-name="T934">один или несколько байтов</text:span>, <text:span text:style-name="T933">в соответствии с</text:span> размер<text:span text:style-name="T93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73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1">При чтении данных из <text:span text:style-name="T896">текстового</text:span> файла, в зависимости от типа <text:span text:style-name="T915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1709644388" text:style-name="L20">
        <text:list-item>
          <text:p text:style-name="P67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7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1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77"><text:span text:style-name="Source_20_Text">объект</text:span> — <text:span text:style-name="T891">значение этого типа не может быть прочитано из файла. При попытке чтения возник</text:span><text:span text:style-name="T897">н</text:span><text:span text:style-name="T891">ет исключение </text:span><text:span text:style-name="Source_20_Text"><text:span text:style-name="T891">НеверныйТип</text:span></text:span><text:span text:style-name="T891">.</text:span></text:p>
        </text:list-item>
        <text:list-item>
          <text:p text:style-name="P679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5">возврата каретки, </text:span>перевода строки, либо до конца файла. <text:span text:style-name="T894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4">ОшибкаКонвертации</text:span></text:span><text:span text:style-name="T894">.</text:span></text:p>
        </text:list-item>
        <text:list-item>
          <text:p text:style-name="P676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07">П</text:span>роцедура файлЗаписать()</text:h>
      <text:p text:style-name="P334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2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0">Текущая позиция чтения-записи смещается к концу файла на число записанных байт</text:span><text:span text:style-name="T922">ов</text:span><text:span text:style-name="T920">. </text:span><text:span text:style-name="T903">При ошибках записи возник</text:span><text:span text:style-name="T949">а</text:span><text:span text:style-name="T903">ет исключение </text:span><text:span text:style-name="Source_20_Text"><text:span text:style-name="T903">ОшибкаВводаВывода</text:span></text:span><text:span text:style-name="T903">.</text:span></text:p>
      <text:p text:style-name="P327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28" text:outline-level="4">Двоичный файл</text:h>
      <text:p text:style-name="P329">При <text:span text:style-name="T904">записи</text:span> данных <text:span text:style-name="T904">в</text:span> двоичн<text:span text:style-name="T904">ый</text:span> файл, в зависимости от типа <text:span text:style-name="T916">каждого </text:span><text:span text:style-name="T892">переданного </text:span>параметра, <text:span text:style-name="T912">процедура</text:span><text:span text:style-name="T911"> </text:span>выполня<text:span text:style-name="T911">ет</text:span> следующие действия:</text:p>
      <text:list xml:id="list14642003466866" text:continue-list="list3704393107" text:style-name="L19">
        <text:list-item>
          <text:p text:style-name="P669"><text:span text:style-name="Source_20_Text"><text:span text:style-name="T891">строка</text:span></text:span><text:span text:style-name="T891"> — </text:span><text:span text:style-name="T905">записывает в файл </text:span><text:span text:style-name="T891">64-битное целое со знаком, представляющее собой длину строки в байтах. Затем, если </text:span><text:span text:style-name="T905">строка непустая</text:span><text:span text:style-name="T891">, </text:span><text:span text:style-name="T905">записывает</text:span><text:span text:style-name="T891"> </text:span><text:span text:style-name="T936">один или несколько</text:span><text:span text:style-name="T891"> байтов — </text:span><text:span text:style-name="T905">содержимое строки </text:span><text:span text:style-name="T906">в кодировке UTF-8</text:span><text:span text:style-name="T891">.</text:span></text:p>
        </text:list-item>
        <text:list-item>
          <text:p text:style-name="P672"><text:span text:style-name="T19">д</text:span><text:span text:style-name="T1">ругие простые типы</text:span> — <text:span text:style-name="T907">записывает в файл</text:span> <text:span text:style-name="T935">один или несколько</text:span> байт<text:span text:style-name="T923">ов</text:span>, <text:span text:style-name="T935">в соответствии с</text:span> размер<text:span text:style-name="T935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74"><text:span text:style-name="T19">с</text:span><text:span text:style-name="T1">оставные типы</text:span> — значения составных типов не могут быть <text:span text:style-name="T908">записаны в файл</text:span>.</text:p>
        </text:list-item>
      </text:list>
      <text:h text:style-name="P629" text:outline-level="4">Текстовый файл</text:h>
      <text:p text:style-name="P328">При <text:span text:style-name="T909">записи данных в текстовый файл</text:span>, в зависимости от типа <text:span text:style-name="T917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14641889875185" text:continue-numbering="true" text:style-name="L19">
        <text:list-item>
          <text:p text:style-name="P678"><text:span text:style-name="Source_20_Text">символ</text:span> — <text:span text:style-name="T910">записывает в файл</text:span> один символ в кодировке UTF-8.</text:p>
        </text:list-item>
        <text:list-item>
          <text:p text:style-name="P678"><text:span text:style-name="Source_20_Text">строка</text:span> — <text:span text:style-name="T911">записывает в файл символы в кодировке UTF-8, составляющие содержимое строки</text:span><text:span text:style-name="T901">. </text:span><text:span text:style-name="T911">Никакие дополнительные символы, свидетельствующие об окончании строки, </text:span><text:span text:style-name="T937">в</text:span><text:span text:style-name="T911"> файл не записываются.</text:span></text:p>
        </text:list-item>
        <text:list-item>
          <text:p text:style-name="P680"><text:span text:style-name="T18">д</text:span><text:span text:style-name="T1">ругие простые типы</text:span> — <text:span text:style-name="T911">записывает в файл </text:span><text:span text:style-name="T918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75"><text:span text:style-name="T18">с</text:span><text:span text:style-name="T1">оставные типы</text:span> — значения составных типов не могут быть <text:span text:style-name="T919">записаны в файл</text:span>.</text:p>
        </text:list-item>
      </text:list>
      <text:h text:style-name="P578" text:outline-level="3"><text:span text:style-name="T962">Функция</text:span> файл<text:span text:style-name="T958">Есть</text:span>()</text:h>
      <text:p text:style-name="Исходный_20_код"><text:span text:style-name="T959">функция</text:span> файлЕсть(вх имя: строка): <text:span text:style-name="T959">логическое</text:span>;</text:p>
      <text:p text:style-name="P345">Возвращает истинное значение, если существует файл, <text:span text:style-name="T960">но не каталог,</text:span> с указанным именем.</text:p>
      <text:h text:style-name="P579" text:outline-level="3"><text:span text:style-name="T962">Функция</text:span> файл<text:span text:style-name="T958">Есть</text:span><text:span text:style-name="T961">Кат</text:span>()</text:h>
      <text:p text:style-name="P349"><text:span text:style-name="T959">функция</text:span> файлЕсть<text:span text:style-name="T961">Кат</text:span>(вх имя: строка): <text:span text:style-name="T959">логическое</text:span>;</text:p>
      <text:p text:style-name="P346">Возвращает истинное значение, если существует <text:span text:style-name="T960">каталог</text:span> с указанным именем.</text:p>
      <text:h text:style-name="Heading_20_3" text:outline-level="3">Функция файл<text:span text:style-name="T966">В</text:span>рмКат()</text:h>
      <text:p text:style-name="Исходный_20_код">функция файлВрмКаталог(вх общий: логическое): строка;</text:p>
      <text:p text:style-name="P351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9">если это поддерживается операционной системой</text:span>.</text:p>
      <text:h text:style-name="P580" text:outline-level="3">Функция файл<text:span text:style-name="T965">В</text:span>рм<text:span text:style-name="T964">Имя</text:span>()</text:h>
      <text:p text:style-name="P350">функция файлВрм<text:span text:style-name="T1453">Имя</text:span>(вх общий: логическое; <text:span text:style-name="T964">вх префикс: строка</text:span>): строка;</text:p>
      <text:p text:style-name="P352">Возвращает путь <text:span text:style-name="T964">и имя файла, которые можно использовать для создания </text:span><text:span text:style-name="T967">временного файла</text:span>. Если в параметре <text:span text:style-name="Source_20_Text">общий</text:span> передано истинное значение, функция вернёт <text:span text:style-name="T968">путь к</text:span><text:span text:style-name="T967"> файл</text:span><text:span text:style-name="T968">у</text:span><text:span text:style-name="T967"> в </text:span>глобальн<text:span text:style-name="T967">ом</text:span> временн<text:span text:style-name="T967">ом</text:span> каталог<text:span text:style-name="T967">е</text:span>, в противном случае — <text:span text:style-name="T967">во </text:span>временн<text:span text:style-name="T967">ом</text:span> каталог<text:span text:style-name="T967">е</text:span> текущего пользователя, <text:span text:style-name="T969">если это поддерживается операционной системой</text:span>.</text:p>
      <text:p text:style-name="P353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0">ыйПуть</text:span>()</text:h>
      <text:p text:style-name="Исходный_20_код">функция файлПолн<text:span text:style-name="T970">ыйПуть</text:span>(вх <text:span text:style-name="T971">путь</text:span>: строка): строка;</text:p>
      <text:p text:style-name="P354">Дополняет переданный относительный путь к файлу <text:span text:style-name="T974">или каталогу </text:span>до абсолютного, <text:span text:style-name="T973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4">Если в параметре <text:span text:style-name="Source_20_Text"><text:span text:style-name="T972">путь</text:span></text:span> передано пустое значение, возвращает полный путь к текущему каталогу.</text:p>
      <text:h text:style-name="P581" text:outline-level="3">Функция файл<text:span text:style-name="T1008">Выполняемый</text:span>()</text:h>
      <text:p text:style-name="P360">функция файл<text:span text:style-name="T1008">Выполняемый</text:span>(): строка;</text:p>
      <text:p text:style-name="P355"><text:span text:style-name="T978">Возвращает имя файла выполняемой программы</text:span>.</text:p>
      <text:h text:style-name="P582" text:outline-level="3">Функция файл<text:span text:style-name="T979">ДомКат</text:span>()</text:h>
      <text:p text:style-name="P361">функция файл<text:span text:style-name="T979">ДомКат</text:span>(): строка;</text:p>
      <text:p text:style-name="P356"><text:span text:style-name="T978">Возвращает </text:span><text:span text:style-name="T979">путь к домашнему каталогу текущего пользователя операционной системы</text:span>.</text:p>
      <text:h text:style-name="P583" text:outline-level="3">Функция файл<text:span text:style-name="T980">Атрибуты</text:span>()</text:h>
      <text:p text:style-name="P362">функция файл<text:span text:style-name="T980">Атрибуты</text:span>(<text:span text:style-name="T980">вх имя: строка</text:span>): <text:span text:style-name="T980">целое</text:span>;</text:p>
      <text:p text:style-name="P357"><text:span text:style-name="T978">Возвращает </text:span><text:span text:style-name="T981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6">При ошибках создаёт исключение </text:span><text:span text:style-name="Source_20_Text"><text:span text:style-name="T986">ОшибкаВводаВывода</text:span></text:span><text:span text:style-name="T986">.</text:span></text:p>
      <text:p text:style-name="P366">Возможны<text:span text:style-name="T985">м</text:span> значения<text:span text:style-name="T985">м</text:span> атрибутов <text:span text:style-name="T982">соответствуют</text:span> констант<text:span text:style-name="T985">ы</text:span> <text:span text:style-name="Source_20_Text">фаХХХХ</text:span>. <text:span text:style-name="T985">Некоторые атрибуты могут быть неприменимы, в зависимости от операционной системы.</text:span></text:p>
      <text:h text:style-name="P584" text:outline-level="3">Функция файл<text:span text:style-name="T987">Возраст</text:span>()</text:h>
      <text:p text:style-name="P363">функция файл<text:span text:style-name="T987">Возраст</text:span>(<text:span text:style-name="T980">вх имя: строка</text:span>): <text:span text:style-name="T987">момент</text:span>;</text:p>
      <text:p text:style-name="P358"><text:soft-page-break/><text:span text:style-name="T978">Возвращает </text:span><text:span text:style-name="T987">дату и время последней модификации</text:span><text:span text:style-name="T981"> файла</text:span>. <text:span text:style-name="T986">При ошибках создаёт исключение </text:span><text:span text:style-name="Source_20_Text"><text:span text:style-name="T986">ОшибкаВводаВывода</text:span></text:span><text:span text:style-name="T986">.</text:span></text:p>
      <text:h text:style-name="P585" text:outline-level="3">Функция файл<text:span text:style-name="T994">Переместить</text:span>()</text:h>
      <text:p text:style-name="P364"><text:span text:style-name="T988">процедура</text:span> файл<text:span text:style-name="T994">Переместить</text:span>(<text:span text:style-name="T980">вх </text:span><text:span text:style-name="T988">откуда, куда</text:span><text:span text:style-name="T980">: строка</text:span>);</text:p>
      <text:p text:style-name="P367">Переименовывает <text:span text:style-name="T990">и/</text:span>или перемещает файл <text:span text:style-name="T991">с переданными именем</text:span>. <text:span text:style-name="T989">При ошибках создаёт исключение </text:span><text:span text:style-name="Source_20_Text"><text:span text:style-name="T989">ОшибкаВводаВывода</text:span></text:span><text:span text:style-name="T989">.</text:span></text:p>
      <text:h text:style-name="P586" text:outline-level="3">Функция файл<text:span text:style-name="T992">Удалить</text:span>()</text:h>
      <text:p text:style-name="P365"><text:span text:style-name="T988">процедура</text:span> файл<text:span text:style-name="T992">Удалить</text:span>(<text:span text:style-name="T980">вх </text:span><text:span text:style-name="T992">имя</text:span><text:span text:style-name="T980">: строка</text:span>);</text:p>
      <text:p text:style-name="P368"><text:span text:style-name="T992">Удаляет</text:span> файл <text:span text:style-name="T991">с переданными именем</text:span>. <text:span text:style-name="T989">При ошибках создаёт исключение </text:span><text:span text:style-name="Source_20_Text"><text:span text:style-name="T989">ОшибкаВводаВывода</text:span></text:span><text:span text:style-name="T989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3">Создаёт объект — список файлов, подходящих под переданный <text:span text:style-name="Source_20_Text">шаблон</text:span>, и заполняет <text:span text:style-name="T1000">переданную </text:span>структуру <text:span text:style-name="T1000">данными</text:span> о первом из найденных файлов.</text:p>
      <text:p text:style-name="P373">Шаблон может содержать абсолютный или относительный путь к каталогу, а также маску имени файла с символами «*» и «?».</text:p>
      <text:p text:style-name="P373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0">// <text:span text:style-name="T1002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1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2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87" text:outline-level="3">Функция файл<text:span text:style-name="T1003">Следующий</text:span>()</text:h>
      <text:p text:style-name="P372">функция файл<text:span text:style-name="T1003">Следующий</text:span>(вх <text:span text:style-name="T1003">список</text:span>: <text:span text:style-name="T1003">объект</text:span>; вых инфо: ФайлИнфо): <text:span text:style-name="T1003">логическое</text:span>;</text:p>
      <text:p text:style-name="P374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5">нет</text:span></text:span>; <text:span text:style-name="T1007">в этом случае структура </text:span><text:span text:style-name="Source_20_Text"><text:span text:style-name="T1007">инфо</text:span></text:span><text:span text:style-name="T1007"> остаётся незаполненной.</text:span></text:p>
      <text:p text:style-name="P374"><text:span text:style-name="T1005">Объект</text:span> <text:span text:style-name="Source_20_Text"><text:span text:style-name="T1005">с</text:span></text:span><text:span text:style-name="Source_20_Text"><text:span text:style-name="T1004">писок</text:span></text:span><text:span text:style-name="T1004"> должен быть создан вызовом функции </text:span><text:span text:style-name="Source_20_Text"><text:span text:style-name="T1004">файлПервый()</text:span></text:span><text:span text:style-name="T1004"> и в дальнейшем уничтожен вызовом процедуры </text:span><text:span text:style-name="Source_20_Text"><text:span text:style-name="T1004">уничтожить()</text:span></text:span><text:span text:style-name="T1004">.</text:span></text:p>
      <text:p text:style-name="P375"><text:span text:style-name="T1006">П</text:span>ример использования <text:span text:style-name="T1006">см. </text:span>в описании функции <text:span text:style-name="Source_20_Text">файлПервый()</text:span>.</text:p>
      <text:h text:style-name="P549" text:outline-level="2">Массивы</text:h>
      <text:h text:style-name="P588" text:outline-level="3">Конструкции есть() и нету()</text:h>
      <text:p text:style-name="P420"><text:span text:style-name="T1112">переменная<text:line-break/> <text:s text:c="3"/>м: массив целых;<text:line-break/>н</text:span>ачало<text:line-break/> <text:s text:c="3"/><text:span text:style-name="T1112">если есть(м[10]) </text:span><text:span text:style-name="T1113">то </text:span><text:span text:style-name="T1112">вывести("да");<text:line-break/> <text:s text:c="3"/>если нету(м[10]) </text:span><text:span text:style-name="T1113">то </text:span><text:span text:style-name="T1112">вывести("</text:span><text:span text:style-name="T1113">нет</text:span><text:span text:style-name="T1112">"); // </text:span><text:span text:style-name="T1113">будет выведено "нет"</text:span><text:line-break/>окончание;</text:p>
      <text:p text:style-name="P417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08">м</text:span>: <text:span text:style-name="T301">массив</text:span>): целое;</text:p>
      <text:p text:style-name="P110">функция длина(вв <text:span text:style-name="T308">м</text:span>: <text:span text:style-name="T301">массив</text:span>; <text:span text:style-name="T105">вх </text:span><text:span text:style-name="T135">размер</text:span>: целое): целое;</text:p>
      <text:p text:style-name="P25">Возвращает <text:span text:style-name="T302">количество элементов в переданном массиве</text:span>.</text:p>
      <text:p text:style-name="P25">Если передан параметр <text:span text:style-name="Source_20_Text"><text:span text:style-name="T839">размер</text:span></text:span>, то функция установит для переданно<text:span text:style-name="T302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3">массива</text:span> сохраняется, <text:span text:style-name="T303">а новые элементы добавляются в конец массива и инициализируются нулевыми начальными значениями</text:span><text:span text:style-name="T106">. Если новая длина меньше старой, то </text:span><text:span text:style-name="T304">сохраняются прежние значения элементов от нуля до новой длины, а остальные элементы </text:span><text:span text:style-name="T305">уничтожаются</text:span><text:span text:style-name="T151">.</text:span></text:p>
      <text:h text:style-name="Heading_20_3" text:outline-level="3"><text:soft-page-break/>Процедура добавить()</text:h>
      <text:p text:style-name="P111"><text:span text:style-name="T308">процедура</text:span> <text:span text:style-name="T308">добавить</text:span>(вв <text:span text:style-name="T308">м</text:span>: <text:span text:style-name="T301">массив</text:span>; <text:span text:style-name="T105">вх </text:span><text:span text:style-name="T308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08">процедура</text:span> <text:span text:style-name="T309">вставить</text:span>(вв <text:span text:style-name="T308">м</text:span>: <text:span text:style-name="T301">массив</text:span>; <text:span text:style-name="T105">вх </text:span><text:span text:style-name="T310">индекс: целое; вх </text:span><text:span text:style-name="T308">элемент</text:span>);</text:p>
      <text:p text:style-name="P94"><text:span text:style-name="T312">Вставляет в массив</text:span> переданный <text:span text:style-name="T313">элемент</text:span>. <text:span text:style-name="T311">Если переданный </text:span><text:span text:style-name="Source_20_Text"><text:span text:style-name="T840">индекс</text:span></text:span><text:span text:style-name="T311"> равен длине массива, то элемент добавляется в конец массива; </text:span><text:span text:style-name="T312">е</text:span><text:span text:style-name="T311">сли </text:span><text:span text:style-name="T312">меньше, то элемент вставляется в переданную позицию, а все элементы, начиная от переданного индекса, включительно, сдвигаются </text:span><text:span text:style-name="T317">в сторону увеличения индекса</text:span><text:span text:style-name="T312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791">НеверныйИндекс</text:span></text:span>.</text:p>
      <text:h text:style-name="Heading_20_3" text:outline-level="3">Процедура удалить()</text:h>
      <text:p text:style-name="P113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: целое</text:span>);</text:p>
      <text:p text:style-name="P114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, </text:span><text:span text:style-name="T315">кво</text:span><text:span text:style-name="T310">: целое</text:span>);</text:p>
      <text:p text:style-name="P95"><text:span text:style-name="T316">Удаляет элементы из массива</text:span>.</text:p>
      <text:p text:style-name="P95"><text:span text:style-name="T318">Удаляет переданное количество элементов, начиная от указанного индекса, включительно. </text:span><text:span text:style-name="T319">Если параметр </text:span><text:span text:style-name="Source_20_Text"><text:span text:style-name="T841">кво</text:span></text:span><text:span text:style-name="T319"> не передан, удаляет один элемент.</text:span><text:span text:style-name="T318"> </text:span><text:span text:style-name="T319">Если после удалённых элементов остались ещё элементы, </text:span><text:span text:style-name="T320">то </text:span><text:span text:style-name="T319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791">НеверныйИндекс</text:span></text:span>.</text:p>
      <text:h text:style-name="P609" text:outline-level="3">Процедура <text:span text:style-name="T1468">очистить</text:span>()</text:h>
      <text:p text:style-name="P683"><text:span text:style-name="T308">процедура</text:span> <text:span text:style-name="T1468">очистить</text:span>(вв <text:span text:style-name="T308">м</text:span>: <text:span text:style-name="T301">массив</text:span>);</text:p>
      <text:p text:style-name="P681"><text:span text:style-name="T316">Удаляет </text:span><text:span text:style-name="T1468">все </text:span><text:span text:style-name="T316">элементы из массива</text:span>.</text:p>
      <text:h text:style-name="P552" text:outline-level="2">Словари</text:h>
      <text:h text:style-name="P589" text:outline-level="3">Конструкции есть() и нету()</text:h>
      <text:p text:style-name="P421"><text:span text:style-name="T1112">переменная<text:line-break/> <text:s text:c="3"/></text:span><text:span text:style-name="T1114">сл</text:span><text:span text:style-name="T1112">: </text:span><text:span text:style-name="T1114">словарь</text:span><text:span text:style-name="T1112"> целых </text:span><text:span text:style-name="T1114">ключ строка</text:span><text:span text:style-name="T1112">;<text:line-break/>н</text:span>ачало<text:line-break/> <text:s text:c="3"/><text:span text:style-name="T1115">сл["первый"] := 10;</text:span><text:line-break/> <text:s text:c="3"/><text:span text:style-name="T1112">если есть(</text:span><text:span text:style-name="T1114">сл</text:span><text:span text:style-name="T1112">["</text:span><text:span text:style-name="T1114">первый</text:span><text:span text:style-name="T1112">"]) </text:span><text:span text:style-name="T1113">то </text:span><text:span text:style-name="T1112">вывести("да"); <text:s/>// </text:span><text:span text:style-name="T1113">будет выведено "</text:span><text:span text:style-name="T1115">да</text:span><text:span text:style-name="T1113">"</text:span><text:span text:style-name="T1112"><text:line-break/> <text:s text:c="3"/>если нету(</text:span><text:span text:style-name="T1114">сл</text:span><text:span text:style-name="T1112">["</text:span><text:span text:style-name="T1114">первый</text:span><text:span text:style-name="T1112">"]) </text:span><text:span text:style-name="T1113">то </text:span><text:span text:style-name="T1112">вывести("</text:span><text:span text:style-name="T1113">нет</text:span><text:span text:style-name="T1112">");</text:span><text:line-break/>окончание;</text:p>
      <text:p text:style-name="Text_20_body"><text:span text:style-name="T1113">Эти конструкции выглядят как функции, но фактически ими не являются. Конструкция </text:span><text:span text:style-name="Source_20_Text"><text:span text:style-name="T1113">есть()</text:span></text:span><text:span text:style-name="T1113"> имеет истинное значение, если существует указанный в скобках элемент </text:span><text:span text:style-name="T1116">словаря</text:span><text:span text:style-name="T1113"> — т. е., если </text:span><text:span text:style-name="T1116">в словаре есть </text:span><text:span text:style-name="T1113">указанный </text:span><text:span text:style-name="T1116">ключ</text:span><text:span text:style-name="T1113">. Конструкция </text:span><text:span text:style-name="Source_20_Text"><text:span text:style-name="T1113">нету()</text:span></text:span><text:span text:style-name="T1113"> имеет истинное значение в противоположном случае.</text:span></text:p>
      <text:h text:style-name="P590" text:outline-level="3"><text:soft-page-break/>Функция длина()</text:h>
      <text:p text:style-name="P82">функция длина(вх <text:span text:style-name="T323">сл</text:span>: <text:span text:style-name="T324">словарь</text:span>): целое;</text:p>
      <text:p text:style-name="P81"><text:span text:style-name="T105">Возвращает </text:span><text:span text:style-name="T302">количество элементов в переданном </text:span><text:span text:style-name="T323">словаре</text:span><text:span text:style-name="T105">.</text:span></text:p>
      <text:h text:style-name="P591" text:outline-level="3">Процедура добавить()</text:h>
      <text:p text:style-name="P115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</text:span>);</text:p>
      <text:p text:style-name="P82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, </text:span><text:span text:style-name="T325">значение</text:span>);</text:p>
      <text:p text:style-name="P97">Добавляет <text:span text:style-name="T333">в словарь </text:span>переданный <text:span text:style-name="Source_20_Text"><text:span text:style-name="T842">ключ</text:span></text:span>. <text:span text:style-name="T326">Если передано </text:span><text:span text:style-name="Source_20_Text"><text:span text:style-name="T842">значение</text:span></text:span><text:span text:style-name="T326">, то оно присваивается добавленному ключу; если нет, то новый ключ получает нулевое начальное значение</text:span>.</text:p>
      <text:p text:style-name="P97"><text:span text:style-name="T327">Если </text:span><text:span text:style-name="T328">указанный</text:span><text:span text:style-name="T327"> ключ уже существует в словаре, то новое значение присваивается существующему ключу, </text:span><text:span text:style-name="T328">либо не меняется, если новое значение </text:span><text:span text:style-name="T329">не передано</text:span><text:span text:style-name="T327">.</text:span></text:p>
      <text:h text:style-name="P591" text:outline-level="3">Процедура вставить()</text:h>
      <text:p text:style-name="P82"><text:span text:style-name="T308">процедура</text:span> <text:span text:style-name="T309">вставить</text:span>(вв <text:span text:style-name="T330">сл</text:span>: <text:span text:style-name="T331">словарь</text:span>; <text:span text:style-name="T105">вх </text:span><text:span text:style-name="T332">ключ, значение</text:span>);</text:p>
      <text:p text:style-name="P96"><text:span text:style-name="T336">Добавляет</text:span><text:span text:style-name="T312"> в </text:span><text:span text:style-name="T334">словарь переданн</text:span><text:span text:style-name="T335">ую пару</text:span><text:span text:style-name="T334"> ключ-</text:span><text:span text:style-name="T335">значение или присваивает новое значение переданному ключу, </text:span><text:span text:style-name="T345">если тот уже сущес</text:span><text:span text:style-name="T346">т</text:span><text:span text:style-name="T345">вует в словаре</text:span>. <text:span text:style-name="T334">Эквивалентным вызову этой функции является присваивание:</text:span></text:p>
      <text:p text:style-name="Исходный_20_код">сл[ключ] := значение;</text:p>
      <text:h text:style-name="P591" text:outline-level="3">Процедура удалить()</text:h>
      <text:p text:style-name="P82"><text:span text:style-name="T308">процедура</text:span> <text:span text:style-name="T314">удалить</text:span>(вв <text:span text:style-name="T337">сл</text:span>: <text:span text:style-name="T337">словарь</text:span>; <text:span text:style-name="T105">вх </text:span><text:span text:style-name="T337">ключ</text:span>);</text:p>
      <text:p text:style-name="P96"><text:span text:style-name="T316">Удаляет из </text:span><text:span text:style-name="T337">словаря переданный ключ и соответствующее ему значение</text:span>. <text:span text:style-name="T338">Если указанный ключ отсутствует в словаре, создаётся исключение </text:span><text:span text:style-name="Source_20_Text"><text:span text:style-name="T843">НеверныйКлюч</text:span></text:span><text:span text:style-name="T338">.</text:span></text:p>
      <text:h text:style-name="P610" text:outline-level="3">Процедура <text:span text:style-name="T1469">очистить</text:span>()</text:h>
      <text:p text:style-name="P684"><text:span text:style-name="T308">процедура</text:span> <text:span text:style-name="T1469">очистить</text:span>(вв <text:span text:style-name="T337">сл</text:span>: <text:span text:style-name="T337">словарь</text:span>);</text:p>
      <text:p text:style-name="P682"><text:span text:style-name="T316">Удаляет из </text:span><text:span text:style-name="T337">словаря </text:span><text:span text:style-name="T1469">все ключи и </text:span><text:span text:style-name="T1470">соответствующие им </text:span><text:span text:style-name="T1469">значения.</text:span></text:p>
      <text:h text:style-name="P553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592" text:outline-level="3"><text:soft-page-break/>Функци<text:span text:style-name="T445">я</text:span> <text:span text:style-name="T441">нечисло</text:span>()</text:h>
      <text:p text:style-name="P162">функция <text:span text:style-name="T441">нечисло(</text:span><text:span text:style-name="T446">вх </text:span><text:span text:style-name="T441">число: дробное)</text:span>: <text:span text:style-name="T441">логическое</text:span>;</text:p>
      <text:p text:style-name="P102">Возвращает <text:span text:style-name="T441">истин</text:span><text:span text:style-name="T443">у</text:span><text:span text:style-name="T441">, если переданный параметр имеет значение </text:span><text:span text:style-name="T7">нечисло</text:span>.</text:p>
      <text:h text:style-name="P593" text:outline-level="3">Функци<text:span text:style-name="T445">я</text:span> <text:span text:style-name="T442">конечно</text:span>()</text:h>
      <text:p text:style-name="P163">функция <text:span text:style-name="T442">конечно</text:span><text:span text:style-name="T441">(</text:span><text:span text:style-name="T446">вх </text:span><text:span text:style-name="T441">число: дробное)</text:span>: <text:span text:style-name="T441">логическое</text:span>;</text:p>
      <text:p text:style-name="P103">Возвращает <text:span text:style-name="T441">истин</text:span><text:span text:style-name="T443">у</text:span><text:span text:style-name="T441">, если переданный параметр имеет </text:span><text:span text:style-name="T444">конечное численное </text:span><text:span text:style-name="T441">значение</text:span>. <text:span text:style-name="T444">Возвращает ложь, если значение переданного параметра — </text:span><text:span text:style-name="T17">нечисло</text:span><text:span text:style-name="T444"> или бесконечность с любым знаком.</text:span></text:p>
      <text:h text:style-name="P594" text:outline-level="3">Функци<text:span text:style-name="T445">я</text:span> <text:span text:style-name="T448">округл</text:span>()</text:h>
      <text:p text:style-name="P164">функция <text:span text:style-name="T448">округл</text:span><text:span text:style-name="T441">(</text:span><text:span text:style-name="T446">вх </text:span><text:span text:style-name="T441">число: дробное)</text:span>: <text:span text:style-name="T448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1">НеверноеЧисло</text:span></text:span>.</text:p>
      <text:h text:style-name="P595" text:outline-level="3">Функци<text:span text:style-name="T445">я</text:span> <text:span text:style-name="T449">цел</text:span>()</text:h>
      <text:p text:style-name="P165">функция <text:span text:style-name="T449">цел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68">Возвращает целую часть переданного числа.</text:p>
      <text:h text:style-name="P596" text:outline-level="3">Функци<text:span text:style-name="T445">я</text:span> <text:span text:style-name="T451">дроб</text:span>()</text:h>
      <text:p text:style-name="P166">функция <text:span text:style-name="T451">дроб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69">Возвращает <text:span text:style-name="T451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97" text:outline-level="3">Функция <text:span text:style-name="T453">cos</text:span>()</text:h>
      <text:p text:style-name="P170">функция <text:span text:style-name="T453">cos</text:span>(число: дробное): дробное;</text:p>
      <text:p text:style-name="P175">Возвращает <text:span text:style-name="T453">ко</text:span>синус переданного числа.</text:p>
      <text:h text:style-name="P598" text:outline-level="3">Функция <text:span text:style-name="T454">tg</text:span>()</text:h>
      <text:p text:style-name="P171">функция <text:span text:style-name="T454">tg</text:span>(число: дробное): дробное;</text:p>
      <text:p text:style-name="P176">Возвращает <text:span text:style-name="T454">тангенс</text:span> переданного числа.</text:p>
      <text:h text:style-name="P599" text:outline-level="3"><text:soft-page-break/>Функция <text:span text:style-name="T455">arc</text:span>sin()</text:h>
      <text:p text:style-name="P172">функция <text:span text:style-name="T455">arc</text:span>sin(число: дробное): дробное;</text:p>
      <text:p text:style-name="P177">Возвращает <text:span text:style-name="T455">арк</text:span>синус переданного числа.</text:p>
      <text:h text:style-name="P599" text:outline-level="3">Функция <text:span text:style-name="T455">arc</text:span><text:span text:style-name="T453">cos</text:span>()</text:h>
      <text:p text:style-name="P172">функция <text:span text:style-name="T455">arc</text:span><text:span text:style-name="T453">cos</text:span>(число: дробное): дробное;</text:p>
      <text:p text:style-name="P177">Возвращает <text:span text:style-name="T455">арк</text:span><text:span text:style-name="T453">ко</text:span>синус переданного числа.</text:p>
      <text:h text:style-name="P599" text:outline-level="3">Функция <text:span text:style-name="T455">arc</text:span><text:span text:style-name="T454">tg</text:span>()</text:h>
      <text:p text:style-name="P172">функция <text:span text:style-name="T455">arc</text:span><text:span text:style-name="T454">tg</text:span>(число: дробное): дробное;</text:p>
      <text:p text:style-name="P177">Возвращает <text:span text:style-name="T455">арк</text:span><text:span text:style-name="T454">тангенс</text:span> переданного числа.</text:p>
      <text:h text:style-name="P600" text:outline-level="3">Функция <text:span text:style-name="T456">ln</text:span>()</text:h>
      <text:p text:style-name="P173">функция <text:span text:style-name="T456">ln</text:span>(число: дробное): дробное;</text:p>
      <text:p text:style-name="P178">Возвращает <text:span text:style-name="T456">натуральный логарифм</text:span> переданного числа.</text:p>
      <text:h text:style-name="P600" text:outline-level="3">Функция <text:span text:style-name="T456">exp</text:span>()</text:h>
      <text:p text:style-name="P173">функция <text:span text:style-name="T456">exp</text:span>(число: дробное): дробное;</text:p>
      <text:p text:style-name="P179"><text:span text:style-name="T452">Возвращает </text:span><text:span text:style-name="T456">экспоненту</text:span><text:span text:style-name="T452"> переданного числа — </text:span><text:span text:style-name="T456">т. е., число, возведённое в степень </text:span><text:bookmark text:name="firstHeading"/><text:span text:style-name="T188">e</text:span><text:span text:style-name="T452">.</text:span></text:p>
      <text:h text:style-name="P601" text:outline-level="3">Функция <text:span text:style-name="T530">случайное</text:span>()</text:h>
      <text:p text:style-name="P210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1"><text:span text:style-name="T452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2">. </text:span><text:span text:style-name="T533">Генератор </text:span><text:span text:style-name="T875">псевдо</text:span><text:span text:style-name="T533">случайных чисел инициализируется при первом обращении к функции.</text:span></text:p>
      <text:h text:style-name="P551" text:outline-level="2">Моменты</text:h>
      <text:h text:style-name="Heading_20_3" text:outline-level="3">Функци<text:span text:style-name="T963">я</text:span> дата()</text:h>
      <text:p text:style-name="P347">функция дата<text:span text:style-name="T1454">()</text:span>: момент;<text:line-break/><text:span text:style-name="T950">функция дата(м: момент): момент;</text:span></text:p>
      <text:p text:style-name="P104">Возвращает значение <text:span text:style-name="T952">переданного момента</text:span> с <text:span text:style-name="T952">обнулённ</text:span><text:span text:style-name="T954">ым временем</text:span> — <text:span text:style-name="T953">т. е., только </text:span><text:span text:style-name="T954">дату</text:span>. <text:span text:style-name="T952">Если параметр не передан, возвращает текущ</text:span><text:span text:style-name="T954">ую дату</text:span><text:span text:style-name="T952">.</text:span></text:p>
      <text:h text:style-name="Heading_20_3" text:outline-level="3"><text:soft-page-break/>Функция время()</text:h>
      <text:p text:style-name="P101">функция <text:span text:style-name="T321">время</text:span><text:span text:style-name="T1455">()</text:span>: момент;<text:line-break/>функция <text:span text:style-name="T951">время</text:span>(м: момент): момент;</text:p>
      <text:p text:style-name="P100">Возвращает значение <text:span text:style-name="T952">переданного момента</text:span> с <text:span text:style-name="T952">обнулённой</text:span> датой — <text:span text:style-name="T953">т. е., только время</text:span>. <text:span text:style-name="T952">Если параметр не передан, возвращает текущ</text:span><text:span text:style-name="T953">ее время</text:span><text:span text:style-name="T952">.</text:span></text:p>
      <text:h text:style-name="Heading_20_3" text:outline-level="3">Функция сейчас()</text:h>
      <text:p text:style-name="P106">функция <text:span text:style-name="T322">сейчас</text:span><text:span text:style-name="T1456">()</text:span>: момент;</text:p>
      <text:p text:style-name="P105">Возвращает значение те<text:span text:style-name="T876">ку</text:span>щего момента — дату и время.</text:p>
      <text:h text:style-name="P550" text:outline-level="2">Исключения</text:h>
      <text:h text:style-name="Heading_20_3" text:outline-level="3">Предопределённые исключения</text:h>
      <text:p text:style-name="P492">В стандартной библиотеке Клаус определены следующие исключения:</text:p>
      <text:p text:style-name="P493"><text:span text:style-name="Source_20_Text">ОшибкаВводаВывода</text:span><text:tab/>-<text:tab/><text:span text:style-name="T134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4"><text:span text:style-name="Source_20_Text">ОшибкаКонвертации</text:span><text:tab/>-<text:tab/><text:span text:style-name="T1342">возникает при ошибках преобразования значений из текстового формата в двоичный и обратно.</text:span></text:p>
      <text:p text:style-name="P494"><text:span text:style-name="Source_20_Text">НеверныйИндекс</text:span><text:tab/>-<text:tab/><text:span text:style-name="T1343">возникает при обращении к несуществующему индексу в массиве.</text:span></text:p>
      <text:p text:style-name="P494"><text:span text:style-name="Source_20_Text">НеверныйКлюч</text:span><text:tab/>-<text:tab/><text:span text:style-name="T1343">возникает при обращении к несуществующему ключу в словаре.</text:span></text:p>
      <text:p text:style-name="P494"><text:span text:style-name="Source_20_Text">НеверныйСимвол</text:span><text:tab/>-<text:tab/><text:span text:style-name="T1346">возникает при ошибках, связанных с обращением к неверному байту в строке.</text:span></text:p>
      <text:p text:style-name="P498"><text:span text:style-name="Source_20_Text">НеверноеИмя</text:span><text:tab/>-<text:tab/><text:span text:style-name="T1345">возникает при обращении к несуществующему идентификатору.</text:span></text:p>
      <text:p text:style-name="P498"><text:span text:style-name="Source_20_Text">НеверноеЧисло</text:span><text:tab/>-<text:tab/><text:span text:style-name="T1346">возникает при ошибках, связанных с обработкой дробных чисел.</text:span></text:p>
      <text:p text:style-name="P497"><text:span text:style-name="Source_20_Text">НеверныйТип</text:span><text:tab/>-<text:tab/><text:span text:style-name="T1344">возникает при ошибках, связанных с несовместимостью типов данных.</text:span></text:p>
      <text:p text:style-name="P497"><text:span text:style-name="Source_20_Text">НеверныйСинтаксис</text:span><text:tab/>-<text:tab/><text:span text:style-name="T1346">возникает при синтаксических ошибках.</text:span></text:p>
      <text:p text:style-name="P496"><text:span text:style-name="Source_20_Text">ОшибкаВыполнения</text:span><text:tab/>-<text:tab/><text:span text:style-name="T1346">прочие ошибки программы или операционной системы.</text:span></text:p>
      <text:p text:style-name="P495"><text:span text:style-name="Source_20_Text">ВнутренняяОшибка</text:span><text:tab/>-<text:tab/><text:span text:style-name="T1347">ошибки, допущенные разработчиками Клауса. При возникновении такой ошибки авторы будут благодарны за </text:span><text:span text:style-name="T1349">добавление</text:span><text:span text:style-name="T1347"> сообщения о </text:span><text:span text:style-name="T1348">проблеме</text:span><text:span text:style-name="T1347"> в репозитори</text:span><text:span text:style-name="T1349">й</text:span><text:span text:style-name="T1347"> проекта. Заранее спасибо!</text:span></text:p>
      <text:p text:style-name="Text_20_body">Все предопределённые исключения не <text:span text:style-name="T1351">принимают</text:span> параметров. <text:span text:style-name="T135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7">()</text:span>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<text:soft-page-break/>Функция текст_исключения()</text:h>
      <text:p text:style-name="Исходный_20_код">функция текст_исключения<text:span text:style-name="T1458">()</text:span>: строка;</text:p>
      <text:p text:style-name="P108">Возвращает <text:span text:style-name="T339">текст сообщения об ошибке</text:span> активного исключения <text:span text:style-name="T341">с </text:span><text:span text:style-name="T340">уже </text:span><text:span text:style-name="T341">добавленными в него </text:span><text:span text:style-name="T340">значениями параметров </text:span><text:span text:style-name="T342">исключения</text:span>. Эту функцию можно вызывать только в секции обработки исключений, иначе она вернёт пустую строку.</text:p>
      <text:h text:style-name="P550" text:outline-level="2">Строки</text:h>
      <text:p text:style-name="P27">В<text:span text:style-name="T107">о всех</text:span> строковых функция<text:span text:style-name="T110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1">е</text:span> нумеруются начиная с нуля: первый байт имеет индекс 0, а последний имеет <text:span text:style-name="T113">индекс</text:span> на единицу меньший, чем длина строки.</text:p>
      <text:p text:style-name="P28"><text:span text:style-name="T112">Б</text:span>иблиотечные функции поддерживают внутреннюю целостность строки, не допуская появления в ней некорректных символов, <text:span text:style-name="T108">и вызыв</text:span><text:span text:style-name="T209">ют</text:span><text:span text:style-name="T108"> исключение </text:span><text:span text:style-name="Source_20_Text"><text:span text:style-name="T844">Не</text:span></text:span><text:span text:style-name="Source_20_Text"><text:span text:style-name="T845">верный</text:span></text:span><text:span text:style-name="Source_20_Text"><text:span text:style-name="T844">Символ</text:span></text:span><text:span text:style-name="T108"> в случае ошибок</text:span>. Например, <text:span text:style-name="T109">такое исключение возникнет при </text:span>вставк<text:span text:style-name="T109">е</text:span> подстроки в позицию, соответствующую середине многобайтового символа, <text:span text:style-name="T109">при </text:span>удалени<text:span text:style-name="T109">и</text:span> из строки части многобайтового символа, а также в других <text:span text:style-name="T109">аналогичных ситуациях</text:span>.</text:p>
      <text:h text:style-name="P602" text:outline-level="3"><text:span text:style-name="T146">Функция </text:span><text:span text:style-name="T10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5">вх </text:span><text:span text:style-name="T135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4">ов</text:span>.</text:p>
      <text:p text:style-name="P24">Если передан параметр <text:span text:style-name="Source_20_Text"><text:span text:style-name="T83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2">ами</text:span> (<text:span text:style-name="Source_20_Text"><text:span text:style-name="T182">№</text:span></text:span><text:span text:style-name="Source_20_Text">20</text:span>) <text:span text:style-name="T106">до указанной длины.</text:span></text:p>
      <text:p text:style-name="P26">Если новая длина меньше старой, то <text:span text:style-name="T151">прежнее содержимое строки обрезается справа до указанной длины. </text:span><text:span text:style-name="T152">В этом случае</text:span><text:span text:style-name="T151"> </text:span>должна быть указана такая новая длина, чтобы последний символ в строке, если он занимает несколько байт<text:span text:style-name="T925">ов</text:span>, не оказался разбит на части — <text:span text:style-name="T144">иначе</text:span> возникнет ошибка <text:span text:style-name="Source_20_Text"><text:span text:style-name="T791">НеверныйСимвол</text:span></text:span><text:span text:style-name="T151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0">Буквы кириллицы занимают в </text:span><text:span text:style-name="T213">кодировке </text:span><text:span text:style-name="T212">UTF-8</text:span></text:p>
      <text:p text:style-name="P55"><text:span text:style-name="T210"><text:s text:c="4"/>// </text:span><text:span text:style-name="T214">по два</text:span><text:span text:style-name="T210"> байта, </text:span><text:span text:style-name="T211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03" text:outline-level="3"><text:soft-page-break/><text:span text:style-name="T14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5">строки </text:span><text:span text:style-name="Source_20_Text"><text:span text:style-name="T846">стр</text:span></text:span>. <text:span text:style-name="T119">Строка не должна быть пустой; п</text:span><text:span text:style-name="T115">ереданный индекс </text:span><text:span text:style-name="T116">должен </text:span><text:span text:style-name="T118">быть в </text:span><text:span text:style-name="T145">пределах строки</text:span><text:span text:style-name="T117"> и </text:span><text:span text:style-name="T145">должен </text:span><text:span text:style-name="T116">соответствовать началу символа в строке, иначе возникнет исключение </text:span><text:span text:style-name="Source_20_Text"><text:span text:style-name="T847">НеверныйСимвол</text:span></text:span><text:span text:style-name="T115">.</text:span></text:p>
      <text:p text:style-name="P30">Если параметр <text:span text:style-name="Source_20_Text"><text:span text:style-name="T791">индекс</text:span></text:span> не указан, <text:span text:style-name="T114">он считается равным 0, и функция</text:span> возвращает первый символ в строке.</text:p>
      <text:h text:style-name="Heading_20_3" text:outline-level="3"><text:span text:style-name="T148">Функция </text:span>след()</text:h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8">индекс</text:span></text:span>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5">В параметре <text:span text:style-name="Source_20_Text"><text:span text:style-name="T79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4">(справа от </text:span><text:span text:style-name="Source_20_Text"><text:span text:style-name="T850">индекс</text:span></text:span><text:span text:style-name="T124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0 в параметре </text:span><text:span text:style-name="Source_20_Text"><text:span text:style-name="T851">индекс</text:span></text:span><text:span text:style-name="T123"> и </text:span><text:span text:style-name="Source_20_Text"><text:span text:style-name="T851">максЦелое</text:span></text:span><text:span text:style-name="T123"> в параметре </text:span><text:span text:style-name="Source_20_Text"><text:span text:style-name="T851">кво</text:span></text:span><text:span text:style-name="T123">.</text:span></text:p>
      <text:h text:style-name="P606" text:outline-level="3"><text:span text:style-name="T149">Функция </text:span><text:span text:style-name="T125">пред</text:span>()</text:h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4">Возвращает позицию в байтах, соответствующую началу <text:span text:style-name="T127">предыдущего</text:span> символа в строке, считая от символа, переданного в параметре <text:span text:style-name="Source_20_Text"><text:span text:style-name="T848">индекс</text:span></text:span>. <text:span text:style-name="T128">Для получения позиции последнего символа в строке в параметре </text:span><text:span text:style-name="Source_20_Text"><text:span text:style-name="T852">индекс</text:span></text:span><text:span text:style-name="T128"> нужно передать значение, большее или равное длине строки в байтах. </text:span><text:span text:style-name="T129">Если переданный индекс находится в пределах строки, то он должен </text:span><text:span text:style-name="T122">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6">В параметре <text:span text:style-name="Source_20_Text"><text:span text:style-name="T791">кво</text:span></text:span> можно передать количество символов, на которое необходимо сместиться: 1 — <text:span text:style-name="T130">предыдущий</text:span> символ, 2 — через один символ, и т. п. Если переданное количество превышает число оставшихся <text:span text:style-name="T124">(</text:span><text:span text:style-name="T131">слева</text:span><text:span text:style-name="T124"> от </text:span><text:span text:style-name="Source_20_Text"><text:span text:style-name="T850">индекс</text:span></text:span><text:span text:style-name="T124">) </text:span>символов <text:span text:style-name="T132">до начала строки</text:span>, то функция вернёт <text:span text:style-name="T132">0</text:span>.</text:p>
      <text:p text:style-name="P38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</text:span><text:span text:style-name="Source_20_Text"><text:span text:style-name="T853">максЦелое</text:span></text:span><text:span text:style-name="T123"> в параметр</text:span><text:span text:style-name="T133">ах</text:span><text:span text:style-name="T123"> </text:span><text:span text:style-name="Source_20_Text"><text:span text:style-name="T851">индекс</text:span></text:span><text:span text:style-name="T123"> и </text:span><text:span text:style-name="Source_20_Text"><text:span text:style-name="T851">кво</text:span></text:span><text:span text:style-name="T123">.</text:span></text:p>
      <text:p text:style-name="P43"><text:span text:style-name="T189">Примечание:</text:span> для <text:span text:style-name="T877">строки из </text:span>многобайтовых символов функция <text:span text:style-name="Source_20_Text"><text:span text:style-name="T791">след()</text:span></text:span> работает быстрее, чем <text:span text:style-name="Source_20_Text"><text:span text:style-name="T791">пред()</text:span></text:span>.</text:p>
      <text:h text:style-name="Heading_20_3" text:outline-level="3"><text:span text:style-name="T150">Функция </text:span>часть()</text:h>
      <text:p text:style-name="Исходный_20_код">функция часть(вх стр: строка; вх индекс: целое): строка;</text:p>
      <text:p text:style-name="Исходный_20_код"><text:soft-page-break/>функция часть(вх стр: строка; вх индекс, <text:span text:style-name="T134">размер</text:span>: целое): строка;</text:p>
      <text:p text:style-name="P39">Возвращает часть строки указанного размера, начиная с указанного индекса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2">Если параметр <text:span text:style-name="Source_20_Text"><text:span text:style-name="T791">размер</text:span></text:span> <text:span text:style-name="T139">не передан</text:span> <text:span text:style-name="T137">или выходит за пределы строки</text:span>, то функция вернёт часть строки от указанного индекса до конца строки. <text:span text:style-name="T138">В противном случае, </text:span><text:span text:style-name="Source_20_Text"><text:span text:style-name="T854">размер</text:span></text:span><text:span text:style-name="T136"> должен иметь такое значение, чтобы последний символ в возвращаемой </text:span><text:span text:style-name="T141">под</text:span><text:span text:style-name="T136">строке, </text:span><text:span text:style-name="T143">если он занимает несколько байт</text:span><text:span text:style-name="T926">ов</text:span><text:span text:style-name="T143">,</text:span><text:span text:style-name="T136"> не </text:span><text:span text:style-name="T140">оказался разбит</text:span><text:span text:style-name="T136"> на части —</text:span><text:span text:style-name="T122"> иначе возникнет исключение </text:span><text:span text:style-name="Source_20_Text"><text:span text:style-name="T849">НеверныйСимвол</text:span></text:span><text:span text:style-name="T136">.</text:span></text:p>
      <text:h text:style-name="Heading_20_3" text:outline-level="3"><text:span text:style-name="T153">Процедура</text:span> добавить()</text:h>
      <text:p text:style-name="Исходный_20_код"><text:span text:style-name="T153">процедура</text:span> добавить(в<text:span text:style-name="T153">в</text:span> стр1: <text:span text:style-name="T153">строка; вх</text:span> стр2: строка);</text:p>
      <text:p text:style-name="P44">Добавляет значение <text:span text:style-name="Source_20_Text"><text:span text:style-name="T791">стр2</text:span></text:span> в конец строки <text:span text:style-name="Source_20_Text"><text:span text:style-name="T791">стр1</text:span></text:span>. <text:span text:style-name="T154">Эквивалентным вызову этой функции является </text:span><text:span text:style-name="T183">присваивание</text:span><text:span text:style-name="T154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91">подстр</text:span></text:span> в указанную позицию строки <text:span text:style-name="Source_20_Text"><text:span text:style-name="T791">стр</text:span></text:span>, <text:span text:style-name="T155">так что символы из строки </text:span><text:span text:style-name="Source_20_Text"><text:span text:style-name="T855">подстр</text:span></text:span><text:span text:style-name="T155"> </text:span><text:span text:style-name="T184">окажутся</text:span><text:span text:style-name="T155"> в строке </text:span><text:span text:style-name="Source_20_Text"><text:span text:style-name="T855">стр</text:span></text:span><text:span text:style-name="T155"> непосредственно перед </text:span><text:span text:style-name="T156">тем </text:span><text:span text:style-name="T155">символом, на который указывает </text:span><text:span text:style-name="Source_20_Text"><text:span text:style-name="T855">индекс</text:span></text:span><text:span text:style-name="T155">. П</text:span>ри этом длина строки <text:span text:style-name="Source_20_Text"><text:span text:style-name="T791">стр</text:span></text:span> увеличивается на длину строки <text:span text:style-name="Source_20_Text"><text:span text:style-name="T791">подстр</text:span></text:span>.</text:p>
      <text:p text:style-name="P40"><text:span text:style-name="T157">Если переданный </text:span><text:span text:style-name="Source_20_Text"><text:span text:style-name="T856">индекс</text:span></text:span><text:span text:style-name="T157"> больше или равен длине </text:span><text:span text:style-name="Source_20_Text"><text:span text:style-name="T857">стр</text:span></text:span><text:span text:style-name="T157">, то </text:span><text:span text:style-name="T159">подстр</text:span><text:span text:style-name="T160">ока</text:span><text:span text:style-name="T157"> будет добавлена к </text:span><text:span text:style-name="T159">стр</text:span><text:span text:style-name="T160">оке</text:span><text:span text:style-name="T159"> </text:span><text:span text:style-name="T157">справа. В противном случае 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7">ов</text:span>, начиная с переданного индекса, включительно.</text:p>
      <text:p text:style-name="P41"><text:span text:style-name="T177">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7">Если строка содержит меньше <text:span text:style-name="T178">байт</text:span><text:span text:style-name="T928">ов</text:span> справа от индекса, чем передано в параметре <text:span text:style-name="Source_20_Text"><text:span text:style-name="T791">число</text:span></text:span>, то будут удалены все <text:span text:style-name="T179">байты</text:span> до конца строки. <text:span text:style-name="T178">В противном случае, переданное число </text:span><text:span text:style-name="T180">должно быть таким, чтобы последний удаляемый символ, если он </text:span><text:span text:style-name="T181">занимает несколько байт</text:span><text:span text:style-name="T929">ов</text:span><text:span text:style-name="T180">, не оказался разбит на части — </text:span><text:span text:style-name="T122">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oft-page-break/><text:span text:style-name="T185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91">стр1</text:span></text:span><text:span text:style-name="T158"> </text:span>байты из <text:span text:style-name="Source_20_Text"><text:span text:style-name="T791">стр2</text:span></text:span>.</text:p>
      <text:p text:style-name="P48"><text:span text:style-name="T186">Из </text:span><text:span text:style-name="Source_20_Text"><text:span text:style-name="T858">стр2</text:span></text:span><text:span text:style-name="T186"> копируется </text:span><text:span text:style-name="T187">указанное </text:span><text:span text:style-name="Source_20_Text"><text:span text:style-name="T858">число</text:span></text:span><text:span text:style-name="T186"> байт</text:span><text:span text:style-name="T930">ов</text:span><text:span text:style-name="T186">, начиная от </text:span><text:span text:style-name="Source_20_Text"><text:span text:style-name="T858">индекс2</text:span></text:span><text:span text:style-name="T186">, включительно; </text:span><text:span text:style-name="T187">эти байты размещаются в </text:span><text:span text:style-name="Source_20_Text"><text:span text:style-name="T859">стр1</text:span></text:span><text:span text:style-name="T161">,</text:span><text:span text:style-name="T187"> начиная от </text:span><text:span text:style-name="Source_20_Text"><text:span text:style-name="T859">индекс</text:span></text:span><text:span text:style-name="T187">, и заменяют собой байты, которые раньше находились в </text:span><text:span text:style-name="Source_20_Text"><text:span text:style-name="T859">стр1</text:span></text:span><text:span text:style-name="T187"> в этих позициях. Если длины </text:span><text:span text:style-name="Source_20_Text"><text:span text:style-name="T859">стр1</text:span></text:span><text:span text:style-name="T187"> не </text:span><text:span text:style-name="T192">хватает</text:span><text:span text:style-name="T187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91">число</text:span></text:span>, то копируются все байты от <text:span text:style-name="Source_20_Text"><text:span text:style-name="T791">индекс2</text:span></text:span> до конца <text:span text:style-name="Source_20_Text"><text:span text:style-name="T791">стр2</text:span></text:span>. Если не передан <text:span text:style-name="Source_20_Text"><text:span text:style-name="T791">индекс2</text:span></text:span>, то копируется вся <text:span text:style-name="Source_20_Text"><text:span text:style-name="T79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4">в обеих строках </text:span>не оказался при копировании разбит на части, иначе возникнет ошибка <text:span text:style-name="Source_20_Text"><text:span text:style-name="T79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0">тр1</text:span>, <text:span text:style-name="T200">стр2</text:span>: строка;</text:p>
      <text:p text:style-name="Исходный_20_код">начало</text:p>
      <text:p text:style-name="P56"><text:s text:c="4"/>// <text:span text:style-name="T216">Б</text:span><text:span text:style-name="T201">уквы </text:span><text:span text:style-name="T203">к</text:span><text:span text:style-name="T201">ириллицы</text:span> <text:span text:style-name="T201">занимают в кодировке UTF-8 </text:span></text:p>
      <text:p text:style-name="P56"><text:span text:style-name="T201"><text:s text:c="4"/>// </text:span><text:span text:style-name="T217">по </text:span><text:span text:style-name="T201">два байта, а арабские цифры - </text:span><text:span text:style-name="T202">один </text:span><text:span text:style-name="T216">байт</text:span><text:span text:style-name="T201">.</text:span></text:p>
      <text:p text:style-name="Исходный_20_код"><text:s text:c="4"/><text:span text:style-name="T200">стр1</text:span> := "1234АБВГ";</text:p>
      <text:p text:style-name="Исходный_20_код"><text:s text:c="4"/><text:span text:style-name="T200">стр2</text:span> := "0000";</text:p>
      <text:p text:style-name="Исходный_20_код"><text:s text:c="4"/>вписать(с<text:span text:style-name="T200">тр1</text:span>, 2, <text:span text:style-name="T200">стр2</text:span>); <text:s text:c="14"/>// <text:span text:style-name="T197">с</text:span><text:span text:style-name="T218">тр1</text:span><text:span text:style-name="T194"> = </text:span><text:span text:style-name="T195">12000</text:span><text:span text:style-name="T196">0</text:span><text:span text:style-name="T195">БВГ</text:span></text:p>
      <text:p text:style-name="P52"><text:s text:c="4"/>вписать(с<text:span text:style-name="T200">тр1</text:span>, максЦелое, <text:span text:style-name="T200">стр2</text:span>, 0, 2); // <text:span text:style-name="T197">с</text:span><text:span text:style-name="T218">тр1</text:span><text:span text:style-name="T197"> = </text:span><text:span text:style-name="T195">12000</text:span><text:span text:style-name="T196">0</text:span><text:span text:style-name="T195">БВГ</text:span><text:span text:style-name="T198">00</text:span></text:p>
      <text:p text:style-name="P51"><text:s text:c="4"/>вписать(с<text:span text:style-name="T200">тр1</text:span>, <text:span text:style-name="T193">7</text:span>, <text:span text:style-name="T200">стр2</text:span>); <text:s text:c="14"/>// <text:span text:style-name="T199">ошибка</text:span></text:p>
      <text:p text:style-name="Исходный_20_код"><text:s text:c="4"/>вписать(с<text:span text:style-name="T200">тр1</text:span>, 6, <text:span text:style-name="T200">стр2</text:span>, 0, 3); <text:s text:c="8"/>// <text:span text:style-name="T199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91">что</text:span></text:span> в строке <text:span text:style-name="Source_20_Text"><text:span text:style-name="T791">где</text:span></text:span> и возвращает индекс первого байта найденной подстроки. <text:span text:style-name="T205">Если подстрока не найдена, возвращает -1. Если передан </text:span><text:span text:style-name="Source_20_Text"><text:span text:style-name="T860">начИдкс</text:span></text:span><text:span text:style-name="T205">, поиск начинается с переданного индекса, включительно.</text:span></text:p>
      <text:p text:style-name="P57">Если в параметре <text:span text:style-name="Source_20_Text"><text:span text:style-name="T791">учтРегистр</text:span></text:span> передано <text:span text:style-name="Source_20_Text"><text:span text:style-name="T791">нет</text:span></text:span>, то регистр символов при поиске не учитывается — т. е., <text:span text:style-name="T206">прописные</text:span> буквы считаются равными строчным. <text:span text:style-name="T207">Если этот параметр опущен, функция выполняет поиск </text:span><text:span text:style-name="T208">с учётом регистра</text:span><text:span text:style-name="T207">.</text:span></text:p>
      <text:h text:style-name="P607" text:outline-level="3"><text:span text:style-name="T219">Процедура</text:span> <text:span text:style-name="T219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1">указанное</text:span> <text:span text:style-name="Source_20_Text"><text:span text:style-name="T791">число</text:span></text:span> байт<text:span text:style-name="T931">ов</text:span>, начиная с переданного индекса, на байты из строки <text:span text:style-name="Source_20_Text"><text:span text:style-name="T791">чем</text:span></text:span>. <text:span text:style-name="T220">Длина строки изменяется соответственно.</text:span></text:p>
      <text:p text:style-name="P69"><text:soft-page-break/>Значения <text:span text:style-name="Source_20_Text"><text:span text:style-name="T791">индекс</text:span></text:span> и <text:span text:style-name="Source_20_Text"><text:span text:style-name="T79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1">НеверныйСимвол</text:span></text:span>.</text:p>
      <text:h text:style-name="Heading_20_3" text:outline-level="3">Функция формат()</text:h>
      <text:p text:style-name="Исходный_20_код"><text:span text:style-name="T222">ф</text:span>ункция формат(вх шаблон: строка; вх арг<text:span text:style-name="T225">0</text:span>, арг<text:span text:style-name="T225">1</text:span>, арг<text:span text:style-name="T225">2</text:span>, ...): <text:span text:style-name="T232">строка</text:span>;</text:p>
      <text:p text:style-name="P71"><text:span text:style-name="T223">Заменяет все спецификаторы в переданном шаблоне на значения переданных аргументов, </text:span><text:span text:style-name="T233">преобразованные к строке в соответствии с указанным форматом,</text:span><text:span text:style-name="T223"> и возвращает полученную строку.</text:span></text:p>
      <text:p text:style-name="P71"><text:span text:style-name="T223">Спецификатор</text:span><text:span text:style-name="T233">ы</text:span><text:span text:style-name="T223"> </text:span><text:span text:style-name="T224">имеют следующий синтаксис</text:span><text:span text:style-name="T223">:</text:span> </text:p>
      <text:p text:style-name="Исходный_20_код">'%'[<text:span text:style-name="T223">индекс</text:span>':']['-'][<text:span text:style-name="T229">ширина</text:span>]['.'<text:span text:style-name="T223">точность</text:span>]<text:span text:style-name="T223">Тип</text:span></text:p>
      <text:p text:style-name="P316">Символы в апострофах <text:span text:style-name="T879">должны быть указаны</text:span> в шаблон<text:span text:style-name="T878">е</text:span> буквально, без апострофов.</text:p>
      <text:p text:style-name="P316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7">и</text:span>ндекс':'</text:p>
          </table:table-cell>
          <table:table-cell table:style-name="Таблица3.B2" office:value-type="string">
            <text:p text:style-name="P64"><text:span text:style-name="T263">Целое. </text:span>Взять из списка <text:span text:style-name="T231">параметров </text:span><text:span text:style-name="T226">аргумент с указанным индексом. Если </text:span><text:span text:style-name="T462">этот элемент</text:span><text:span text:style-name="T226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8">Этот элемент работает только при условии, что указан</text:span><text:span text:style-name="T229">а</text:span><text:span text:style-name="T228"> </text:span><text:span text:style-name="T229">ширина</text:span><text:span text:style-name="T228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3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0">точность</text:span></text:p>
          </table:table-cell>
          <table:table-cell table:style-name="Таблица3.B2" office:value-type="string">
            <text:p text:style-name="P67"><text:span text:style-name="T263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5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4">В случае ошибок функция со</text:span><text:span text:style-name="T260">з</text:span><text:span text:style-name="T254">даёт исключение </text:span><text:span text:style-name="Source_20_Text"><text:span text:style-name="T861">ОшибкаКонвертации</text:span></text:span><text:span text:style-name="T254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30" text:outline-level="4">Типы спецификаторов</text:h>
      <text:p text:style-name="P74"><text:span text:style-name="T237">«</text:span><text:span text:style-name="T243">I</text:span><text:span text:style-name="T237">» или «</text:span>Ц» — целое число. <text:span text:style-name="T235">А</text:span>ргумент должен быть целым. Значение конвертируется в строковое представление целого числа. <text:span text:style-name="T234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8">E</text:span>» <text:span text:style-name="T239">(лат.)</text:span> <text:span text:style-name="T238">или «</text:span>Э» — экспоненциальный формат. Аргумент может быть целым или дробным. <text:span text:style-name="T236">Число приводится к строке в экспоненциальном </text:span><text:span text:style-name="T240">(научном) </text:span><text:span text:style-name="T236">формате. </text:span><text:span text:style-name="T241">Точность определяет общее количество цифр в </text:span><text:span text:style-name="T242">мантиссе</text:span><text:span text:style-name="T241"> числа, </text:span><text:span text:style-name="T261">п</text:span><text:span text:style-name="T242">орядок записывается тремя цифрами.</text:span></text:p>
      <text:p text:style-name="P70">«F» <text:span text:style-name="T244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5">Для слишком больших чисел используется экспоненциальный формат.</text:span></text:p>
      <text:p text:style-name="P70">«G» <text:span text:style-name="T246">или «О» (кир.) — общий числовой формат. Аргумент может быть целым или дробным. </text:span><text:span text:style-name="T247">Число приводится к строке в фиксированном или экспоненциальном формате в зависимости от того, что получится короче. </text:span><text:span text:style-name="T248">Точность определяет общее количество цифр в строковом представлении числа.</text:span></text:p>
      <text:p text:style-name="P70"><text:soft-page-break/>«<text:span text:style-name="T249">N</text:span>» <text:span text:style-name="T249">или «Ч» — </text:span><text:span text:style-name="T251">такой же формат числа, как</text:span><text:span text:style-name="T249"> с фиксированной точкой, </text:span><text:span text:style-name="T251">но</text:span><text:span text:style-name="T249"> </text:span><text:span text:style-name="T252">с добавлением</text:span><text:span text:style-name="T249"> разделител</text:span><text:span text:style-name="T252">ей</text:span><text:span text:style-name="T249"> групп разрядов.</text:span></text:p>
      <text:p text:style-name="P72">«<text:span text:style-name="T250">D</text:span>»<text:span text:style-name="T249"> или «</text:span><text:span text:style-name="T250">Д</text:span><text:span text:style-name="T249">» — </text:span><text:span text:style-name="T250">дата </text:span><text:span text:style-name="T256">в стандартном формате: YYYY-MM-DD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50">T</text:span>» <text:span text:style-name="T249">(лат.) или «</text:span><text:span text:style-name="T250">В</text:span><text:span text:style-name="T249">» (кир.) — </text:span><text:span text:style-name="T250">время </text:span><text:span text:style-name="T256">в стандартном формате: </text:span><text:span text:style-name="T880">hh</text:span><text:span text:style-name="T256">:</text:span><text:span text:style-name="T880">mm</text:span><text:span text:style-name="T256">:</text:span><text:span text:style-name="T880">ss</text:span><text:span text:style-name="T256">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49">M</text:span>» <text:span text:style-name="T249">(лат.) или «М» (кир.) — </text:span><text:span text:style-name="T250">дата </text:span><text:span text:style-name="T257">и </text:span><text:span text:style-name="T250">время </text:span><text:span text:style-name="T257">в стандартном формате, разделённые пробелом. </text:span><text:span text:style-name="T258">Аргумент должен быть моментом. </text:span><text:span text:style-name="T265">Точность не применяется.</text:span></text:p>
      <text:p text:style-name="P73">«S» <text:span text:style-name="T250">или «С» (кир.) — строка. Аргумент может быть любого простого типа — строковые </text:span><text:span text:style-name="T262">значения</text:span><text:span text:style-name="T250"> копируются, а значения других типов </text:span><text:span text:style-name="T460">конвертируются</text:span><text:span text:style-name="T250"> в строку прямым приведением типа.</text:span><text:span text:style-name="T258"> </text:span><text:span text:style-name="T265">Точность не применяется.</text:span></text:p>
      <text:p text:style-name="P70">«X» <text:span text:style-name="T253">(лат.) или «Ш» — шестнадцатеричное представление целого числа. Аргумент </text:span><text:span text:style-name="T259">может</text:span><text:span text:style-name="T253"> быть целым,</text:span><text:span text:style-name="T259"> символом </text:span><text:span text:style-name="T678">или объектом</text:span><text:span text:style-name="T253">. Точность определяет </text:span><text:span text:style-name="T264">минимальное </text:span><text:span text:style-name="T253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7">Меня зовут %s %s. Мне %i лет.</text:span>", "<text:span text:style-name="T466">Пётр</text:span>", "<text:span text:style-name="T267">Иванов</text:span>", <text:span text:style-name="T267">15</text:span>);</text:p>
      <text:p text:style-name="P80">// <text:span text:style-name="T461">стр = "</text:span><text:span text:style-name="T267">Меня зовут </text:span><text:span text:style-name="T466">Пётр</text:span><text:span text:style-name="T267"> Иванов. Мне 15 лет."</text:span></text:p>
      <text:p text:style-name="P182"/>
      <text:p text:style-name="P182">стр := формат("<text:span text:style-name="T267">Меня зовут %</text:span><text:span text:style-name="T463">1:</text:span><text:span text:style-name="T267">s %</text:span><text:span text:style-name="T463">0:</text:span><text:span text:style-name="T267">s. Мне %</text:span><text:span text:style-name="T464">2:</text:span><text:span text:style-name="T267">i лет.</text:span>", "<text:span text:style-name="T466">Пётр</text:span>", "<text:span text:style-name="T267">Иванов</text:span>", <text:span text:style-name="T267">15</text:span>);</text:p>
      <text:p text:style-name="P182">// <text:span text:style-name="T461">стр = "</text:span><text:span text:style-name="T267">Меня зовут </text:span><text:span text:style-name="T459">Иван</text:span><text:span text:style-name="T465">ов</text:span><text:span text:style-name="T267"> </text:span><text:span text:style-name="T466">Пётр</text:span><text:span text:style-name="T267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8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6">момент(44567.123)</text:span>); <text:s/>// стр = "[ <text:s text:c="3"/>2022-01-06]"</text:p>
      <text:p text:style-name="P79">стр := формат("[%-14д]", <text:span text:style-name="T266">момент(44567.123)</text:span>); // стр = "[2022-01-06 <text:s text:c="3"/>]"</text:p>
      <text:p text:style-name="P79">стр := формат("[%14t]", <text:span text:style-name="T266">момент(44567.123)</text:span>); <text:s/>// стр = "[ <text:s text:c="5"/>02:57:07]"</text:p>
      <text:p text:style-name="P79">стр := формат("[%-14в]", <text:span text:style-name="T266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04" text:outline-level="3"><text:span text:style-name="T147">Функция </text:span><text:span text:style-name="T955">загл</text:span>()</text:h>
      <text:p text:style-name="P348">функция <text:span text:style-name="T955">загл</text:span>(вх стр: строка): <text:span text:style-name="T955">строка</text:span>;</text:p>
      <text:p text:style-name="P31"><text:span text:style-name="T956">Возвращает строку, в которой все строчные буквы заменены на прописные</text:span>.</text:p>
      <text:h text:style-name="P605" text:outline-level="3"><text:span text:style-name="T147">Функция </text:span><text:span text:style-name="T956">строч</text:span>()</text:h>
      <text:p text:style-name="P343">функция <text:span text:style-name="T956">строч</text:span>(вх стр: строка): <text:span text:style-name="T955">строка</text:span>;</text:p>
      <text:p text:style-name="P32"><text:soft-page-break/><text:span text:style-name="T956">Возвращает строку, в которой все прописные буквы заменены на строчные</text:span>.</text:p>
      <text:h text:style-name="P554" text:outline-level="2">Разное</text:h>
      <text:h text:style-name="P608" text:outline-level="3">Процедура уничтожить()</text:h>
      <text:p text:style-name="Исходный_20_код">процедура уничтожить(вв о: объект);</text:p>
      <text:p text:style-name="P344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4"><text:span text:style-name="T957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7">пусто</text:span></text:span><text:span text:style-name="T957">, — процедура будет выполнена без ошибок.</text:span></text:p>
      <text:h text:style-name="Heading_20_3" text:outline-level="3"><text:span text:style-name="T457">Процедура</text:span> пауза<text:span text:style-name="T457">()</text:span></text:h>
      <text:p text:style-name="Исходный_20_код"><text:span text:style-name="T458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09T01:46:31.659147978</dc:date>
    <meta:editing-duration>P8DT21H51M23S</meta:editing-duration>
    <meta:editing-cycles>2462</meta:editing-cycles>
    <meta:generator>LibreOffice/7.3.7.2$Linux_X86_64 LibreOffice_project/30$Build-2</meta:generator>
    <meta:document-statistic meta:table-count="3" meta:image-count="0" meta:object-count="0" meta:page-count="59" meta:paragraph-count="1289" meta:word-count="16633" meta:character-count="126147" meta:non-whitespace-character-count="107989"/>
  </office:meta>
</office:document-meta>
</file>